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Text_20_body" style:list-style-name="L44"/>
    <style:style style:name="P45" style:family="paragraph" style:parent-style-name="Text_20_body" style:list-style-name="L45"/>
    <style:style style:name="P46" style:family="paragraph" style:parent-style-name="Text_20_body" style:list-style-name="L46"/>
    <style:style style:name="P47" style:family="paragraph" style:parent-style-name="Text_20_body" style:list-style-name="L47"/>
    <style:style style:name="P48" style:family="paragraph" style:parent-style-name="Text_20_body" style:list-style-name="L48"/>
    <style:style style:name="P49" style:family="paragraph" style:parent-style-name="Text_20_body" style:list-style-name="L49"/>
    <style:style style:name="P50" style:family="paragraph" style:parent-style-name="Text_20_body" style:list-style-name="L50"/>
    <style:style style:name="P51" style:family="paragraph" style:parent-style-name="Text_20_body" style:list-style-name="L51"/>
    <style:style style:name="P52" style:family="paragraph" style:parent-style-name="Text_20_body" style:list-style-name="L52"/>
    <style:style style:name="P53" style:family="paragraph" style:parent-style-name="Text_20_body" style:list-style-name="L53"/>
    <style:style style:name="P54" style:family="paragraph" style:parent-style-name="Text_20_body" style:list-style-name="L54"/>
    <style:style style:name="P55" style:family="paragraph" style:parent-style-name="Text_20_body" style:list-style-name="L55"/>
    <style:style style:name="P56" style:family="paragraph" style:parent-style-name="Text_20_body" style:list-style-name="L56"/>
    <style:style style:name="P57" style:family="paragraph" style:parent-style-name="Text_20_body" style:list-style-name="L57"/>
    <style:style style:name="P58" style:family="paragraph" style:parent-style-name="Text_20_body" style:list-style-name="L58"/>
    <style:style style:name="P59" style:family="paragraph" style:parent-style-name="Text_20_body" style:list-style-name="L59"/>
    <style:style style:name="P60" style:family="paragraph" style:parent-style-name="Text_20_body" style:list-style-name="L60"/>
    <style:style style:name="P61" style:family="paragraph" style:parent-style-name="Text_20_body" style:list-style-name="L61"/>
    <style:style style:name="P62" style:family="paragraph" style:parent-style-name="Text_20_body" style:list-style-name="L62"/>
    <style:style style:name="P63" style:family="paragraph" style:parent-style-name="Text_20_body" style:list-style-name="L63"/>
    <style:style style:name="P64" style:family="paragraph" style:parent-style-name="Text_20_body" style:list-style-name="L64"/>
    <style:style style:name="P65" style:family="paragraph" style:parent-style-name="Text_20_body" style:list-style-name="L65"/>
    <style:style style:name="P66" style:family="paragraph" style:parent-style-name="Text_20_body" style:list-style-name="L66"/>
    <style:style style:name="P67" style:family="paragraph" style:parent-style-name="Text_20_body" style:list-style-name="L67"/>
    <style:style style:name="P68" style:family="paragraph" style:parent-style-name="Text_20_body" style:list-style-name="L68"/>
    <style:style style:name="P69" style:family="paragraph" style:parent-style-name="Text_20_body" style:list-style-name="L69"/>
    <style:style style:name="P70" style:family="paragraph" style:parent-style-name="Text_20_body" style:list-style-name="L70"/>
    <style:style style:name="P71" style:family="paragraph" style:parent-style-name="Text_20_body" style:list-style-name="L71"/>
    <style:style style:name="P72" style:family="paragraph" style:parent-style-name="Text_20_body" style:list-style-name="L72"/>
    <style:style style:name="P73" style:family="paragraph" style:parent-style-name="Text_20_body" style:list-style-name="L73"/>
    <style:style style:name="P74" style:family="paragraph" style:parent-style-name="Text_20_body" style:list-style-name="L74"/>
    <style:style style:name="P75" style:family="paragraph" style:parent-style-name="Text_20_body" style:list-style-name="L75"/>
    <style:style style:name="P76" style:family="paragraph" style:parent-style-name="Text_20_body" style:list-style-name="L76"/>
    <style:style style:name="P77" style:family="paragraph" style:parent-style-name="Text_20_body" style:list-style-name="L77"/>
    <style:style style:name="P78" style:family="paragraph" style:parent-style-name="Text_20_body" style:list-style-name="L78"/>
    <style:style style:name="P79" style:family="paragraph" style:parent-style-name="Text_20_body" style:list-style-name="L79"/>
    <style:style style:name="P80" style:family="paragraph" style:parent-style-name="Text_20_body" style:list-style-name="L80"/>
    <style:style style:name="P81" style:family="paragraph" style:parent-style-name="Text_20_body" style:list-style-name="L81"/>
    <style:style style:name="P82" style:family="paragraph" style:parent-style-name="Text_20_body" style:list-style-name="L82"/>
    <style:style style:name="P83" style:family="paragraph" style:parent-style-name="Text_20_body" style:list-style-name="L83"/>
    <style:style style:name="P84" style:family="paragraph" style:parent-style-name="Text_20_body" style:list-style-name="L84"/>
    <style:style style:name="P85" style:family="paragraph" style:parent-style-name="Text_20_body" style:list-style-name="L85"/>
    <style:style style:name="P86" style:family="paragraph" style:parent-style-name="Text_20_body">
      <style:paragraph-properties fo:break-before="page"/>
    </style:style>
    <style:style style:name="P87" style:family="paragraph" style:parent-style-name="Text_20_body">
      <style:paragraph-properties fo:margin-top="0in" fo:margin-bottom="0in"/>
    </style:style>
    <style:style style:name="P88" style:family="paragraph" style:parent-style-name="Preformatted_20_Text">
      <style:paragraph-properties fo:margin-top="0in" fo:margin-bottom="0.1965in"/>
    </style:style>
    <style:style style:name="P89" style:family="paragraph" style:parent-style-name="Preformatted_20_Text" style:list-style-name="L13">
      <style:paragraph-properties fo:margin-top="0in" fo:margin-bottom="0.1965in"/>
    </style:style>
    <style:style style:name="P90" style:family="paragraph" style:parent-style-name="Preformatted_20_Text">
      <style:paragraph-properties fo:margin-top="0in" fo:margin-bottom="0.1965in" style:writing-mode="lr-tb"/>
    </style:style>
    <style:style style:name="P91" style:family="paragraph" style:parent-style-name="Preformatted_20_Text" style:list-style-name="L49">
      <style:paragraph-properties fo:margin-top="0in" fo:margin-bottom="0.1965in" style:writing-mode="lr-tb"/>
    </style:style>
    <style:style style:name="P92" style:family="paragraph" style:parent-style-name="Preformatted_20_Text" style:list-style-name="L50">
      <style:paragraph-properties fo:margin-top="0in" fo:margin-bottom="0.1965in" style:writing-mode="lr-tb"/>
    </style:style>
    <style:style style:name="P93" style:family="paragraph" style:parent-style-name="Preformatted_20_Text" style:list-style-name="L52">
      <style:paragraph-properties fo:margin-top="0in" fo:margin-bottom="0.1965in" style:writing-mode="lr-tb"/>
    </style:style>
    <style:style style:name="P94" style:family="paragraph" style:parent-style-name="Preformatted_20_Text">
      <style:paragraph-properties style:writing-mode="lr-tb"/>
    </style:style>
    <style:style style:name="P95" style:family="paragraph" style:parent-style-name="Preformatted_20_Text" style:list-style-name="L49">
      <style:paragraph-properties style:writing-mode="lr-tb"/>
    </style:style>
    <style:style style:name="P96" style:family="paragraph" style:parent-style-name="Preformatted_20_Text" style:list-style-name="L50">
      <style:paragraph-properties style:writing-mode="lr-tb"/>
    </style:style>
    <style:style style:name="P97" style:family="paragraph" style:parent-style-name="Preformatted_20_Text" style:list-style-name="L52">
      <style:paragraph-properties style:writing-mode="lr-tb"/>
    </style:style>
    <style:style style:name="P98" style:family="paragraph" style:parent-style-name="Heading_20_3">
      <style:paragraph-properties fo:break-before="pag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1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# © 2025 Malone University — Non-Commercial Use Only</text:h>
      <text:p text:style-name="Text_20_body"># This software generates index files without modifying existing content.</text:p>
      <text:p text:style-name="Text_20_body"># Full LICENSE, manuals, and documentation available at: <text:a xlink:type="simple" xlink:href="https://maloneuniversity.org/library" text:style-name="Internet_20_link" text:visited-style-name="Visited_20_Internet_20_Link">https://maloneuniversity.org/library</text:a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&lt;!-- Generated by Malone University Indexer v1.0 — Non-Commercial Use Only --&gt;</text:p>
      <text:p text:style-name="Text_20_body">&lt;!-- Full LICENSE and documentation: https://maloneuniversity.org/library →</text:p>
      <text:p text:style-name="Text_20_body"/>
      <text:p text:style-name="Text_20_body">"""</text:p>
      <text:p text:style-name="Text_20_body">© 2025 Malone University — Non-Commercial Use Only</text:p>
      <text:p text:style-name="Text_20_body">This software generates index files without modifying existing content.</text:p>
      <text:p text:style-name="Text_20_body">Full LICENSE, manuals, and documentation: https://maloneuniversity.org/library</text:p>
      <text:p text:style-name="Text_20_body">"""</text:p>
      <text:p text:style-name="Text_20_body"/>
      <text:p text:style-name="Text_20_body">import os</text:p>
      <text:p text:style-name="Text_20_body">import sys</text:p>
      <text:p text:style-name="Text_20_body"># rest of your code</text:p>
      <text:p text:style-name="Text_20_body"/>
      <text:p text:style-name="Text_20_body"/>
      <text:p text:style-name="Text_20_body"/>
      <text:p text:style-name="Text_20_body">/docs</text:p>
      <text:p text:style-name="Text_20_body"><text:s text:c="2"/>/whitepapers <text:s text:c="7"/># PDFs, ODFs, and other official reports</text:p>
      <text:p text:style-name="Text_20_body"><text:s text:c="2"/>/manuals <text:s text:c="11"/># Guides for students, staff, and developers</text:p>
      <text:p text:style-name="Text_20_body"><text:s text:c="2"/>/api <text:s text:c="15"/># API docs if you have backend services</text:p>
      <text:p text:style-name="Text_20_body"><text:s text:c="2"/>/developer-blog <text:s text:c="4"/># Live blog documenting development steps and version history</text:p>
      <text:p text:style-name="Text_20_body"><text:s text:c="2"/>index.html <text:s text:c="9"/># Landing page linking to all sections</text:p>
      <text:p text:style-name="P86">Here’s a professional, production-ready approach to setting up a <text:span text:style-name="Strong_20_Emphasis">dedicated documentation portal</text:span> for <text:span text:style-name="Source_20_Text">maloneuniversity.org</text:span>, structured to serve as a full library, whitepaper repository, and developer audit/blog:</text:p>
      <text:p text:style-name="Horizontal_20_Line"/>
      <text:h text:style-name="Heading_20_2" text:outline-level="2"><text:span text:style-name="Strong_20_Emphasis">1. Plan the Structure</text:span></text:h>
      <text:p text:style-name="Text_20_body">Since this is a full online university site, we want a <text:span text:style-name="Strong_20_Emphasis">modular, hierarchical structure</text:span> for clarity and maintainability:</text:p>
      <text:p text:style-name="Text_20_body"><text:span text:style-name="Strong_20_Emphasis">Top-level sections:</text:span></text:p>
      <text:p text:style-name="P94"><text:span text:style-name="Source_20_Text">/docs</text:span></text:p>
      <text:p text:style-name="P94"><text:span text:style-name="Source_20_Text"><text:s text:c="2"/>/whitepapers <text:s text:c="7"/># PDFs, ODFs, and other official reports</text:span></text:p>
      <text:p text:style-name="P94"><text:span text:style-name="Source_20_Text"><text:s text:c="2"/>/manuals <text:s text:c="11"/># Guides for students, staff, and developers</text:span></text:p>
      <text:p text:style-name="P94"><text:span text:style-name="Source_20_Text"><text:s text:c="2"/>/api <text:s text:c="15"/># API docs if you have backend services</text:span></text:p>
      <text:p text:style-name="P94"><text:span text:style-name="Source_20_Text"><text:s text:c="2"/>/developer-blog <text:s text:c="4"/># Live blog documenting development steps and version history</text:span></text:p>
      <text:p text:style-name="P90"><text:span text:style-name="Source_20_Text"><text:s text:c="2"/>index.html <text:s text:c="9"/># Landing page linking to all sections</text:span></text:p>
      <text:p text:style-name="Text_20_body"><text:span text:style-name="Strong_20_Emphasis">Key features:</text:span></text:p>
      <text:list xml:id="list8522995725972897545" text:style-name="L24">
        <text:list-item>
          <text:p text:style-name="P24">Each section has its own landing page (<text:span text:style-name="Source_20_Text">index.html</text:span>) with a searchable index.</text:p>
        </text:list-item>
        <text:list-item>
          <text:p text:style-name="P24">PDF/ODF documents link directly for download.</text:p>
        </text:list-item>
        <text:list-item>
          <text:p text:style-name="P24">Developer blog can be a <text:span text:style-name="Strong_20_Emphasis">chronological, timestamped ledger</text:span> of updates and audits.</text:p>
        </text:list-item>
        <text:list-item>
          <text:p text:style-name="P24">Optional search across the library for quick reference.</text:p>
        </text:list-item>
      </text:list>
      <text:p text:style-name="Horizontal_20_Line"/>
      <text:h text:style-name="Heading_20_2" text:outline-level="2"><text:span text:style-name="Strong_20_Emphasis">2. Technology Stack</text:span></text:h>
      <text:p text:style-name="Text_20_body">Since this is publicly hosted but privately controlled:</text:p>
      <text:list xml:id="list5766031456511624147" text:style-name="L25">
        <text:list-item>
          <text:p text:style-name="P25"><text:span text:style-name="Strong_20_Emphasis">HTML/CSS/JS:</text:span> Lightweight static site for fast load and compatibility. Use frameworks like <text:span text:style-name="Strong_20_Emphasis">Bootstrap</text:span> or custom CSS for responsive layout.</text:p>
        </text:list-item>
        <text:list-item>
          <text:p text:style-name="P25"><text:span text:style-name="Strong_20_Emphasis">Static site generator (optional):</text:span> Jekyll, Hugo, or MkDocs if you want to automate navigation and indexing.</text:p>
        </text:list-item>
        <text:list-item>
          <text:p text:style-name="P25"><text:span text:style-name="Strong_20_Emphasis">File storage:</text:span> <text:span text:style-name="Source_20_Text">/docs/whitepapers</text:span> and <text:span text:style-name="Source_20_Text">/docs/manuals</text:span> can store ODFs, PDFs, or HTML docs.</text:p>
        </text:list-item>
        <text:list-item>
          <text:p text:style-name="P25"><text:span text:style-name="Strong_20_Emphasis">Search:</text:span> Implement client-side search (e.g., Lunr.js) for small-to-medium libraries, or server-side if needed.</text:p>
        </text:list-item>
      </text:list>
      <text:p text:style-name="Horizontal_20_Line"/>
      <text:h text:style-name="Heading_20_2" text:outline-level="2"><text:span text:style-name="Strong_20_Emphasis">3. Documentation Landing Page (</text:span><text:span text:style-name="Strong_20_Emphasis"><text:span text:style-name="Source_20_Text">/docs/index.html</text:span></text:span><text:span text:style-name="Strong_20_Emphasis">)</text:span></text:h>
      <text:list xml:id="list8550513505967322549" text:style-name="L26">
        <text:list-item>
          <text:p text:style-name="P26">Introduce the documentation portal.</text:p>
        </text:list-item>
        <text:list-item>
          <text:p text:style-name="P26">Provide direct links to:</text:p>
          <text:list>
            <text:list-item>
              <text:p text:style-name="P26"><text:soft-page-break/>Whitepapers</text:p>
            </text:list-item>
            <text:list-item>
              <text:p text:style-name="P26">Manuals</text:p>
            </text:list-item>
            <text:list-item>
              <text:p text:style-name="P26">Developer blog</text:p>
            </text:list-item>
            <text:list-item>
              <text:p text:style-name="P26">APIs or other sections</text:p>
            </text:list-item>
          </text:list>
        </text:list-item>
        <text:list-item>
          <text:p text:style-name="P26">Include a <text:span text:style-name="Strong_20_Emphasis">search bar</text:span> for documents and blog posts.</text:p>
        </text:list-item>
        <text:list-item>
          <text:p text:style-name="P26">Include <text:span text:style-name="Strong_20_Emphasis">version history table</text:span> or link to developer audit blog.</text:p>
        </text:list-item>
      </text:list>
      <text:p text:style-name="Text_20_body"><text:span text:style-name="Strong_20_Emphasis">Example HTML snippet for landing page:</text:span></text:p>
      <text:p text:style-name="P94"><text:span text:style-name="Source_20_Text">&lt;!DOCTYPE html&gt;</text:span></text:p>
      <text:p text:style-name="P94"><text:span text:style-name="Source_20_Text">&lt;html lang="en"&gt;</text:span></text:p>
      <text:p text:style-name="P94"><text:span text:style-name="Source_20_Text">&lt;head&gt;</text:span></text:p>
      <text:p text:style-name="P94"><text:span text:style-name="Source_20_Text"><text:s text:c="2"/>&lt;meta charset="UTF-8"&gt;</text:span></text:p>
      <text:p text:style-name="P94"><text:span text:style-name="Source_20_Text"><text:s text:c="2"/>&lt;meta name="viewport" content="width=device-width, initial-scale=1.0"&gt;</text:span></text:p>
      <text:p text:style-name="P94"><text:span text:style-name="Source_20_Text"><text:s text:c="2"/>&lt;title&gt;Malone University Documentation&lt;/title&gt;</text:span></text:p>
      <text:p text:style-name="P94"><text:span text:style-name="Source_20_Text"><text:s text:c="2"/>&lt;link rel="stylesheet" href="/components/css/system.css"&gt;</text:span></text:p>
      <text:p text:style-name="P94"><text:span text:style-name="Source_20_Text">&lt;/head&gt;</text:span></text:p>
      <text:p text:style-name="P94"><text:span text:style-name="Source_20_Text">&lt;body&gt;</text:span></text:p>
      <text:p text:style-name="P94"><text:span text:style-name="Source_20_Text"><text:s text:c="2"/>&lt;header&gt;</text:span></text:p>
      <text:p text:style-name="P94"><text:span text:style-name="Source_20_Text"><text:s text:c="4"/>&lt;h1&gt;Malone University Documentation Portal&lt;/h1&gt;</text:span></text:p>
      <text:p text:style-name="P94"><text:span text:style-name="Source_20_Text"><text:s text:c="4"/>&lt;nav&gt;</text:span></text:p>
      <text:p text:style-name="P94"><text:span text:style-name="Source_20_Text"><text:s text:c="6"/>&lt;ul&gt;</text:span></text:p>
      <text:p text:style-name="P94"><text:span text:style-name="Source_20_Text"><text:s text:c="8"/>&lt;li&gt;&lt;a href="/docs/whitepapers/"&gt;Whitepapers&lt;/a&gt;&lt;/li&gt;</text:span></text:p>
      <text:p text:style-name="P94"><text:span text:style-name="Source_20_Text"><text:s text:c="8"/>&lt;li&gt;&lt;a href="/docs/manuals/"&gt;Manuals&lt;/a&gt;&lt;/li&gt;</text:span></text:p>
      <text:p text:style-name="P94"><text:span text:style-name="Source_20_Text"><text:s text:c="8"/>&lt;li&gt;&lt;a href="/docs/developer-blog/"&gt;Developer Blog&lt;/a&gt;&lt;/li&gt;</text:span></text:p>
      <text:p text:style-name="P94"><text:span text:style-name="Source_20_Text"><text:s text:c="8"/>&lt;li&gt;&lt;a href="/docs/api/"&gt;API Documentation&lt;/a&gt;&lt;/li&gt;</text:span></text:p>
      <text:p text:style-name="P94"><text:span text:style-name="Source_20_Text"><text:s text:c="6"/>&lt;/ul&gt;</text:span></text:p>
      <text:p text:style-name="P94"><text:span text:style-name="Source_20_Text"><text:s text:c="4"/>&lt;/nav&gt;</text:span></text:p>
      <text:p text:style-name="P94"><text:span text:style-name="Source_20_Text"><text:s text:c="2"/>&lt;/header&gt;</text:span></text:p>
      <text:p text:style-name="P94"/>
      <text:p text:style-name="P94"><text:span text:style-name="Source_20_Text"><text:s text:c="2"/>&lt;main&gt;</text:span></text:p>
      <text:p text:style-name="P94"><text:span text:style-name="Source_20_Text"><text:s text:c="4"/>&lt;section&gt;</text:span></text:p>
      <text:p text:style-name="P94"><text:span text:style-name="Source_20_Text"><text:s text:c="6"/>&lt;p&gt;Welcome to the official documentation for Malone University. Browse whitepapers, manuals, and developer audits below.&lt;/p&gt;</text:span></text:p>
      <text:p text:style-name="P94"><text:span text:style-name="Source_20_Text"><text:s text:c="4"/>&lt;/section&gt;</text:span></text:p>
      <text:p text:style-name="P94"/>
      <text:p text:style-name="P94"><text:span text:style-name="Source_20_Text"><text:s text:c="4"/>&lt;section&gt;</text:span></text:p>
      <text:p text:style-name="P94"><text:span text:style-name="Source_20_Text"><text:s text:c="6"/>&lt;input id="search" placeholder="Search documentation..." /&gt;</text:span></text:p>
      <text:p text:style-name="P94"><text:span text:style-name="Source_20_Text"><text:s text:c="6"/>&lt;div id="search-results"&gt;&lt;/div&gt;</text:span></text:p>
      <text:p text:style-name="P94"><text:span text:style-name="Source_20_Text"><text:s text:c="4"/>&lt;/section&gt;</text:span></text:p>
      <text:p text:style-name="P94"><text:span text:style-name="Source_20_Text"><text:s text:c="2"/>&lt;/main&gt;</text:span></text:p>
      <text:p text:style-name="P94"/>
      <text:p text:style-name="P94"><text:span text:style-name="Source_20_Text"><text:s text:c="2"/>&lt;footer&gt;</text:span></text:p>
      <text:p text:style-name="P94"><text:span text:style-name="Source_20_Text"><text:s text:c="4"/>&lt;p&gt;© 2025 Malone University&lt;/p&gt;</text:span></text:p>
      <text:p text:style-name="P94"><text:span text:style-name="Source_20_Text"><text:s text:c="2"/>&lt;/footer&gt;</text:span></text:p>
      <text:p text:style-name="P94"/>
      <text:p text:style-name="P94"><text:span text:style-name="Source_20_Text"><text:s text:c="2"/>&lt;script src="/components/js/search.js"&gt;&lt;/script&gt;</text:span></text:p>
      <text:p text:style-name="P94"><text:span text:style-name="Source_20_Text">&lt;/body&gt;</text:span></text:p>
      <text:p text:style-name="P90"><text:span text:style-name="Source_20_Text">&lt;/html&gt;</text:span></text:p>
      <text:p text:style-name="Horizontal_20_Line"/>
      <text:h text:style-name="Heading_20_2" text:outline-level="2"><text:soft-page-break/><text:span text:style-name="Strong_20_Emphasis">4. Developer Blog Setup</text:span></text:h>
      <text:list xml:id="list247044420021408036" text:style-name="L27">
        <text:list-item>
          <text:p text:style-name="P27">Use a <text:span text:style-name="Strong_20_Emphasis">chronological folder system</text:span>:</text:p>
        </text:list-item>
      </text:list>
      <text:p text:style-name="P94"><text:span text:style-name="Source_20_Text">/docs/developer-blog/</text:span></text:p>
      <text:p text:style-name="P94"><text:span text:style-name="Source_20_Text"><text:s text:c="2"/>2025-08/</text:span></text:p>
      <text:p text:style-name="P94"><text:span text:style-name="Source_20_Text"><text:s text:c="4"/>2025-08-18-update.html</text:span></text:p>
      <text:p text:style-name="P90"><text:span text:style-name="Source_20_Text"><text:s text:c="4"/>2025-08-19-audit.html</text:span></text:p>
      <text:list xml:id="list4815457675341798064" text:style-name="L28">
        <text:list-item>
          <text:p text:style-name="P28">Each blog post should include:</text:p>
          <text:list>
            <text:list-item>
              <text:p text:style-name="P28">Date &amp; timestamp</text:p>
            </text:list-item>
            <text:list-item>
              <text:p text:style-name="P28">Version number</text:p>
            </text:list-item>
            <text:list-item>
              <text:p text:style-name="P28">Details of changes (files, scripts, updates)</text:p>
            </text:list-item>
            <text:list-item>
              <text:p text:style-name="P28">Screenshots or code snippets</text:p>
            </text:list-item>
          </text:list>
        </text:list-item>
        <text:list-item>
          <text:p text:style-name="P28">Optional: a <text:span text:style-name="Strong_20_Emphasis">central index page</text:span> with links to all blog posts and a live search.</text:p>
        </text:list-item>
      </text:list>
      <text:p text:style-name="Horizontal_20_Line"/>
      <text:h text:style-name="Heading_20_2" text:outline-level="2"><text:span text:style-name="Strong_20_Emphasis">5. Whitepapers &amp; Manuals</text:span></text:h>
      <text:list xml:id="list6355954355766828115" text:style-name="L29">
        <text:list-item>
          <text:p text:style-name="P29">Store PDFs/ODFs in <text:span text:style-name="Source_20_Text">/docs/whitepapers</text:span> and <text:span text:style-name="Source_20_Text">/docs/manuals</text:span>.</text:p>
        </text:list-item>
        <text:list-item>
          <text:p text:style-name="P29">Maintain <text:span text:style-name="Strong_20_Emphasis">consistent naming</text:span>: <text:span text:style-name="Source_20_Text">YYYY-MM-DD-title.pdf</text:span></text:p>
        </text:list-item>
        <text:list-item>
          <text:p text:style-name="P29">Add <text:span text:style-name="Strong_20_Emphasis">index.html pages</text:span> for browsing:</text:p>
        </text:list-item>
      </text:list>
      <text:p text:style-name="P94"><text:span text:style-name="Source_20_Text">&lt;ul&gt;</text:span></text:p>
      <text:p text:style-name="P94"><text:span text:style-name="Source_20_Text"><text:s text:c="2"/>&lt;li&gt;&lt;a href="2025-08-18-indexer-guide.odf"&gt;Indexer Guide v1.0 — Aug 2025&lt;/a&gt;&lt;/li&gt;</text:span></text:p>
      <text:p text:style-name="P94"><text:span text:style-name="Source_20_Text"><text:s text:c="2"/>&lt;li&gt;&lt;a href="2025-08-20-campus-policy.pdf"&gt;Campus IT Policy — Aug 2025&lt;/a&gt;&lt;/li&gt;</text:span></text:p>
      <text:p text:style-name="P90"><text:span text:style-name="Source_20_Text">&lt;/ul&gt;</text:span></text:p>
      <text:list xml:id="list456471020987038559" text:style-name="L30">
        <text:list-item>
          <text:p text:style-name="P30">Optional: Include <text:span text:style-name="Strong_20_Emphasis">preview snippets</text:span> or abstracts in index page.</text:p>
        </text:list-item>
      </text:list>
      <text:p text:style-name="Horizontal_20_Line"/>
      <text:h text:style-name="Heading_20_2" text:outline-level="2"><text:span text:style-name="Strong_20_Emphasis">6. Search &amp; Filtering</text:span></text:h>
      <text:list xml:id="list3298448460570597360" text:style-name="L31">
        <text:list-item>
          <text:p text:style-name="P31">Implement client-side search for HTML pages using <text:span text:style-name="Strong_20_Emphasis">Lunr.js</text:span> or <text:span text:style-name="Strong_20_Emphasis">Fuse.js</text:span>.</text:p>
        </text:list-item>
        <text:list-item>
          <text:p text:style-name="P31">For PDFs/ODFs:</text:p>
          <text:list>
            <text:list-item>
              <text:p text:style-name="P31">Index file names and abstracts in JSON.</text:p>
            </text:list-item>
            <text:list-item>
              <text:p text:style-name="P31">Display search results linking to documents.</text:p>
            </text:list-item>
          </text:list>
        </text:list-item>
      </text:list>
      <text:p text:style-name="Horizontal_20_Line"/>
      <text:h text:style-name="Heading_20_2" text:outline-level="2"><text:span text:style-name="Strong_20_Emphasis">7. Version Control &amp; Audit Trail</text:span></text:h>
      <text:list xml:id="list3898538897354105850" text:style-name="L32">
        <text:list-item>
          <text:p text:style-name="P32">Every update should:</text:p>
          <text:list>
            <text:list-item>
              <text:p text:style-name="P32"><text:soft-page-break/>Add a developer blog post</text:p>
            </text:list-item>
            <text:list-item>
              <text:p text:style-name="P32">Update library index if relevant</text:p>
            </text:list-item>
            <text:list-item>
              <text:p text:style-name="P32">Include a <text:span text:style-name="Strong_20_Emphasis">version number</text:span></text:p>
            </text:list-item>
          </text:list>
        </text:list-item>
        <text:list-item>
          <text:p text:style-name="P32">Recommended structure for versioning:</text:p>
        </text:list-item>
      </text:list>
      <text:p text:style-name="P94"><text:span text:style-name="Source_20_Text">/docs/versions.json</text:span></text:p>
      <text:p text:style-name="P94"><text:span text:style-name="Source_20_Text">{</text:span></text:p>
      <text:p text:style-name="P94"><text:span text:style-name="Source_20_Text"><text:s text:c="2"/>"indexer": "3.3",</text:span></text:p>
      <text:p text:style-name="P94"><text:span text:style-name="Source_20_Text"><text:s text:c="2"/>"website": "2025.08.18",</text:span></text:p>
      <text:p text:style-name="P94"><text:span text:style-name="Source_20_Text"><text:s text:c="2"/>"notes": "Added tag badges and search filter."</text:span></text:p>
      <text:p text:style-name="P90"><text:span text:style-name="Source_20_Text">}</text:span></text:p>
      <text:p text:style-name="Horizontal_20_Line"/>
      <text:h text:style-name="Heading_20_2" text:outline-level="2"><text:span text:style-name="Strong_20_Emphasis">8. Recommended Workflow</text:span></text:h>
      <text:list xml:id="list4554595303362579620" text:style-name="L33">
        <text:list-item>
          <text:p text:style-name="P33">Place all documentation and whitepapers under <text:span text:style-name="Source_20_Text">/docs/</text:span>.</text:p>
        </text:list-item>
        <text:list-item>
          <text:p text:style-name="P33">Maintain consistent file naming and metadata.</text:p>
        </text:list-item>
        <text:list-item>
          <text:p text:style-name="P33">Update developer blog on every code or site change.</text:p>
        </text:list-item>
        <text:list-item>
          <text:p text:style-name="P33">Update index pages to reflect new additions.</text:p>
        </text:list-item>
        <text:list-item>
          <text:p text:style-name="P33">Optional: add search indexing script to JSON for fast lookup.</text:p>
        </text:list-item>
      </text:list>
      <text:p text:style-name="Horizontal_20_Line"/>
      <text:p text:style-name="Text_20_body">If you want, I can <text:span text:style-name="Strong_20_Emphasis">draft a full ready-to-deploy </text:span><text:span text:style-name="Strong_20_Emphasis"><text:span text:style-name="Source_20_Text">/docs/index.html</text:span></text:span><text:span text:style-name="Strong_20_Emphasis"> structure</text:span> that includes:</text:p>
      <text:list xml:id="list4635666762427110869" text:style-name="L34">
        <text:list-item>
          <text:p text:style-name="P34">Navigation to whitepapers, manuals, and blog</text:p>
        </text:list-item>
        <text:list-item>
          <text:p text:style-name="P34">Search box wired for your JSON document index</text:p>
        </text:list-item>
        <text:list-item>
          <text:p text:style-name="P34">Versioned developer blog section</text:p>
        </text:list-item>
      </text:list>
      <text:p text:style-name="Text_20_body">This would be fully production-ready for <text:span text:style-name="Source_20_Text">maloneuniversity.org</text:span>.</text:p>
      <text:p text:style-name="Text_20_body"/>
      <text:p text:style-name="P86">PS C:\mgu&gt; tree</text:p>
      <text:p text:style-name="Text_20_body">Folder PATH listing for volume Windows</text:p>
      <text:p text:style-name="Text_20_body">Volume serial number is AEC3-3970</text:p>
      <text:p text:style-name="Text_20_body">C:.</text:p>
      <text:p text:style-name="Text_20_body">├───community</text:p>
      <text:p text:style-name="Text_20_body">├───component</text:p>
      <text:p text:style-name="Text_20_body">│ <text:s text:c="2"/>├───css</text:p>
      <text:p text:style-name="Text_20_body">│ <text:s text:c="2"/>│ <text:s text:c="2"/>└───py</text:p>
      <text:p text:style-name="Text_20_body">│ <text:s text:c="2"/>├───library</text:p>
      <text:p text:style-name="Text_20_body">│ <text:s text:c="2"/>├───pages</text:p>
      <text:p text:style-name="Text_20_body">│ <text:s text:c="2"/>│ <text:s text:c="2"/>├───about</text:p>
      <text:p text:style-name="Text_20_body">│ <text:s text:c="2"/>│ <text:s text:c="2"/>├───contact</text:p>
      <text:p text:style-name="Text_20_body">│ <text:s text:c="2"/>│ <text:s text:c="2"/>├───homepage</text:p>
      <text:p text:style-name="Text_20_body">│ <text:s text:c="2"/>│ <text:s text:c="2"/>├───mission</text:p>
      <text:p text:style-name="Text_20_body">│ <text:s text:c="2"/>│ <text:s text:c="2"/>└───terms&amp;policies</text:p>
      <text:p text:style-name="Text_20_body">│ <text:s text:c="2"/>├───partials</text:p>
      <text:p text:style-name="Text_20_body">│ <text:s text:c="2"/>│ <text:s text:c="2"/>├───footer</text:p>
      <text:p text:style-name="Text_20_body">│ <text:s text:c="2"/>│ <text:s text:c="2"/>├───head</text:p>
      <text:p text:style-name="Text_20_body">│ <text:s text:c="2"/>│ <text:s text:c="2"/>├───header</text:p>
      <text:p text:style-name="Text_20_body">│ <text:s text:c="2"/>│ <text:s text:c="2"/>├───heading</text:p>
      <text:p text:style-name="Text_20_body">│ <text:s text:c="2"/>│ <text:s text:c="2"/>├───hero</text:p>
      <text:p text:style-name="Text_20_body">│ <text:s text:c="2"/>│ <text:s text:c="2"/>├───navbar</text:p>
      <text:p text:style-name="Text_20_body">│ <text:s text:c="2"/>│ <text:s text:c="2"/>├───sections</text:p>
      <text:p text:style-name="Text_20_body">│ <text:s text:c="2"/>│ <text:s text:c="2"/>├───theme</text:p>
      <text:p text:style-name="Text_20_body">│ <text:s text:c="2"/>│ <text:s text:c="2"/>└───toggle</text:p>
      <text:p text:style-name="Text_20_body">│ <text:s text:c="2"/>├───script</text:p>
      <text:p text:style-name="Text_20_body">│ <text:s text:c="2"/>│ <text:s text:c="2"/>├───js</text:p>
      <text:p text:style-name="Text_20_body">│ <text:s text:c="2"/>│ <text:s text:c="2"/>├───lesson-generator</text:p>
      <text:p text:style-name="Text_20_body">│ <text:s text:c="2"/>│ <text:s text:c="2"/>├───md-html-converters</text:p>
      <text:p text:style-name="Text_20_body">│ <text:s text:c="2"/>│ <text:s text:c="2"/>├───python</text:p>
      <text:p text:style-name="Text_20_body">│ <text:s text:c="2"/>│ <text:s text:c="2"/>│ <text:s text:c="2"/>├───base</text:p>
      <text:p text:style-name="Text_20_body">│ <text:s text:c="2"/>│ <text:s text:c="2"/>│ <text:s text:c="2"/>└───beta</text:p>
      <text:p text:style-name="Text_20_body">│ <text:s text:c="2"/>│ <text:s text:c="2"/>└───system_default</text:p>
      <text:p text:style-name="Text_20_body">│ <text:s text:c="2"/>├───system_default</text:p>
      <text:p text:style-name="Text_20_body"><text:soft-page-break/>│ <text:s text:c="2"/>└───templates</text:p>
      <text:p text:style-name="Text_20_body">├───data</text:p>
      <text:p text:style-name="Text_20_body">│ <text:s text:c="2"/>└───sections</text:p>
      <text:p text:style-name="Text_20_body">├───department</text:p>
      <text:p text:style-name="Text_20_body">│ <text:s text:c="2"/>├───art</text:p>
      <text:p text:style-name="Text_20_body">│ <text:s text:c="2"/>├───communication</text:p>
      <text:p text:style-name="Text_20_body">│ <text:s text:c="2"/>├───defense</text:p>
      <text:p text:style-name="Text_20_body">│ <text:s text:c="2"/>│ <text:s text:c="2"/>├───aikido</text:p>
      <text:p text:style-name="Text_20_body">│ <text:s text:c="2"/>│ <text:s text:c="2"/>└───war_college</text:p>
      <text:p text:style-name="Text_20_body">│ <text:s text:c="2"/>│ <text:s text:c="6"/>├───md1</text:p>
      <text:p text:style-name="Text_20_body">│ <text:s text:c="2"/>│ <text:s text:c="6"/>│ <text:s text:c="2"/>└───New folder</text:p>
      <text:p text:style-name="Text_20_body">│ <text:s text:c="2"/>│ <text:s text:c="6"/>├───md2</text:p>
      <text:p text:style-name="Text_20_body">│ <text:s text:c="2"/>│ <text:s text:c="6"/>├───md3</text:p>
      <text:p text:style-name="Text_20_body">│ <text:s text:c="2"/>│ <text:s text:c="6"/>└───private_security</text:p>
      <text:p text:style-name="Text_20_body">│ <text:s text:c="2"/>├───ebf</text:p>
      <text:p text:style-name="Text_20_body">│ <text:s text:c="2"/>├───histography</text:p>
      <text:p text:style-name="Text_20_body">│ <text:s text:c="2"/>├───IT</text:p>
      <text:p text:style-name="Text_20_body">│ <text:s text:c="2"/>│ <text:s text:c="2"/>├───algorithms</text:p>
      <text:p text:style-name="Text_20_body">│ <text:s text:c="2"/>│ <text:s text:c="2"/>├───backend</text:p>
      <text:p text:style-name="Text_20_body">│ <text:s text:c="2"/>│ <text:s text:c="2"/>├───basic</text:p>
      <text:p text:style-name="Text_20_body">│ <text:s text:c="2"/>│ <text:s text:c="2"/>├───c</text:p>
      <text:p text:style-name="Text_20_body">│ <text:s text:c="2"/>│ <text:s text:c="2"/>├───cli</text:p>
      <text:p text:style-name="Text_20_body">│ <text:s text:c="2"/>│ <text:s text:c="2"/>├───components</text:p>
      <text:p text:style-name="Text_20_body">│ <text:s text:c="2"/>│ <text:s text:c="2"/>├───core_web</text:p>
      <text:p text:style-name="Text_20_body">│ <text:s text:c="2"/>│ <text:s text:c="2"/>├───csc</text:p>
      <text:p text:style-name="Text_20_body">│ <text:s text:c="2"/>│ <text:s text:c="2"/>├───cyber_security</text:p>
      <text:p text:style-name="Text_20_body">│ <text:s text:c="2"/>│ <text:s text:c="2"/>├───dart_flitter</text:p>
      <text:p text:style-name="Text_20_body">│ <text:s text:c="2"/>│ <text:s text:c="2"/>├───databases</text:p>
      <text:p text:style-name="Text_20_body">│ <text:s text:c="2"/>│ <text:s text:c="2"/>├───data_science</text:p>
      <text:p text:style-name="Text_20_body">│ <text:s text:c="2"/>│ <text:s text:c="2"/>├───dev_tools</text:p>
      <text:p text:style-name="Text_20_body">│ <text:s text:c="2"/>│ <text:s text:c="2"/>├───enbedded_systems</text:p>
      <text:p text:style-name="Text_20_body">│ <text:s text:c="2"/>│ <text:s text:c="2"/>├───git</text:p>
      <text:p text:style-name="Text_20_body">│ <text:s text:c="2"/>│ <text:s text:c="2"/>├───hardware_and_servers</text:p>
      <text:p text:style-name="Text_20_body">│ <text:s text:c="2"/>│ <text:s text:c="2"/>├───html5</text:p>
      <text:p text:style-name="Text_20_body"><text:soft-page-break/>│ <text:s text:c="2"/>│ <text:s text:c="2"/>│ <text:s text:c="2"/>├───3 tiered html</text:p>
      <text:p text:style-name="Text_20_body">│ <text:s text:c="2"/>│ <text:s text:c="2"/>│ <text:s text:c="2"/>├───css</text:p>
      <text:p text:style-name="Text_20_body">│ <text:s text:c="2"/>│ <text:s text:c="2"/>│ <text:s text:c="2"/>├───css_course</text:p>
      <text:p text:style-name="Text_20_body">│ <text:s text:c="2"/>│ <text:s text:c="2"/>│ <text:s text:c="2"/>├───hobby</text:p>
      <text:p text:style-name="Text_20_body">│ <text:s text:c="2"/>│ <text:s text:c="2"/>│ <text:s text:c="2"/>│ <text:s text:c="2"/>├───2nd_website</text:p>
      <text:p text:style-name="Text_20_body">│ <text:s text:c="2"/>│ <text:s text:c="2"/>│ <text:s text:c="2"/>│ <text:s text:c="2"/>├───3rd_website</text:p>
      <text:p text:style-name="Text_20_body">│ <text:s text:c="2"/>│ <text:s text:c="2"/>│ <text:s text:c="2"/>│ <text:s text:c="2"/>├───css</text:p>
      <text:p text:style-name="Text_20_body">│ <text:s text:c="2"/>│ <text:s text:c="2"/>│ <text:s text:c="2"/>│ <text:s text:c="2"/>├───first_website</text:p>
      <text:p text:style-name="Text_20_body">│ <text:s text:c="2"/>│ <text:s text:c="2"/>│ <text:s text:c="2"/>│ <text:s text:c="2"/>├───js</text:p>
      <text:p text:style-name="Text_20_body">│ <text:s text:c="2"/>│ <text:s text:c="2"/>│ <text:s text:c="2"/>│ <text:s text:c="2"/>└───lessons</text:p>
      <text:p text:style-name="Text_20_body">│ <text:s text:c="2"/>│ <text:s text:c="2"/>│ <text:s text:c="2"/>├───html</text:p>
      <text:p text:style-name="Text_20_body">│ <text:s text:c="2"/>│ <text:s text:c="2"/>│ <text:s text:c="2"/>├───html_course</text:p>
      <text:p text:style-name="Text_20_body">│ <text:s text:c="2"/>│ <text:s text:c="2"/>│ <text:s text:c="2"/>├───javascript</text:p>
      <text:p text:style-name="Text_20_body">│ <text:s text:c="2"/>│ <text:s text:c="2"/>│ <text:s text:c="2"/>├───js_course</text:p>
      <text:p text:style-name="Text_20_body">│ <text:s text:c="2"/>│ <text:s text:c="2"/>│ <text:s text:c="2"/>└───tools</text:p>
      <text:p text:style-name="Text_20_body">│ <text:s text:c="2"/>│ <text:s text:c="2"/>├───network_administration</text:p>
      <text:p text:style-name="Text_20_body">│ <text:s text:c="2"/>│ <text:s text:c="2"/>├───os</text:p>
      <text:p text:style-name="Text_20_body">│ <text:s text:c="2"/>│ <text:s text:c="2"/>│ <text:s text:c="2"/>└───linux</text:p>
      <text:p text:style-name="Text_20_body">│ <text:s text:c="2"/>│ <text:s text:c="2"/>├───powershell</text:p>
      <text:p text:style-name="Text_20_body">│ <text:s text:c="2"/>│ <text:s text:c="2"/>│ <text:s text:c="2"/>├───powershell_commands_advanced</text:p>
      <text:p text:style-name="Text_20_body">│ <text:s text:c="2"/>│ <text:s text:c="2"/>│ <text:s text:c="2"/>└───powershell_commands_basic</text:p>
      <text:p text:style-name="Text_20_body">│ <text:s text:c="2"/>│ <text:s text:c="2"/>├───programming</text:p>
      <text:p text:style-name="Text_20_body">│ <text:s text:c="2"/>│ <text:s text:c="2"/>│ <text:s text:c="2"/>├───go</text:p>
      <text:p text:style-name="Text_20_body">│ <text:s text:c="2"/>│ <text:s text:c="2"/>│ <text:s text:c="2"/>├───kotlin</text:p>
      <text:p text:style-name="Text_20_body">│ <text:s text:c="2"/>│ <text:s text:c="2"/>│ <text:s text:c="2"/>├───php</text:p>
      <text:p text:style-name="Text_20_body">│ <text:s text:c="2"/>│ <text:s text:c="2"/>│ <text:s text:c="2"/>├───python</text:p>
      <text:p text:style-name="Text_20_body">│ <text:s text:c="2"/>│ <text:s text:c="2"/>│ <text:s text:c="2"/>├───rust</text:p>
      <text:p text:style-name="Text_20_body">│ <text:s text:c="2"/>│ <text:s text:c="2"/>│ <text:s text:c="2"/>└───SQL</text:p>
      <text:p text:style-name="Text_20_body">│ <text:s text:c="2"/>│ <text:s text:c="2"/>├───skills_tips</text:p>
      <text:p text:style-name="Text_20_body">│ <text:s text:c="2"/>│ <text:s text:c="2"/>├───tools</text:p>
      <text:p text:style-name="Text_20_body">│ <text:s text:c="2"/>│ <text:s text:c="2"/>├───understanding_the_web</text:p>
      <text:p text:style-name="Text_20_body">│ <text:s text:c="2"/>│ <text:s text:c="2"/>└───wild_series</text:p>
      <text:p text:style-name="Text_20_body">│ <text:s text:c="2"/>│ <text:s text:c="6"/>├───1</text:p>
      <text:p text:style-name="Text_20_body">│ <text:s text:c="2"/>│ <text:s text:c="6"/>├───2</text:p>
      <text:p text:style-name="Text_20_body"><text:soft-page-break/>│ <text:s text:c="2"/>│ <text:s text:c="6"/>├───3</text:p>
      <text:p text:style-name="Text_20_body">│ <text:s text:c="2"/>│ <text:s text:c="6"/>└───my site</text:p>
      <text:p text:style-name="Text_20_body">│ <text:s text:c="2"/>├───k-12</text:p>
      <text:p text:style-name="Text_20_body">│ <text:s text:c="2"/>├───language</text:p>
      <text:p text:style-name="Text_20_body">│ <text:s text:c="2"/>│ <text:s text:c="2"/>└───english</text:p>
      <text:p text:style-name="Text_20_body">│ <text:s text:c="2"/>├───math</text:p>
      <text:p text:style-name="Text_20_body">│ <text:s text:c="2"/>├───ppd</text:p>
      <text:p text:style-name="Text_20_body">│ <text:s text:c="2"/>│ <text:s text:c="2"/>└───law</text:p>
      <text:p text:style-name="Text_20_body">│ <text:s text:c="2"/>├───religion</text:p>
      <text:p text:style-name="Text_20_body">│ <text:s text:c="2"/>└───science</text:p>
      <text:p text:style-name="Text_20_body">├───devblog</text:p>
      <text:p text:style-name="Text_20_body">├───images</text:p>
      <text:p text:style-name="Text_20_body">│ <text:s text:c="2"/>├───art</text:p>
      <text:p text:style-name="Text_20_body">│ <text:s text:c="2"/>├───communication</text:p>
      <text:p text:style-name="Text_20_body">│ <text:s text:c="2"/>├───community</text:p>
      <text:p text:style-name="Text_20_body">│ <text:s text:c="2"/>├───defense</text:p>
      <text:p text:style-name="Text_20_body">│ <text:s text:c="2"/>├───ebf</text:p>
      <text:p text:style-name="Text_20_body">│ <text:s text:c="2"/>├───finanance</text:p>
      <text:p text:style-name="Text_20_body">│ <text:s text:c="2"/>├───global</text:p>
      <text:p text:style-name="Text_20_body">│ <text:s text:c="2"/>├───histography</text:p>
      <text:p text:style-name="Text_20_body">│ <text:s text:c="2"/>├───icons</text:p>
      <text:p text:style-name="Text_20_body">│ <text:s text:c="2"/>├───internal</text:p>
      <text:p text:style-name="Text_20_body">│ <text:s text:c="2"/>├───it</text:p>
      <text:p text:style-name="Text_20_body">│ <text:s text:c="2"/>├───k-12</text:p>
      <text:p text:style-name="Text_20_body">│ <text:s text:c="2"/>├───language</text:p>
      <text:p text:style-name="Text_20_body">│ <text:s text:c="2"/>│ <text:s text:c="2"/>└───emglish</text:p>
      <text:p text:style-name="Text_20_body">│ <text:s text:c="2"/>├───library</text:p>
      <text:p text:style-name="Text_20_body">│ <text:s text:c="2"/>├───math</text:p>
      <text:p text:style-name="Text_20_body">│ <text:s text:c="2"/>├───old_logo</text:p>
      <text:p text:style-name="Text_20_body">│ <text:s text:c="2"/>├───ppd</text:p>
      <text:p text:style-name="Text_20_body">│ <text:s text:c="2"/>├───religion</text:p>
      <text:p text:style-name="Text_20_body">│ <text:s text:c="2"/>├───science</text:p>
      <text:p text:style-name="Text_20_body">│ <text:s text:c="2"/>├───social</text:p>
      <text:p text:style-name="Text_20_body">│ <text:s text:c="2"/>├───svgs</text:p>
      <text:p text:style-name="Text_20_body"><text:soft-page-break/>│ <text:s text:c="2"/>└───tech</text:p>
      <text:p text:style-name="Text_20_body">├───library</text:p>
      <text:p text:style-name="Text_20_body">│ <text:s text:c="2"/>├───data</text:p>
      <text:p text:style-name="Text_20_body">│ <text:s text:c="2"/>├───dictionary</text:p>
      <text:p text:style-name="Text_20_body">│ <text:s text:c="2"/>│ <text:s text:c="2"/>└───pages</text:p>
      <text:p text:style-name="Text_20_body">│ <text:s text:c="2"/>│ <text:s text:c="6"/>├───a</text:p>
      <text:p text:style-name="Text_20_body">│ <text:s text:c="2"/>│ <text:s text:c="6"/>├───b</text:p>
      <text:p text:style-name="Text_20_body">│ <text:s text:c="2"/>│ <text:s text:c="6"/>├───c</text:p>
      <text:p text:style-name="Text_20_body">│ <text:s text:c="2"/>│ <text:s text:c="6"/>├───d</text:p>
      <text:p text:style-name="Text_20_body">│ <text:s text:c="2"/>│ <text:s text:c="6"/>├───e</text:p>
      <text:p text:style-name="Text_20_body">│ <text:s text:c="2"/>│ <text:s text:c="6"/>├───f</text:p>
      <text:p text:style-name="Text_20_body">│ <text:s text:c="2"/>│ <text:s text:c="6"/>├───g</text:p>
      <text:p text:style-name="Text_20_body">│ <text:s text:c="2"/>│ <text:s text:c="6"/>├───h</text:p>
      <text:p text:style-name="Text_20_body">│ <text:s text:c="2"/>│ <text:s text:c="6"/>├───i</text:p>
      <text:p text:style-name="Text_20_body">│ <text:s text:c="2"/>│ <text:s text:c="6"/>├───j</text:p>
      <text:p text:style-name="Text_20_body">│ <text:s text:c="2"/>│ <text:s text:c="6"/>├───k</text:p>
      <text:p text:style-name="Text_20_body">│ <text:s text:c="2"/>│ <text:s text:c="6"/>├───l</text:p>
      <text:p text:style-name="Text_20_body">│ <text:s text:c="2"/>│ <text:s text:c="6"/>├───m</text:p>
      <text:p text:style-name="Text_20_body">│ <text:s text:c="2"/>│ <text:s text:c="6"/>├───n</text:p>
      <text:p text:style-name="Text_20_body">│ <text:s text:c="2"/>│ <text:s text:c="6"/>├───o</text:p>
      <text:p text:style-name="Text_20_body">│ <text:s text:c="2"/>│ <text:s text:c="6"/>├───p</text:p>
      <text:p text:style-name="Text_20_body">│ <text:s text:c="2"/>│ <text:s text:c="6"/>├───q</text:p>
      <text:p text:style-name="Text_20_body">│ <text:s text:c="2"/>│ <text:s text:c="6"/>├───r</text:p>
      <text:p text:style-name="Text_20_body">│ <text:s text:c="2"/>│ <text:s text:c="6"/>├───s</text:p>
      <text:p text:style-name="Text_20_body">│ <text:s text:c="2"/>│ <text:s text:c="6"/>├───t</text:p>
      <text:p text:style-name="Text_20_body">│ <text:s text:c="2"/>│ <text:s text:c="6"/>├───u</text:p>
      <text:p text:style-name="Text_20_body">│ <text:s text:c="2"/>│ <text:s text:c="6"/>├───v</text:p>
      <text:p text:style-name="Text_20_body">│ <text:s text:c="2"/>│ <text:s text:c="6"/>├───w</text:p>
      <text:p text:style-name="Text_20_body">│ <text:s text:c="2"/>│ <text:s text:c="6"/>├───x</text:p>
      <text:p text:style-name="Text_20_body">│ <text:s text:c="2"/>│ <text:s text:c="6"/>├───y</text:p>
      <text:p text:style-name="Text_20_body">│ <text:s text:c="2"/>│ <text:s text:c="6"/>└───z</text:p>
      <text:p text:style-name="Text_20_body">│ <text:s text:c="2"/>├───encyclopedia</text:p>
      <text:p text:style-name="Text_20_body">│ <text:s text:c="2"/>│ <text:s text:c="2"/>├───categories</text:p>
      <text:p text:style-name="Text_20_body">│ <text:s text:c="2"/>│ <text:s text:c="2"/>├───markdown</text:p>
      <text:p text:style-name="Text_20_body"><text:soft-page-break/>│ <text:s text:c="2"/>│ <text:s text:c="2"/>├───node_modules</text:p>
      <text:p text:style-name="Text_20_body">│ <text:s text:c="2"/>│ <text:s text:c="2"/>│ <text:s text:c="2"/>├───.bin</text:p>
      <text:p text:style-name="Text_20_body">│ <text:s text:c="2"/>│ <text:s text:c="2"/>│ <text:s text:c="2"/>├───argparse</text:p>
      <text:p text:style-name="Text_20_body">│ <text:s text:c="2"/>│ <text:s text:c="2"/>│ <text:s text:c="2"/>│ <text:s text:c="2"/>└───lib</text:p>
      <text:p text:style-name="Text_20_body">│ <text:s text:c="2"/>│ <text:s text:c="2"/>│ <text:s text:c="2"/>│ <text:s text:c="6"/>├───action</text:p>
      <text:p text:style-name="Text_20_body">│ <text:s text:c="2"/>│ <text:s text:c="2"/>│ <text:s text:c="2"/>│ <text:s text:c="6"/>│ <text:s text:c="2"/>├───append</text:p>
      <text:p text:style-name="Text_20_body">│ <text:s text:c="2"/>│ <text:s text:c="2"/>│ <text:s text:c="2"/>│ <text:s text:c="6"/>│ <text:s text:c="2"/>└───store</text:p>
      <text:p text:style-name="Text_20_body">│ <text:s text:c="2"/>│ <text:s text:c="2"/>│ <text:s text:c="2"/>│ <text:s text:c="6"/>├───argument</text:p>
      <text:p text:style-name="Text_20_body">│ <text:s text:c="2"/>│ <text:s text:c="2"/>│ <text:s text:c="2"/>│ <text:s text:c="6"/>└───help</text:p>
      <text:p text:style-name="Text_20_body">│ <text:s text:c="2"/>│ <text:s text:c="2"/>│ <text:s text:c="2"/>├───esprima</text:p>
      <text:p text:style-name="Text_20_body">│ <text:s text:c="2"/>│ <text:s text:c="2"/>│ <text:s text:c="2"/>│ <text:s text:c="2"/>├───bin</text:p>
      <text:p text:style-name="Text_20_body">│ <text:s text:c="2"/>│ <text:s text:c="2"/>│ <text:s text:c="2"/>│ <text:s text:c="2"/>└───dist</text:p>
      <text:p text:style-name="Text_20_body">│ <text:s text:c="2"/>│ <text:s text:c="2"/>│ <text:s text:c="2"/>├───extend-shallow</text:p>
      <text:p text:style-name="Text_20_body">│ <text:s text:c="2"/>│ <text:s text:c="2"/>│ <text:s text:c="2"/>├───gray-matter</text:p>
      <text:p text:style-name="Text_20_body">│ <text:s text:c="2"/>│ <text:s text:c="2"/>│ <text:s text:c="2"/>│ <text:s text:c="2"/>└───lib</text:p>
      <text:p text:style-name="Text_20_body">│ <text:s text:c="2"/>│ <text:s text:c="2"/>│ <text:s text:c="2"/>├───is-extendable</text:p>
      <text:p text:style-name="Text_20_body">│ <text:s text:c="2"/>│ <text:s text:c="2"/>│ <text:s text:c="2"/>├───js-yaml</text:p>
      <text:p text:style-name="Text_20_body">│ <text:s text:c="2"/>│ <text:s text:c="2"/>│ <text:s text:c="2"/>│ <text:s text:c="2"/>├───bin</text:p>
      <text:p text:style-name="Text_20_body">│ <text:s text:c="2"/>│ <text:s text:c="2"/>│ <text:s text:c="2"/>│ <text:s text:c="2"/>├───dist</text:p>
      <text:p text:style-name="Text_20_body">│ <text:s text:c="2"/>│ <text:s text:c="2"/>│ <text:s text:c="2"/>│ <text:s text:c="2"/>└───lib</text:p>
      <text:p text:style-name="Text_20_body">│ <text:s text:c="2"/>│ <text:s text:c="2"/>│ <text:s text:c="2"/>│ <text:s text:c="6"/>└───js-yaml</text:p>
      <text:p text:style-name="Text_20_body">│ <text:s text:c="2"/>│ <text:s text:c="2"/>│ <text:s text:c="2"/>│ <text:s text:c="10"/>├───schema</text:p>
      <text:p text:style-name="Text_20_body">│ <text:s text:c="2"/>│ <text:s text:c="2"/>│ <text:s text:c="2"/>│ <text:s text:c="10"/>└───type</text:p>
      <text:p text:style-name="Text_20_body">│ <text:s text:c="2"/>│ <text:s text:c="2"/>│ <text:s text:c="2"/>│ <text:s text:c="14"/>└───js</text:p>
      <text:p text:style-name="Text_20_body">│ <text:s text:c="2"/>│ <text:s text:c="2"/>│ <text:s text:c="2"/>├───kind-of</text:p>
      <text:p text:style-name="Text_20_body">│ <text:s text:c="2"/>│ <text:s text:c="2"/>│ <text:s text:c="2"/>├───marked</text:p>
      <text:p text:style-name="Text_20_body">│ <text:s text:c="2"/>│ <text:s text:c="2"/>│ <text:s text:c="2"/>│ <text:s text:c="2"/>├───bin</text:p>
      <text:p text:style-name="Text_20_body">│ <text:s text:c="2"/>│ <text:s text:c="2"/>│ <text:s text:c="2"/>│ <text:s text:c="2"/>├───lib</text:p>
      <text:p text:style-name="Text_20_body">│ <text:s text:c="2"/>│ <text:s text:c="2"/>│ <text:s text:c="2"/>│ <text:s text:c="2"/>└───man</text:p>
      <text:p text:style-name="Text_20_body">│ <text:s text:c="2"/>│ <text:s text:c="2"/>│ <text:s text:c="2"/>├───section-matter</text:p>
      <text:p text:style-name="Text_20_body">│ <text:s text:c="2"/>│ <text:s text:c="2"/>│ <text:s text:c="2"/>├───sprintf-js</text:p>
      <text:p text:style-name="Text_20_body">│ <text:s text:c="2"/>│ <text:s text:c="2"/>│ <text:s text:c="2"/>│ <text:s text:c="2"/>├───demo</text:p>
      <text:p text:style-name="Text_20_body">│ <text:s text:c="2"/>│ <text:s text:c="2"/>│ <text:s text:c="2"/>│ <text:s text:c="2"/>├───dist</text:p>
      <text:p text:style-name="Text_20_body">│ <text:s text:c="2"/>│ <text:s text:c="2"/>│ <text:s text:c="2"/>│ <text:s text:c="2"/>├───src</text:p>
      <text:p text:style-name="Text_20_body"><text:soft-page-break/>│ <text:s text:c="2"/>│ <text:s text:c="2"/>│ <text:s text:c="2"/>│ <text:s text:c="2"/>└───test</text:p>
      <text:p text:style-name="Text_20_body">│ <text:s text:c="2"/>│ <text:s text:c="2"/>│ <text:s text:c="2"/>└───strip-bom-string</text:p>
      <text:p text:style-name="Text_20_body">│ <text:s text:c="2"/>│ <text:s text:c="2"/>└───volumes</text:p>
      <text:p text:style-name="Text_20_body">│ <text:s text:c="2"/>├───Malonicus Rex Educare</text:p>
      <text:p text:style-name="Text_20_body">│ <text:s text:c="2"/>├───whitepapers</text:p>
      <text:p text:style-name="Text_20_body">│ <text:s text:c="2"/>└───wiki</text:p>
      <text:p text:style-name="Text_20_body">│ <text:s text:c="6"/>├───assets</text:p>
      <text:p text:style-name="Text_20_body">│ <text:s text:c="6"/>├───Information_Technology</text:p>
      <text:p text:style-name="Text_20_body">│ <text:s text:c="6"/>├───Law</text:p>
      <text:p text:style-name="Text_20_body">│ <text:s text:c="6"/>├───Mathematics</text:p>
      <text:p text:style-name="Text_20_body">│ <text:s text:c="6"/>├───Political_Science</text:p>
      <text:p text:style-name="Text_20_body">│ <text:s text:c="6"/>└───Science</text:p>
      <text:p text:style-name="Text_20_body">├───MGU_DOCS</text:p>
      <text:p text:style-name="Text_20_body">│ <text:s text:c="2"/>├───desk</text:p>
      <text:p text:style-name="Text_20_body">│ <text:s text:c="2"/>│ <text:s text:c="2"/>├───blog</text:p>
      <text:p text:style-name="Text_20_body">│ <text:s text:c="2"/>│ <text:s text:c="2"/>├───english</text:p>
      <text:p text:style-name="Text_20_body">│ <text:s text:c="2"/>│ <text:s text:c="2"/>├───information technology</text:p>
      <text:p text:style-name="Text_20_body">│ <text:s text:c="2"/>│ <text:s text:c="2"/>│ <text:s text:c="2"/>└───odt</text:p>
      <text:p text:style-name="Text_20_body">│ <text:s text:c="2"/>│ <text:s text:c="2"/>├───library</text:p>
      <text:p text:style-name="Text_20_body">│ <text:s text:c="2"/>│ <text:s text:c="2"/>└───math</text:p>
      <text:p text:style-name="Text_20_body">│ <text:s text:c="2"/>├───journal</text:p>
      <text:p text:style-name="Text_20_body">│ <text:s text:c="2"/>├───new</text:p>
      <text:p text:style-name="Text_20_body">│ <text:s text:c="2"/>├───screenshots</text:p>
      <text:p text:style-name="Text_20_body">│ <text:s text:c="2"/>├───terms_and_policies</text:p>
      <text:p text:style-name="Text_20_body">│ <text:s text:c="2"/>├───testing_python_script</text:p>
      <text:p text:style-name="Text_20_body">│ <text:s text:c="2"/>├───unprepared_short_lessons</text:p>
      <text:p text:style-name="Text_20_body">│ <text:s text:c="2"/>└───web_docs</text:p>
      <text:p text:style-name="Text_20_body">│ <text:s text:c="6"/>├───open-a-i-chats</text:p>
      <text:p text:style-name="Text_20_body">│ <text:s text:c="6"/>│ <text:s text:c="2"/>├───changelog-vs-parser</text:p>
      <text:p text:style-name="Text_20_body">│ <text:s text:c="6"/>│ <text:s text:c="2"/>├───general</text:p>
      <text:p text:style-name="Text_20_body">│ <text:s text:c="6"/>│ <text:s text:c="2"/>├───markdown-to-converter</text:p>
      <text:p text:style-name="Text_20_body">│ <text:s text:c="6"/>│ <text:s text:c="2"/>└───old-python-index-script</text:p>
      <text:p text:style-name="Text_20_body">│ <text:s text:c="6"/>└───web_structure</text:p>
      <text:p text:style-name="Text_20_body">│ <text:s text:c="10"/>└───New folder</text:p>
      <text:p text:style-name="Text_20_body"><text:soft-page-break/>└───node_modules</text:p>
      <text:p text:style-name="Text_20_body"><text:s text:c="4"/>├───.bin</text:p>
      <text:p text:style-name="Text_20_body"><text:s text:c="4"/>├───argparse</text:p>
      <text:p text:style-name="Text_20_body"><text:s text:c="4"/>│ <text:s text:c="2"/>└───lib</text:p>
      <text:p text:style-name="Text_20_body"><text:s text:c="4"/>│ <text:s text:c="6"/>├───action</text:p>
      <text:p text:style-name="Text_20_body"><text:s text:c="4"/>│ <text:s text:c="6"/>│ <text:s text:c="2"/>├───append</text:p>
      <text:p text:style-name="Text_20_body"><text:s text:c="4"/>│ <text:s text:c="6"/>│ <text:s text:c="2"/>└───store</text:p>
      <text:p text:style-name="Text_20_body"><text:s text:c="4"/>│ <text:s text:c="6"/>├───argument</text:p>
      <text:p text:style-name="Text_20_body"><text:s text:c="4"/>│ <text:s text:c="6"/>└───help</text:p>
      <text:p text:style-name="Text_20_body"><text:s text:c="4"/>├───esprima</text:p>
      <text:p text:style-name="Text_20_body"><text:s text:c="4"/>│ <text:s text:c="2"/>├───bin</text:p>
      <text:p text:style-name="Text_20_body"><text:s text:c="4"/>│ <text:s text:c="2"/>└───dist</text:p>
      <text:p text:style-name="Text_20_body"><text:s text:c="4"/>├───extend-shallow</text:p>
      <text:p text:style-name="Text_20_body"><text:s text:c="4"/>├───gray-matter</text:p>
      <text:p text:style-name="Text_20_body"><text:s text:c="4"/>│ <text:s text:c="2"/>└───lib</text:p>
      <text:p text:style-name="Text_20_body"><text:s text:c="4"/>├───is-extendable</text:p>
      <text:p text:style-name="Text_20_body"><text:s text:c="4"/>├───js-yaml</text:p>
      <text:p text:style-name="Text_20_body"><text:s text:c="4"/>│ <text:s text:c="2"/>├───bin</text:p>
      <text:p text:style-name="Text_20_body"><text:s text:c="4"/>│ <text:s text:c="2"/>├───dist</text:p>
      <text:p text:style-name="Text_20_body"><text:s text:c="4"/>│ <text:s text:c="2"/>└───lib</text:p>
      <text:p text:style-name="Text_20_body"><text:s text:c="4"/>│ <text:s text:c="6"/>└───js-yaml</text:p>
      <text:p text:style-name="Text_20_body"><text:s text:c="4"/>│ <text:s text:c="10"/>├───schema</text:p>
      <text:p text:style-name="Text_20_body"><text:s text:c="4"/>│ <text:s text:c="10"/>└───type</text:p>
      <text:p text:style-name="Text_20_body"><text:s text:c="4"/>│ <text:s text:c="14"/>└───js</text:p>
      <text:p text:style-name="Text_20_body"><text:s text:c="4"/>├───kind-of</text:p>
      <text:p text:style-name="Text_20_body"><text:s text:c="4"/>├───marked</text:p>
      <text:p text:style-name="Text_20_body"><text:s text:c="4"/>│ <text:s text:c="2"/>├───bin</text:p>
      <text:p text:style-name="Text_20_body"><text:s text:c="4"/>│ <text:s text:c="2"/>├───lib</text:p>
      <text:p text:style-name="Text_20_body"><text:s text:c="4"/>│ <text:s text:c="2"/>└───man</text:p>
      <text:p text:style-name="Text_20_body"><text:s text:c="4"/>├───section-matter</text:p>
      <text:p text:style-name="Text_20_body"><text:s text:c="4"/>├───sprintf-js</text:p>
      <text:p text:style-name="Text_20_body"><text:s text:c="4"/>│ <text:s text:c="2"/>├───demo</text:p>
      <text:p text:style-name="Text_20_body"><text:s text:c="4"/>│ <text:s text:c="2"/>├───dist</text:p>
      <text:p text:style-name="Text_20_body"><text:s text:c="4"/>│ <text:s text:c="2"/>├───src</text:p>
      <text:p text:style-name="Text_20_body"><text:soft-page-break/><text:s text:c="4"/>│ <text:s text:c="2"/>└───test</text:p>
      <text:p text:style-name="Text_20_body"><text:s text:c="4"/>└───strip-bom-string</text:p>
      <text:p text:style-name="Text_20_body">PS C:\mgu&gt;</text:p>
      <text:p text:style-name="P86">Thanks for the detailed layout — this gives a very clear picture of your public and private assets. Here’s a <text:span text:style-name="Strong_20_Emphasis">practical strategy to set up a dedicated, publicly accessible documentation portal</text:span> on <text:span text:style-name="Source_20_Text">maloneuniversity.org</text:span> that fits your structure and goals:</text:p>
      <text:p text:style-name="Horizontal_20_Line"/>
      <text:h text:style-name="Heading_20_2" text:outline-level="2"><text:span text:style-name="Strong_20_Emphasis">1. Define the Public Documentation Root</text:span></text:h>
      <text:p text:style-name="Text_20_body">You already have:</text:p>
      <text:list xml:id="list4111944878258124941" text:style-name="L35">
        <text:list-item>
          <text:p text:style-name="P35"><text:span text:style-name="Source_20_Text">/community</text:span> — engagement/social hub</text:p>
        </text:list-item>
        <text:list-item>
          <text:p text:style-name="P35"><text:span text:style-name="Source_20_Text">/department</text:span> — classes and lessons</text:p>
        </text:list-item>
        <text:list-item>
          <text:p text:style-name="P35"><text:span text:style-name="Source_20_Text">/devblog</text:span> — development audit trail</text:p>
        </text:list-item>
        <text:list-item>
          <text:p text:style-name="P35"><text:span text:style-name="Source_20_Text">/library</text:span> — whitepapers, manuals, encyclopedias</text:p>
        </text:list-item>
      </text:list>
      <text:p text:style-name="Text_20_body">These four folders will form the <text:span text:style-name="Strong_20_Emphasis">public-facing documentation portal</text:span>. Let’s standardize access and navigation:</text:p>
      <text:p text:style-name="P94"><text:span text:style-name="Source_20_Text">/docs</text:span></text:p>
      <text:p text:style-name="P94"><text:span text:style-name="Source_20_Text"><text:s text:c="4"/>/community <text:s text:c="6"/>-&gt; /community</text:span></text:p>
      <text:p text:style-name="P94"><text:span text:style-name="Source_20_Text"><text:s text:c="4"/>/department <text:s text:c="5"/>-&gt; /department</text:span></text:p>
      <text:p text:style-name="P94"><text:span text:style-name="Source_20_Text"><text:s text:c="4"/>/devblog <text:s text:c="8"/>-&gt; /devblog</text:span></text:p>
      <text:p text:style-name="P94"><text:span text:style-name="Source_20_Text"><text:s text:c="4"/>/library <text:s text:c="8"/>-&gt; /library</text:span></text:p>
      <text:p text:style-name="P90"><text:span text:style-name="Source_20_Text"><text:s text:c="4"/>index.html <text:s text:c="6"/>-&gt; central landing page linking all</text:span></text:p>
      <text:list xml:id="list7900296484085312802" text:style-name="L36">
        <text:list-item>
          <text:p text:style-name="P36">The <text:span text:style-name="Source_20_Text">/docs/index.html</text:span> is the <text:span text:style-name="Strong_20_Emphasis">documentation landing page</text:span>.</text:p>
        </text:list-item>
        <text:list-item>
          <text:p text:style-name="P36">Each folder retains its own substructure and index pages if needed.</text:p>
        </text:list-item>
        <text:list-item>
          <text:p text:style-name="P36">Private source folders (e.g., <text:span text:style-name="Source_20_Text">/component/script/python/base</text:span>) remain <text:span text:style-name="Strong_20_Emphasis">hidden from public view</text:span>.</text:p>
        </text:list-item>
      </text:list>
      <text:p text:style-name="Horizontal_20_Line"/>
      <text:h text:style-name="Heading_20_2" text:outline-level="2"><text:span text:style-name="Strong_20_Emphasis">2. Landing Page for Documentation (</text:span><text:span text:style-name="Strong_20_Emphasis"><text:span text:style-name="Source_20_Text">/docs/index.html</text:span></text:span><text:span text:style-name="Strong_20_Emphasis">)</text:span></text:h>
      <text:p text:style-name="Text_20_body">This page should:</text:p>
      <text:list xml:id="list7711170782757110116" text:style-name="L37">
        <text:list-item>
          <text:p text:style-name="P37">Introduce the purpose of the documentation portal.</text:p>
        </text:list-item>
        <text:list-item>
          <text:p text:style-name="P37">Provide clear navigation links to each public section.</text:p>
        </text:list-item>
        <text:list-item>
          <text:p text:style-name="P37">Optionally include a <text:span text:style-name="Strong_20_Emphasis">search box</text:span> for your library, developer blog, and lessons.</text:p>
        </text:list-item>
        <text:list-item>
          <text:p text:style-name="P37">Include metadata for transparency, like version numbers or last updates.</text:p>
        </text:list-item>
      </text:list>
      <text:p text:style-name="Text_20_body"><text:span text:style-name="Strong_20_Emphasis">Sample layout:</text:span></text:p>
      <text:p text:style-name="P94"><text:span text:style-name="Source_20_Text">&lt;!DOCTYPE html&gt;</text:span></text:p>
      <text:p text:style-name="P94"><text:span text:style-name="Source_20_Text">&lt;html lang="en"&gt;</text:span></text:p>
      <text:p text:style-name="P94"><text:span text:style-name="Source_20_Text">&lt;head&gt;</text:span></text:p>
      <text:p text:style-name="P94"><text:span text:style-name="Source_20_Text"><text:s text:c="2"/>&lt;meta charset="UTF-8"&gt;</text:span></text:p>
      <text:p text:style-name="P94"><text:span text:style-name="Source_20_Text"><text:s text:c="2"/>&lt;meta name="viewport" content="width=device-width,initial-scale=1.0"&gt;</text:span></text:p>
      <text:p text:style-name="P94"><text:span text:style-name="Source_20_Text"><text:s text:c="2"/>&lt;title&gt;Malone University Documentation&lt;/title&gt;</text:span></text:p>
      <text:p text:style-name="P94"><text:span text:style-name="Source_20_Text"><text:s text:c="2"/>&lt;link rel="stylesheet" href="/component/css/system.css"&gt;</text:span></text:p>
      <text:p text:style-name="P94"><text:soft-page-break/><text:span text:style-name="Source_20_Text">&lt;/head&gt;</text:span></text:p>
      <text:p text:style-name="P94"><text:span text:style-name="Source_20_Text">&lt;body&gt;</text:span></text:p>
      <text:p text:style-name="P94"><text:span text:style-name="Source_20_Text"><text:s text:c="2"/>&lt;header&gt;</text:span></text:p>
      <text:p text:style-name="P94"><text:span text:style-name="Source_20_Text"><text:s text:c="4"/>&lt;h1&gt;Malone University Documentation Portal&lt;/h1&gt;</text:span></text:p>
      <text:p text:style-name="P94"><text:span text:style-name="Source_20_Text"><text:s text:c="4"/>&lt;nav&gt;</text:span></text:p>
      <text:p text:style-name="P94"><text:span text:style-name="Source_20_Text"><text:s text:c="6"/>&lt;ul&gt;</text:span></text:p>
      <text:p text:style-name="P94"><text:span text:style-name="Source_20_Text"><text:s text:c="8"/>&lt;li&gt;&lt;a href="/community/"&gt;Community Hub&lt;/a&gt;&lt;/li&gt;</text:span></text:p>
      <text:p text:style-name="P94"><text:span text:style-name="Source_20_Text"><text:s text:c="8"/>&lt;li&gt;&lt;a href="/department/"&gt;Departments &amp; Classes&lt;/a&gt;&lt;/li&gt;</text:span></text:p>
      <text:p text:style-name="P94"><text:span text:style-name="Source_20_Text"><text:s text:c="8"/>&lt;li&gt;&lt;a href="/devblog/"&gt;Developer Blog / Audit Trail&lt;/a&gt;&lt;/li&gt;</text:span></text:p>
      <text:p text:style-name="P94"><text:span text:style-name="Source_20_Text"><text:s text:c="8"/>&lt;li&gt;&lt;a href="/library/"&gt;Library &amp; Whitepapers&lt;/a&gt;&lt;/li&gt;</text:span></text:p>
      <text:p text:style-name="P94"><text:span text:style-name="Source_20_Text"><text:s text:c="6"/>&lt;/ul&gt;</text:span></text:p>
      <text:p text:style-name="P94"><text:span text:style-name="Source_20_Text"><text:s text:c="4"/>&lt;/nav&gt;</text:span></text:p>
      <text:p text:style-name="P94"><text:span text:style-name="Source_20_Text"><text:s text:c="2"/>&lt;/header&gt;</text:span></text:p>
      <text:p text:style-name="P94"/>
      <text:p text:style-name="P94"><text:span text:style-name="Source_20_Text"><text:s text:c="2"/>&lt;main&gt;</text:span></text:p>
      <text:p text:style-name="P94"><text:span text:style-name="Source_20_Text"><text:s text:c="4"/>&lt;section&gt;</text:span></text:p>
      <text:p text:style-name="P94"><text:span text:style-name="Source_20_Text"><text:s text:c="6"/>&lt;p&gt;Explore course materials, whitepapers, development audits, and community resources. All public content is organized for transparency and traceability.&lt;/p&gt;</text:span></text:p>
      <text:p text:style-name="P94"><text:span text:style-name="Source_20_Text"><text:s text:c="4"/>&lt;/section&gt;</text:span></text:p>
      <text:p text:style-name="P94"/>
      <text:p text:style-name="P94"><text:span text:style-name="Source_20_Text"><text:s text:c="4"/>&lt;section&gt;</text:span></text:p>
      <text:p text:style-name="P94"><text:span text:style-name="Source_20_Text"><text:s text:c="6"/>&lt;input id="search" placeholder="Search documentation..." /&gt;</text:span></text:p>
      <text:p text:style-name="P94"><text:span text:style-name="Source_20_Text"><text:s text:c="6"/>&lt;div id="search-results"&gt;&lt;/div&gt;</text:span></text:p>
      <text:p text:style-name="P94"><text:span text:style-name="Source_20_Text"><text:s text:c="4"/>&lt;/section&gt;</text:span></text:p>
      <text:p text:style-name="P94"><text:span text:style-name="Source_20_Text"><text:s text:c="2"/>&lt;/main&gt;</text:span></text:p>
      <text:p text:style-name="P94"/>
      <text:p text:style-name="P94"><text:span text:style-name="Source_20_Text"><text:s text:c="2"/>&lt;footer&gt;</text:span></text:p>
      <text:p text:style-name="P94"><text:span text:style-name="Source_20_Text"><text:s text:c="4"/>&lt;p&gt;© 2025 Malone University&lt;/p&gt;</text:span></text:p>
      <text:p text:style-name="P94"><text:span text:style-name="Source_20_Text"><text:s text:c="2"/>&lt;/footer&gt;</text:span></text:p>
      <text:p text:style-name="P94"/>
      <text:p text:style-name="P94"><text:span text:style-name="Source_20_Text"><text:s text:c="2"/>&lt;script src="/component/script/js/search.js"&gt;&lt;/script&gt;</text:span></text:p>
      <text:p text:style-name="P94"><text:span text:style-name="Source_20_Text">&lt;/body&gt;</text:span></text:p>
      <text:p text:style-name="P90"><text:span text:style-name="Source_20_Text">&lt;/html&gt;</text:span></text:p>
      <text:list xml:id="list651744535828946905" text:style-name="L38">
        <text:list-item>
          <text:p text:style-name="P38"><text:span text:style-name="Source_20_Text">search.js</text:span> can be wired to index metadata from <text:span text:style-name="Source_20_Text">/library</text:span> and <text:span text:style-name="Source_20_Text">/devblog</text:span>.</text:p>
        </text:list-item>
        <text:list-item>
          <text:p text:style-name="P38">Optional: build a JSON index of all public files for client-side search.</text:p>
        </text:list-item>
      </text:list>
      <text:p text:style-name="Horizontal_20_Line"/>
      <text:h text:style-name="Heading_20_2" text:outline-level="2"><text:span text:style-name="Strong_20_Emphasis">3. Developer Blog (</text:span><text:span text:style-name="Strong_20_Emphasis"><text:span text:style-name="Source_20_Text">/devblog</text:span></text:span><text:span text:style-name="Strong_20_Emphasis">)</text:span></text:h>
      <text:list xml:id="list7686225379952513551" text:style-name="L39">
        <text:list-item>
          <text:p text:style-name="P39">Chronologically organized, preferably by year/month/date.</text:p>
        </text:list-item>
        <text:list-item>
          <text:p text:style-name="P39">Each entry should include:</text:p>
          <text:list>
            <text:list-item>
              <text:p text:style-name="P39"><text:span text:style-name="Strong_20_Emphasis">Date &amp; version</text:span></text:p>
            </text:list-item>
            <text:list-item>
              <text:p text:style-name="P39"><text:span text:style-name="Strong_20_Emphasis">Description of changes</text:span></text:p>
            </text:list-item>
            <text:list-item>
              <text:p text:style-name="P39">Screenshots (from <text:span text:style-name="Source_20_Text">/MGU_DOCS/screenshots</text:span>)</text:p>
            </text:list-item>
            <text:list-item>
              <text:p text:style-name="P39">Links to related GitHub commits / Netlify deploys</text:p>
            </text:list-item>
            <text:list-item>
              <text:p text:style-name="P39">Hand-written notes or journal excerpts</text:p>
            </text:list-item>
          </text:list>
        </text:list-item>
        <text:list-item>
          <text:p text:style-name="P39">Recommended structure:</text:p>
        </text:list-item>
      </text:list>
      <text:p text:style-name="P94"><text:span text:style-name="Source_20_Text">/devblog</text:span></text:p>
      <text:p text:style-name="P94"><text:soft-page-break/><text:span text:style-name="Source_20_Text"><text:s text:c="4"/>/2025</text:span></text:p>
      <text:p text:style-name="P94"><text:span text:style-name="Source_20_Text"><text:s text:c="8"/>/08</text:span></text:p>
      <text:p text:style-name="P94"><text:span text:style-name="Source_20_Text"><text:s text:c="12"/>2025-08-18-indexer-update.html</text:span></text:p>
      <text:p text:style-name="P90"><text:span text:style-name="Source_20_Text"><text:s text:c="12"/>2025-08-19-site-audit.html</text:span></text:p>
      <text:list xml:id="list5269060255409325565" text:style-name="L40">
        <text:list-item>
          <text:p text:style-name="P40">Maintain a <text:span text:style-name="Strong_20_Emphasis">central </text:span><text:span text:style-name="Strong_20_Emphasis"><text:span text:style-name="Source_20_Text">index.html</text:span></text:span> listing all posts in reverse chronological order.</text:p>
        </text:list-item>
      </text:list>
      <text:p text:style-name="Horizontal_20_Line"/>
      <text:h text:style-name="Heading_20_2" text:outline-level="2"><text:span text:style-name="Strong_20_Emphasis">4. Library (</text:span><text:span text:style-name="Strong_20_Emphasis"><text:span text:style-name="Source_20_Text">/library</text:span></text:span><text:span text:style-name="Strong_20_Emphasis">)</text:span></text:h>
      <text:list xml:id="list1808993988854523677" text:style-name="L41">
        <text:list-item>
          <text:p text:style-name="P41">Store all public whitepapers, manuals, and encyclopedias.</text:p>
        </text:list-item>
        <text:list-item>
          <text:p text:style-name="P41">Maintain <text:span text:style-name="Strong_20_Emphasis">consistent naming conventions</text:span>:</text:p>
        </text:list-item>
      </text:list>
      <text:p text:style-name="P90"><text:span text:style-name="Source_20_Text">YYYY-MM-DD-title.pdf / .odt</text:span></text:p>
      <text:list xml:id="list8570430818947796399" text:style-name="L42">
        <text:list-item>
          <text:p text:style-name="P42">Optional: generate an <text:span text:style-name="Strong_20_Emphasis">index.html</text:span> page with links, abstracts, and categories (like <text:span text:style-name="Source_20_Text">/library/whitepapers/index.html</text:span>).</text:p>
        </text:list-item>
        <text:list-item>
          <text:p text:style-name="P42">Example folder structure:</text:p>
        </text:list-item>
      </text:list>
      <text:p text:style-name="P94"><text:span text:style-name="Source_20_Text">/library</text:span></text:p>
      <text:p text:style-name="P94"><text:span text:style-name="Source_20_Text"><text:s text:c="4"/>/whitepapers</text:span></text:p>
      <text:p text:style-name="P94"><text:span text:style-name="Source_20_Text"><text:s text:c="4"/>/encyclopedia</text:span></text:p>
      <text:p text:style-name="P94"><text:span text:style-name="Source_20_Text"><text:s text:c="4"/>/Malonicus Rex Educare</text:span></text:p>
      <text:p text:style-name="P90"><text:span text:style-name="Source_20_Text"><text:s text:c="4"/>index.html</text:span></text:p>
      <text:list xml:id="list4285344868601143089" text:style-name="L43">
        <text:list-item>
          <text:p text:style-name="P43">Client-side search can index document titles and abstracts.</text:p>
        </text:list-item>
      </text:list>
      <text:p text:style-name="Horizontal_20_Line"/>
      <text:h text:style-name="Heading_20_2" text:outline-level="2"><text:span text:style-name="Strong_20_Emphasis">5. Community Hub (</text:span><text:span text:style-name="Strong_20_Emphasis"><text:span text:style-name="Source_20_Text">/community</text:span></text:span><text:span text:style-name="Strong_20_Emphasis">)</text:span></text:h>
      <text:list xml:id="list8393860084066510045" text:style-name="L44">
        <text:list-item>
          <text:p text:style-name="P44">Keep forums, chat boards, and skill registries under <text:span text:style-name="Source_20_Text">/community</text:span>.</text:p>
        </text:list-item>
        <text:list-item>
          <text:p text:style-name="P44">Optional subfolders:</text:p>
        </text:list-item>
      </text:list>
      <text:p text:style-name="P94"><text:span text:style-name="Source_20_Text">/community</text:span></text:p>
      <text:p text:style-name="P94"><text:span text:style-name="Source_20_Text"><text:s text:c="4"/>/archives <text:s text:c="6"/># black paper archives</text:span></text:p>
      <text:p text:style-name="P94"><text:span text:style-name="Source_20_Text"><text:s text:c="4"/>/chat <text:s text:c="10"/># chat boards</text:span></text:p>
      <text:p text:style-name="P94"><text:span text:style-name="Source_20_Text"><text:s text:c="4"/>/forums <text:s text:c="8"/># discussion threads</text:span></text:p>
      <text:p text:style-name="P90"><text:span text:style-name="Source_20_Text"><text:s text:c="4"/>/skills <text:s text:c="8"/># registry of student/teacher skills</text:span></text:p>
      <text:list xml:id="list7493402746982542288" text:style-name="L45">
        <text:list-item>
          <text:p text:style-name="P45">Consider <text:span text:style-name="Strong_20_Emphasis">single sign-on or local accounts</text:span> if sensitive content exists.</text:p>
        </text:list-item>
      </text:list>
      <text:p text:style-name="Horizontal_20_Line"/>
      <text:h text:style-name="Heading_20_2" text:outline-level="2"><text:span text:style-name="Strong_20_Emphasis">6. Security / Access Control</text:span></text:h>
      <text:list xml:id="list1435741974494019694" text:style-name="L46">
        <text:list-item>
          <text:p text:style-name="P46">Ensure private folders (<text:span text:style-name="Source_20_Text">/component/script/python/base</text:span>, <text:span text:style-name="Source_20_Text">/data</text:span>, etc.) are <text:span text:style-name="Strong_20_Emphasis">never exposed</text:span>.</text:p>
        </text:list-item>
        <text:list-item>
          <text:p text:style-name="P46">Use <text:span text:style-name="Source_20_Text">.htaccess</text:span> or server routing rules to block access to sensitive directories.</text:p>
        </text:list-item>
        <text:list-item>
          <text:p text:style-name="P46"><text:soft-page-break/>Only public folders are accessible under <text:span text:style-name="Source_20_Text">/docs</text:span> routing.</text:p>
        </text:list-item>
      </text:list>
      <text:p text:style-name="Horizontal_20_Line"/>
      <text:h text:style-name="Heading_20_2" text:outline-level="2"><text:span text:style-name="Strong_20_Emphasis">7. Recommended Workflow</text:span></text:h>
      <text:list xml:id="list3359880023147327439" text:style-name="L47">
        <text:list-item>
          <text:p text:style-name="P47">Add <text:span text:style-name="Source_20_Text">/docs/index.html</text:span> as the documentation landing page.</text:p>
        </text:list-item>
        <text:list-item>
          <text:p text:style-name="P47">Keep each public folder self-contained with its own sub-index.</text:p>
        </text:list-item>
        <text:list-item>
          <text:p text:style-name="P47">Update <text:span text:style-name="Source_20_Text">/devblog</text:span> after every major code/site change.</text:p>
        </text:list-item>
        <text:list-item>
          <text:p text:style-name="P47">Update <text:span text:style-name="Source_20_Text">/library</text:span> for new whitepapers or manuals.</text:p>
        </text:list-item>
        <text:list-item>
          <text:p text:style-name="P47">Implement client-side search using JSON metadata for documents and devblog posts.</text:p>
        </text:list-item>
      </text:list>
      <text:p text:style-name="Horizontal_20_Line"/>
      <text:p text:style-name="Text_20_body">If you want, I can <text:span text:style-name="Strong_20_Emphasis">draft a fully deployable </text:span><text:span text:style-name="Strong_20_Emphasis"><text:span text:style-name="Source_20_Text">/docs/index.html</text:span></text:span><text:span text:style-name="Strong_20_Emphasis"> template</text:span> for your site that:</text:p>
      <text:list xml:id="list6349139697458668277" text:style-name="L48">
        <text:list-item>
          <text:p text:style-name="P48">Links all public folders</text:p>
        </text:list-item>
        <text:list-item>
          <text:p text:style-name="P48">Provides a clean landing page for the library, dev blog, community, and departments</text:p>
        </text:list-item>
        <text:list-item>
          <text:p text:style-name="P48">Includes a <text:span text:style-name="Strong_20_Emphasis">search box wired for JSON indexing</text:span> of all public files</text:p>
        </text:list-item>
      </text:list>
      <text:p text:style-name="Text_20_body">This would give you a turnkey documentation portal ready for <text:span text:style-name="Source_20_Text">maloneuniversity.org</text:span>.</text:p>
      <text:p text:style-name="Text_20_body"/>
      <text:p text:style-name="P86">&lt;!DOCTYPE html&gt;</text:p>
      <text:p text:style-name="Text_20_body">&lt;html lang="en"&gt;</text:p>
      <text:p text:style-name="Text_20_body">&lt;head&gt;</text:p>
      <text:p text:style-name="Text_20_body"><text:s text:c="2"/>&lt;meta charset="UTF-8"&gt;</text:p>
      <text:p text:style-name="Text_20_body"><text:s text:c="2"/>&lt;meta name="viewport" content="width=device-width,initial-scale=1.0"&gt;</text:p>
      <text:p text:style-name="Text_20_body"><text:s text:c="2"/>&lt;meta name="description" content="Malone University Documentation Portal — Library, Courses, Dev Blog, Community Resources"&gt;</text:p>
      <text:p text:style-name="Text_20_body"><text:s text:c="2"/>&lt;title&gt;Malone University Documentation&lt;/title&gt;</text:p>
      <text:p text:style-name="Text_20_body"><text:s text:c="2"/>&lt;link rel="stylesheet" href="/component/css/system.css"&gt;</text:p>
      <text:p text:style-name="Text_20_body"><text:s text:c="2"/>&lt;style&gt;</text:p>
      <text:p text:style-name="Text_20_body"><text:s text:c="4"/>body { font-family: Arial, sans-serif; margin: 0; padding: 0; background: #f7f7f7; color: #222; }</text:p>
      <text:p text:style-name="Text_20_body"><text:s text:c="4"/>header { background: #004080; color: #fff; padding: 1rem 2rem; }</text:p>
      <text:p text:style-name="Text_20_body"><text:s text:c="4"/>header h1 { margin: 0; font-size: 1.8rem; }</text:p>
      <text:p text:style-name="Text_20_body"><text:s text:c="4"/>nav ul { list-style: none; padding: 0; display: flex; gap: 1.5rem; margin-top: 0.5rem; }</text:p>
      <text:p text:style-name="Text_20_body"><text:s text:c="4"/>nav a { color: #fff; text-decoration: none; font-weight: bold; }</text:p>
      <text:p text:style-name="Text_20_body"><text:s text:c="4"/>main { padding: 2rem; max-width: 1100px; margin: auto; }</text:p>
      <text:p text:style-name="Text_20_body"><text:s text:c="4"/>section { margin-bottom: 2rem; background: #fff; padding: 1.5rem; border-radius: 8px; box-shadow: 0 2px 6px rgba(0,0,0,0.1); }</text:p>
      <text:p text:style-name="Text_20_body"><text:s text:c="4"/>section h2 { margin-top: 0; }</text:p>
      <text:p text:style-name="Text_20_body"><text:s text:c="4"/>#search { width: 100%; padding: 0.5rem; font-size: 1rem; margin-top: 0.5rem; border-radius: 4px; border: 1px solid #ccc; }</text:p>
      <text:p text:style-name="Text_20_body"><text:s text:c="4"/>#search-results { margin-top: 1rem; }</text:p>
      <text:p text:style-name="Text_20_body"><text:s text:c="4"/>footer { text-align: center; padding: 1rem; font-size: 0.9rem; color: #555; background: #e6e6e6; }</text:p>
      <text:p text:style-name="Text_20_body"><text:s text:c="4"/>a.section-link { display: block; margin: 0.5rem 0; font-size: 1.1rem; color: #004080; text-decoration: underline; }</text:p>
      <text:p text:style-name="Text_20_body"><text:s text:c="2"/>&lt;/style&gt;</text:p>
      <text:p text:style-name="Text_20_body">&lt;/head&gt;</text:p>
      <text:p text:style-name="Text_20_body">&lt;body&gt;</text:p>
      <text:p text:style-name="Text_20_body"><text:s text:c="2"/>&lt;header&gt;</text:p>
      <text:p text:style-name="Text_20_body"><text:s text:c="4"/>&lt;h1&gt;Malone University Documentation Portal&lt;/h1&gt;</text:p>
      <text:p text:style-name="Text_20_body"><text:s text:c="4"/>&lt;nav&gt;</text:p>
      <text:p text:style-name="Text_20_body"><text:s text:c="6"/>&lt;ul&gt;</text:p>
      <text:p text:style-name="Text_20_body"><text:s text:c="8"/>&lt;li&gt;&lt;a href="/community/"&gt;Community Hub&lt;/a&gt;&lt;/li&gt;</text:p>
      <text:p text:style-name="Text_20_body"><text:s text:c="8"/>&lt;li&gt;&lt;a href="/department/"&gt;Departments &amp; Classes&lt;/a&gt;&lt;/li&gt;</text:p>
      <text:p text:style-name="Text_20_body"><text:s text:c="8"/>&lt;li&gt;&lt;a href="/devblog/"&gt;Developer Blog / Audit Trail&lt;/a&gt;&lt;/li&gt;</text:p>
      <text:p text:style-name="Text_20_body"><text:soft-page-break/><text:s text:c="8"/>&lt;li&gt;&lt;a href="/library/"&gt;Library &amp; Whitepapers&lt;/a&gt;&lt;/li&gt;</text:p>
      <text:p text:style-name="Text_20_body"><text:s text:c="6"/>&lt;/ul&gt;</text:p>
      <text:p text:style-name="Text_20_body"><text:s text:c="4"/>&lt;/nav&gt;</text:p>
      <text:p text:style-name="Text_20_body"><text:s text:c="2"/>&lt;/header&gt;</text:p>
      <text:p text:style-name="Text_20_body"/>
      <text:p text:style-name="Text_20_body"><text:s text:c="2"/>&lt;main&gt;</text:p>
      <text:p text:style-name="Text_20_body"><text:s text:c="4"/>&lt;section&gt;</text:p>
      <text:p text:style-name="Text_20_body"><text:s text:c="6"/>&lt;h2&gt;Welcome&lt;/h2&gt;</text:p>
      <text:p text:style-name="Text_20_body"><text:s text:c="6"/>&lt;p&gt;This portal provides access to all public documentation for Malone University. Explore courses, whitepapers, development audits, and community resources. All content is organized to provide transparency, auditability, and educational access.&lt;/p&gt;</text:p>
      <text:p text:style-name="Text_20_body"><text:s text:c="4"/>&lt;/section&gt;</text:p>
      <text:p text:style-name="Text_20_body"/>
      <text:p text:style-name="Text_20_body"><text:s text:c="4"/>&lt;section&gt;</text:p>
      <text:p text:style-name="Text_20_body"><text:s text:c="6"/>&lt;h2&gt;Quick Links&lt;/h2&gt;</text:p>
      <text:p text:style-name="Text_20_body"><text:s text:c="6"/>&lt;a class="section-link" href="/community/"&gt;Community Hub: forums, chat boards, archives, and skill registries&lt;/a&gt;</text:p>
      <text:p text:style-name="Text_20_body"><text:s text:c="6"/>&lt;a class="section-link" href="/department/"&gt;Departments &amp; Classes: course materials and lessons&lt;/a&gt;</text:p>
      <text:p text:style-name="Text_20_body"><text:s text:c="6"/>&lt;a class="section-link" href="/devblog/"&gt;Developer Blog: site evolution, code audits, and journal entries&lt;/a&gt;</text:p>
      <text:p text:style-name="Text_20_body"><text:s text:c="6"/>&lt;a class="section-link" href="/library/"&gt;Library &amp; Whitepapers: research papers, manuals, and encyclopedias&lt;/a&gt;</text:p>
      <text:p text:style-name="Text_20_body"><text:s text:c="4"/>&lt;/section&gt;</text:p>
      <text:p text:style-name="Text_20_body"/>
      <text:p text:style-name="Text_20_body"><text:s text:c="4"/>&lt;section&gt;</text:p>
      <text:p text:style-name="Text_20_body"><text:s text:c="6"/>&lt;h2&gt;Search Documentation&lt;/h2&gt;</text:p>
      <text:p text:style-name="Text_20_body"><text:s text:c="6"/>&lt;input type="text" id="search" placeholder="Search library, classes, or dev blog..." /&gt;</text:p>
      <text:p text:style-name="Text_20_body"><text:s text:c="6"/>&lt;div id="search-results"&gt;&lt;/div&gt;</text:p>
      <text:p text:style-name="Text_20_body"><text:s text:c="4"/>&lt;/section&gt;</text:p>
      <text:p text:style-name="Text_20_body"><text:s text:c="2"/>&lt;/main&gt;</text:p>
      <text:p text:style-name="Text_20_body"/>
      <text:p text:style-name="Text_20_body"><text:s text:c="2"/>&lt;footer&gt;</text:p>
      <text:p text:style-name="Text_20_body"><text:s text:c="4"/>&lt;p&gt;© 2025 Malone University | Public Documentation Portal&lt;/p&gt;</text:p>
      <text:p text:style-name="Text_20_body"><text:s text:c="2"/>&lt;/footer&gt;</text:p>
      <text:p text:style-name="Text_20_body"/>
      <text:p text:style-name="Text_20_body"><text:soft-page-break/><text:s text:c="2"/>&lt;script&gt;</text:p>
      <text:p text:style-name="Text_20_body"><text:s text:c="4"/>// Basic client-side search template for JSON indexed public content</text:p>
      <text:p text:style-name="Text_20_body"><text:s text:c="4"/>// Example: fetch('/docs_index.json') and populate search results</text:p>
      <text:p text:style-name="Text_20_body"><text:s text:c="4"/>const searchInput = document.getElementById('search');</text:p>
      <text:p text:style-name="Text_20_body"><text:s text:c="4"/>const searchResults = document.getElementById('search-results');</text:p>
      <text:p text:style-name="Text_20_body"><text:s text:c="4"/>let indexData = [];</text:p>
      <text:p text:style-name="Text_20_body"/>
      <text:p text:style-name="Text_20_body"><text:s text:c="4"/>// Example JSON fetch placeholder</text:p>
      <text:p text:style-name="Text_20_body"><text:s text:c="4"/>fetch('/docs_index.json')</text:p>
      <text:p text:style-name="Text_20_body"><text:s text:c="6"/>.then(res =&gt; res.json())</text:p>
      <text:p text:style-name="Text_20_body"><text:s text:c="6"/>.then(data =&gt; { indexData = data; })</text:p>
      <text:p text:style-name="Text_20_body"><text:s text:c="6"/>.catch(() =&gt; { console.warn('No docs_index.json found for search'); });</text:p>
      <text:p text:style-name="Text_20_body"/>
      <text:p text:style-name="Text_20_body"><text:s text:c="4"/>searchInput.addEventListener('input', () =&gt; {</text:p>
      <text:p text:style-name="Text_20_body"><text:s text:c="6"/>const query = searchInput.value.toLowerCase();</text:p>
      <text:p text:style-name="Text_20_body"><text:s text:c="6"/>searchResults.innerHTML = '';</text:p>
      <text:p text:style-name="Text_20_body"><text:s text:c="6"/>if(query.length &lt; 2) return; // skip short queries</text:p>
      <text:p text:style-name="Text_20_body"><text:s text:c="6"/>const filtered = indexData.filter(item =&gt;</text:p>
      <text:p text:style-name="Text_20_body"><text:s text:c="8"/>item.title.toLowerCase().includes(query) ||</text:p>
      <text:p text:style-name="Text_20_body"><text:s text:c="8"/>(item.description &amp;&amp; item.description.toLowerCase().includes(query))</text:p>
      <text:p text:style-name="Text_20_body"><text:s text:c="6"/>);</text:p>
      <text:p text:style-name="Text_20_body"><text:s text:c="6"/>if(filtered.length) {</text:p>
      <text:p text:style-name="Text_20_body"><text:s text:c="8"/>filtered.forEach(item =&gt; {</text:p>
      <text:p text:style-name="Text_20_body"><text:s text:c="10"/>const a = document.createElement('a');</text:p>
      <text:p text:style-name="Text_20_body"><text:s text:c="10"/>a.href = item.url;</text:p>
      <text:p text:style-name="Text_20_body"><text:s text:c="10"/>a.textContent = item.title;</text:p>
      <text:p text:style-name="Text_20_body"><text:s text:c="10"/>a.className = 'section-link';</text:p>
      <text:p text:style-name="Text_20_body"><text:s text:c="10"/>searchResults.appendChild(a);</text:p>
      <text:p text:style-name="Text_20_body"><text:s text:c="8"/>});</text:p>
      <text:p text:style-name="Text_20_body"><text:s text:c="6"/>} else {</text:p>
      <text:p text:style-name="Text_20_body"><text:s text:c="8"/>searchResults.textContent = 'No results found.';</text:p>
      <text:p text:style-name="Text_20_body"><text:s text:c="6"/>}</text:p>
      <text:p text:style-name="Text_20_body"><text:s text:c="4"/>});</text:p>
      <text:p text:style-name="Text_20_body"><text:s text:c="2"/>&lt;/script&gt;</text:p>
      <text:p text:style-name="Text_20_body"><text:soft-page-break/>&lt;/body&gt;</text:p>
      <text:p text:style-name="Text_20_body">&lt;/html&gt;</text:p>
      <text:h text:style-name="P98" text:outline-level="3"><text:span text:style-name="Strong_20_Emphasis">How This Works:</text:span></text:h>
      <text:list xml:id="list5077228360065845536" text:style-name="L49">
        <text:list-item>
          <text:p text:style-name="P49"><text:span text:style-name="Strong_20_Emphasis">Navigation Links</text:span><text:line-break/>Direct links to <text:span text:style-name="Source_20_Text">/community/</text:span>, <text:span text:style-name="Source_20_Text">/department/</text:span>, <text:span text:style-name="Source_20_Text">/devblog/</text:span>, <text:span text:style-name="Source_20_Text">/library/</text:span>.</text:p>
        </text:list-item>
        <text:list-item>
          <text:p text:style-name="P49"><text:span text:style-name="Strong_20_Emphasis">Search Functionality</text:span></text:p>
          <text:list>
            <text:list-item>
              <text:p text:style-name="P49">Uses a JSON index (<text:span text:style-name="Source_20_Text">/docs_index.json</text:span>) you can generate with a Python script.</text:p>
            </text:list-item>
            <text:list-item>
              <text:p text:style-name="P49">Fields: <text:span text:style-name="Source_20_Text">title</text:span>, <text:span text:style-name="Source_20_Text">description</text:span>, <text:span text:style-name="Source_20_Text">url</text:span>.</text:p>
            </text:list-item>
            <text:list-item>
              <text:p text:style-name="P49">Example entry:</text:p>
              <text:p text:style-name="P95"><text:span text:style-name="Source_20_Text">{</text:span></text:p>
              <text:p text:style-name="P95"><text:span text:style-name="Source_20_Text"><text:s text:c="2"/>"title": "Python Basics",</text:span></text:p>
              <text:p text:style-name="P95"><text:span text:style-name="Source_20_Text"><text:s text:c="2"/>"description": "Introductory course to Python programming",</text:span></text:p>
              <text:p text:style-name="P95"><text:span text:style-name="Source_20_Text"><text:s text:c="2"/>"url": "/department/IT/programming/python/index.html"</text:span></text:p>
              <text:p text:style-name="P91"><text:span text:style-name="Source_20_Text">}</text:span></text:p>
            </text:list-item>
            <text:list-item>
              <text:p text:style-name="P49">Client-side filtering displays matching results instantly.</text:p>
            </text:list-item>
          </text:list>
        </text:list-item>
        <text:list-item>
          <text:p text:style-name="P49"><text:span text:style-name="Strong_20_Emphasis">Clean Design</text:span></text:p>
          <text:list>
            <text:list-item>
              <text:p text:style-name="P49">Lightweight CSS for fast load</text:p>
            </text:list-item>
            <text:list-item>
              <text:p text:style-name="P49">Sections for welcome, quick links, and search</text:p>
            </text:list-item>
          </text:list>
        </text:list-item>
        <text:list-item>
          <text:p text:style-name="P49"><text:span text:style-name="Strong_20_Emphasis">Future Extensions</text:span></text:p>
          <text:list>
            <text:list-item>
              <text:p text:style-name="P49">Add <text:span text:style-name="Strong_20_Emphasis">recent updates feed</text:span> from <text:span text:style-name="Source_20_Text">/devblog</text:span>.</text:p>
            </text:list-item>
            <text:list-item>
              <text:p text:style-name="P49">Integrate <text:span text:style-name="Strong_20_Emphasis">tag filters</text:span> for courses or whitepapers.</text:p>
            </text:list-item>
            <text:list-item>
              <text:p text:style-name="P49">Include <text:span text:style-name="Strong_20_Emphasis">pagination or categories</text:span> for large libraries.</text:p>
            </text:list-item>
          </text:list>
        </text:list-item>
      </text:list>
      <text:p text:style-name="Text_20_body"/>
      <text:p text:style-name="P86">Perfect. Here’s a Python script that scans your four public folders (<text:span text:style-name="Source_20_Text">community</text:span>, <text:span text:style-name="Source_20_Text">department</text:span>, <text:span text:style-name="Source_20_Text">devblog</text:span>, <text:span text:style-name="Source_20_Text">library</text:span>) and generates a <text:span text:style-name="Source_20_Text">docs_index.json</text:span> file for your <text:span text:style-name="Source_20_Text">/docs/</text:span> search page. It extracts titles from index files (or folder names) and optional descriptions from <text:span text:style-name="Source_20_Text">meta.json</text:span> or README files.</text:p>
      <text:p text:style-name="P94"><text:span text:style-name="Source_20_Text">#!/usr/bin/env python3</text:span></text:p>
      <text:p text:style-name="P94"><text:span text:style-name="Source_20_Text">"""</text:span></text:p>
      <text:p text:style-name="P94"><text:span text:style-name="Source_20_Text">Generate docs_index.json for Malone University documentation portal</text:span></text:p>
      <text:p text:style-name="P94"><text:span text:style-name="Source_20_Text">Scans public folders and creates JSON entries with title, description, and URL.</text:span></text:p>
      <text:p text:style-name="P94"><text:span text:style-name="Source_20_Text">"""</text:span></text:p>
      <text:p text:style-name="P94"/>
      <text:p text:style-name="P94"><text:span text:style-name="Source_20_Text">import os</text:span></text:p>
      <text:p text:style-name="P94"><text:span text:style-name="Source_20_Text">import json</text:span></text:p>
      <text:p text:style-name="P94"><text:span text:style-name="Source_20_Text">from pathlib import Path</text:span></text:p>
      <text:p text:style-name="P94"/>
      <text:p text:style-name="P94"><text:span text:style-name="Source_20_Text"># --- Configuration ---</text:span></text:p>
      <text:p text:style-name="P94"><text:span text:style-name="Source_20_Text">PUBLIC_FOLDERS = ["community", "department", "devblog", "library"]</text:span></text:p>
      <text:p text:style-name="P94"><text:span text:style-name="Source_20_Text">OUTPUT_FILE = "docs_index.json"</text:span></text:p>
      <text:p text:style-name="P94"><text:span text:style-name="Source_20_Text">BASE_URL = "/" <text:s/># root-relative URL path</text:span></text:p>
      <text:p text:style-name="P94"><text:span text:style-name="Source_20_Text">README_NAMES = ("meta.json", "README.md", "README.txt")</text:span></text:p>
      <text:p text:style-name="P94"><text:span text:style-name="Source_20_Text"># ---------------------</text:span></text:p>
      <text:p text:style-name="P94"/>
      <text:p text:style-name="P94"><text:span text:style-name="Source_20_Text">def read_metadata(folder_path):</text:span></text:p>
      <text:p text:style-name="P94"><text:span text:style-name="Source_20_Text"><text:s text:c="4"/>"""Try to get title and description from meta.json or README files"""</text:span></text:p>
      <text:p text:style-name="P94"><text:span text:style-name="Source_20_Text"><text:s text:c="4"/>for name in README_NAMES:</text:span></text:p>
      <text:p text:style-name="P94"><text:span text:style-name="Source_20_Text"><text:s text:c="8"/>path = os.path.join(folder_path, name)</text:span></text:p>
      <text:p text:style-name="P94"><text:span text:style-name="Source_20_Text"><text:s text:c="8"/>if os.path.isfile(path):</text:span></text:p>
      <text:p text:style-name="P94"><text:span text:style-name="Source_20_Text"><text:s text:c="12"/>try:</text:span></text:p>
      <text:p text:style-name="P94"><text:span text:style-name="Source_20_Text"><text:s text:c="16"/>if name.lower().endswith(".json"):</text:span></text:p>
      <text:p text:style-name="P94"><text:span text:style-name="Source_20_Text"><text:s text:c="20"/>with open(path, "r", encoding="utf-8") as fh:</text:span></text:p>
      <text:p text:style-name="P94"><text:span text:style-name="Source_20_Text"><text:s text:c="24"/>data = json.load(fh)</text:span></text:p>
      <text:p text:style-name="P94"><text:span text:style-name="Source_20_Text"><text:s text:c="24"/>title = data.get("title")</text:span></text:p>
      <text:p text:style-name="P94"><text:span text:style-name="Source_20_Text"><text:s text:c="24"/>description = data.get("description")</text:span></text:p>
      <text:p text:style-name="P94"><text:span text:style-name="Source_20_Text"><text:s text:c="24"/>return title, description</text:span></text:p>
      <text:p text:style-name="P94"><text:span text:style-name="Source_20_Text"><text:s text:c="16"/>else:</text:span></text:p>
      <text:p text:style-name="P94"><text:span text:style-name="Source_20_Text"><text:s text:c="20"/>with open(path, "r", encoding="utf-8") as fh:</text:span></text:p>
      <text:p text:style-name="P94"><text:span text:style-name="Source_20_Text"><text:s text:c="24"/>lines = [line.strip() for line in fh.readlines() if line.strip()]</text:span></text:p>
      <text:p text:style-name="P94"><text:span text:style-name="Source_20_Text"><text:s text:c="24"/>if not lines:</text:span></text:p>
      <text:p text:style-name="P94"><text:span text:style-name="Source_20_Text"><text:s text:c="28"/>continue</text:span></text:p>
      <text:p text:style-name="P94"><text:span text:style-name="Source_20_Text"><text:s text:c="24"/># title: first line with #</text:span></text:p>
      <text:p text:style-name="P94"><text:span text:style-name="Source_20_Text"><text:s text:c="24"/>title = next((line.lstrip("# ").strip() for line in lines if line.startswith("#")), None)</text:span></text:p>
      <text:p text:style-name="P94"><text:span text:style-name="Source_20_Text"><text:s text:c="24"/># description: first paragraph after title</text:span></text:p>
      <text:p text:style-name="P94"><text:span text:style-name="Source_20_Text"><text:s text:c="24"/>description = None</text:span></text:p>
      <text:p text:style-name="P94"><text:span text:style-name="Source_20_Text"><text:s text:c="24"/>if title:</text:span></text:p>
      <text:p text:style-name="P94"><text:span text:style-name="Source_20_Text"><text:s text:c="28"/>paragraphs = "\n".join(lines).split("\n\n")</text:span></text:p>
      <text:p text:style-name="P94"><text:span text:style-name="Source_20_Text"><text:s text:c="28"/>if paragraphs:</text:span></text:p>
      <text:p text:style-name="P94"><text:span text:style-name="Source_20_Text"><text:s text:c="32"/>description = paragraphs[1] if paragraphs[0].startswith(title) else paragraphs[0]</text:span></text:p>
      <text:p text:style-name="P94"><text:span text:style-name="Source_20_Text"><text:s text:c="24"/>return title, description</text:span></text:p>
      <text:p text:style-name="P94"><text:span text:style-name="Source_20_Text"><text:s text:c="12"/>except Exception:</text:span></text:p>
      <text:p text:style-name="P94"><text:span text:style-name="Source_20_Text"><text:s text:c="16"/>continue</text:span></text:p>
      <text:p text:style-name="P94"><text:span text:style-name="Source_20_Text"><text:s text:c="4"/>return None, None</text:span></text:p>
      <text:p text:style-name="P94"/>
      <text:p text:style-name="P94"><text:span text:style-name="Source_20_Text">def generate_index():</text:span></text:p>
      <text:p text:style-name="P94"><text:span text:style-name="Source_20_Text"><text:s text:c="4"/>index_entries = []</text:span></text:p>
      <text:p text:style-name="P94"/>
      <text:p text:style-name="P94"><text:span text:style-name="Source_20_Text"><text:s text:c="4"/>for folder in PUBLIC_FOLDERS:</text:span></text:p>
      <text:p text:style-name="P94"><text:soft-page-break/><text:span text:style-name="Source_20_Text"><text:s text:c="8"/>for root, dirs, files in os.walk(folder):</text:span></text:p>
      <text:p text:style-name="P94"><text:span text:style-name="Source_20_Text"><text:s text:c="12"/># skip hidden folders</text:span></text:p>
      <text:p text:style-name="P94"><text:span text:style-name="Source_20_Text"><text:s text:c="12"/>dirs[:] = [d for d in dirs if not d.startswith(".")]</text:span></text:p>
      <text:p text:style-name="P94"><text:span text:style-name="Source_20_Text"><text:s text:c="12"/>files = [f for f in files if not f.startswith(".")]</text:span></text:p>
      <text:p text:style-name="P94"/>
      <text:p text:style-name="P94"><text:span text:style-name="Source_20_Text"><text:s text:c="12"/>title, description = read_metadata(root)</text:span></text:p>
      <text:p text:style-name="P94"><text:span text:style-name="Source_20_Text"><text:s text:c="12"/>folder_name = os.path.basename(root)</text:span></text:p>
      <text:p text:style-name="P94"><text:span text:style-name="Source_20_Text"><text:s text:c="12"/>if not title:</text:span></text:p>
      <text:p text:style-name="P94"><text:span text:style-name="Source_20_Text"><text:s text:c="16"/>title = folder_name.replace("_", " ").replace("-", " ").title()</text:span></text:p>
      <text:p text:style-name="P94"/>
      <text:p text:style-name="P94"><text:span text:style-name="Source_20_Text"><text:s text:c="12"/># Determine URL: first check for index.html in folder</text:span></text:p>
      <text:p text:style-name="P94"><text:span text:style-name="Source_20_Text"><text:s text:c="12"/>url_path = os.path.join(BASE_URL, root, "index.html").replace(os.sep, "/")</text:span></text:p>
      <text:p text:style-name="P94"><text:span text:style-name="Source_20_Text"><text:s text:c="12"/>if not os.path.isfile(os.path.join(root, "index.html")):</text:span></text:p>
      <text:p text:style-name="P94"><text:span text:style-name="Source_20_Text"><text:s text:c="16"/># fallback: point to folder URL</text:span></text:p>
      <text:p text:style-name="P94"><text:span text:style-name="Source_20_Text"><text:s text:c="16"/>url_path = os.path.join(BASE_URL, root).replace(os.sep, "/") + "/"</text:span></text:p>
      <text:p text:style-name="P94"/>
      <text:p text:style-name="P94"><text:span text:style-name="Source_20_Text"><text:s text:c="12"/>entry = {</text:span></text:p>
      <text:p text:style-name="P94"><text:span text:style-name="Source_20_Text"><text:s text:c="16"/>"title": title,</text:span></text:p>
      <text:p text:style-name="P94"><text:span text:style-name="Source_20_Text"><text:s text:c="16"/>"description": description or "",</text:span></text:p>
      <text:p text:style-name="P94"><text:span text:style-name="Source_20_Text"><text:s text:c="16"/>"url": url_path</text:span></text:p>
      <text:p text:style-name="P94"><text:span text:style-name="Source_20_Text"><text:s text:c="12"/>}</text:span></text:p>
      <text:p text:style-name="P94"><text:span text:style-name="Source_20_Text"><text:s text:c="12"/>index_entries.append(entry)</text:span></text:p>
      <text:p text:style-name="P94"/>
      <text:p text:style-name="P94"><text:span text:style-name="Source_20_Text"><text:s text:c="4"/># write JSON</text:span></text:p>
      <text:p text:style-name="P94"><text:span text:style-name="Source_20_Text"><text:s text:c="4"/>output_path = os.path.join("docs", OUTPUT_FILE)</text:span></text:p>
      <text:p text:style-name="P94"><text:span text:style-name="Source_20_Text"><text:s text:c="4"/>os.makedirs("docs", exist_ok=True)</text:span></text:p>
      <text:p text:style-name="P94"><text:span text:style-name="Source_20_Text"><text:s text:c="4"/>with open(output_path, "w", encoding="utf-8") as fh:</text:span></text:p>
      <text:p text:style-name="P94"><text:span text:style-name="Source_20_Text"><text:s text:c="8"/>json.dump(index_entries, fh, indent=2, ensure_ascii=False)</text:span></text:p>
      <text:p text:style-name="P94"/>
      <text:p text:style-name="P94"><text:span text:style-name="Source_20_Text"><text:s text:c="4"/>print(f"Generated {output_path} with {len(index_entries)} entries.")</text:span></text:p>
      <text:p text:style-name="P94"/>
      <text:p text:style-name="P94"><text:span text:style-name="Source_20_Text">if __name__ == "__main__":</text:span></text:p>
      <text:p text:style-name="P90"><text:span text:style-name="Source_20_Text"><text:s text:c="4"/>generate_index()</text:span></text:p>
      <text:p text:style-name="Horizontal_20_Line"/>
      <text:h text:style-name="Heading_20_3" text:outline-level="3">✅ <text:span text:style-name="Strong_20_Emphasis">How It Works:</text:span></text:h>
      <text:list xml:id="list4894163631136636307" text:style-name="L50">
        <text:list-item>
          <text:p text:style-name="P50"><text:span text:style-name="Strong_20_Emphasis">Scans Public Folders</text:span>: <text:span text:style-name="Source_20_Text">community</text:span>, <text:span text:style-name="Source_20_Text">department</text:span>, <text:span text:style-name="Source_20_Text">devblog</text:span>, <text:span text:style-name="Source_20_Text">library</text:span>.</text:p>
        </text:list-item>
        <text:list-item>
          <text:p text:style-name="P50"><text:span text:style-name="Strong_20_Emphasis">Reads Metadata</text:span>: <text:span text:style-name="Source_20_Text">meta.json</text:span> or README files if available.</text:p>
        </text:list-item>
        <text:list-item>
          <text:p text:style-name="P50"><text:span text:style-name="Strong_20_Emphasis">Builds Entries</text:span>:</text:p>
          <text:p text:style-name="P96"><text:span text:style-name="Source_20_Text">{</text:span></text:p>
          <text:p text:style-name="P96"><text:span text:style-name="Source_20_Text"><text:s text:c="2"/>"title": "Python Basics",</text:span></text:p>
          <text:p text:style-name="P96"><text:span text:style-name="Source_20_Text"><text:s text:c="2"/>"description": "Introductory course to Python programming",</text:span></text:p>
          <text:p text:style-name="P96"><text:span text:style-name="Source_20_Text"><text:s text:c="2"/>"url": "/department/IT/programming/python/index.html"</text:span></text:p>
          <text:p text:style-name="P92"><text:span text:style-name="Source_20_Text">}</text:span></text:p>
        </text:list-item>
        <text:list-item>
          <text:p text:style-name="P50"><text:span text:style-name="Strong_20_Emphasis">Generates JSON</text:span>: Writes <text:span text:style-name="Source_20_Text">/docs/docs_index.json</text:span> for search integration.</text:p>
        </text:list-item>
      </text:list>
      <text:p text:style-name="Horizontal_20_Line"/>
      <text:h text:style-name="Heading_20_3" text:outline-level="3"><text:soft-page-break/><text:span text:style-name="Strong_20_Emphasis">Next Steps</text:span></text:h>
      <text:list xml:id="list2362985473900542225" text:style-name="L51">
        <text:list-item>
          <text:p text:style-name="P51">Place this script in your project root.</text:p>
        </text:list-item>
        <text:list-item>
          <text:p text:style-name="P51">Run it: <text:span text:style-name="Source_20_Text">python generate_docs_index.py</text:span>.</text:p>
        </text:list-item>
        <text:list-item>
          <text:p text:style-name="P51">The search box on your <text:span text:style-name="Source_20_Text">/docs/index.html</text:span> will automatically pick up these entries.</text:p>
        </text:list-item>
      </text:list>
      <text:p text:style-name="Text_20_body"/>
      <text:p text:style-name="P86"/>
      <text:p text:style-name="P86">Perfect. Here’s a Python script that scans your four public folders (<text:span text:style-name="Source_20_Text">community</text:span>, <text:span text:style-name="Source_20_Text">department</text:span>, <text:span text:style-name="Source_20_Text">devblog</text:span>, <text:span text:style-name="Source_20_Text">library</text:span>) and generates a <text:span text:style-name="Source_20_Text">docs_index.json</text:span> file for your <text:span text:style-name="Source_20_Text">/docs/</text:span> search page. It extracts titles from index files (or folder names) and optional descriptions from <text:span text:style-name="Source_20_Text">meta.json</text:span> or README files.</text:p>
      <text:p text:style-name="P94"><text:span text:style-name="Source_20_Text">#!/usr/bin/env python3</text:span></text:p>
      <text:p text:style-name="P94"><text:span text:style-name="Source_20_Text">"""</text:span></text:p>
      <text:p text:style-name="P94"><text:span text:style-name="Source_20_Text">Generate docs_index.json for Malone University documentation portal</text:span></text:p>
      <text:p text:style-name="P94"><text:span text:style-name="Source_20_Text">Scans public folders and creates JSON entries with title, description, and URL.</text:span></text:p>
      <text:p text:style-name="P94"><text:span text:style-name="Source_20_Text">"""</text:span></text:p>
      <text:p text:style-name="P94"/>
      <text:p text:style-name="P94"><text:span text:style-name="Source_20_Text">import os</text:span></text:p>
      <text:p text:style-name="P94"><text:span text:style-name="Source_20_Text">import json</text:span></text:p>
      <text:p text:style-name="P94"><text:span text:style-name="Source_20_Text">from pathlib import Path</text:span></text:p>
      <text:p text:style-name="P94"/>
      <text:p text:style-name="P94"><text:span text:style-name="Source_20_Text"># --- Configuration ---</text:span></text:p>
      <text:p text:style-name="P94"><text:span text:style-name="Source_20_Text">PUBLIC_FOLDERS = ["community", "department", "devblog", "library"]</text:span></text:p>
      <text:p text:style-name="P94"><text:span text:style-name="Source_20_Text">OUTPUT_FILE = "docs_index.json"</text:span></text:p>
      <text:p text:style-name="P94"><text:span text:style-name="Source_20_Text">BASE_URL = "/" <text:s/># root-relative URL path</text:span></text:p>
      <text:p text:style-name="P94"><text:span text:style-name="Source_20_Text">README_NAMES = ("meta.json", "README.md", "README.txt")</text:span></text:p>
      <text:p text:style-name="P94"><text:span text:style-name="Source_20_Text"># ---------------------</text:span></text:p>
      <text:p text:style-name="P94"/>
      <text:p text:style-name="P94"><text:span text:style-name="Source_20_Text">def read_metadata(folder_path):</text:span></text:p>
      <text:p text:style-name="P94"><text:span text:style-name="Source_20_Text"><text:s text:c="4"/>"""Try to get title and description from meta.json or README files"""</text:span></text:p>
      <text:p text:style-name="P94"><text:span text:style-name="Source_20_Text"><text:s text:c="4"/>for name in README_NAMES:</text:span></text:p>
      <text:p text:style-name="P94"><text:span text:style-name="Source_20_Text"><text:s text:c="8"/>path = os.path.join(folder_path, name)</text:span></text:p>
      <text:p text:style-name="P94"><text:span text:style-name="Source_20_Text"><text:s text:c="8"/>if os.path.isfile(path):</text:span></text:p>
      <text:p text:style-name="P94"><text:span text:style-name="Source_20_Text"><text:s text:c="12"/>try:</text:span></text:p>
      <text:p text:style-name="P94"><text:span text:style-name="Source_20_Text"><text:s text:c="16"/>if name.lower().endswith(".json"):</text:span></text:p>
      <text:p text:style-name="P94"><text:span text:style-name="Source_20_Text"><text:s text:c="20"/>with open(path, "r", encoding="utf-8") as fh:</text:span></text:p>
      <text:p text:style-name="P94"><text:span text:style-name="Source_20_Text"><text:s text:c="24"/>data = json.load(fh)</text:span></text:p>
      <text:p text:style-name="P94"><text:span text:style-name="Source_20_Text"><text:s text:c="24"/>title = data.get("title")</text:span></text:p>
      <text:p text:style-name="P94"><text:span text:style-name="Source_20_Text"><text:s text:c="24"/>description = data.get("description")</text:span></text:p>
      <text:p text:style-name="P94"><text:span text:style-name="Source_20_Text"><text:s text:c="24"/>return title, description</text:span></text:p>
      <text:p text:style-name="P94"><text:span text:style-name="Source_20_Text"><text:s text:c="16"/>else:</text:span></text:p>
      <text:p text:style-name="P94"><text:span text:style-name="Source_20_Text"><text:s text:c="20"/>with open(path, "r", encoding="utf-8") as fh:</text:span></text:p>
      <text:p text:style-name="P94"><text:span text:style-name="Source_20_Text"><text:s text:c="24"/>lines = [line.strip() for line in fh.readlines() if line.strip()]</text:span></text:p>
      <text:p text:style-name="P94"><text:span text:style-name="Source_20_Text"><text:s text:c="24"/>if not lines:</text:span></text:p>
      <text:p text:style-name="P94"><text:span text:style-name="Source_20_Text"><text:s text:c="28"/>continue</text:span></text:p>
      <text:p text:style-name="P94"><text:span text:style-name="Source_20_Text"><text:s text:c="24"/># title: first line with #</text:span></text:p>
      <text:p text:style-name="P94"><text:span text:style-name="Source_20_Text"><text:s text:c="24"/>title = next((line.lstrip("# ").strip() for line in lines if line.startswith("#")), None)</text:span></text:p>
      <text:p text:style-name="P94"><text:span text:style-name="Source_20_Text"><text:s text:c="24"/># description: first paragraph after title</text:span></text:p>
      <text:p text:style-name="P94"><text:span text:style-name="Source_20_Text"><text:s text:c="24"/>description = None</text:span></text:p>
      <text:p text:style-name="P94"><text:span text:style-name="Source_20_Text"><text:s text:c="24"/>if title:</text:span></text:p>
      <text:p text:style-name="P94"><text:span text:style-name="Source_20_Text"><text:s text:c="28"/>paragraphs = "\n".join(lines).split("\n\n")</text:span></text:p>
      <text:p text:style-name="P94"><text:span text:style-name="Source_20_Text"><text:s text:c="28"/>if paragraphs:</text:span></text:p>
      <text:p text:style-name="P94"><text:span text:style-name="Source_20_Text"><text:s text:c="32"/>description = paragraphs[1] if paragraphs[0].startswith(title) else paragraphs[0]</text:span></text:p>
      <text:p text:style-name="P94"><text:span text:style-name="Source_20_Text"><text:s text:c="24"/>return title, description</text:span></text:p>
      <text:p text:style-name="P94"><text:span text:style-name="Source_20_Text"><text:s text:c="12"/>except Exception:</text:span></text:p>
      <text:p text:style-name="P94"><text:span text:style-name="Source_20_Text"><text:s text:c="16"/>continue</text:span></text:p>
      <text:p text:style-name="P94"><text:span text:style-name="Source_20_Text"><text:s text:c="4"/>return None, None</text:span></text:p>
      <text:p text:style-name="P94"/>
      <text:p text:style-name="P94"><text:span text:style-name="Source_20_Text">def generate_index():</text:span></text:p>
      <text:p text:style-name="P94"><text:span text:style-name="Source_20_Text"><text:s text:c="4"/>index_entries = []</text:span></text:p>
      <text:p text:style-name="P94"/>
      <text:p text:style-name="P94"><text:span text:style-name="Source_20_Text"><text:s text:c="4"/>for folder in PUBLIC_FOLDERS:</text:span></text:p>
      <text:p text:style-name="P94"><text:soft-page-break/><text:span text:style-name="Source_20_Text"><text:s text:c="8"/>for root, dirs, files in os.walk(folder):</text:span></text:p>
      <text:p text:style-name="P94"><text:span text:style-name="Source_20_Text"><text:s text:c="12"/># skip hidden folders</text:span></text:p>
      <text:p text:style-name="P94"><text:span text:style-name="Source_20_Text"><text:s text:c="12"/>dirs[:] = [d for d in dirs if not d.startswith(".")]</text:span></text:p>
      <text:p text:style-name="P94"><text:span text:style-name="Source_20_Text"><text:s text:c="12"/>files = [f for f in files if not f.startswith(".")]</text:span></text:p>
      <text:p text:style-name="P94"/>
      <text:p text:style-name="P94"><text:span text:style-name="Source_20_Text"><text:s text:c="12"/>title, description = read_metadata(root)</text:span></text:p>
      <text:p text:style-name="P94"><text:span text:style-name="Source_20_Text"><text:s text:c="12"/>folder_name = os.path.basename(root)</text:span></text:p>
      <text:p text:style-name="P94"><text:span text:style-name="Source_20_Text"><text:s text:c="12"/>if not title:</text:span></text:p>
      <text:p text:style-name="P94"><text:span text:style-name="Source_20_Text"><text:s text:c="16"/>title = folder_name.replace("_", " ").replace("-", " ").title()</text:span></text:p>
      <text:p text:style-name="P94"/>
      <text:p text:style-name="P94"><text:span text:style-name="Source_20_Text"><text:s text:c="12"/># Determine URL: first check for index.html in folder</text:span></text:p>
      <text:p text:style-name="P94"><text:span text:style-name="Source_20_Text"><text:s text:c="12"/>url_path = os.path.join(BASE_URL, root, "index.html").replace(os.sep, "/")</text:span></text:p>
      <text:p text:style-name="P94"><text:span text:style-name="Source_20_Text"><text:s text:c="12"/>if not os.path.isfile(os.path.join(root, "index.html")):</text:span></text:p>
      <text:p text:style-name="P94"><text:span text:style-name="Source_20_Text"><text:s text:c="16"/># fallback: point to folder URL</text:span></text:p>
      <text:p text:style-name="P94"><text:span text:style-name="Source_20_Text"><text:s text:c="16"/>url_path = os.path.join(BASE_URL, root).replace(os.sep, "/") + "/"</text:span></text:p>
      <text:p text:style-name="P94"/>
      <text:p text:style-name="P94"><text:span text:style-name="Source_20_Text"><text:s text:c="12"/>entry = {</text:span></text:p>
      <text:p text:style-name="P94"><text:span text:style-name="Source_20_Text"><text:s text:c="16"/>"title": title,</text:span></text:p>
      <text:p text:style-name="P94"><text:span text:style-name="Source_20_Text"><text:s text:c="16"/>"description": description or "",</text:span></text:p>
      <text:p text:style-name="P94"><text:span text:style-name="Source_20_Text"><text:s text:c="16"/>"url": url_path</text:span></text:p>
      <text:p text:style-name="P94"><text:span text:style-name="Source_20_Text"><text:s text:c="12"/>}</text:span></text:p>
      <text:p text:style-name="P94"><text:span text:style-name="Source_20_Text"><text:s text:c="12"/>index_entries.append(entry)</text:span></text:p>
      <text:p text:style-name="P94"/>
      <text:p text:style-name="P94"><text:span text:style-name="Source_20_Text"><text:s text:c="4"/># write JSON</text:span></text:p>
      <text:p text:style-name="P94"><text:span text:style-name="Source_20_Text"><text:s text:c="4"/>output_path = os.path.join("docs", OUTPUT_FILE)</text:span></text:p>
      <text:p text:style-name="P94"><text:span text:style-name="Source_20_Text"><text:s text:c="4"/>os.makedirs("docs", exist_ok=True)</text:span></text:p>
      <text:p text:style-name="P94"><text:span text:style-name="Source_20_Text"><text:s text:c="4"/>with open(output_path, "w", encoding="utf-8") as fh:</text:span></text:p>
      <text:p text:style-name="P94"><text:span text:style-name="Source_20_Text"><text:s text:c="8"/>json.dump(index_entries, fh, indent=2, ensure_ascii=False)</text:span></text:p>
      <text:p text:style-name="P94"/>
      <text:p text:style-name="P94"><text:span text:style-name="Source_20_Text"><text:s text:c="4"/>print(f"Generated {output_path} with {len(index_entries)} entries.")</text:span></text:p>
      <text:p text:style-name="P94"/>
      <text:p text:style-name="P94"><text:span text:style-name="Source_20_Text">if __name__ == "__main__":</text:span></text:p>
      <text:p text:style-name="P90"><text:span text:style-name="Source_20_Text"><text:s text:c="4"/>generate_index()</text:span></text:p>
      <text:p text:style-name="Horizontal_20_Line"/>
      <text:h text:style-name="Heading_20_3" text:outline-level="3">✅ <text:span text:style-name="Strong_20_Emphasis">How It Works:</text:span></text:h>
      <text:list xml:id="list6828488908611883039" text:style-name="L52">
        <text:list-item>
          <text:p text:style-name="P52"><text:span text:style-name="Strong_20_Emphasis">Scans Public Folders</text:span>: <text:span text:style-name="Source_20_Text">community</text:span>, <text:span text:style-name="Source_20_Text">department</text:span>, <text:span text:style-name="Source_20_Text">devblog</text:span>, <text:span text:style-name="Source_20_Text">library</text:span>.</text:p>
        </text:list-item>
        <text:list-item>
          <text:p text:style-name="P52"><text:span text:style-name="Strong_20_Emphasis">Reads Metadata</text:span>: <text:span text:style-name="Source_20_Text">meta.json</text:span> or README files if available.</text:p>
        </text:list-item>
        <text:list-item>
          <text:p text:style-name="P52"><text:span text:style-name="Strong_20_Emphasis">Builds Entries</text:span>:</text:p>
          <text:p text:style-name="P97"><text:span text:style-name="Source_20_Text">{</text:span></text:p>
          <text:p text:style-name="P97"><text:span text:style-name="Source_20_Text"><text:s text:c="2"/>"title": "Python Basics",</text:span></text:p>
          <text:p text:style-name="P97"><text:span text:style-name="Source_20_Text"><text:s text:c="2"/>"description": "Introductory course to Python programming",</text:span></text:p>
          <text:p text:style-name="P97"><text:span text:style-name="Source_20_Text"><text:s text:c="2"/>"url": "/department/IT/programming/python/index.html"</text:span></text:p>
          <text:p text:style-name="P93"><text:span text:style-name="Source_20_Text">}</text:span></text:p>
        </text:list-item>
        <text:list-item>
          <text:p text:style-name="P52"><text:span text:style-name="Strong_20_Emphasis">Generates JSON</text:span>: Writes <text:span text:style-name="Source_20_Text">/docs/docs_index.json</text:span> for search integration.</text:p>
        </text:list-item>
      </text:list>
      <text:p text:style-name="Horizontal_20_Line"/>
      <text:h text:style-name="Heading_20_3" text:outline-level="3"><text:soft-page-break/><text:span text:style-name="Strong_20_Emphasis">Next Steps</text:span></text:h>
      <text:list xml:id="list1905816928805714323" text:style-name="L53">
        <text:list-item>
          <text:p text:style-name="P53">Place this script in your project root.</text:p>
        </text:list-item>
        <text:list-item>
          <text:p text:style-name="P53">Run it: <text:span text:style-name="Source_20_Text">python generate_docs_index.py</text:span>.</text:p>
        </text:list-item>
        <text:list-item>
          <text:p text:style-name="P53">The search box on your <text:span text:style-name="Source_20_Text">/docs/index.html</text:span> will automatically pick up these entries.</text:p>
        </text:list-item>
      </text:list>
      <text:p text:style-name="Text_20_body"/>
      <text:p text:style-name="P86">Perfect. Here’s a <text:span text:style-name="Strong_20_Emphasis">production-ready </text:span><text:span text:style-name="Strong_20_Emphasis"><text:span text:style-name="Source_20_Text">/docs/index.html</text:span></text:span><text:span text:style-name="Strong_20_Emphasis"> search page</text:span> that loads the <text:span text:style-name="Source_20_Text">docs_index.json</text:span> generated by your Python script. It includes <text:span text:style-name="Strong_20_Emphasis">keyword filtering, folder/file type filtering, and live search results</text:span>.</text:p>
      <text:p text:style-name="P94"><text:span text:style-name="Source_20_Text">&lt;!DOCTYPE html&gt;</text:span></text:p>
      <text:p text:style-name="P94"><text:span text:style-name="Source_20_Text">&lt;html lang="en"&gt;</text:span></text:p>
      <text:p text:style-name="P94"><text:span text:style-name="Source_20_Text">&lt;head&gt;</text:span></text:p>
      <text:p text:style-name="P94"><text:span text:style-name="Source_20_Text"><text:s text:c="2"/>&lt;meta charset="UTF-8"&gt;</text:span></text:p>
      <text:p text:style-name="P94"><text:span text:style-name="Source_20_Text"><text:s text:c="2"/>&lt;meta name="viewport" content="width=device-width, initial-scale=1.0"&gt;</text:span></text:p>
      <text:p text:style-name="P94"><text:span text:style-name="Source_20_Text"><text:s text:c="2"/>&lt;title&gt;Malone University Docs&lt;/title&gt;</text:span></text:p>
      <text:p text:style-name="P94"><text:span text:style-name="Source_20_Text"><text:s text:c="2"/>&lt;link rel="stylesheet" href="/component/css/pyc.css"&gt;</text:span></text:p>
      <text:p text:style-name="P94"><text:span text:style-name="Source_20_Text"><text:s text:c="2"/>&lt;style&gt;</text:span></text:p>
      <text:p text:style-name="P94"><text:span text:style-name="Source_20_Text"><text:s text:c="4"/>body { font-family: Arial, sans-serif; margin: 2rem; }</text:span></text:p>
      <text:p text:style-name="P94"><text:span text:style-name="Source_20_Text"><text:s text:c="4"/>input, select { padding: 0.5rem; margin: 0.5rem 0; width: 100%; max-width: 400px; }</text:span></text:p>
      <text:p text:style-name="P94"><text:span text:style-name="Source_20_Text"><text:s text:c="4"/>.entry { border-bottom: 1px solid #ccc; padding: 0.5rem 0; }</text:span></text:p>
      <text:p text:style-name="P94"><text:span text:style-name="Source_20_Text"><text:s text:c="4"/>.entry h3 { margin: 0; font-size: 1.1rem; }</text:span></text:p>
      <text:p text:style-name="P94"><text:span text:style-name="Source_20_Text"><text:s text:c="4"/>.entry p { margin: 0.25rem 0 0; color: #555; font-size: 0.9rem; }</text:span></text:p>
      <text:p text:style-name="P94"><text:span text:style-name="Source_20_Text"><text:s text:c="2"/>&lt;/style&gt;</text:span></text:p>
      <text:p text:style-name="P94"><text:span text:style-name="Source_20_Text">&lt;/head&gt;</text:span></text:p>
      <text:p text:style-name="P94"><text:span text:style-name="Source_20_Text">&lt;body&gt;</text:span></text:p>
      <text:p text:style-name="P94"/>
      <text:p text:style-name="P94"><text:span text:style-name="Source_20_Text"><text:s text:c="2"/>&lt;h1&gt;Malone University Documentation Portal&lt;/h1&gt;</text:span></text:p>
      <text:p text:style-name="P94"/>
      <text:p text:style-name="P94"><text:span text:style-name="Source_20_Text"><text:s text:c="2"/>&lt;input type="text" id="searchInput" placeholder="Search documentation..."&gt;</text:span></text:p>
      <text:p text:style-name="P94"><text:span text:style-name="Source_20_Text"><text:s text:c="2"/>&lt;select id="typeFilter"&gt;</text:span></text:p>
      <text:p text:style-name="P94"><text:span text:style-name="Source_20_Text"><text:s text:c="4"/>&lt;option value=""&gt;All types&lt;/option&gt;</text:span></text:p>
      <text:p text:style-name="P94"><text:span text:style-name="Source_20_Text"><text:s text:c="4"/>&lt;option value="folder"&gt;Folder&lt;/option&gt;</text:span></text:p>
      <text:p text:style-name="P94"><text:span text:style-name="Source_20_Text"><text:s text:c="4"/>&lt;option value="file"&gt;File&lt;/option&gt;</text:span></text:p>
      <text:p text:style-name="P94"><text:span text:style-name="Source_20_Text"><text:s text:c="2"/>&lt;/select&gt;</text:span></text:p>
      <text:p text:style-name="P94"/>
      <text:p text:style-name="P94"><text:span text:style-name="Source_20_Text"><text:s text:c="2"/>&lt;div id="results"&gt;&lt;/div&gt;</text:span></text:p>
      <text:p text:style-name="P94"/>
      <text:p text:style-name="P94"><text:span text:style-name="Source_20_Text"><text:s text:c="2"/>&lt;script&gt;</text:span></text:p>
      <text:p text:style-name="P94"><text:span text:style-name="Source_20_Text"><text:s text:c="4"/>let indexData = [];</text:span></text:p>
      <text:p text:style-name="P94"/>
      <text:p text:style-name="P94"><text:span text:style-name="Source_20_Text"><text:s text:c="4"/>async function loadIndex() {</text:span></text:p>
      <text:p text:style-name="P94"><text:span text:style-name="Source_20_Text"><text:s text:c="6"/>try {</text:span></text:p>
      <text:p text:style-name="P94"><text:span text:style-name="Source_20_Text"><text:s text:c="8"/>const response = await fetch('/docs/docs_index.json');</text:span></text:p>
      <text:p text:style-name="P94"><text:span text:style-name="Source_20_Text"><text:s text:c="8"/>indexData = await response.json();</text:span></text:p>
      <text:p text:style-name="P94"><text:span text:style-name="Source_20_Text"><text:s text:c="8"/>displayResults(indexData);</text:span></text:p>
      <text:p text:style-name="P94"><text:span text:style-name="Source_20_Text"><text:s text:c="6"/>} catch (err) {</text:span></text:p>
      <text:p text:style-name="P94"><text:span text:style-name="Source_20_Text"><text:s text:c="8"/>console.error('Error loading index:', err);</text:span></text:p>
      <text:p text:style-name="P94"><text:span text:style-name="Source_20_Text"><text:s text:c="8"/>document.getElementById('results').innerHTML = '&lt;p&gt;Error loading documentation index.&lt;/p&gt;';</text:span></text:p>
      <text:p text:style-name="P94"><text:span text:style-name="Source_20_Text"><text:s text:c="6"/>}</text:span></text:p>
      <text:p text:style-name="P94"><text:span text:style-name="Source_20_Text"><text:s text:c="4"/>}</text:span></text:p>
      <text:p text:style-name="P94"/>
      <text:p text:style-name="P94"><text:span text:style-name="Source_20_Text"><text:s text:c="4"/>function displayResults(data) {</text:span></text:p>
      <text:p text:style-name="P94"><text:span text:style-name="Source_20_Text"><text:s text:c="6"/>const container = document.getElementById('results');</text:span></text:p>
      <text:p text:style-name="P94"><text:span text:style-name="Source_20_Text"><text:s text:c="6"/>if (!data || data.length === 0) {</text:span></text:p>
      <text:p text:style-name="P94"><text:span text:style-name="Source_20_Text"><text:s text:c="8"/>container.innerHTML = '&lt;p&gt;No results found.&lt;/p&gt;';</text:span></text:p>
      <text:p text:style-name="P94"><text:span text:style-name="Source_20_Text"><text:s text:c="8"/>return;</text:span></text:p>
      <text:p text:style-name="P94"><text:span text:style-name="Source_20_Text"><text:s text:c="6"/>}</text:span></text:p>
      <text:p text:style-name="P94"><text:span text:style-name="Source_20_Text"><text:s text:c="6"/>container.innerHTML = data.map(entry =&gt; `</text:span></text:p>
      <text:p text:style-name="P94"><text:span text:style-name="Source_20_Text"><text:s text:c="8"/>&lt;div class="entry"&gt;</text:span></text:p>
      <text:p text:style-name="P94"><text:span text:style-name="Source_20_Text"><text:s text:c="10"/>&lt;h3&gt;&lt;a href="${entry.url}"&gt;${entry.title}&lt;/a&gt; &lt;span style="font-size:0.8rem; color:#888;"&gt;[${entry.type}]&lt;/span&gt;&lt;/h3&gt;</text:span></text:p>
      <text:p text:style-name="P94"><text:span text:style-name="Source_20_Text"><text:s text:c="10"/>&lt;p&gt;${entry.description || ''}&lt;/p&gt;</text:span></text:p>
      <text:p text:style-name="P94"><text:soft-page-break/><text:span text:style-name="Source_20_Text"><text:s text:c="8"/>&lt;/div&gt;</text:span></text:p>
      <text:p text:style-name="P94"><text:span text:style-name="Source_20_Text"><text:s text:c="6"/>`).join('');</text:span></text:p>
      <text:p text:style-name="P94"><text:span text:style-name="Source_20_Text"><text:s text:c="4"/>}</text:span></text:p>
      <text:p text:style-name="P94"/>
      <text:p text:style-name="P94"><text:span text:style-name="Source_20_Text"><text:s text:c="4"/>function filterIndex() {</text:span></text:p>
      <text:p text:style-name="P94"><text:span text:style-name="Source_20_Text"><text:s text:c="6"/>const query = document.getElementById('searchInput').value.toLowerCase();</text:span></text:p>
      <text:p text:style-name="P94"><text:span text:style-name="Source_20_Text"><text:s text:c="6"/>const type = document.getElementById('typeFilter').value;</text:span></text:p>
      <text:p text:style-name="P94"><text:span text:style-name="Source_20_Text"><text:s text:c="6"/>const filtered = indexData.filter(entry =&gt; {</text:span></text:p>
      <text:p text:style-name="P94"><text:span text:style-name="Source_20_Text"><text:s text:c="8"/>const matchesQuery = entry.title.toLowerCase().includes(query) || entry.description.toLowerCase().includes(query);</text:span></text:p>
      <text:p text:style-name="P94"><text:span text:style-name="Source_20_Text"><text:s text:c="8"/>const matchesType = type ? entry.type === type : true;</text:span></text:p>
      <text:p text:style-name="P94"><text:span text:style-name="Source_20_Text"><text:s text:c="8"/>return matchesQuery &amp;&amp; matchesType;</text:span></text:p>
      <text:p text:style-name="P94"><text:span text:style-name="Source_20_Text"><text:s text:c="6"/>});</text:span></text:p>
      <text:p text:style-name="P94"><text:span text:style-name="Source_20_Text"><text:s text:c="6"/>displayResults(filtered);</text:span></text:p>
      <text:p text:style-name="P94"><text:span text:style-name="Source_20_Text"><text:s text:c="4"/>}</text:span></text:p>
      <text:p text:style-name="P94"/>
      <text:p text:style-name="P94"><text:span text:style-name="Source_20_Text"><text:s text:c="4"/>document.getElementById('searchInput').addEventListener('input', filterIndex);</text:span></text:p>
      <text:p text:style-name="P94"><text:span text:style-name="Source_20_Text"><text:s text:c="4"/>document.getElementById('typeFilter').addEventListener('change', filterIndex);</text:span></text:p>
      <text:p text:style-name="P94"/>
      <text:p text:style-name="P94"><text:span text:style-name="Source_20_Text"><text:s text:c="4"/>loadIndex();</text:span></text:p>
      <text:p text:style-name="P94"><text:span text:style-name="Source_20_Text"><text:s text:c="2"/>&lt;/script&gt;</text:span></text:p>
      <text:p text:style-name="P94"/>
      <text:p text:style-name="P94"><text:span text:style-name="Source_20_Text">&lt;/body&gt;</text:span></text:p>
      <text:p text:style-name="P90"><text:span text:style-name="Source_20_Text">&lt;/html&gt;</text:span></text:p>
      <text:p text:style-name="Horizontal_20_Line"/>
      <text:h text:style-name="Heading_20_3" text:outline-level="3">✅ <text:span text:style-name="Strong_20_Emphasis">Features</text:span></text:h>
      <text:list xml:id="list813309739834728365" text:style-name="L54">
        <text:list-item>
          <text:p text:style-name="P54"><text:span text:style-name="Strong_20_Emphasis">Live search</text:span>: Type keywords to filter titles and descriptions immediately.</text:p>
        </text:list-item>
        <text:list-item>
          <text:p text:style-name="P54"><text:span text:style-name="Strong_20_Emphasis">Type filter</text:span>: Choose between <text:span text:style-name="Source_20_Text">folder</text:span> or <text:span text:style-name="Source_20_Text">file</text:span>.</text:p>
        </text:list-item>
        <text:list-item>
          <text:p text:style-name="P54"><text:span text:style-name="Strong_20_Emphasis">Dynamic results</text:span>: Uses <text:span text:style-name="Source_20_Text">docs_index.json</text:span> from <text:span text:style-name="Source_20_Text">/docs/</text:span>.</text:p>
        </text:list-item>
        <text:list-item>
          <text:p text:style-name="P54"><text:span text:style-name="Strong_20_Emphasis">Clean UI</text:span>: Each entry shows title (linked), type, and description.</text:p>
        </text:list-item>
      </text:list>
      <text:p text:style-name="Horizontal_20_Line"/>
      <text:p text:style-name="Text_20_body">You now have a <text:span text:style-name="Strong_20_Emphasis">fully automated documentation portal</text:span>:</text:p>
      <text:list xml:id="list4804038958746865197" text:style-name="L55">
        <text:list-item>
          <text:p text:style-name="P55">Python script generates the JSON index of all public folders/files.</text:p>
        </text:list-item>
        <text:list-item>
          <text:p text:style-name="P55"><text:span text:style-name="Source_20_Text">/docs/index.html</text:span> reads the JSON and provides live filtering/search.</text:p>
        </text:list-item>
        <text:list-item>
          <text:p text:style-name="P55">Any new files or folders added and rerun through the script will appear immediately in the search interface.</text:p>
        </text:list-item>
      </text:list>
      <text:p text:style-name="Text_20_body">I can also enhance it to <text:span text:style-name="Strong_20_Emphasis">categorize entries by folder, highlight new content, and support tags</text:span> for richer search experience, similar to your dev-blog metadata.</text:p>
      <text:p text:style-name="Text_20_body">Do you want me to add that?</text:p>
      <text:p text:style-name="Text_20_body"/>
      <text:p text:style-name="P86">Perfect. We can extend the portal to <text:span text:style-name="Strong_20_Emphasis">categorize entries by folder</text:span>, support <text:span text:style-name="Strong_20_Emphasis">tags</text:span>, and <text:span text:style-name="Strong_20_Emphasis">highlight new or updated content</text:span>. Here’s a production-ready enhancement for <text:span text:style-name="Source_20_Text">/docs/index.html</text:span> and the Python indexing script.</text:p>
      <text:p text:style-name="Horizontal_20_Line"/>
      <text:h text:style-name="Heading_20_3" text:outline-level="3"><text:span text:style-name="Strong_20_Emphasis">Enhanced Python Indexer</text:span></text:h>
      <text:p text:style-name="Text_20_body">Add <text:span text:style-name="Strong_20_Emphasis">folder path, tags, and last-modified date</text:span> for each entry:</text:p>
      <text:p text:style-name="P94"><text:span text:style-name="Source_20_Text">#!/usr/bin/env python3</text:span></text:p>
      <text:p text:style-name="P94"><text:span text:style-name="Source_20_Text">"""</text:span></text:p>
      <text:p text:style-name="P94"><text:span text:style-name="Source_20_Text">Enhanced Docs Index Generator — includes folder categorization, tags, and last-modified date</text:span></text:p>
      <text:p text:style-name="P94"><text:span text:style-name="Source_20_Text">"""</text:span></text:p>
      <text:p text:style-name="P94"/>
      <text:p text:style-name="P94"><text:span text:style-name="Source_20_Text">import os</text:span></text:p>
      <text:p text:style-name="P94"><text:span text:style-name="Source_20_Text">import json</text:span></text:p>
      <text:p text:style-name="P94"><text:span text:style-name="Source_20_Text">from pathlib import Path</text:span></text:p>
      <text:p text:style-name="P94"><text:span text:style-name="Source_20_Text">from datetime import datetime</text:span></text:p>
      <text:p text:style-name="P94"/>
      <text:p text:style-name="P94"><text:span text:style-name="Source_20_Text">PUBLIC_FOLDERS = ["community", "department", "devblog", "library"]</text:span></text:p>
      <text:p text:style-name="P94"><text:span text:style-name="Source_20_Text">OUTPUT_FILE = "docs_index.json"</text:span></text:p>
      <text:p text:style-name="P94"><text:span text:style-name="Source_20_Text">BASE_URL = "/" <text:s/></text:span></text:p>
      <text:p text:style-name="P94"><text:span text:style-name="Source_20_Text">README_NAMES = ("meta.json", "README.md", "README.txt")</text:span></text:p>
      <text:p text:style-name="P94"><text:span text:style-name="Source_20_Text">INDEXED_FILE_EXTENSIONS = (".html", ".htm", ".md", ".pdf", ".txt", ".odt")</text:span></text:p>
      <text:p text:style-name="P94"/>
      <text:p text:style-name="P94"><text:span text:style-name="Source_20_Text">def read_metadata(folder_path):</text:span></text:p>
      <text:p text:style-name="P94"><text:span text:style-name="Source_20_Text"><text:s text:c="4"/>for name in README_NAMES:</text:span></text:p>
      <text:p text:style-name="P94"><text:span text:style-name="Source_20_Text"><text:s text:c="8"/>path = os.path.join(folder_path, name)</text:span></text:p>
      <text:p text:style-name="P94"><text:span text:style-name="Source_20_Text"><text:s text:c="8"/>if os.path.isfile(path):</text:span></text:p>
      <text:p text:style-name="P94"><text:span text:style-name="Source_20_Text"><text:s text:c="12"/>try:</text:span></text:p>
      <text:p text:style-name="P94"><text:span text:style-name="Source_20_Text"><text:s text:c="16"/>if name.lower().endswith(".json"):</text:span></text:p>
      <text:p text:style-name="P94"><text:span text:style-name="Source_20_Text"><text:s text:c="20"/>with open(path, "r", encoding="utf-8") as fh:</text:span></text:p>
      <text:p text:style-name="P94"><text:span text:style-name="Source_20_Text"><text:s text:c="24"/>data = json.load(fh)</text:span></text:p>
      <text:p text:style-name="P94"><text:span text:style-name="Source_20_Text"><text:s text:c="24"/>return data.get("title"), data.get("description"), data.get("tags", [])</text:span></text:p>
      <text:p text:style-name="P94"><text:span text:style-name="Source_20_Text"><text:s text:c="16"/>else:</text:span></text:p>
      <text:p text:style-name="P94"><text:span text:style-name="Source_20_Text"><text:s text:c="20"/>with open(path, "r", encoding="utf-8") as fh:</text:span></text:p>
      <text:p text:style-name="P94"><text:span text:style-name="Source_20_Text"><text:s text:c="24"/>lines = [line.strip() for line in fh if line.strip()]</text:span></text:p>
      <text:p text:style-name="P94"><text:span text:style-name="Source_20_Text"><text:s text:c="24"/>title = next((line.lstrip("# ").strip() for line in lines if line.startswith("#")), None)</text:span></text:p>
      <text:p text:style-name="P94"><text:span text:style-name="Source_20_Text"><text:s text:c="24"/>description = None</text:span></text:p>
      <text:p text:style-name="P94"><text:span text:style-name="Source_20_Text"><text:s text:c="24"/>if title:</text:span></text:p>
      <text:p text:style-name="P94"><text:span text:style-name="Source_20_Text"><text:s text:c="28"/>paragraphs = "\n".join(lines).split("\n\n")</text:span></text:p>
      <text:p text:style-name="P94"><text:span text:style-name="Source_20_Text"><text:s text:c="28"/>description = paragraphs[1] if paragraphs[0].startswith(title) else paragraphs[0]</text:span></text:p>
      <text:p text:style-name="P94"><text:span text:style-name="Source_20_Text"><text:s text:c="24"/>return title, description, []</text:span></text:p>
      <text:p text:style-name="P94"><text:span text:style-name="Source_20_Text"><text:s text:c="12"/>except Exception:</text:span></text:p>
      <text:p text:style-name="P94"><text:span text:style-name="Source_20_Text"><text:s text:c="16"/>continue</text:span></text:p>
      <text:p text:style-name="P94"><text:span text:style-name="Source_20_Text"><text:s text:c="4"/>return None, None, []</text:span></text:p>
      <text:p text:style-name="P94"/>
      <text:p text:style-name="P94"><text:span text:style-name="Source_20_Text">def generate_index():</text:span></text:p>
      <text:p text:style-name="P94"><text:span text:style-name="Source_20_Text"><text:s text:c="4"/>index_entries = []</text:span></text:p>
      <text:p text:style-name="P94"/>
      <text:p text:style-name="P94"><text:span text:style-name="Source_20_Text"><text:s text:c="4"/>for folder in PUBLIC_FOLDERS:</text:span></text:p>
      <text:p text:style-name="P94"><text:span text:style-name="Source_20_Text"><text:s text:c="8"/>for root, dirs, files in os.walk(folder):</text:span></text:p>
      <text:p text:style-name="P94"><text:span text:style-name="Source_20_Text"><text:s text:c="12"/>dirs[:] = [d for d in dirs if not d.startswith(".")]</text:span></text:p>
      <text:p text:style-name="P94"><text:soft-page-break/><text:span text:style-name="Source_20_Text"><text:s text:c="12"/>files = [f for f in files if not f.startswith(".")]</text:span></text:p>
      <text:p text:style-name="P94"/>
      <text:p text:style-name="P94"><text:span text:style-name="Source_20_Text"><text:s text:c="12"/>folder_title, folder_desc, folder_tags = read_metadata(root)</text:span></text:p>
      <text:p text:style-name="P94"><text:span text:style-name="Source_20_Text"><text:s text:c="12"/>folder_name = os.path.basename(root)</text:span></text:p>
      <text:p text:style-name="P94"><text:span text:style-name="Source_20_Text"><text:s text:c="12"/>folder_title = folder_title or folder_name.replace("_", " ").replace("-", " ").title()</text:span></text:p>
      <text:p text:style-name="P94"><text:span text:style-name="Source_20_Text"><text:s text:c="12"/>folder_url = os.path.join(BASE_URL, root, "index.html").replace(os.sep, "/")</text:span></text:p>
      <text:p text:style-name="P94"><text:span text:style-name="Source_20_Text"><text:s text:c="12"/>if not os.path.isfile(os.path.join(root, "index.html")):</text:span></text:p>
      <text:p text:style-name="P94"><text:span text:style-name="Source_20_Text"><text:s text:c="16"/>folder_url = os.path.join(BASE_URL, root).replace(os.sep, "/") + "/"</text:span></text:p>
      <text:p text:style-name="P94"/>
      <text:p text:style-name="P94"><text:span text:style-name="Source_20_Text"><text:s text:c="12"/>index_entries.append({</text:span></text:p>
      <text:p text:style-name="P94"><text:span text:style-name="Source_20_Text"><text:s text:c="16"/>"title": folder_title,</text:span></text:p>
      <text:p text:style-name="P94"><text:span text:style-name="Source_20_Text"><text:s text:c="16"/>"description": folder_desc or "",</text:span></text:p>
      <text:p text:style-name="P94"><text:span text:style-name="Source_20_Text"><text:s text:c="16"/>"url": folder_url,</text:span></text:p>
      <text:p text:style-name="P94"><text:span text:style-name="Source_20_Text"><text:s text:c="16"/>"type": "folder",</text:span></text:p>
      <text:p text:style-name="P94"><text:span text:style-name="Source_20_Text"><text:s text:c="16"/>"path": root,</text:span></text:p>
      <text:p text:style-name="P94"><text:span text:style-name="Source_20_Text"><text:s text:c="16"/>"tags": folder_tags,</text:span></text:p>
      <text:p text:style-name="P94"><text:span text:style-name="Source_20_Text"><text:s text:c="16"/>"last_modified": datetime.utcfromtimestamp(os.path.getmtime(root)).isoformat()</text:span></text:p>
      <text:p text:style-name="P94"><text:span text:style-name="Source_20_Text"><text:s text:c="12"/>})</text:span></text:p>
      <text:p text:style-name="P94"/>
      <text:p text:style-name="P94"><text:span text:style-name="Source_20_Text"><text:s text:c="12"/>for f in files:</text:span></text:p>
      <text:p text:style-name="P94"><text:span text:style-name="Source_20_Text"><text:s text:c="16"/>ext = Path(f).suffix.lower()</text:span></text:p>
      <text:p text:style-name="P94"><text:span text:style-name="Source_20_Text"><text:s text:c="16"/>if ext not in INDEXED_FILE_EXTENSIONS:</text:span></text:p>
      <text:p text:style-name="P94"><text:span text:style-name="Source_20_Text"><text:s text:c="20"/>continue</text:span></text:p>
      <text:p text:style-name="P94"><text:span text:style-name="Source_20_Text"><text:s text:c="16"/>file_path = os.path.join(root, f)</text:span></text:p>
      <text:p text:style-name="P94"><text:span text:style-name="Source_20_Text"><text:s text:c="16"/>file_title = Path(f).stem.replace("_", " ").replace("-", " ").title()</text:span></text:p>
      <text:p text:style-name="P94"><text:span text:style-name="Source_20_Text"><text:s text:c="16"/>file_desc = None</text:span></text:p>
      <text:p text:style-name="P94"><text:span text:style-name="Source_20_Text"><text:s text:c="16"/>file_tags = []</text:span></text:p>
      <text:p text:style-name="P94"/>
      <text:p text:style-name="P94"><text:span text:style-name="Source_20_Text"><text:s text:c="16"/>if ext in (".md", ".txt", ".odt"):</text:span></text:p>
      <text:p text:style-name="P94"><text:span text:style-name="Source_20_Text"><text:s text:c="20"/>try:</text:span></text:p>
      <text:p text:style-name="P94"><text:span text:style-name="Source_20_Text"><text:s text:c="24"/>with open(file_path, "r", encoding="utf-8") as fh:</text:span></text:p>
      <text:p text:style-name="P94"><text:span text:style-name="Source_20_Text"><text:s text:c="28"/>lines = [line.strip() for line in fh.readlines() if line.strip()]</text:span></text:p>
      <text:p text:style-name="P94"><text:span text:style-name="Source_20_Text"><text:s text:c="28"/>if lines:</text:span></text:p>
      <text:p text:style-name="P94"><text:span text:style-name="Source_20_Text"><text:s text:c="32"/>first_line = lines[0]</text:span></text:p>
      <text:p text:style-name="P94"><text:span text:style-name="Source_20_Text"><text:s text:c="32"/>if first_line.startswith("#"):</text:span></text:p>
      <text:p text:style-name="P94"><text:span text:style-name="Source_20_Text"><text:s text:c="36"/>file_title = first_line.lstrip("# ").strip()</text:span></text:p>
      <text:p text:style-name="P94"><text:span text:style-name="Source_20_Text"><text:s text:c="32"/>file_desc = lines[1] if len(lines) &gt; 1 else ""</text:span></text:p>
      <text:p text:style-name="P94"><text:span text:style-name="Source_20_Text"><text:s text:c="20"/>except Exception:</text:span></text:p>
      <text:p text:style-name="P94"><text:span text:style-name="Source_20_Text"><text:s text:c="24"/>pass</text:span></text:p>
      <text:p text:style-name="P94"/>
      <text:p text:style-name="P94"><text:span text:style-name="Source_20_Text"><text:s text:c="16"/>file_url = os.path.join(BASE_URL, root, f).replace(os.sep, "/")</text:span></text:p>
      <text:p text:style-name="P94"><text:span text:style-name="Source_20_Text"><text:s text:c="16"/>index_entries.append({</text:span></text:p>
      <text:p text:style-name="P94"><text:span text:style-name="Source_20_Text"><text:s text:c="20"/>"title": file_title,</text:span></text:p>
      <text:p text:style-name="P94"><text:span text:style-name="Source_20_Text"><text:s text:c="20"/>"description": file_desc or "",</text:span></text:p>
      <text:p text:style-name="P94"><text:span text:style-name="Source_20_Text"><text:s text:c="20"/>"url": file_url,</text:span></text:p>
      <text:p text:style-name="P94"><text:span text:style-name="Source_20_Text"><text:s text:c="20"/>"type": "file",</text:span></text:p>
      <text:p text:style-name="P94"><text:span text:style-name="Source_20_Text"><text:s text:c="20"/>"path": root,</text:span></text:p>
      <text:p text:style-name="P94"><text:span text:style-name="Source_20_Text"><text:s text:c="20"/>"tags": file_tags,</text:span></text:p>
      <text:p text:style-name="P94"><text:span text:style-name="Source_20_Text"><text:s text:c="20"/>"last_modified": datetime.utcfromtimestamp(os.path.getmtime(file_path)).isoformat()</text:span></text:p>
      <text:p text:style-name="P94"><text:span text:style-name="Source_20_Text"><text:s text:c="16"/>})</text:span></text:p>
      <text:p text:style-name="P94"/>
      <text:p text:style-name="P94"><text:span text:style-name="Source_20_Text"><text:s text:c="4"/>os.makedirs("docs", exist_ok=True)</text:span></text:p>
      <text:p text:style-name="P94"><text:soft-page-break/><text:span text:style-name="Source_20_Text"><text:s text:c="4"/>with open(os.path.join("docs", OUTPUT_FILE), "w", encoding="utf-8") as fh:</text:span></text:p>
      <text:p text:style-name="P94"><text:span text:style-name="Source_20_Text"><text:s text:c="8"/>json.dump(index_entries, fh, indent=2, ensure_ascii=False)</text:span></text:p>
      <text:p text:style-name="P94"><text:span text:style-name="Source_20_Text"><text:s text:c="4"/>print(f"Generated docs/{OUTPUT_FILE} with {len(index_entries)} entries.")</text:span></text:p>
      <text:p text:style-name="P94"/>
      <text:p text:style-name="P94"><text:span text:style-name="Source_20_Text">if __name__ == "__main__":</text:span></text:p>
      <text:p text:style-name="P90"><text:span text:style-name="Source_20_Text"><text:s text:c="4"/>generate_index()</text:span></text:p>
      <text:p text:style-name="Horizontal_20_Line"/>
      <text:h text:style-name="Heading_20_3" text:outline-level="3"><text:span text:style-name="Strong_20_Emphasis">Enhanced </text:span><text:span text:style-name="Strong_20_Emphasis"><text:span text:style-name="Source_20_Text">/docs/index.html</text:span></text:span></text:h>
      <text:p text:style-name="Text_20_body">Features added:</text:p>
      <text:list xml:id="list2149681555642776140" text:style-name="L56">
        <text:list-item>
          <text:p text:style-name="P56">Categorization by folder (<text:span text:style-name="Source_20_Text">path</text:span>)</text:p>
        </text:list-item>
        <text:list-item>
          <text:p text:style-name="P56">Tags filter</text:p>
        </text:list-item>
        <text:list-item>
          <text:p text:style-name="P56">Last-modified highlighting (entries updated in the last 7 days)</text:p>
        </text:list-item>
      </text:list>
      <text:p text:style-name="P94"><text:span text:style-name="Source_20_Text">&lt;!DOCTYPE html&gt;</text:span></text:p>
      <text:p text:style-name="P94"><text:span text:style-name="Source_20_Text">&lt;html lang="en"&gt;</text:span></text:p>
      <text:p text:style-name="P94"><text:span text:style-name="Source_20_Text">&lt;head&gt;</text:span></text:p>
      <text:p text:style-name="P94"><text:span text:style-name="Source_20_Text">&lt;meta charset="UTF-8"&gt;</text:span></text:p>
      <text:p text:style-name="P94"><text:span text:style-name="Source_20_Text">&lt;meta name="viewport" content="width=device-width, initial-scale=1.0"&gt;</text:span></text:p>
      <text:p text:style-name="P94"><text:span text:style-name="Source_20_Text">&lt;title&gt;Malone University Docs Portal&lt;/title&gt;</text:span></text:p>
      <text:p text:style-name="P94"><text:span text:style-name="Source_20_Text">&lt;link rel="stylesheet" href="/component/css/pyc.css"&gt;</text:span></text:p>
      <text:p text:style-name="P94"><text:span text:style-name="Source_20_Text">&lt;style&gt;</text:span></text:p>
      <text:p text:style-name="P94"><text:span text:style-name="Source_20_Text">body { font-family: Arial, sans-serif; margin: 2rem; }</text:span></text:p>
      <text:p text:style-name="P94"><text:span text:style-name="Source_20_Text">input, select { padding: 0.5rem; margin: 0.5rem 0; width: 100%; max-width: 400px; }</text:span></text:p>
      <text:p text:style-name="P94"><text:span text:style-name="Source_20_Text">.entry { border-bottom: 1px solid #ccc; padding: 0.5rem 0; }</text:span></text:p>
      <text:p text:style-name="P94"><text:span text:style-name="Source_20_Text">.entry h3 { margin: 0; font-size: 1.1rem; }</text:span></text:p>
      <text:p text:style-name="P94"><text:span text:style-name="Source_20_Text">.entry p { margin: 0.25rem 0 0; color: #555; font-size: 0.9rem; }</text:span></text:p>
      <text:p text:style-name="P94"><text:span text:style-name="Source_20_Text">.entry .tags { font-size: 0.8rem; color: #0073e6; margin-top: 0.2rem; }</text:span></text:p>
      <text:p text:style-name="P94"><text:span text:style-name="Source_20_Text">.new-entry { background-color: #f0f9ff; }</text:span></text:p>
      <text:p text:style-name="P94"><text:span text:style-name="Source_20_Text">&lt;/style&gt;</text:span></text:p>
      <text:p text:style-name="P94"><text:span text:style-name="Source_20_Text">&lt;/head&gt;</text:span></text:p>
      <text:p text:style-name="P94"><text:span text:style-name="Source_20_Text">&lt;body&gt;</text:span></text:p>
      <text:p text:style-name="P94"/>
      <text:p text:style-name="P94"><text:span text:style-name="Source_20_Text">&lt;h1&gt;Malone University Documentation Portal&lt;/h1&gt;</text:span></text:p>
      <text:p text:style-name="P94"/>
      <text:p text:style-name="P94"><text:span text:style-name="Source_20_Text">&lt;input type="text" id="searchInput" placeholder="Search documentation..."&gt;</text:span></text:p>
      <text:p text:style-name="P94"><text:span text:style-name="Source_20_Text">&lt;select id="typeFilter"&gt;</text:span></text:p>
      <text:p text:style-name="P94"><text:span text:style-name="Source_20_Text"><text:s text:c="2"/>&lt;option value=""&gt;All types&lt;/option&gt;</text:span></text:p>
      <text:p text:style-name="P94"><text:span text:style-name="Source_20_Text"><text:s text:c="2"/>&lt;option value="folder"&gt;Folder&lt;/option&gt;</text:span></text:p>
      <text:p text:style-name="P94"><text:span text:style-name="Source_20_Text"><text:s text:c="2"/>&lt;option value="file"&gt;File&lt;/option&gt;</text:span></text:p>
      <text:p text:style-name="P94"><text:span text:style-name="Source_20_Text">&lt;/select&gt;</text:span></text:p>
      <text:p text:style-name="P94"><text:span text:style-name="Source_20_Text">&lt;select id="tagFilter"&gt;</text:span></text:p>
      <text:p text:style-name="P94"><text:span text:style-name="Source_20_Text"><text:s text:c="2"/>&lt;option value=""&gt;All tags&lt;/option&gt;</text:span></text:p>
      <text:p text:style-name="P94"><text:span text:style-name="Source_20_Text">&lt;/select&gt;</text:span></text:p>
      <text:p text:style-name="P94"/>
      <text:p text:style-name="P94"><text:span text:style-name="Source_20_Text">&lt;div id="results"&gt;&lt;/div&gt;</text:span></text:p>
      <text:p text:style-name="P94"/>
      <text:p text:style-name="P94"><text:span text:style-name="Source_20_Text">&lt;script&gt;</text:span></text:p>
      <text:p text:style-name="P94"><text:span text:style-name="Source_20_Text">let indexData = [];</text:span></text:p>
      <text:p text:style-name="P94"/>
      <text:p text:style-name="P94"><text:span text:style-name="Source_20_Text">function isNew(lastModified) {</text:span></text:p>
      <text:p text:style-name="P94"><text:span text:style-name="Source_20_Text"><text:s text:c="2"/>const days = 7;</text:span></text:p>
      <text:p text:style-name="P94"><text:span text:style-name="Source_20_Text"><text:s text:c="2"/>const now = new Date();</text:span></text:p>
      <text:p text:style-name="P94"><text:span text:style-name="Source_20_Text"><text:s text:c="2"/>const lmDate = new Date(lastModified);</text:span></text:p>
      <text:p text:style-name="P94"><text:soft-page-break/><text:span text:style-name="Source_20_Text"><text:s text:c="2"/>return (now - lmDate) / (1000*60*60*24) &lt;= days;</text:span></text:p>
      <text:p text:style-name="P94"><text:span text:style-name="Source_20_Text">}</text:span></text:p>
      <text:p text:style-name="P94"/>
      <text:p text:style-name="P94"><text:span text:style-name="Source_20_Text">async function loadIndex() {</text:span></text:p>
      <text:p text:style-name="P94"><text:span text:style-name="Source_20_Text"><text:s text:c="2"/>try {</text:span></text:p>
      <text:p text:style-name="P94"><text:span text:style-name="Source_20_Text"><text:s text:c="4"/>const response = await fetch('/docs/docs_index.json');</text:span></text:p>
      <text:p text:style-name="P94"><text:span text:style-name="Source_20_Text"><text:s text:c="4"/>indexData = await response.json();</text:span></text:p>
      <text:p text:style-name="P94"/>
      <text:p text:style-name="P94"><text:span text:style-name="Source_20_Text"><text:s text:c="4"/>// populate tag filter options</text:span></text:p>
      <text:p text:style-name="P94"><text:span text:style-name="Source_20_Text"><text:s text:c="4"/>const tags = new Set();</text:span></text:p>
      <text:p text:style-name="P94"><text:span text:style-name="Source_20_Text"><text:s text:c="4"/>indexData.forEach(entry =&gt; entry.tags.forEach(t =&gt; tags.add(t)));</text:span></text:p>
      <text:p text:style-name="P94"><text:span text:style-name="Source_20_Text"><text:s text:c="4"/>const tagSelect = document.getElementById('tagFilter');</text:span></text:p>
      <text:p text:style-name="P94"><text:span text:style-name="Source_20_Text"><text:s text:c="4"/>Array.from(tags).sort().forEach(t =&gt; {</text:span></text:p>
      <text:p text:style-name="P94"><text:span text:style-name="Source_20_Text"><text:s text:c="6"/>const opt = document.createElement('option');</text:span></text:p>
      <text:p text:style-name="P94"><text:span text:style-name="Source_20_Text"><text:s text:c="6"/>opt.value = t;</text:span></text:p>
      <text:p text:style-name="P94"><text:span text:style-name="Source_20_Text"><text:s text:c="6"/>opt.textContent = t;</text:span></text:p>
      <text:p text:style-name="P94"><text:span text:style-name="Source_20_Text"><text:s text:c="6"/>tagSelect.appendChild(opt);</text:span></text:p>
      <text:p text:style-name="P94"><text:span text:style-name="Source_20_Text"><text:s text:c="4"/>});</text:span></text:p>
      <text:p text:style-name="P94"/>
      <text:p text:style-name="P94"><text:span text:style-name="Source_20_Text"><text:s text:c="4"/>displayResults(indexData);</text:span></text:p>
      <text:p text:style-name="P94"><text:span text:style-name="Source_20_Text"><text:s text:c="2"/>} catch (err) {</text:span></text:p>
      <text:p text:style-name="P94"><text:span text:style-name="Source_20_Text"><text:s text:c="4"/>console.error('Error loading index:', err);</text:span></text:p>
      <text:p text:style-name="P94"><text:span text:style-name="Source_20_Text"><text:s text:c="4"/>document.getElementById('results').innerHTML = '&lt;p&gt;Error loading documentation index.&lt;/p&gt;';</text:span></text:p>
      <text:p text:style-name="P94"><text:span text:style-name="Source_20_Text"><text:s text:c="2"/>}</text:span></text:p>
      <text:p text:style-name="P94"><text:span text:style-name="Source_20_Text">}</text:span></text:p>
      <text:p text:style-name="P94"/>
      <text:p text:style-name="P94"><text:span text:style-name="Source_20_Text">function displayResults(data) {</text:span></text:p>
      <text:p text:style-name="P94"><text:span text:style-name="Source_20_Text"><text:s text:c="2"/>const container = document.getElementById('results');</text:span></text:p>
      <text:p text:style-name="P94"><text:span text:style-name="Source_20_Text"><text:s text:c="2"/>if (!data || data.length === 0) {</text:span></text:p>
      <text:p text:style-name="P94"><text:span text:style-name="Source_20_Text"><text:s text:c="4"/>container.innerHTML = '&lt;p&gt;No results found.&lt;/p&gt;';</text:span></text:p>
      <text:p text:style-name="P94"><text:span text:style-name="Source_20_Text"><text:s text:c="4"/>return;</text:span></text:p>
      <text:p text:style-name="P94"><text:span text:style-name="Source_20_Text"><text:s text:c="2"/>}</text:span></text:p>
      <text:p text:style-name="P94"><text:span text:style-name="Source_20_Text"><text:s text:c="2"/>container.innerHTML = data.map(entry =&gt; `</text:span></text:p>
      <text:p text:style-name="P94"><text:span text:style-name="Source_20_Text"><text:s text:c="4"/>&lt;div class="entry ${isNew(entry.last_modified) ? 'new-entry' : ''}"&gt;</text:span></text:p>
      <text:p text:style-name="P94"><text:span text:style-name="Source_20_Text"><text:s text:c="6"/>&lt;h3&gt;&lt;a href="${entry.url}"&gt;${entry.title}&lt;/a&gt; &lt;span style="font-size:0.8rem; color:#888;"&gt;[${entry.type}]&lt;/span&gt;&lt;/h3&gt;</text:span></text:p>
      <text:p text:style-name="P94"><text:span text:style-name="Source_20_Text"><text:s text:c="6"/>&lt;p&gt;${entry.description || ''}&lt;/p&gt;</text:span></text:p>
      <text:p text:style-name="P94"><text:span text:style-name="Source_20_Text"><text:s text:c="6"/>${entry.tags.length ? '&lt;div class="tags"&gt;Tags: ' + entry.tags.join(', ') + '&lt;/div&gt;' : ''}</text:span></text:p>
      <text:p text:style-name="P94"><text:span text:style-name="Source_20_Text"><text:s text:c="6"/>&lt;div style="font-size:0.7rem; color:#999;"&gt;Path: ${entry.path}&lt;/div&gt;</text:span></text:p>
      <text:p text:style-name="P94"><text:span text:style-name="Source_20_Text"><text:s text:c="4"/>&lt;/div&gt;</text:span></text:p>
      <text:p text:style-name="P94"><text:span text:style-name="Source_20_Text"><text:s text:c="2"/>`).join('');</text:span></text:p>
      <text:p text:style-name="P94"><text:span text:style-name="Source_20_Text">}</text:span></text:p>
      <text:p text:style-name="P94"/>
      <text:p text:style-name="P94"><text:span text:style-name="Source_20_Text">function filterIndex() {</text:span></text:p>
      <text:p text:style-name="P94"><text:span text:style-name="Source_20_Text"><text:s text:c="2"/>const query = document.getElementById('searchInput').value.toLowerCase();</text:span></text:p>
      <text:p text:style-name="P94"><text:span text:style-name="Source_20_Text"><text:s text:c="2"/>const type = document.getElementById('typeFilter').value;</text:span></text:p>
      <text:p text:style-name="P94"><text:span text:style-name="Source_20_Text"><text:s text:c="2"/>const tag = document.getElementById('tagFilter').value;</text:span></text:p>
      <text:p text:style-name="P94"><text:span text:style-name="Source_20_Text"><text:s text:c="2"/>const filtered = indexData.filter(entry =&gt; {</text:span></text:p>
      <text:p text:style-name="P94"><text:span text:style-name="Source_20_Text"><text:s text:c="4"/>const matchesQuery = entry.title.toLowerCase().includes(query) || entry.description.toLowerCase().includes(query);</text:span></text:p>
      <text:p text:style-name="P94"><text:span text:style-name="Source_20_Text"><text:s text:c="4"/>const matchesType = type ? entry.type === type : true;</text:span></text:p>
      <text:p text:style-name="P94"><text:span text:style-name="Source_20_Text"><text:s text:c="4"/>const matchesTag = tag ? entry.tags.includes(tag) : true;</text:span></text:p>
      <text:p text:style-name="P94"><text:span text:style-name="Source_20_Text"><text:s text:c="4"/>return matchesQuery &amp;&amp; matchesType &amp;&amp; matchesTag;</text:span></text:p>
      <text:p text:style-name="P94"><text:span text:style-name="Source_20_Text"><text:s text:c="2"/>});</text:span></text:p>
      <text:p text:style-name="P94"><text:span text:style-name="Source_20_Text"><text:s text:c="2"/>displayResults(filtered);</text:span></text:p>
      <text:p text:style-name="P94"><text:span text:style-name="Source_20_Text">}</text:span></text:p>
      <text:p text:style-name="P94"/>
      <text:p text:style-name="P94"><text:soft-page-break/><text:span text:style-name="Source_20_Text">document.getElementById('searchInput').addEventListener('input', filterIndex);</text:span></text:p>
      <text:p text:style-name="P94"><text:span text:style-name="Source_20_Text">document.getElementById('typeFilter').addEventListener('change', filterIndex);</text:span></text:p>
      <text:p text:style-name="P94"><text:span text:style-name="Source_20_Text">document.getElementById('tagFilter').addEventListener('change', filterIndex);</text:span></text:p>
      <text:p text:style-name="P94"/>
      <text:p text:style-name="P94"><text:span text:style-name="Source_20_Text">loadIndex();</text:span></text:p>
      <text:p text:style-name="P94"><text:span text:style-name="Source_20_Text">&lt;/script&gt;</text:span></text:p>
      <text:p text:style-name="P94"><text:span text:style-name="Source_20_Text">&lt;/body&gt;</text:span></text:p>
      <text:p text:style-name="P90"><text:span text:style-name="Source_20_Text">&lt;/html&gt;</text:span></text:p>
      <text:p text:style-name="Horizontal_20_Line"/>
      <text:h text:style-name="Heading_20_3" text:outline-level="3">✅ <text:span text:style-name="Strong_20_Emphasis">What This Adds</text:span></text:h>
      <text:list xml:id="list1415174293252885254" text:style-name="L57">
        <text:list-item>
          <text:p text:style-name="P57"><text:span text:style-name="Strong_20_Emphasis">Folder categorization</text:span>: Shows <text:span text:style-name="Source_20_Text">path</text:span> for clarity and organization.</text:p>
        </text:list-item>
        <text:list-item>
          <text:p text:style-name="P57"><text:span text:style-name="Strong_20_Emphasis">Tag filtering</text:span>: Users can filter by tags assigned in <text:span text:style-name="Source_20_Text">meta.json</text:span> or README.</text:p>
        </text:list-item>
        <text:list-item>
          <text:p text:style-name="P57"><text:span text:style-name="Strong_20_Emphasis">Highlight new entries</text:span>: Any file/folder modified in the last 7 days gets a light background.</text:p>
        </text:list-item>
        <text:list-item>
          <text:p text:style-name="P57"><text:span text:style-name="Strong_20_Emphasis">Search &amp; filter combined</text:span>: Keyword search + type + tag filter.</text:p>
        </text:list-item>
        <text:list-item>
          <text:p text:style-name="P57"><text:span text:style-name="Strong_20_Emphasis">Automatic integration</text:span>: Just run the enhanced Python indexer whenever content changes.</text:p>
        </text:list-item>
      </text:list>
      <text:p text:style-name="Horizontal_20_Line"/>
      <text:p text:style-name="Text_20_body">I can also <text:span text:style-name="Strong_20_Emphasis">add automatic tag extraction from your dev-blog metadata and whitepapers</text:span> so all entries carry consistent tags for better search results.</text:p>
      <text:p text:style-name="Text_20_body">Do you want me to implement that next?</text:p>
      <text:p text:style-name="Text_20_body"/>
      <text:p text:style-name="P86">Perfect. Let’s enhance your indexer so that <text:span text:style-name="Strong_20_Emphasis">tags are automatically extracted from dev-blog entries and whitepapers</text:span> to unify the metadata across your documentation portal.</text:p>
      <text:p text:style-name="Text_20_body">Here’s the approach:</text:p>
      <text:p text:style-name="Horizontal_20_Line"/>
      <text:h text:style-name="Heading_20_3" text:outline-level="3"><text:span text:style-name="Strong_20_Emphasis">1. Tag Extraction Rules</text:span></text:h>
      <text:list xml:id="list4266728792844715397" text:style-name="L58">
        <text:list-item>
          <text:p text:style-name="P58"><text:span text:style-name="Strong_20_Emphasis">Dev-blog entries:</text:span> Look for <text:span text:style-name="Source_20_Text">meta.json</text:span> or first Markdown header lines for <text:span text:style-name="Source_20_Text">tags: ...</text:span> in each post.</text:p>
        </text:list-item>
        <text:list-item>
          <text:p text:style-name="P58"><text:span text:style-name="Strong_20_Emphasis">Whitepapers:</text:span> Read <text:span text:style-name="Source_20_Text">meta.json</text:span> or first lines of the ODT/Markdown files. Tags can be comma-separated lists.</text:p>
        </text:list-item>
        <text:list-item>
          <text:p text:style-name="P58"><text:span text:style-name="Strong_20_Emphasis">Fallback:</text:span> If no tags are found, generate a tag from the folder name (e.g., <text:span text:style-name="Source_20_Text">dev-blog</text:span>, <text:span text:style-name="Source_20_Text">library</text:span>, <text:span text:style-name="Source_20_Text">department</text:span>).</text:p>
        </text:list-item>
      </text:list>
      <text:p text:style-name="Horizontal_20_Line"/>
      <text:h text:style-name="Heading_20_3" text:outline-level="3"><text:span text:style-name="Strong_20_Emphasis">2. Updated Python Indexer with Auto Tagging</text:span></text:h>
      <text:p text:style-name="P94"><text:span text:style-name="Source_20_Text">#!/usr/bin/env python3</text:span></text:p>
      <text:p text:style-name="P94"><text:span text:style-name="Source_20_Text">"""</text:span></text:p>
      <text:p text:style-name="P94"><text:span text:style-name="Source_20_Text">Enhanced Docs Index Generator — Auto tag extraction from dev-blog &amp; whitepapers</text:span></text:p>
      <text:p text:style-name="P94"><text:span text:style-name="Source_20_Text">"""</text:span></text:p>
      <text:p text:style-name="P94"/>
      <text:p text:style-name="P94"><text:span text:style-name="Source_20_Text">import os</text:span></text:p>
      <text:p text:style-name="P94"><text:span text:style-name="Source_20_Text">import json</text:span></text:p>
      <text:p text:style-name="P94"><text:span text:style-name="Source_20_Text">from pathlib import Path</text:span></text:p>
      <text:p text:style-name="P94"><text:span text:style-name="Source_20_Text">from datetime import datetime</text:span></text:p>
      <text:p text:style-name="P94"/>
      <text:p text:style-name="P94"><text:span text:style-name="Source_20_Text">PUBLIC_FOLDERS = ["community", "department", "devblog", "library"]</text:span></text:p>
      <text:p text:style-name="P94"><text:span text:style-name="Source_20_Text">OUTPUT_FILE = "docs_index.json"</text:span></text:p>
      <text:p text:style-name="P94"><text:span text:style-name="Source_20_Text">BASE_URL = "/" <text:s/></text:span></text:p>
      <text:p text:style-name="P94"><text:span text:style-name="Source_20_Text">README_NAMES = ("meta.json", "README.md", "README.txt")</text:span></text:p>
      <text:p text:style-name="P94"><text:span text:style-name="Source_20_Text">INDEXED_FILE_EXTENSIONS = (".html", ".htm", ".md", ".pdf", ".txt", ".odt")</text:span></text:p>
      <text:p text:style-name="P94"/>
      <text:p text:style-name="P94"><text:span text:style-name="Source_20_Text">def read_metadata(folder_path, default_tag=None):</text:span></text:p>
      <text:p text:style-name="P94"><text:span text:style-name="Source_20_Text"><text:s text:c="4"/>"""Read metadata from JSON or README, including auto-extracted tags."""</text:span></text:p>
      <text:p text:style-name="P94"><text:span text:style-name="Source_20_Text"><text:s text:c="4"/>for name in README_NAMES:</text:span></text:p>
      <text:p text:style-name="P94"><text:span text:style-name="Source_20_Text"><text:s text:c="8"/>path = os.path.join(folder_path, name)</text:span></text:p>
      <text:p text:style-name="P94"><text:span text:style-name="Source_20_Text"><text:s text:c="8"/>if os.path.isfile(path):</text:span></text:p>
      <text:p text:style-name="P94"><text:span text:style-name="Source_20_Text"><text:s text:c="12"/>try:</text:span></text:p>
      <text:p text:style-name="P94"><text:span text:style-name="Source_20_Text"><text:s text:c="16"/>title, description, tags = None, None, []</text:span></text:p>
      <text:p text:style-name="P94"><text:span text:style-name="Source_20_Text"><text:s text:c="16"/>if name.lower().endswith(".json"):</text:span></text:p>
      <text:p text:style-name="P94"><text:span text:style-name="Source_20_Text"><text:s text:c="20"/>with open(path, "r", encoding="utf-8") as fh:</text:span></text:p>
      <text:p text:style-name="P94"><text:span text:style-name="Source_20_Text"><text:s text:c="24"/>data = json.load(fh)</text:span></text:p>
      <text:p text:style-name="P94"><text:span text:style-name="Source_20_Text"><text:s text:c="24"/>title = data.get("title")</text:span></text:p>
      <text:p text:style-name="P94"><text:span text:style-name="Source_20_Text"><text:s text:c="24"/>description = data.get("description")</text:span></text:p>
      <text:p text:style-name="P94"><text:span text:style-name="Source_20_Text"><text:s text:c="24"/>tags = data.get("tags", [])</text:span></text:p>
      <text:p text:style-name="P94"><text:span text:style-name="Source_20_Text"><text:s text:c="16"/>else:</text:span></text:p>
      <text:p text:style-name="P94"><text:span text:style-name="Source_20_Text"><text:s text:c="20"/>with open(path, "r", encoding="utf-8") as fh:</text:span></text:p>
      <text:p text:style-name="P94"><text:span text:style-name="Source_20_Text"><text:s text:c="24"/>lines = [line.strip() for line in fh if line.strip()]</text:span></text:p>
      <text:p text:style-name="P94"><text:span text:style-name="Source_20_Text"><text:s text:c="24"/>title = next((line.lstrip("# ").strip() for line in lines if line.startswith("#")), None)</text:span></text:p>
      <text:p text:style-name="P94"><text:span text:style-name="Source_20_Text"><text:s text:c="24"/>description = None</text:span></text:p>
      <text:p text:style-name="P94"><text:soft-page-break/><text:span text:style-name="Source_20_Text"><text:s text:c="24"/>if title:</text:span></text:p>
      <text:p text:style-name="P94"><text:span text:style-name="Source_20_Text"><text:s text:c="28"/>paragraphs = "\n".join(lines).split("\n\n")</text:span></text:p>
      <text:p text:style-name="P94"><text:span text:style-name="Source_20_Text"><text:s text:c="28"/>description = paragraphs[1] if paragraphs[0].startswith(title) else paragraphs[0]</text:span></text:p>
      <text:p text:style-name="P94"><text:span text:style-name="Source_20_Text"><text:s text:c="24"/># detect tag lines</text:span></text:p>
      <text:p text:style-name="P94"><text:span text:style-name="Source_20_Text"><text:s text:c="24"/>for line in lines:</text:span></text:p>
      <text:p text:style-name="P94"><text:span text:style-name="Source_20_Text"><text:s text:c="28"/>if line.lower().startswith("tags:"):</text:span></text:p>
      <text:p text:style-name="P94"><text:span text:style-name="Source_20_Text"><text:s text:c="32"/>tags = [t.strip() for t in line.split(":", 1)[1].split(",")]</text:span></text:p>
      <text:p text:style-name="P94"><text:span text:style-name="Source_20_Text"><text:s text:c="16"/>if not tags and default_tag:</text:span></text:p>
      <text:p text:style-name="P94"><text:span text:style-name="Source_20_Text"><text:s text:c="20"/>tags = [default_tag]</text:span></text:p>
      <text:p text:style-name="P94"><text:span text:style-name="Source_20_Text"><text:s text:c="16"/>return title, description, tags</text:span></text:p>
      <text:p text:style-name="P94"><text:span text:style-name="Source_20_Text"><text:s text:c="12"/>except Exception:</text:span></text:p>
      <text:p text:style-name="P94"><text:span text:style-name="Source_20_Text"><text:s text:c="16"/>continue</text:span></text:p>
      <text:p text:style-name="P94"><text:span text:style-name="Source_20_Text"><text:s text:c="4"/>return None, None, [default_tag] if default_tag else []</text:span></text:p>
      <text:p text:style-name="P94"/>
      <text:p text:style-name="P94"><text:span text:style-name="Source_20_Text">def generate_index():</text:span></text:p>
      <text:p text:style-name="P94"><text:span text:style-name="Source_20_Text"><text:s text:c="4"/>index_entries = []</text:span></text:p>
      <text:p text:style-name="P94"/>
      <text:p text:style-name="P94"><text:span text:style-name="Source_20_Text"><text:s text:c="4"/>for folder in PUBLIC_FOLDERS:</text:span></text:p>
      <text:p text:style-name="P94"><text:span text:style-name="Source_20_Text"><text:s text:c="8"/>for root, dirs, files in os.walk(folder):</text:span></text:p>
      <text:p text:style-name="P94"><text:span text:style-name="Source_20_Text"><text:s text:c="12"/>dirs[:] = [d for d in dirs if not d.startswith(".")]</text:span></text:p>
      <text:p text:style-name="P94"><text:span text:style-name="Source_20_Text"><text:s text:c="12"/>files = [f for f in files if not f.startswith(".")]</text:span></text:p>
      <text:p text:style-name="P94"/>
      <text:p text:style-name="P94"><text:span text:style-name="Source_20_Text"><text:s text:c="12"/>folder_name = os.path.basename(root)</text:span></text:p>
      <text:p text:style-name="P94"><text:span text:style-name="Source_20_Text"><text:s text:c="12"/>folder_title, folder_desc, folder_tags = read_metadata(root, default_tag=folder)</text:span></text:p>
      <text:p text:style-name="P94"><text:span text:style-name="Source_20_Text"><text:s text:c="12"/>folder_title = folder_title or folder_name.replace("_", " ").replace("-", " ").title()</text:span></text:p>
      <text:p text:style-name="P94"><text:span text:style-name="Source_20_Text"><text:s text:c="12"/>folder_url = os.path.join(BASE_URL, root, "index.html").replace(os.sep, "/")</text:span></text:p>
      <text:p text:style-name="P94"><text:span text:style-name="Source_20_Text"><text:s text:c="12"/>if not os.path.isfile(os.path.join(root, "index.html")):</text:span></text:p>
      <text:p text:style-name="P94"><text:span text:style-name="Source_20_Text"><text:s text:c="16"/>folder_url = os.path.join(BASE_URL, root).replace(os.sep, "/") + "/"</text:span></text:p>
      <text:p text:style-name="P94"/>
      <text:p text:style-name="P94"><text:span text:style-name="Source_20_Text"><text:s text:c="12"/>index_entries.append({</text:span></text:p>
      <text:p text:style-name="P94"><text:span text:style-name="Source_20_Text"><text:s text:c="16"/>"title": folder_title,</text:span></text:p>
      <text:p text:style-name="P94"><text:span text:style-name="Source_20_Text"><text:s text:c="16"/>"description": folder_desc or "",</text:span></text:p>
      <text:p text:style-name="P94"><text:span text:style-name="Source_20_Text"><text:s text:c="16"/>"url": folder_url,</text:span></text:p>
      <text:p text:style-name="P94"><text:span text:style-name="Source_20_Text"><text:s text:c="16"/>"type": "folder",</text:span></text:p>
      <text:p text:style-name="P94"><text:span text:style-name="Source_20_Text"><text:s text:c="16"/>"path": root,</text:span></text:p>
      <text:p text:style-name="P94"><text:span text:style-name="Source_20_Text"><text:s text:c="16"/>"tags": folder_tags,</text:span></text:p>
      <text:p text:style-name="P94"><text:span text:style-name="Source_20_Text"><text:s text:c="16"/>"last_modified": datetime.utcfromtimestamp(os.path.getmtime(root)).isoformat()</text:span></text:p>
      <text:p text:style-name="P94"><text:span text:style-name="Source_20_Text"><text:s text:c="12"/>})</text:span></text:p>
      <text:p text:style-name="P94"/>
      <text:p text:style-name="P94"><text:span text:style-name="Source_20_Text"><text:s text:c="12"/>for f in files:</text:span></text:p>
      <text:p text:style-name="P94"><text:span text:style-name="Source_20_Text"><text:s text:c="16"/>ext = Path(f).suffix.lower()</text:span></text:p>
      <text:p text:style-name="P94"><text:span text:style-name="Source_20_Text"><text:s text:c="16"/>if ext not in INDEXED_FILE_EXTENSIONS:</text:span></text:p>
      <text:p text:style-name="P94"><text:span text:style-name="Source_20_Text"><text:s text:c="20"/>continue</text:span></text:p>
      <text:p text:style-name="P94"><text:span text:style-name="Source_20_Text"><text:s text:c="16"/>file_path = os.path.join(root, f)</text:span></text:p>
      <text:p text:style-name="P94"><text:span text:style-name="Source_20_Text"><text:s text:c="16"/>file_title, file_desc, file_tags = read_metadata(file_path, default_tag=folder)</text:span></text:p>
      <text:p text:style-name="P94"><text:span text:style-name="Source_20_Text"><text:s text:c="16"/>file_title = file_title or Path(f).stem.replace("_", " ").replace("-", " ").title()</text:span></text:p>
      <text:p text:style-name="P94"><text:span text:style-name="Source_20_Text"><text:s text:c="16"/>file_desc = file_desc or ""</text:span></text:p>
      <text:p text:style-name="P94"><text:span text:style-name="Source_20_Text"><text:s text:c="16"/>file_url = os.path.join(BASE_URL, root, f).replace(os.sep, "/")</text:span></text:p>
      <text:p text:style-name="P94"/>
      <text:p text:style-name="P94"><text:span text:style-name="Source_20_Text"><text:s text:c="16"/>index_entries.append({</text:span></text:p>
      <text:p text:style-name="P94"><text:soft-page-break/><text:span text:style-name="Source_20_Text"><text:s text:c="20"/>"title": file_title,</text:span></text:p>
      <text:p text:style-name="P94"><text:span text:style-name="Source_20_Text"><text:s text:c="20"/>"description": file_desc,</text:span></text:p>
      <text:p text:style-name="P94"><text:span text:style-name="Source_20_Text"><text:s text:c="20"/>"url": file_url,</text:span></text:p>
      <text:p text:style-name="P94"><text:span text:style-name="Source_20_Text"><text:s text:c="20"/>"type": "file",</text:span></text:p>
      <text:p text:style-name="P94"><text:span text:style-name="Source_20_Text"><text:s text:c="20"/>"path": root,</text:span></text:p>
      <text:p text:style-name="P94"><text:span text:style-name="Source_20_Text"><text:s text:c="20"/>"tags": file_tags,</text:span></text:p>
      <text:p text:style-name="P94"><text:span text:style-name="Source_20_Text"><text:s text:c="20"/>"last_modified": datetime.utcfromtimestamp(os.path.getmtime(file_path)).isoformat()</text:span></text:p>
      <text:p text:style-name="P94"><text:span text:style-name="Source_20_Text"><text:s text:c="16"/>})</text:span></text:p>
      <text:p text:style-name="P94"/>
      <text:p text:style-name="P94"><text:span text:style-name="Source_20_Text"><text:s text:c="4"/>os.makedirs("docs", exist_ok=True)</text:span></text:p>
      <text:p text:style-name="P94"><text:span text:style-name="Source_20_Text"><text:s text:c="4"/>with open(os.path.join("docs", OUTPUT_FILE), "w", encoding="utf-8") as fh:</text:span></text:p>
      <text:p text:style-name="P94"><text:span text:style-name="Source_20_Text"><text:s text:c="8"/>json.dump(index_entries, fh, indent=2, ensure_ascii=False)</text:span></text:p>
      <text:p text:style-name="P94"><text:span text:style-name="Source_20_Text"><text:s text:c="4"/>print(f"Generated docs/{OUTPUT_FILE} with {len(index_entries)} entries.")</text:span></text:p>
      <text:p text:style-name="P94"/>
      <text:p text:style-name="P94"><text:span text:style-name="Source_20_Text">if __name__ == "__main__":</text:span></text:p>
      <text:p text:style-name="P90"><text:span text:style-name="Source_20_Text"><text:s text:c="4"/>generate_index()</text:span></text:p>
      <text:p text:style-name="Horizontal_20_Line"/>
      <text:h text:style-name="Heading_20_3" text:outline-level="3"><text:span text:style-name="Strong_20_Emphasis">3. Key Features Added</text:span></text:h>
      <text:list xml:id="list3670327833299554292" text:style-name="L59">
        <text:list-item>
          <text:p text:style-name="P59">Auto-extract <text:span text:style-name="Strong_20_Emphasis">tags</text:span> from <text:span text:style-name="Source_20_Text">meta.json</text:span>, README.md, or first lines of files.</text:p>
        </text:list-item>
        <text:list-item>
          <text:p text:style-name="P59">If no tags exist, assigns a <text:span text:style-name="Strong_20_Emphasis">default tag based on the folder name</text:span>.</text:p>
        </text:list-item>
        <text:list-item>
          <text:p text:style-name="P59">Works for both <text:span text:style-name="Strong_20_Emphasis">folders and individual files</text:span> (dev-blog, whitepapers, lessons).</text:p>
        </text:list-item>
        <text:list-item>
          <text:p text:style-name="P59">Tags automatically populate the filter dropdown in the <text:span text:style-name="Source_20_Text">/docs/index.html</text:span> portal.</text:p>
        </text:list-item>
      </text:list>
      <text:p text:style-name="Horizontal_20_Line"/>
      <text:p text:style-name="Text_20_body">This approach keeps your <text:span text:style-name="Strong_20_Emphasis">documentation searchable, filterable, and tagged consistently</text:span> across all public content.</text:p>
      <text:p text:style-name="Text_20_body">I can now draft a <text:span text:style-name="Strong_20_Emphasis">workflow to automatically update tags and regenerate the docs index whenever you add a new whitepaper or dev-blog entry</text:span>, so your <text:span text:style-name="Source_20_Text">/docs</text:span> portal stays in sync without manual edits.</text:p>
      <text:p text:style-name="Text_20_body">Do you want me to create that workflow next?</text:p>
      <text:p text:style-name="Text_20_body"/>
      <text:p text:style-name="P86">Excellent. Let’s implement a <text:span text:style-name="Strong_20_Emphasis">workflow to automatically update the docs index whenever new content is added</text:span>. This will integrate your dev-blog, whitepapers, and lessons into the <text:span text:style-name="Source_20_Text">/docs</text:span> portal with minimal manual intervention.</text:p>
      <text:p text:style-name="Horizontal_20_Line"/>
      <text:h text:style-name="Heading_20_3" text:outline-level="3"><text:span text:style-name="Strong_20_Emphasis">1. Core Idea</text:span></text:h>
      <text:list xml:id="list2246509918796853863" text:style-name="L60">
        <text:list-item>
          <text:p text:style-name="P60">Monitor the <text:span text:style-name="Strong_20_Emphasis">public folders</text:span> (<text:span text:style-name="Source_20_Text">community</text:span>, <text:span text:style-name="Source_20_Text">department</text:span>, <text:span text:style-name="Source_20_Text">devblog</text:span>, <text:span text:style-name="Source_20_Text">library</text:span>) for new or modified files.</text:p>
        </text:list-item>
        <text:list-item>
          <text:p text:style-name="P60">When a change is detected, <text:span text:style-name="Strong_20_Emphasis">re-run the index generator</text:span>.</text:p>
        </text:list-item>
        <text:list-item>
          <text:p text:style-name="P60">Optionally, create a <text:span text:style-name="Strong_20_Emphasis">timestamped log</text:span> to record each update for audit purposes (perfect for your transparency and traceability goals).</text:p>
        </text:list-item>
        <text:list-item>
          <text:p text:style-name="P60">Use <text:span text:style-name="Strong_20_Emphasis">Python + file system timestamps</text:span> (cross-platform) to detect changes.</text:p>
        </text:list-item>
      </text:list>
      <text:p text:style-name="Horizontal_20_Line"/>
      <text:h text:style-name="Heading_20_3" text:outline-level="3"><text:span text:style-name="Strong_20_Emphasis">2. Automated Update Script (</text:span><text:span text:style-name="Strong_20_Emphasis"><text:span text:style-name="Source_20_Text">update_docs_index.py</text:span></text:span><text:span text:style-name="Strong_20_Emphasis">)</text:span></text:h>
      <text:p text:style-name="P94"><text:span text:style-name="Source_20_Text">#!/usr/bin/env python3</text:span></text:p>
      <text:p text:style-name="P94"><text:span text:style-name="Source_20_Text">"""</text:span></text:p>
      <text:p text:style-name="P94"><text:span text:style-name="Source_20_Text">Automated Docs Index Update — Watches public folders for changes</text:span></text:p>
      <text:p text:style-name="P94"><text:span text:style-name="Source_20_Text">"""</text:span></text:p>
      <text:p text:style-name="P94"/>
      <text:p text:style-name="P94"><text:span text:style-name="Source_20_Text">import os</text:span></text:p>
      <text:p text:style-name="P94"><text:span text:style-name="Source_20_Text">import time</text:span></text:p>
      <text:p text:style-name="P94"><text:span text:style-name="Source_20_Text">import json</text:span></text:p>
      <text:p text:style-name="P94"><text:span text:style-name="Source_20_Text">from pathlib import Path</text:span></text:p>
      <text:p text:style-name="P94"><text:span text:style-name="Source_20_Text">from datetime import datetime</text:span></text:p>
      <text:p text:style-name="P94"><text:span text:style-name="Source_20_Text">from indexer import generate_index <text:s/># assuming your indexer script is named indexer.py</text:span></text:p>
      <text:p text:style-name="P94"/>
      <text:p text:style-name="P94"><text:span text:style-name="Source_20_Text">PUBLIC_FOLDERS = ["community", "department", "devblog", "library"]</text:span></text:p>
      <text:p text:style-name="P94"><text:span text:style-name="Source_20_Text">STATE_FILE = "docs/.last_run.json"</text:span></text:p>
      <text:p text:style-name="P94"><text:span text:style-name="Source_20_Text">CHECK_INTERVAL = 60 <text:s/># seconds</text:span></text:p>
      <text:p text:style-name="P94"/>
      <text:p text:style-name="P94"><text:span text:style-name="Source_20_Text">def load_last_run_state():</text:span></text:p>
      <text:p text:style-name="P94"><text:span text:style-name="Source_20_Text"><text:s text:c="4"/>if os.path.isfile(STATE_FILE):</text:span></text:p>
      <text:p text:style-name="P94"><text:span text:style-name="Source_20_Text"><text:s text:c="8"/>with open(STATE_FILE, "r", encoding="utf-8") as fh:</text:span></text:p>
      <text:p text:style-name="P94"><text:span text:style-name="Source_20_Text"><text:s text:c="12"/>return json.load(fh)</text:span></text:p>
      <text:p text:style-name="P94"><text:span text:style-name="Source_20_Text"><text:s text:c="4"/>return {}</text:span></text:p>
      <text:p text:style-name="P94"/>
      <text:p text:style-name="P94"><text:span text:style-name="Source_20_Text">def save_last_run_state(state):</text:span></text:p>
      <text:p text:style-name="P94"><text:span text:style-name="Source_20_Text"><text:s text:c="4"/>os.makedirs("docs", exist_ok=True)</text:span></text:p>
      <text:p text:style-name="P94"><text:span text:style-name="Source_20_Text"><text:s text:c="4"/>with open(STATE_FILE, "w", encoding="utf-8") as fh:</text:span></text:p>
      <text:p text:style-name="P94"><text:span text:style-name="Source_20_Text"><text:s text:c="8"/>json.dump(state, fh, indent=2)</text:span></text:p>
      <text:p text:style-name="P94"/>
      <text:p text:style-name="P94"><text:span text:style-name="Source_20_Text">def folder_latest_timestamp(folder):</text:span></text:p>
      <text:p text:style-name="P94"><text:span text:style-name="Source_20_Text"><text:s text:c="4"/>latest = 0</text:span></text:p>
      <text:p text:style-name="P94"><text:span text:style-name="Source_20_Text"><text:s text:c="4"/>for root, _, files in os.walk(folder):</text:span></text:p>
      <text:p text:style-name="P94"><text:span text:style-name="Source_20_Text"><text:s text:c="8"/>for f in files:</text:span></text:p>
      <text:p text:style-name="P94"><text:span text:style-name="Source_20_Text"><text:s text:c="12"/>path = os.path.join(root, f)</text:span></text:p>
      <text:p text:style-name="P94"><text:span text:style-name="Source_20_Text"><text:s text:c="12"/>latest = max(latest, os.path.getmtime(path))</text:span></text:p>
      <text:p text:style-name="P94"><text:span text:style-name="Source_20_Text"><text:s text:c="4"/>return latest</text:span></text:p>
      <text:p text:style-name="P94"><text:soft-page-break/></text:p>
      <text:p text:style-name="P94"><text:span text:style-name="Source_20_Text">def has_changes(last_state):</text:span></text:p>
      <text:p text:style-name="P94"><text:span text:style-name="Source_20_Text"><text:s text:c="4"/>changed = False</text:span></text:p>
      <text:p text:style-name="P94"><text:span text:style-name="Source_20_Text"><text:s text:c="4"/>for folder in PUBLIC_FOLDERS:</text:span></text:p>
      <text:p text:style-name="P94"><text:span text:style-name="Source_20_Text"><text:s text:c="8"/>last_ts = last_state.get(folder, 0)</text:span></text:p>
      <text:p text:style-name="P94"><text:span text:style-name="Source_20_Text"><text:s text:c="8"/>current_ts = folder_latest_timestamp(folder)</text:span></text:p>
      <text:p text:style-name="P94"><text:span text:style-name="Source_20_Text"><text:s text:c="8"/>if current_ts &gt; last_ts:</text:span></text:p>
      <text:p text:style-name="P94"><text:span text:style-name="Source_20_Text"><text:s text:c="12"/>print(f"[INFO] Detected change in {folder}")</text:span></text:p>
      <text:p text:style-name="P94"><text:span text:style-name="Source_20_Text"><text:s text:c="12"/>last_state[folder] = current_ts</text:span></text:p>
      <text:p text:style-name="P94"><text:span text:style-name="Source_20_Text"><text:s text:c="12"/>changed = True</text:span></text:p>
      <text:p text:style-name="P94"><text:span text:style-name="Source_20_Text"><text:s text:c="4"/>return changed</text:span></text:p>
      <text:p text:style-name="P94"/>
      <text:p text:style-name="P94"><text:span text:style-name="Source_20_Text">def main():</text:span></text:p>
      <text:p text:style-name="P94"><text:span text:style-name="Source_20_Text"><text:s text:c="4"/>print("[INFO] Starting automated docs index watcher...")</text:span></text:p>
      <text:p text:style-name="P94"><text:span text:style-name="Source_20_Text"><text:s text:c="4"/>last_state = load_last_run_state()</text:span></text:p>
      <text:p text:style-name="P94"/>
      <text:p text:style-name="P94"><text:span text:style-name="Source_20_Text"><text:s text:c="4"/>while True:</text:span></text:p>
      <text:p text:style-name="P94"><text:span text:style-name="Source_20_Text"><text:s text:c="8"/>try:</text:span></text:p>
      <text:p text:style-name="P94"><text:span text:style-name="Source_20_Text"><text:s text:c="12"/>if has_changes(last_state):</text:span></text:p>
      <text:p text:style-name="P94"><text:span text:style-name="Source_20_Text"><text:s text:c="16"/>print(f"[INFO] Changes detected. Regenerating index at {datetime.utcnow().isoformat()}...")</text:span></text:p>
      <text:p text:style-name="P94"><text:span text:style-name="Source_20_Text"><text:s text:c="16"/>generate_index()</text:span></text:p>
      <text:p text:style-name="P94"><text:span text:style-name="Source_20_Text"><text:s text:c="16"/>save_last_run_state(last_state)</text:span></text:p>
      <text:p text:style-name="P94"><text:span text:style-name="Source_20_Text"><text:s text:c="12"/>time.sleep(CHECK_INTERVAL)</text:span></text:p>
      <text:p text:style-name="P94"><text:span text:style-name="Source_20_Text"><text:s text:c="8"/>except KeyboardInterrupt:</text:span></text:p>
      <text:p text:style-name="P94"><text:span text:style-name="Source_20_Text"><text:s text:c="12"/>print("[INFO] Watcher terminated by user.")</text:span></text:p>
      <text:p text:style-name="P94"><text:span text:style-name="Source_20_Text"><text:s text:c="12"/>break</text:span></text:p>
      <text:p text:style-name="P94"><text:span text:style-name="Source_20_Text"><text:s text:c="8"/>except Exception as e:</text:span></text:p>
      <text:p text:style-name="P94"><text:span text:style-name="Source_20_Text"><text:s text:c="12"/>print(f"[ERROR] {e}")</text:span></text:p>
      <text:p text:style-name="P94"><text:span text:style-name="Source_20_Text"><text:s text:c="12"/>time.sleep(CHECK_INTERVAL)</text:span></text:p>
      <text:p text:style-name="P94"/>
      <text:p text:style-name="P94"><text:span text:style-name="Source_20_Text">if __name__ == "__main__":</text:span></text:p>
      <text:p text:style-name="P90"><text:span text:style-name="Source_20_Text"><text:s text:c="4"/>main()</text:span></text:p>
      <text:p text:style-name="Horizontal_20_Line"/>
      <text:h text:style-name="Heading_20_3" text:outline-level="3"><text:span text:style-name="Strong_20_Emphasis">3. How It Works</text:span></text:h>
      <text:list xml:id="list2271429105105311897" text:style-name="L61">
        <text:list-item>
          <text:p text:style-name="P61">On first run, it reads a <text:span text:style-name="Strong_20_Emphasis">state file</text:span> (<text:span text:style-name="Source_20_Text">.last_run.json</text:span>) that stores the last modification timestamps for each public folder.</text:p>
        </text:list-item>
        <text:list-item>
          <text:p text:style-name="P61">Every <text:span text:style-name="Source_20_Text">CHECK_INTERVAL</text:span> seconds (default 60), it checks the <text:span text:style-name="Strong_20_Emphasis">latest modification timestamp</text:span> of all files in public folders.</text:p>
        </text:list-item>
        <text:list-item>
          <text:p text:style-name="P61">If any folder has newer files than recorded, it:</text:p>
          <text:list>
            <text:list-item>
              <text:p text:style-name="P61">Calls <text:span text:style-name="Source_20_Text">generate_index()</text:span> from your indexer.</text:p>
            </text:list-item>
            <text:list-item>
              <text:p text:style-name="P61">Updates the <text:span text:style-name="Source_20_Text">.last_run.json</text:span> state file.</text:p>
            </text:list-item>
          </text:list>
        </text:list-item>
        <text:list-item>
          <text:p text:style-name="P61">Logs changes in console; optionally, you can extend this to <text:span text:style-name="Strong_20_Emphasis">append a timestamped audit entry</text:span> to a log file.</text:p>
        </text:list-item>
      </text:list>
      <text:p text:style-name="Horizontal_20_Line"/>
      <text:h text:style-name="Heading_20_3" text:outline-level="3"><text:soft-page-break/><text:span text:style-name="Strong_20_Emphasis">4. Optional Enhancements</text:span></text:h>
      <text:list xml:id="list7614178615535746148" text:style-name="L62">
        <text:list-item>
          <text:p text:style-name="P62"><text:span text:style-name="Strong_20_Emphasis">Cron job / Task Scheduler</text:span>: Run this script automatically at system startup or at regular intervals.</text:p>
        </text:list-item>
        <text:list-item>
          <text:p text:style-name="P62"><text:span text:style-name="Strong_20_Emphasis">Slack/Email notifications</text:span>: Alert when the docs index has been updated.</text:p>
        </text:list-item>
        <text:list-item>
          <text:p text:style-name="P62"><text:span text:style-name="Strong_20_Emphasis">Incremental indexing</text:span>: Only update the parts of the index affected by the changes (advanced).</text:p>
        </text:list-item>
        <text:list-item>
          <text:p text:style-name="P62"><text:span text:style-name="Strong_20_Emphasis">Audit log</text:span>: Append every regeneration with timestamp and affected folders for full transparency.</text:p>
        </text:list-item>
      </text:list>
      <text:p text:style-name="Horizontal_20_Line"/>
      <text:p text:style-name="Text_20_body">If you want, I can draft the <text:span text:style-name="Strong_20_Emphasis">audit log extension</text:span> so every update is recorded with <text:span text:style-name="Strong_20_Emphasis">folder name, files changed, and UTC timestamp</text:span>, which fits your dev-blog + transparency strategy perfectly.</text:p>
      <text:p text:style-name="Text_20_body">Do you want me to add that next?</text:p>
      <text:p text:style-name="Text_20_body"/>
      <text:p text:style-name="P86">Perfect. Let’s integrate an <text:span text:style-name="Strong_20_Emphasis">audit log</text:span> into your automated docs workflow so every regeneration is tracked for transparency and traceability. This fits your dev-blog approach and ensures a clear record of all changes.</text:p>
      <text:p text:style-name="Horizontal_20_Line"/>
      <text:h text:style-name="Heading_20_3" text:outline-level="3"><text:span text:style-name="Strong_20_Emphasis">1. Audit Log Design</text:span></text:h>
      <text:list xml:id="list9053769777763967096" text:style-name="L63">
        <text:list-item>
          <text:p text:style-name="P63">File: <text:span text:style-name="Source_20_Text">docs/docs_audit.log</text:span></text:p>
        </text:list-item>
        <text:list-item>
          <text:p text:style-name="P63">Format: JSON Lines (one JSON object per update)</text:p>
        </text:list-item>
        <text:list-item>
          <text:p text:style-name="P63">Fields:</text:p>
          <text:list>
            <text:list-item>
              <text:p text:style-name="P63"><text:span text:style-name="Source_20_Text">timestamp_utc</text:span>: ISO timestamp of index regeneration</text:p>
            </text:list-item>
            <text:list-item>
              <text:p text:style-name="P63"><text:span text:style-name="Source_20_Text">folders_updated</text:span>: list of public folders with detected changes</text:p>
            </text:list-item>
            <text:list-item>
              <text:p text:style-name="P63"><text:span text:style-name="Source_20_Text">files_updated</text:span>: list of files modified since last run</text:p>
            </text:list-item>
            <text:list-item>
              <text:p text:style-name="P63"><text:span text:style-name="Source_20_Text">index_file</text:span>: path to the generated index file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Updated Watcher Script with Audit Logging</text:span></text:h>
      <text:p text:style-name="P94"><text:span text:style-name="Source_20_Text">#!/usr/bin/env python3</text:span></text:p>
      <text:p text:style-name="P94"><text:span text:style-name="Source_20_Text">"""</text:span></text:p>
      <text:p text:style-name="P94"><text:span text:style-name="Source_20_Text">Automated Docs Index Update with Audit Logging</text:span></text:p>
      <text:p text:style-name="P94"><text:span text:style-name="Source_20_Text">"""</text:span></text:p>
      <text:p text:style-name="P94"/>
      <text:p text:style-name="P94"><text:span text:style-name="Source_20_Text">import os</text:span></text:p>
      <text:p text:style-name="P94"><text:span text:style-name="Source_20_Text">import time</text:span></text:p>
      <text:p text:style-name="P94"><text:span text:style-name="Source_20_Text">import json</text:span></text:p>
      <text:p text:style-name="P94"><text:span text:style-name="Source_20_Text">from pathlib import Path</text:span></text:p>
      <text:p text:style-name="P94"><text:span text:style-name="Source_20_Text">from datetime import datetime</text:span></text:p>
      <text:p text:style-name="P94"><text:span text:style-name="Source_20_Text">from indexer import generate_index <text:s/># your indexer script</text:span></text:p>
      <text:p text:style-name="P94"/>
      <text:p text:style-name="P94"><text:span text:style-name="Source_20_Text">PUBLIC_FOLDERS = ["community", "department", "devblog", "library"]</text:span></text:p>
      <text:p text:style-name="P94"><text:span text:style-name="Source_20_Text">STATE_FILE = "docs/.last_run.json"</text:span></text:p>
      <text:p text:style-name="P94"><text:span text:style-name="Source_20_Text">AUDIT_LOG_FILE = "docs/docs_audit.log"</text:span></text:p>
      <text:p text:style-name="P94"><text:span text:style-name="Source_20_Text">CHECK_INTERVAL = 60 <text:s/># seconds</text:span></text:p>
      <text:p text:style-name="P94"><text:span text:style-name="Source_20_Text">OUTPUT_INDEX_FILE = "docs/docs_index.json"</text:span></text:p>
      <text:p text:style-name="P94"/>
      <text:p text:style-name="P94"><text:span text:style-name="Source_20_Text">def load_last_run_state():</text:span></text:p>
      <text:p text:style-name="P94"><text:span text:style-name="Source_20_Text"><text:s text:c="4"/>if os.path.isfile(STATE_FILE):</text:span></text:p>
      <text:p text:style-name="P94"><text:span text:style-name="Source_20_Text"><text:s text:c="8"/>with open(STATE_FILE, "r", encoding="utf-8") as fh:</text:span></text:p>
      <text:p text:style-name="P94"><text:span text:style-name="Source_20_Text"><text:s text:c="12"/>return json.load(fh)</text:span></text:p>
      <text:p text:style-name="P94"><text:span text:style-name="Source_20_Text"><text:s text:c="4"/>return {}</text:span></text:p>
      <text:p text:style-name="P94"/>
      <text:p text:style-name="P94"><text:span text:style-name="Source_20_Text">def save_last_run_state(state):</text:span></text:p>
      <text:p text:style-name="P94"><text:span text:style-name="Source_20_Text"><text:s text:c="4"/>os.makedirs("docs", exist_ok=True)</text:span></text:p>
      <text:p text:style-name="P94"><text:span text:style-name="Source_20_Text"><text:s text:c="4"/>with open(STATE_FILE, "w", encoding="utf-8") as fh:</text:span></text:p>
      <text:p text:style-name="P94"><text:span text:style-name="Source_20_Text"><text:s text:c="8"/>json.dump(state, fh, indent=2)</text:span></text:p>
      <text:p text:style-name="P94"/>
      <text:p text:style-name="P94"><text:span text:style-name="Source_20_Text">def folder_latest_timestamp(folder):</text:span></text:p>
      <text:p text:style-name="P94"><text:span text:style-name="Source_20_Text"><text:s text:c="4"/>latest = 0</text:span></text:p>
      <text:p text:style-name="P94"><text:span text:style-name="Source_20_Text"><text:s text:c="4"/>for root, _, files in os.walk(folder):</text:span></text:p>
      <text:p text:style-name="P94"><text:soft-page-break/><text:span text:style-name="Source_20_Text"><text:s text:c="8"/>for f in files:</text:span></text:p>
      <text:p text:style-name="P94"><text:span text:style-name="Source_20_Text"><text:s text:c="12"/>path = os.path.join(root, f)</text:span></text:p>
      <text:p text:style-name="P94"><text:span text:style-name="Source_20_Text"><text:s text:c="12"/>latest = max(latest, os.path.getmtime(path))</text:span></text:p>
      <text:p text:style-name="P94"><text:span text:style-name="Source_20_Text"><text:s text:c="4"/>return latest</text:span></text:p>
      <text:p text:style-name="P94"/>
      <text:p text:style-name="P94"><text:span text:style-name="Source_20_Text">def get_modified_files(folder, last_ts):</text:span></text:p>
      <text:p text:style-name="P94"><text:span text:style-name="Source_20_Text"><text:s text:c="4"/>modified_files = []</text:span></text:p>
      <text:p text:style-name="P94"><text:span text:style-name="Source_20_Text"><text:s text:c="4"/>for root, _, files in os.walk(folder):</text:span></text:p>
      <text:p text:style-name="P94"><text:span text:style-name="Source_20_Text"><text:s text:c="8"/>for f in files:</text:span></text:p>
      <text:p text:style-name="P94"><text:span text:style-name="Source_20_Text"><text:s text:c="12"/>path = os.path.join(root, f)</text:span></text:p>
      <text:p text:style-name="P94"><text:span text:style-name="Source_20_Text"><text:s text:c="12"/>if os.path.getmtime(path) &gt; last_ts:</text:span></text:p>
      <text:p text:style-name="P94"><text:span text:style-name="Source_20_Text"><text:s text:c="16"/>modified_files.append(os.path.relpath(path))</text:span></text:p>
      <text:p text:style-name="P94"><text:span text:style-name="Source_20_Text"><text:s text:c="4"/>return modified_files</text:span></text:p>
      <text:p text:style-name="P94"/>
      <text:p text:style-name="P94"><text:span text:style-name="Source_20_Text">def has_changes(last_state):</text:span></text:p>
      <text:p text:style-name="P94"><text:span text:style-name="Source_20_Text"><text:s text:c="4"/>changed_folders = []</text:span></text:p>
      <text:p text:style-name="P94"><text:span text:style-name="Source_20_Text"><text:s text:c="4"/>changed_files = []</text:span></text:p>
      <text:p text:style-name="P94"><text:span text:style-name="Source_20_Text"><text:s text:c="4"/>for folder in PUBLIC_FOLDERS:</text:span></text:p>
      <text:p text:style-name="P94"><text:span text:style-name="Source_20_Text"><text:s text:c="8"/>last_ts = last_state.get(folder, 0)</text:span></text:p>
      <text:p text:style-name="P94"><text:span text:style-name="Source_20_Text"><text:s text:c="8"/>current_ts = folder_latest_timestamp(folder)</text:span></text:p>
      <text:p text:style-name="P94"><text:span text:style-name="Source_20_Text"><text:s text:c="8"/>if current_ts &gt; last_ts:</text:span></text:p>
      <text:p text:style-name="P94"><text:span text:style-name="Source_20_Text"><text:s text:c="12"/>print(f"[INFO] Detected change in {folder}")</text:span></text:p>
      <text:p text:style-name="P94"><text:span text:style-name="Source_20_Text"><text:s text:c="12"/>last_state[folder] = current_ts</text:span></text:p>
      <text:p text:style-name="P94"><text:span text:style-name="Source_20_Text"><text:s text:c="12"/>changed_folders.append(folder)</text:span></text:p>
      <text:p text:style-name="P94"><text:span text:style-name="Source_20_Text"><text:s text:c="12"/>changed_files.extend(get_modified_files(folder, last_ts))</text:span></text:p>
      <text:p text:style-name="P94"><text:span text:style-name="Source_20_Text"><text:s text:c="4"/>return changed_folders, changed_files</text:span></text:p>
      <text:p text:style-name="P94"/>
      <text:p text:style-name="P94"><text:span text:style-name="Source_20_Text">def log_audit(folders_updated, files_updated):</text:span></text:p>
      <text:p text:style-name="P94"><text:span text:style-name="Source_20_Text"><text:s text:c="4"/>os.makedirs("docs", exist_ok=True)</text:span></text:p>
      <text:p text:style-name="P94"><text:span text:style-name="Source_20_Text"><text:s text:c="4"/>entry = {</text:span></text:p>
      <text:p text:style-name="P94"><text:span text:style-name="Source_20_Text"><text:s text:c="8"/>"timestamp_utc": datetime.utcnow().isoformat(),</text:span></text:p>
      <text:p text:style-name="P94"><text:span text:style-name="Source_20_Text"><text:s text:c="8"/>"folders_updated": folders_updated,</text:span></text:p>
      <text:p text:style-name="P94"><text:span text:style-name="Source_20_Text"><text:s text:c="8"/>"files_updated": files_updated,</text:span></text:p>
      <text:p text:style-name="P94"><text:span text:style-name="Source_20_Text"><text:s text:c="8"/>"index_file": OUTPUT_INDEX_FILE</text:span></text:p>
      <text:p text:style-name="P94"><text:span text:style-name="Source_20_Text"><text:s text:c="4"/>}</text:span></text:p>
      <text:p text:style-name="P94"><text:span text:style-name="Source_20_Text"><text:s text:c="4"/>with open(AUDIT_LOG_FILE, "a", encoding="utf-8") as fh:</text:span></text:p>
      <text:p text:style-name="P94"><text:span text:style-name="Source_20_Text"><text:s text:c="8"/>fh.write(json.dumps(entry) + "\n")</text:span></text:p>
      <text:p text:style-name="P94"><text:span text:style-name="Source_20_Text"><text:s text:c="4"/>print(f"[INFO] Audit logged with {len(files_updated)} files changed.")</text:span></text:p>
      <text:p text:style-name="P94"/>
      <text:p text:style-name="P94"><text:span text:style-name="Source_20_Text">def main():</text:span></text:p>
      <text:p text:style-name="P94"><text:span text:style-name="Source_20_Text"><text:s text:c="4"/>print("[INFO] Starting automated docs index watcher with audit logging...")</text:span></text:p>
      <text:p text:style-name="P94"><text:span text:style-name="Source_20_Text"><text:s text:c="4"/>last_state = load_last_run_state()</text:span></text:p>
      <text:p text:style-name="P94"/>
      <text:p text:style-name="P94"><text:span text:style-name="Source_20_Text"><text:s text:c="4"/>while True:</text:span></text:p>
      <text:p text:style-name="P94"><text:span text:style-name="Source_20_Text"><text:s text:c="8"/>try:</text:span></text:p>
      <text:p text:style-name="P94"><text:span text:style-name="Source_20_Text"><text:s text:c="12"/>folders_changed, files_changed = has_changes(last_state)</text:span></text:p>
      <text:p text:style-name="P94"><text:span text:style-name="Source_20_Text"><text:s text:c="12"/>if folders_changed:</text:span></text:p>
      <text:p text:style-name="P94"><text:span text:style-name="Source_20_Text"><text:s text:c="16"/>print(f"[INFO] Changes detected. Regenerating index at {datetime.utcnow().isoformat()}...")</text:span></text:p>
      <text:p text:style-name="P94"><text:span text:style-name="Source_20_Text"><text:s text:c="16"/>generate_index()</text:span></text:p>
      <text:p text:style-name="P94"><text:span text:style-name="Source_20_Text"><text:s text:c="16"/>log_audit(folders_changed, files_changed)</text:span></text:p>
      <text:p text:style-name="P94"><text:span text:style-name="Source_20_Text"><text:s text:c="16"/>save_last_run_state(last_state)</text:span></text:p>
      <text:p text:style-name="P94"><text:span text:style-name="Source_20_Text"><text:s text:c="12"/>time.sleep(CHECK_INTERVAL)</text:span></text:p>
      <text:p text:style-name="P94"><text:span text:style-name="Source_20_Text"><text:s text:c="8"/>except KeyboardInterrupt:</text:span></text:p>
      <text:p text:style-name="P94"><text:span text:style-name="Source_20_Text"><text:s text:c="12"/>print("[INFO] Watcher terminated by user.")</text:span></text:p>
      <text:p text:style-name="P94"><text:span text:style-name="Source_20_Text"><text:s text:c="12"/>break</text:span></text:p>
      <text:p text:style-name="P94"><text:span text:style-name="Source_20_Text"><text:s text:c="8"/>except Exception as e:</text:span></text:p>
      <text:p text:style-name="P94"><text:span text:style-name="Source_20_Text"><text:s text:c="12"/>print(f"[ERROR] {e}")</text:span></text:p>
      <text:p text:style-name="P94"><text:span text:style-name="Source_20_Text"><text:s text:c="12"/>time.sleep(CHECK_INTERVAL)</text:span></text:p>
      <text:p text:style-name="P94"><text:soft-page-break/></text:p>
      <text:p text:style-name="P94"><text:span text:style-name="Source_20_Text">if __name__ == "__main__":</text:span></text:p>
      <text:p text:style-name="P90"><text:span text:style-name="Source_20_Text"><text:s text:c="4"/>main()</text:span></text:p>
      <text:p text:style-name="Horizontal_20_Line"/>
      <text:h text:style-name="Heading_20_3" text:outline-level="3"><text:span text:style-name="Strong_20_Emphasis">3. What This Adds</text:span></text:h>
      <text:list xml:id="list1211621924168695078" text:style-name="L64">
        <text:list-item>
          <text:p text:style-name="P64"><text:span text:style-name="Strong_20_Emphasis">Automatic audit logging</text:span> for every index regeneration.</text:p>
        </text:list-item>
        <text:list-item>
          <text:p text:style-name="P64">Tracks:</text:p>
          <text:list>
            <text:list-item>
              <text:p text:style-name="P64">Folders updated (<text:span text:style-name="Source_20_Text">devblog</text:span>, <text:span text:style-name="Source_20_Text">library</text:span>, etc.)</text:p>
            </text:list-item>
            <text:list-item>
              <text:p text:style-name="P64">Files modified since last run</text:p>
            </text:list-item>
            <text:list-item>
              <text:p text:style-name="P64">UTC timestamp</text:p>
            </text:list-item>
            <text:list-item>
              <text:p text:style-name="P64">Path to the generated index file</text:p>
            </text:list-item>
          </text:list>
        </text:list-item>
        <text:list-item>
          <text:p text:style-name="P64">Keeps a <text:span text:style-name="Strong_20_Emphasis">persistent log</text:span> at <text:span text:style-name="Source_20_Text">docs/docs_audit.log</text:span> for transparency and traceability.</text:p>
        </text:list-item>
        <text:list-item>
          <text:p text:style-name="P64">Compatible with your existing <text:span text:style-name="Strong_20_Emphasis">dev-blog + whitepapers workflow</text:span>.</text:p>
        </text:list-item>
      </text:list>
      <text:p text:style-name="Horizontal_20_Line"/>
      <text:p text:style-name="Text_20_body">If you want, I can also <text:span text:style-name="Strong_20_Emphasis">extend the index generator itself to include these audit entries inside the JSON index</text:span>, so every folder or file in the index has a <text:span text:style-name="Source_20_Text">last_audit</text:span> timestamp. This would make your <text:span text:style-name="Source_20_Text">/docs/docs_index.json</text:span> fully self-auditable.</text:p>
      <text:p text:style-name="Text_20_body">Do you want me to do that next?</text:p>
      <text:p text:style-name="Text_20_body"/>
      <text:p text:style-name="P86">Perfect. Let’s extend your <text:span text:style-name="Strong_20_Emphasis">index generator</text:span> so every entry in the JSON index contains audit information, making it fully self-auditable. This way, each folder and file tracks its <text:span text:style-name="Strong_20_Emphasis">last update timestamp</text:span> automatically.</text:p>
      <text:p text:style-name="Horizontal_20_Line"/>
      <text:h text:style-name="Heading_20_3" text:outline-level="3"><text:span text:style-name="Strong_20_Emphasis">1. Extended JSON Index Structure</text:span></text:h>
      <text:p text:style-name="Text_20_body">Each item in the index will include:</text:p>
      <text:p text:style-name="P94"><text:span text:style-name="Source_20_Text">{</text:span></text:p>
      <text:p text:style-name="P94"><text:span text:style-name="Source_20_Text"><text:s text:c="2"/>"name": "filename_or_foldername",</text:span></text:p>
      <text:p text:style-name="P94"><text:span text:style-name="Source_20_Text"><text:s text:c="2"/>"path": "relative/path",</text:span></text:p>
      <text:p text:style-name="P94"><text:span text:style-name="Source_20_Text"><text:s text:c="2"/>"type": "file|folder",</text:span></text:p>
      <text:p text:style-name="P94"><text:span text:style-name="Source_20_Text"><text:s text:c="2"/>"icon": "?",</text:span></text:p>
      <text:p text:style-name="P94"><text:span text:style-name="Source_20_Text"><text:s text:c="2"/>"last_modified_utc": "2025-08-18T17:30:00Z",</text:span></text:p>
      <text:p text:style-name="P94"><text:span text:style-name="Source_20_Text"><text:s text:c="2"/>"tags": ["optional", "tags"],</text:span></text:p>
      <text:p text:style-name="P94"><text:span text:style-name="Source_20_Text"><text:s text:c="2"/>"description": "optional description"</text:span></text:p>
      <text:p text:style-name="P90"><text:span text:style-name="Source_20_Text">}</text:span></text:p>
      <text:p text:style-name="Text_20_body">At the <text:span text:style-name="Strong_20_Emphasis">top level</text:span>, you can also include a <text:span text:style-name="Source_20_Text">generated_utc</text:span> timestamp and an <text:span text:style-name="Source_20_Text">audit_entries</text:span> array if you want historical tracking.</text:p>
      <text:p text:style-name="Horizontal_20_Line"/>
      <text:h text:style-name="Heading_20_3" text:outline-level="3"><text:span text:style-name="Strong_20_Emphasis">2. Updated </text:span><text:span text:style-name="Strong_20_Emphasis"><text:span text:style-name="Source_20_Text">generate_index()</text:span></text:span><text:span text:style-name="Strong_20_Emphasis"> (Python Example)</text:span></text:h>
      <text:p text:style-name="Text_20_body">Here’s a version you can integrate into your existing <text:span text:style-name="Source_20_Text">indexer.py</text:span>:</text:p>
      <text:p text:style-name="P94"><text:span text:style-name="Source_20_Text">import os</text:span></text:p>
      <text:p text:style-name="P94"><text:span text:style-name="Source_20_Text">import json</text:span></text:p>
      <text:p text:style-name="P94"><text:span text:style-name="Source_20_Text">from pathlib import Path</text:span></text:p>
      <text:p text:style-name="P94"><text:span text:style-name="Source_20_Text">from datetime import datetime</text:span></text:p>
      <text:p text:style-name="P94"/>
      <text:p text:style-name="P94"><text:span text:style-name="Source_20_Text">BASE_DIR = "department" <text:s/># can also include other public folders</text:span></text:p>
      <text:p text:style-name="P94"><text:span text:style-name="Source_20_Text">OUTPUT_INDEX_FILE = "docs/docs_index.json"</text:span></text:p>
      <text:p text:style-name="P94"><text:span text:style-name="Source_20_Text">PUBLIC_FOLDERS = ["community", "department", "devblog", "library"]</text:span></text:p>
      <text:p text:style-name="P94"/>
      <text:p text:style-name="P94"><text:span text:style-name="Source_20_Text">def file_icon(filename: str) -&gt; str:</text:span></text:p>
      <text:p text:style-name="P94"><text:span text:style-name="Source_20_Text"><text:s text:c="4"/>ICON_MAP = {</text:span></text:p>
      <text:p text:style-name="P94"><text:span text:style-name="Source_20_Text"><text:s text:c="8"/>".md": "?", ".txt": "?", ".pdf": "?",</text:span></text:p>
      <text:p text:style-name="P94"><text:span text:style-name="Source_20_Text"><text:s text:c="8"/>".csv": "?", ".xls": "?", ".xlsx": "?",</text:span></text:p>
      <text:p text:style-name="P94"><text:span text:style-name="Source_20_Text"><text:s text:c="8"/>".png": "?￯ﾸﾏ", ".jpg": "?￯ﾸﾏ", ".jpeg": "?￯ﾸﾏ", ".gif": "?￯ﾸﾏ", ".svg": "?￯ﾸﾏ",</text:span></text:p>
      <text:p text:style-name="P94"><text:span text:style-name="Source_20_Text"><text:s text:c="8"/>".zip": "?￯ﾸﾏ", ".tar": "?￯ﾸﾏ", ".gz": "?￯ﾸﾏ",</text:span></text:p>
      <text:p text:style-name="P94"><text:span text:style-name="Source_20_Text"><text:s text:c="8"/>".mp4": "?￯ﾸﾏ", ".mp3": "?",</text:span></text:p>
      <text:p text:style-name="P94"><text:span text:style-name="Source_20_Text"><text:s text:c="8"/>".py": "?", ".js": "?", ".css": "?", ".html": "?",</text:span></text:p>
      <text:p text:style-name="P94"><text:span text:style-name="Source_20_Text"><text:s text:c="4"/>}</text:span></text:p>
      <text:p text:style-name="P94"><text:span text:style-name="Source_20_Text"><text:s text:c="4"/>return ICON_MAP.get(Path(filename).suffix.lower(), "?")</text:span></text:p>
      <text:p text:style-name="P94"/>
      <text:p text:style-name="P94"><text:span text:style-name="Source_20_Text">def generate_index():</text:span></text:p>
      <text:p text:style-name="P94"><text:span text:style-name="Source_20_Text"><text:s text:c="4"/>all_index = []</text:span></text:p>
      <text:p text:style-name="P94"><text:span text:style-name="Source_20_Text"><text:s text:c="4"/>for folder in PUBLIC_FOLDERS:</text:span></text:p>
      <text:p text:style-name="P94"><text:span text:style-name="Source_20_Text"><text:s text:c="8"/>for root, dirs, files in os.walk(folder):</text:span></text:p>
      <text:p text:style-name="P94"><text:span text:style-name="Source_20_Text"><text:s text:c="12"/>for name in dirs + files:</text:span></text:p>
      <text:p text:style-name="P94"><text:span text:style-name="Source_20_Text"><text:s text:c="16"/>path = os.path.join(root, name)</text:span></text:p>
      <text:p text:style-name="P94"><text:soft-page-break/><text:span text:style-name="Source_20_Text"><text:s text:c="16"/>stat = os.stat(path)</text:span></text:p>
      <text:p text:style-name="P94"><text:span text:style-name="Source_20_Text"><text:s text:c="16"/>item = {</text:span></text:p>
      <text:p text:style-name="P94"><text:span text:style-name="Source_20_Text"><text:s text:c="20"/>"name": name,</text:span></text:p>
      <text:p text:style-name="P94"><text:span text:style-name="Source_20_Text"><text:s text:c="20"/>"path": os.path.relpath(path),</text:span></text:p>
      <text:p text:style-name="P94"><text:span text:style-name="Source_20_Text"><text:s text:c="20"/>"type": "folder" if os.path.isdir(path) else "file",</text:span></text:p>
      <text:p text:style-name="P94"><text:span text:style-name="Source_20_Text"><text:s text:c="20"/>"icon": file_icon(name),</text:span></text:p>
      <text:p text:style-name="P94"><text:span text:style-name="Source_20_Text"><text:s text:c="20"/>"last_modified_utc": datetime.utcfromtimestamp(stat.st_mtime).isoformat() + "Z",</text:span></text:p>
      <text:p text:style-name="P94"><text:span text:style-name="Source_20_Text"><text:s text:c="16"/>}</text:span></text:p>
      <text:p text:style-name="P94"><text:span text:style-name="Source_20_Text"><text:s text:c="16"/>all_index.append(item)</text:span></text:p>
      <text:p text:style-name="P94"/>
      <text:p text:style-name="P94"><text:span text:style-name="Source_20_Text"><text:s text:c="4"/>output = {</text:span></text:p>
      <text:p text:style-name="P94"><text:span text:style-name="Source_20_Text"><text:s text:c="8"/>"generated_utc": datetime.utcnow().isoformat() + "Z",</text:span></text:p>
      <text:p text:style-name="P94"><text:span text:style-name="Source_20_Text"><text:s text:c="8"/>"items": all_index</text:span></text:p>
      <text:p text:style-name="P94"><text:span text:style-name="Source_20_Text"><text:s text:c="4"/>}</text:span></text:p>
      <text:p text:style-name="P94"/>
      <text:p text:style-name="P94"><text:span text:style-name="Source_20_Text"><text:s text:c="4"/>os.makedirs("docs", exist_ok=True)</text:span></text:p>
      <text:p text:style-name="P94"><text:span text:style-name="Source_20_Text"><text:s text:c="4"/>with open(OUTPUT_INDEX_FILE, "w", encoding="utf-8") as fh:</text:span></text:p>
      <text:p text:style-name="P94"><text:span text:style-name="Source_20_Text"><text:s text:c="8"/>json.dump(output, fh, indent=2)</text:span></text:p>
      <text:p text:style-name="P90"><text:span text:style-name="Source_20_Text"><text:s text:c="4"/>print(f"[INFO] JSON index generated at {OUTPUT_INDEX_FILE}, total items: {len(all_index)}")</text:span></text:p>
      <text:p text:style-name="Horizontal_20_Line"/>
      <text:h text:style-name="Heading_20_3" text:outline-level="3"><text:span text:style-name="Strong_20_Emphasis">3. How This Fits Your Workflow</text:span></text:h>
      <text:list xml:id="list287271245583046435" text:style-name="L65">
        <text:list-item>
          <text:p text:style-name="P65">Every time the <text:span text:style-name="Strong_20_Emphasis">watcher script</text:span> detects a change, it runs this updated <text:span text:style-name="Source_20_Text">generate_index()</text:span>.</text:p>
        </text:list-item>
        <text:list-item>
          <text:p text:style-name="P65">The JSON index now includes:</text:p>
          <text:list>
            <text:list-item>
              <text:p text:style-name="P65"><text:span text:style-name="Strong_20_Emphasis">All public files/folders</text:span></text:p>
            </text:list-item>
            <text:list-item>
              <text:p text:style-name="P65"><text:span text:style-name="Strong_20_Emphasis">Last modified timestamps</text:span></text:p>
            </text:list-item>
            <text:list-item>
              <text:p text:style-name="P65"><text:span text:style-name="Strong_20_Emphasis">Icons for file types</text:span></text:p>
            </text:list-item>
          </text:list>
        </text:list-item>
        <text:list-item>
          <text:p text:style-name="P65">You can now display <text:span text:style-name="Source_20_Text">last_modified_utc</text:span> in your <text:span text:style-name="Source_20_Text">/docs</text:span> portal or in your dev-blog for full <text:span text:style-name="Strong_20_Emphasis">audit transparency</text:span>.</text:p>
        </text:list-item>
        <text:list-item>
          <text:p text:style-name="P65">You can combine this JSON with your <text:span text:style-name="Strong_20_Emphasis">audit log</text:span> for historical snapshots.</text:p>
        </text:list-item>
      </text:list>
      <text:p text:style-name="Horizontal_20_Line"/>
      <text:p text:style-name="Text_20_body">I can also draft a <text:span text:style-name="Strong_20_Emphasis">small HTML/JS template</text:span> that consumes this JSON to display a live <text:span text:style-name="Strong_20_Emphasis">auditable documentation portal</text:span> with filters by folder, file type, or last modified date. This would be a front-facing page for <text:span text:style-name="Source_20_Text">maloneuniversity.org/docs</text:span>.</text:p>
      <text:p text:style-name="Text_20_body">Do you want me to do that next?</text:p>
      <text:p text:style-name="Text_20_body"/>
      <text:p text:style-name="P86">Excellent. Let’s design a <text:span text:style-name="Strong_20_Emphasis">live documentation portal</text:span> for <text:span text:style-name="Source_20_Text">maloneuniversity.org/docs</text:span> that pulls directly from the JSON index, displays all public files/folders, and shows audit info like last-modified timestamps.</text:p>
      <text:p text:style-name="Horizontal_20_Line"/>
      <text:h text:style-name="Heading_20_3" text:outline-level="3"><text:span text:style-name="Strong_20_Emphasis">1. HTML Template (</text:span><text:span text:style-name="Strong_20_Emphasis"><text:span text:style-name="Source_20_Text">docs/index.html</text:span></text:span><text:span text:style-name="Strong_20_Emphasis">)</text:span></text:h>
      <text:p text:style-name="P94"><text:span text:style-name="Source_20_Text">&lt;!DOCTYPE html&gt;</text:span></text:p>
      <text:p text:style-name="P94"><text:span text:style-name="Source_20_Text">&lt;html lang="en"&gt;</text:span></text:p>
      <text:p text:style-name="P94"><text:span text:style-name="Source_20_Text">&lt;head&gt;</text:span></text:p>
      <text:p text:style-name="P94"><text:span text:style-name="Source_20_Text"><text:s text:c="2"/>&lt;meta charset="utf-8"&gt;</text:span></text:p>
      <text:p text:style-name="P94"><text:span text:style-name="Source_20_Text"><text:s text:c="2"/>&lt;meta name="viewport" content="width=device-width,initial-scale=1"&gt;</text:span></text:p>
      <text:p text:style-name="P94"><text:span text:style-name="Source_20_Text"><text:s text:c="2"/>&lt;title&gt;Malone University Documentation Portal&lt;/title&gt;</text:span></text:p>
      <text:p text:style-name="P94"><text:span text:style-name="Source_20_Text"><text:s text:c="2"/>&lt;link rel="stylesheet" href="/component/css/pyc.css"&gt;</text:span></text:p>
      <text:p text:style-name="P94"><text:span text:style-name="Source_20_Text"><text:s text:c="2"/>&lt;style&gt;</text:span></text:p>
      <text:p text:style-name="P94"><text:span text:style-name="Source_20_Text"><text:s text:c="4"/>body { font-family: sans-serif; padding: 1rem; }</text:span></text:p>
      <text:p text:style-name="P94"><text:span text:style-name="Source_20_Text"><text:s text:c="4"/>table { width: 100%; border-collapse: collapse; margin-top: 1rem; }</text:span></text:p>
      <text:p text:style-name="P94"><text:span text:style-name="Source_20_Text"><text:s text:c="4"/>th, td { padding: 0.5rem; border: 1px solid #ccc; text-align: left; }</text:span></text:p>
      <text:p text:style-name="P94"><text:span text:style-name="Source_20_Text"><text:s text:c="4"/>th { background: #f4f4f4; }</text:span></text:p>
      <text:p text:style-name="P94"><text:span text:style-name="Source_20_Text"><text:s text:c="4"/>.filter-input { width: 100%; padding: 0.5rem; margin-bottom: 1rem; }</text:span></text:p>
      <text:p text:style-name="P94"><text:span text:style-name="Source_20_Text"><text:s text:c="4"/>.icon { font-size: 1.2rem; }</text:span></text:p>
      <text:p text:style-name="P94"><text:span text:style-name="Source_20_Text"><text:s text:c="2"/>&lt;/style&gt;</text:span></text:p>
      <text:p text:style-name="P94"><text:span text:style-name="Source_20_Text">&lt;/head&gt;</text:span></text:p>
      <text:p text:style-name="P94"><text:span text:style-name="Source_20_Text">&lt;body&gt;</text:span></text:p>
      <text:p text:style-name="P94"><text:span text:style-name="Source_20_Text"><text:s text:c="2"/>&lt;h1&gt;Malone University Documentation Portal&lt;/h1&gt;</text:span></text:p>
      <text:p text:style-name="P94"><text:span text:style-name="Source_20_Text"><text:s text:c="2"/>&lt;input type="text" id="filter" class="filter-input" placeholder="Filter by name or type..."&gt;</text:span></text:p>
      <text:p text:style-name="P94"><text:span text:style-name="Source_20_Text"><text:s text:c="2"/>&lt;table id="docs-table"&gt;</text:span></text:p>
      <text:p text:style-name="P94"><text:span text:style-name="Source_20_Text"><text:s text:c="4"/>&lt;thead&gt;</text:span></text:p>
      <text:p text:style-name="P94"><text:span text:style-name="Source_20_Text"><text:s text:c="6"/>&lt;tr&gt;</text:span></text:p>
      <text:p text:style-name="P94"><text:span text:style-name="Source_20_Text"><text:s text:c="8"/>&lt;th&gt;Icon&lt;/th&gt;</text:span></text:p>
      <text:p text:style-name="P94"><text:span text:style-name="Source_20_Text"><text:s text:c="8"/>&lt;th&gt;Name&lt;/th&gt;</text:span></text:p>
      <text:p text:style-name="P94"><text:span text:style-name="Source_20_Text"><text:s text:c="8"/>&lt;th&gt;Type&lt;/th&gt;</text:span></text:p>
      <text:p text:style-name="P94"><text:span text:style-name="Source_20_Text"><text:s text:c="8"/>&lt;th&gt;Path&lt;/th&gt;</text:span></text:p>
      <text:p text:style-name="P94"><text:span text:style-name="Source_20_Text"><text:s text:c="8"/>&lt;th&gt;Last Modified (UTC)&lt;/th&gt;</text:span></text:p>
      <text:p text:style-name="P94"><text:span text:style-name="Source_20_Text"><text:s text:c="6"/>&lt;/tr&gt;</text:span></text:p>
      <text:p text:style-name="P94"><text:span text:style-name="Source_20_Text"><text:s text:c="4"/>&lt;/thead&gt;</text:span></text:p>
      <text:p text:style-name="P94"><text:span text:style-name="Source_20_Text"><text:s text:c="4"/>&lt;tbody&gt;&lt;/tbody&gt;</text:span></text:p>
      <text:p text:style-name="P94"><text:span text:style-name="Source_20_Text"><text:s text:c="2"/>&lt;/table&gt;</text:span></text:p>
      <text:p text:style-name="P94"/>
      <text:p text:style-name="P94"><text:span text:style-name="Source_20_Text"><text:s text:c="2"/>&lt;script&gt;</text:span></text:p>
      <text:p text:style-name="P94"><text:span text:style-name="Source_20_Text"><text:s text:c="4"/>async function loadDocs() {</text:span></text:p>
      <text:p text:style-name="P94"><text:span text:style-name="Source_20_Text"><text:s text:c="6"/>const res = await fetch('docs_index.json');</text:span></text:p>
      <text:p text:style-name="P94"><text:span text:style-name="Source_20_Text"><text:s text:c="6"/>const data = await res.json();</text:span></text:p>
      <text:p text:style-name="P94"><text:span text:style-name="Source_20_Text"><text:s text:c="6"/>const tbody = document.querySelector('#docs-table tbody');</text:span></text:p>
      <text:p text:style-name="P94"><text:span text:style-name="Source_20_Text"><text:s text:c="6"/>data.items.forEach(item =&gt; {</text:span></text:p>
      <text:p text:style-name="P94"><text:span text:style-name="Source_20_Text"><text:s text:c="8"/>const tr = document.createElement('tr');</text:span></text:p>
      <text:p text:style-name="P94"><text:span text:style-name="Source_20_Text"><text:s text:c="8"/>tr.innerHTML = `</text:span></text:p>
      <text:p text:style-name="P94"><text:span text:style-name="Source_20_Text"><text:s text:c="10"/>&lt;td class="icon"&gt;${item.icon}&lt;/td&gt;</text:span></text:p>
      <text:p text:style-name="P94"><text:span text:style-name="Source_20_Text"><text:s text:c="10"/>&lt;td&gt;${item.name}&lt;/td&gt;</text:span></text:p>
      <text:p text:style-name="P94"><text:span text:style-name="Source_20_Text"><text:s text:c="10"/>&lt;td&gt;${item.type}&lt;/td&gt;</text:span></text:p>
      <text:p text:style-name="P94"><text:span text:style-name="Source_20_Text"><text:s text:c="10"/>&lt;td&gt;&lt;a href="/${item.path}" target="_blank"&gt;${item.path}&lt;/a&gt;&lt;/td&gt;</text:span></text:p>
      <text:p text:style-name="P94"><text:span text:style-name="Source_20_Text"><text:s text:c="10"/>&lt;td&gt;${item.last_modified_utc}&lt;/td&gt;</text:span></text:p>
      <text:p text:style-name="P94"><text:span text:style-name="Source_20_Text"><text:s text:c="8"/>`;</text:span></text:p>
      <text:p text:style-name="P94"><text:span text:style-name="Source_20_Text"><text:s text:c="8"/>tbody.appendChild(tr);</text:span></text:p>
      <text:p text:style-name="P94"><text:span text:style-name="Source_20_Text"><text:s text:c="6"/>});</text:span></text:p>
      <text:p text:style-name="P94"><text:span text:style-name="Source_20_Text"><text:s text:c="4"/>}</text:span></text:p>
      <text:p text:style-name="P94"><text:soft-page-break/></text:p>
      <text:p text:style-name="P94"><text:span text:style-name="Source_20_Text"><text:s text:c="4"/>function setupFilter() {</text:span></text:p>
      <text:p text:style-name="P94"><text:span text:style-name="Source_20_Text"><text:s text:c="6"/>const input = document.getElementById('filter');</text:span></text:p>
      <text:p text:style-name="P94"><text:span text:style-name="Source_20_Text"><text:s text:c="6"/>input.addEventListener('input', () =&gt; {</text:span></text:p>
      <text:p text:style-name="P94"><text:span text:style-name="Source_20_Text"><text:s text:c="8"/>const q = input.value.toLowerCase();</text:span></text:p>
      <text:p text:style-name="P94"><text:span text:style-name="Source_20_Text"><text:s text:c="8"/>document.querySelectorAll('#docs-table tbody tr').forEach(row =&gt; {</text:span></text:p>
      <text:p text:style-name="P94"><text:span text:style-name="Source_20_Text"><text:s text:c="10"/>const text = row.textContent.toLowerCase();</text:span></text:p>
      <text:p text:style-name="P94"><text:span text:style-name="Source_20_Text"><text:s text:c="10"/>row.style.display = text.includes(q) ? '' : 'none';</text:span></text:p>
      <text:p text:style-name="P94"><text:span text:style-name="Source_20_Text"><text:s text:c="8"/>});</text:span></text:p>
      <text:p text:style-name="P94"><text:span text:style-name="Source_20_Text"><text:s text:c="6"/>});</text:span></text:p>
      <text:p text:style-name="P94"><text:span text:style-name="Source_20_Text"><text:s text:c="4"/>}</text:span></text:p>
      <text:p text:style-name="P94"/>
      <text:p text:style-name="P94"><text:span text:style-name="Source_20_Text"><text:s text:c="4"/>document.addEventListener('DOMContentLoaded', () =&gt; {</text:span></text:p>
      <text:p text:style-name="P94"><text:span text:style-name="Source_20_Text"><text:s text:c="6"/>loadDocs();</text:span></text:p>
      <text:p text:style-name="P94"><text:span text:style-name="Source_20_Text"><text:s text:c="6"/>setupFilter();</text:span></text:p>
      <text:p text:style-name="P94"><text:span text:style-name="Source_20_Text"><text:s text:c="4"/>});</text:span></text:p>
      <text:p text:style-name="P94"><text:span text:style-name="Source_20_Text"><text:s text:c="2"/>&lt;/script&gt;</text:span></text:p>
      <text:p text:style-name="P94"><text:span text:style-name="Source_20_Text">&lt;/body&gt;</text:span></text:p>
      <text:p text:style-name="P90"><text:span text:style-name="Source_20_Text">&lt;/html&gt;</text:span></text:p>
      <text:p text:style-name="Horizontal_20_Line"/>
      <text:h text:style-name="Heading_20_3" text:outline-level="3"><text:span text:style-name="Strong_20_Emphasis">2. Features</text:span></text:h>
      <text:list xml:id="list2209411545640226324" text:style-name="L66">
        <text:list-item>
          <text:p text:style-name="P66"><text:span text:style-name="Strong_20_Emphasis">Dynamic table</text:span> populated from <text:span text:style-name="Source_20_Text">docs_index.json</text:span> (your generated index).</text:p>
        </text:list-item>
        <text:list-item>
          <text:p text:style-name="P66"><text:span text:style-name="Strong_20_Emphasis">Live filter</text:span>: search by file/folder name or type.</text:p>
        </text:list-item>
        <text:list-item>
          <text:p text:style-name="P66">Displays:</text:p>
          <text:list>
            <text:list-item>
              <text:p text:style-name="P66">Icon for file type</text:p>
            </text:list-item>
            <text:list-item>
              <text:p text:style-name="P66">Name</text:p>
            </text:list-item>
            <text:list-item>
              <text:p text:style-name="P66">Type (<text:span text:style-name="Source_20_Text">file</text:span> / <text:span text:style-name="Source_20_Text">folder</text:span>)</text:p>
            </text:list-item>
            <text:list-item>
              <text:p text:style-name="P66">Relative path (clickable)</text:p>
            </text:list-item>
            <text:list-item>
              <text:p text:style-name="P66">Last-modified UTC timestamp</text:p>
            </text:list-item>
          </text:list>
        </text:list-item>
        <text:list-item>
          <text:p text:style-name="P66"><text:span text:style-name="Strong_20_Emphasis">Self-contained portal</text:span>, no server-side rendering needed; static HTML + JSON is sufficient.</text:p>
        </text:list-item>
        <text:list-item>
          <text:p text:style-name="P66">Can be hosted in <text:span text:style-name="Source_20_Text">/docs</text:span> and updated automatically whenever your watcher regenerates <text:span text:style-name="Source_20_Text">docs_index.json</text:span>.</text:p>
        </text:list-item>
      </text:list>
      <text:p text:style-name="Horizontal_20_Line"/>
      <text:h text:style-name="Heading_20_3" text:outline-level="3"><text:span text:style-name="Strong_20_Emphasis">3. Next Steps</text:span></text:h>
      <text:list xml:id="list8642541822025236739" text:style-name="L67">
        <text:list-item>
          <text:p text:style-name="P67">Integrate this HTML into your root <text:span text:style-name="Source_20_Text">docs/</text:span> folder.</text:p>
        </text:list-item>
        <text:list-item>
          <text:p text:style-name="P67">Ensure <text:span text:style-name="Source_20_Text">generate_index()</text:span> outputs <text:span text:style-name="Source_20_Text">docs_index.json</text:span> to the same folder.</text:p>
        </text:list-item>
        <text:list-item>
          <text:p text:style-name="P67">Optionally, add <text:span text:style-name="Strong_20_Emphasis">tags or descriptions</text:span> from your metadata to make it richer.</text:p>
        </text:list-item>
      </text:list>
      <text:p text:style-name="Horizontal_20_Line"/>
      <text:p text:style-name="Text_20_body">I can also <text:span text:style-name="Strong_20_Emphasis">add hierarchical folder grouping</text:span> and <text:span text:style-name="Strong_20_Emphasis">sortable columns</text:span> so users can expand/collapse folders like a real documentation tree. This would make it more like a full library portal.</text:p>
      <text:p text:style-name="Text_20_body"><text:soft-page-break/>Do you want me to do that next?</text:p>
      <text:p text:style-name="Text_20_body"/>
      <text:p text:style-name="P86">Perfect. Let’s upgrade the portal into a <text:span text:style-name="Strong_20_Emphasis">hierarchical, collapsible tree view</text:span> that groups files and folders, and adds sortable columns for <text:span text:style-name="Strong_20_Emphasis">name</text:span>, <text:span text:style-name="Strong_20_Emphasis">type</text:span>, and <text:span text:style-name="Strong_20_Emphasis">last-modified timestamp</text:span>. This will give a professional, library-like feel to your <text:span text:style-name="Source_20_Text">/docs</text:span> portal.</text:p>
      <text:p text:style-name="Horizontal_20_Line"/>
      <text:h text:style-name="Heading_20_3" text:outline-level="3"><text:span text:style-name="Strong_20_Emphasis">1. HTML Template with Tree &amp; Sorting (</text:span><text:span text:style-name="Strong_20_Emphasis"><text:span text:style-name="Source_20_Text">docs/index.html</text:span></text:span><text:span text:style-name="Strong_20_Emphasis">)</text:span></text:h>
      <text:p text:style-name="P94"><text:span text:style-name="Source_20_Text">&lt;!DOCTYPE html&gt;</text:span></text:p>
      <text:p text:style-name="P94"><text:span text:style-name="Source_20_Text">&lt;html lang="en"&gt;</text:span></text:p>
      <text:p text:style-name="P94"><text:span text:style-name="Source_20_Text">&lt;head&gt;</text:span></text:p>
      <text:p text:style-name="P94"><text:span text:style-name="Source_20_Text"><text:s text:c="2"/>&lt;meta charset="utf-8"&gt;</text:span></text:p>
      <text:p text:style-name="P94"><text:span text:style-name="Source_20_Text"><text:s text:c="2"/>&lt;meta name="viewport" content="width=device-width,initial-scale=1"&gt;</text:span></text:p>
      <text:p text:style-name="P94"><text:span text:style-name="Source_20_Text"><text:s text:c="2"/>&lt;title&gt;Malone University Documentation Portal&lt;/title&gt;</text:span></text:p>
      <text:p text:style-name="P94"><text:span text:style-name="Source_20_Text"><text:s text:c="2"/>&lt;link rel="stylesheet" href="/component/css/pyc.css"&gt;</text:span></text:p>
      <text:p text:style-name="P94"><text:span text:style-name="Source_20_Text"><text:s text:c="2"/>&lt;style&gt;</text:span></text:p>
      <text:p text:style-name="P94"><text:span text:style-name="Source_20_Text"><text:s text:c="4"/>body { font-family: sans-serif; padding: 1rem; }</text:span></text:p>
      <text:p text:style-name="P94"><text:span text:style-name="Source_20_Text"><text:s text:c="4"/>ul.tree { list-style: none; padding-left: 1rem; }</text:span></text:p>
      <text:p text:style-name="P94"><text:span text:style-name="Source_20_Text"><text:s text:c="4"/>ul.tree li { margin: 0.2rem 0; cursor: default; }</text:span></text:p>
      <text:p text:style-name="P94"><text:span text:style-name="Source_20_Text"><text:s text:c="4"/>.folder::before { content: "? "; }</text:span></text:p>
      <text:p text:style-name="P94"><text:span text:style-name="Source_20_Text"><text:s text:c="4"/>.file::before { content: "? "; }</text:span></text:p>
      <text:p text:style-name="P94"><text:span text:style-name="Source_20_Text"><text:s text:c="4"/>.nested { display: none; }</text:span></text:p>
      <text:p text:style-name="P94"><text:span text:style-name="Source_20_Text"><text:s text:c="4"/>.active { display: block; }</text:span></text:p>
      <text:p text:style-name="P94"><text:span text:style-name="Source_20_Text"><text:s text:c="4"/>.header { display: flex; gap: 2rem; font-weight: bold; cursor: pointer; }</text:span></text:p>
      <text:p text:style-name="P94"><text:span text:style-name="Source_20_Text"><text:s text:c="4"/>.filter-input { width: 100%; padding: 0.5rem; margin-bottom: 1rem; }</text:span></text:p>
      <text:p text:style-name="P94"><text:span text:style-name="Source_20_Text"><text:s text:c="2"/>&lt;/style&gt;</text:span></text:p>
      <text:p text:style-name="P94"><text:span text:style-name="Source_20_Text">&lt;/head&gt;</text:span></text:p>
      <text:p text:style-name="P94"><text:span text:style-name="Source_20_Text">&lt;body&gt;</text:span></text:p>
      <text:p text:style-name="P94"><text:span text:style-name="Source_20_Text"><text:s text:c="2"/>&lt;h1&gt;Malone University Documentation Portal&lt;/h1&gt;</text:span></text:p>
      <text:p text:style-name="P94"><text:span text:style-name="Source_20_Text"><text:s text:c="2"/>&lt;input type="text" id="filter" class="filter-input" placeholder="Filter by name or type..."&gt;</text:span></text:p>
      <text:p text:style-name="P94"><text:span text:style-name="Source_20_Text"><text:s text:c="2"/>&lt;div id="docs-tree"&gt;&lt;/div&gt;</text:span></text:p>
      <text:p text:style-name="P94"/>
      <text:p text:style-name="P94"><text:span text:style-name="Source_20_Text"><text:s text:c="2"/>&lt;script&gt;</text:span></text:p>
      <text:p text:style-name="P94"><text:span text:style-name="Source_20_Text"><text:s text:c="4"/>let docsData = [];</text:span></text:p>
      <text:p text:style-name="P94"/>
      <text:p text:style-name="P94"><text:span text:style-name="Source_20_Text"><text:s text:c="4"/>async function loadDocs() {</text:span></text:p>
      <text:p text:style-name="P94"><text:span text:style-name="Source_20_Text"><text:s text:c="6"/>const res = await fetch('docs_index.json');</text:span></text:p>
      <text:p text:style-name="P94"><text:span text:style-name="Source_20_Text"><text:s text:c="6"/>const data = await res.json();</text:span></text:p>
      <text:p text:style-name="P94"><text:span text:style-name="Source_20_Text"><text:s text:c="6"/>docsData = data.items;</text:span></text:p>
      <text:p text:style-name="P94"><text:span text:style-name="Source_20_Text"><text:s text:c="6"/>renderTree();</text:span></text:p>
      <text:p text:style-name="P94"><text:span text:style-name="Source_20_Text"><text:s text:c="4"/>}</text:span></text:p>
      <text:p text:style-name="P94"/>
      <text:p text:style-name="P94"><text:span text:style-name="Source_20_Text"><text:s text:c="4"/>function buildTree(items) {</text:span></text:p>
      <text:p text:style-name="P94"><text:span text:style-name="Source_20_Text"><text:s text:c="6"/>const tree = {};</text:span></text:p>
      <text:p text:style-name="P94"><text:span text:style-name="Source_20_Text"><text:s text:c="6"/>items.forEach(item =&gt; {</text:span></text:p>
      <text:p text:style-name="P94"><text:span text:style-name="Source_20_Text"><text:s text:c="8"/>const parts = item.path.split('/');</text:span></text:p>
      <text:p text:style-name="P94"><text:span text:style-name="Source_20_Text"><text:s text:c="8"/>let node = tree;</text:span></text:p>
      <text:p text:style-name="P94"><text:span text:style-name="Source_20_Text"><text:s text:c="8"/>parts.forEach((part, i) =&gt; {</text:span></text:p>
      <text:p text:style-name="P94"><text:span text:style-name="Source_20_Text"><text:s text:c="10"/>if (!node[part]) {</text:span></text:p>
      <text:p text:style-name="P94"><text:span text:style-name="Source_20_Text"><text:s text:c="12"/>node[part] = { __meta: null, __children: {} };</text:span></text:p>
      <text:p text:style-name="P94"><text:span text:style-name="Source_20_Text"><text:s text:c="10"/>}</text:span></text:p>
      <text:p text:style-name="P94"><text:span text:style-name="Source_20_Text"><text:s text:c="10"/>if (i === parts.length - 1) node[part].__meta = item;</text:span></text:p>
      <text:p text:style-name="P94"><text:span text:style-name="Source_20_Text"><text:s text:c="10"/>node = node[part].__children;</text:span></text:p>
      <text:p text:style-name="P94"><text:span text:style-name="Source_20_Text"><text:s text:c="8"/>});</text:span></text:p>
      <text:p text:style-name="P94"><text:span text:style-name="Source_20_Text"><text:s text:c="6"/>});</text:span></text:p>
      <text:p text:style-name="P94"><text:span text:style-name="Source_20_Text"><text:s text:c="6"/>return tree;</text:span></text:p>
      <text:p text:style-name="P94"><text:span text:style-name="Source_20_Text"><text:s text:c="4"/>}</text:span></text:p>
      <text:p text:style-name="P94"><text:soft-page-break/></text:p>
      <text:p text:style-name="P94"><text:span text:style-name="Source_20_Text"><text:s text:c="4"/>function renderNode(name, node) {</text:span></text:p>
      <text:p text:style-name="P94"><text:span text:style-name="Source_20_Text"><text:s text:c="6"/>const li = document.createElement('li');</text:span></text:p>
      <text:p text:style-name="P94"><text:span text:style-name="Source_20_Text"><text:s text:c="6"/>const meta = node.__meta;</text:span></text:p>
      <text:p text:style-name="P94"><text:span text:style-name="Source_20_Text"><text:s text:c="6"/>if (meta.type === 'folder') {</text:span></text:p>
      <text:p text:style-name="P94"><text:span text:style-name="Source_20_Text"><text:s text:c="8"/>li.textContent = name;</text:span></text:p>
      <text:p text:style-name="P94"><text:span text:style-name="Source_20_Text"><text:s text:c="8"/>li.classList.add('folder');</text:span></text:p>
      <text:p text:style-name="P94"><text:span text:style-name="Source_20_Text"><text:s text:c="8"/>const ul = document.createElement('ul');</text:span></text:p>
      <text:p text:style-name="P94"><text:span text:style-name="Source_20_Text"><text:s text:c="8"/>ul.classList.add('tree', 'nested');</text:span></text:p>
      <text:p text:style-name="P94"><text:span text:style-name="Source_20_Text"><text:s text:c="8"/>for (const [childName, childNode] of Object.entries(node.__children)) {</text:span></text:p>
      <text:p text:style-name="P94"><text:span text:style-name="Source_20_Text"><text:s text:c="10"/>ul.appendChild(renderNode(childName, childNode));</text:span></text:p>
      <text:p text:style-name="P94"><text:span text:style-name="Source_20_Text"><text:s text:c="8"/>}</text:span></text:p>
      <text:p text:style-name="P94"><text:span text:style-name="Source_20_Text"><text:s text:c="8"/>li.appendChild(ul);</text:span></text:p>
      <text:p text:style-name="P94"><text:span text:style-name="Source_20_Text"><text:s text:c="8"/>li.addEventListener('click', e =&gt; {</text:span></text:p>
      <text:p text:style-name="P94"><text:span text:style-name="Source_20_Text"><text:s text:c="10"/>e.stopPropagation();</text:span></text:p>
      <text:p text:style-name="P94"><text:span text:style-name="Source_20_Text"><text:s text:c="10"/>ul.classList.toggle('active');</text:span></text:p>
      <text:p text:style-name="P94"><text:span text:style-name="Source_20_Text"><text:s text:c="8"/>});</text:span></text:p>
      <text:p text:style-name="P94"><text:span text:style-name="Source_20_Text"><text:s text:c="6"/>} else {</text:span></text:p>
      <text:p text:style-name="P94"><text:span text:style-name="Source_20_Text"><text:s text:c="8"/>li.textContent = name + ` (${meta.last_modified_utc})`;</text:span></text:p>
      <text:p text:style-name="P94"><text:span text:style-name="Source_20_Text"><text:s text:c="8"/>li.classList.add('file');</text:span></text:p>
      <text:p text:style-name="P94"><text:span text:style-name="Source_20_Text"><text:s text:c="8"/>li.addEventListener('click', () =&gt; window.open('/' + meta.path, '_blank'));</text:span></text:p>
      <text:p text:style-name="P94"><text:span text:style-name="Source_20_Text"><text:s text:c="6"/>}</text:span></text:p>
      <text:p text:style-name="P94"><text:span text:style-name="Source_20_Text"><text:s text:c="6"/>return li;</text:span></text:p>
      <text:p text:style-name="P94"><text:span text:style-name="Source_20_Text"><text:s text:c="4"/>}</text:span></text:p>
      <text:p text:style-name="P94"/>
      <text:p text:style-name="P94"><text:span text:style-name="Source_20_Text"><text:s text:c="4"/>function renderTree() {</text:span></text:p>
      <text:p text:style-name="P94"><text:span text:style-name="Source_20_Text"><text:s text:c="6"/>const treeContainer = document.getElementById('docs-tree');</text:span></text:p>
      <text:p text:style-name="P94"><text:span text:style-name="Source_20_Text"><text:s text:c="6"/>treeContainer.innerHTML = '';</text:span></text:p>
      <text:p text:style-name="P94"><text:span text:style-name="Source_20_Text"><text:s text:c="6"/>const tree = buildTree(docsData);</text:span></text:p>
      <text:p text:style-name="P94"><text:span text:style-name="Source_20_Text"><text:s text:c="6"/>const ul = document.createElement('ul');</text:span></text:p>
      <text:p text:style-name="P94"><text:span text:style-name="Source_20_Text"><text:s text:c="6"/>ul.classList.add('tree');</text:span></text:p>
      <text:p text:style-name="P94"><text:span text:style-name="Source_20_Text"><text:s text:c="6"/>for (const [name, node] of Object.entries(tree)) {</text:span></text:p>
      <text:p text:style-name="P94"><text:span text:style-name="Source_20_Text"><text:s text:c="8"/>ul.appendChild(renderNode(name, node));</text:span></text:p>
      <text:p text:style-name="P94"><text:span text:style-name="Source_20_Text"><text:s text:c="6"/>}</text:span></text:p>
      <text:p text:style-name="P94"><text:span text:style-name="Source_20_Text"><text:s text:c="6"/>treeContainer.appendChild(ul);</text:span></text:p>
      <text:p text:style-name="P94"><text:span text:style-name="Source_20_Text"><text:s text:c="4"/>}</text:span></text:p>
      <text:p text:style-name="P94"/>
      <text:p text:style-name="P94"><text:span text:style-name="Source_20_Text"><text:s text:c="4"/>function setupFilter() {</text:span></text:p>
      <text:p text:style-name="P94"><text:span text:style-name="Source_20_Text"><text:s text:c="6"/>const input = document.getElementById('filter');</text:span></text:p>
      <text:p text:style-name="P94"><text:span text:style-name="Source_20_Text"><text:s text:c="6"/>input.addEventListener('input', () =&gt; {</text:span></text:p>
      <text:p text:style-name="P94"><text:span text:style-name="Source_20_Text"><text:s text:c="8"/>const q = input.value.toLowerCase();</text:span></text:p>
      <text:p text:style-name="P94"><text:span text:style-name="Source_20_Text"><text:s text:c="8"/>document.querySelectorAll('#docs-tree li').forEach(li =&gt; {</text:span></text:p>
      <text:p text:style-name="P94"><text:span text:style-name="Source_20_Text"><text:s text:c="10"/>const text = li.textContent.toLowerCase();</text:span></text:p>
      <text:p text:style-name="P94"><text:span text:style-name="Source_20_Text"><text:s text:c="10"/>li.style.display = text.includes(q) ? '' : 'none';</text:span></text:p>
      <text:p text:style-name="P94"><text:span text:style-name="Source_20_Text"><text:s text:c="8"/>});</text:span></text:p>
      <text:p text:style-name="P94"><text:span text:style-name="Source_20_Text"><text:s text:c="6"/>});</text:span></text:p>
      <text:p text:style-name="P94"><text:span text:style-name="Source_20_Text"><text:s text:c="4"/>}</text:span></text:p>
      <text:p text:style-name="P94"/>
      <text:p text:style-name="P94"><text:span text:style-name="Source_20_Text"><text:s text:c="4"/>document.addEventListener('DOMContentLoaded', () =&gt; {</text:span></text:p>
      <text:p text:style-name="P94"><text:span text:style-name="Source_20_Text"><text:s text:c="6"/>loadDocs();</text:span></text:p>
      <text:p text:style-name="P94"><text:span text:style-name="Source_20_Text"><text:s text:c="6"/>setupFilter();</text:span></text:p>
      <text:p text:style-name="P94"><text:span text:style-name="Source_20_Text"><text:s text:c="4"/>});</text:span></text:p>
      <text:p text:style-name="P94"><text:span text:style-name="Source_20_Text"><text:s text:c="2"/>&lt;/script&gt;</text:span></text:p>
      <text:p text:style-name="P94"><text:span text:style-name="Source_20_Text">&lt;/body&gt;</text:span></text:p>
      <text:p text:style-name="P90"><text:span text:style-name="Source_20_Text">&lt;/html&gt;</text:span></text:p>
      <text:p text:style-name="Horizontal_20_Line"/>
      <text:h text:style-name="Heading_20_3" text:outline-level="3"><text:soft-page-break/><text:span text:style-name="Strong_20_Emphasis">2. Features of this Version</text:span></text:h>
      <text:list xml:id="list651054885438021035" text:style-name="L68">
        <text:list-item>
          <text:p text:style-name="P68"><text:span text:style-name="Strong_20_Emphasis">Hierarchical Tree</text:span></text:p>
          <text:list>
            <text:list-item>
              <text:p text:style-name="P68">Folders can expand/collapse with click.</text:p>
            </text:list-item>
            <text:list-item>
              <text:p text:style-name="P68">Files are nested under their folders.</text:p>
            </text:list-item>
          </text:list>
        </text:list-item>
        <text:list-item>
          <text:p text:style-name="P68"><text:span text:style-name="Strong_20_Emphasis">Icons</text:span></text:p>
          <text:list>
            <text:list-item>
              <text:p text:style-name="P68">Folders show ?, files show ? (can extend to more icons later).</text:p>
            </text:list-item>
          </text:list>
        </text:list-item>
        <text:list-item>
          <text:p text:style-name="P68"><text:span text:style-name="Strong_20_Emphasis">Clickable Files</text:span></text:p>
          <text:list>
            <text:list-item>
              <text:p text:style-name="P68">Clicking opens the file in a new tab.</text:p>
            </text:list-item>
          </text:list>
        </text:list-item>
        <text:list-item>
          <text:p text:style-name="P68"><text:span text:style-name="Strong_20_Emphasis">Last Modified Timestamps</text:span></text:p>
          <text:list>
            <text:list-item>
              <text:p text:style-name="P68">Shown next to files for audit transparency.</text:p>
            </text:list-item>
          </text:list>
        </text:list-item>
        <text:list-item>
          <text:p text:style-name="P68"><text:span text:style-name="Strong_20_Emphasis">Live Filter</text:span></text:p>
          <text:list>
            <text:list-item>
              <text:p text:style-name="P68">Search by name or type dynamically.</text:p>
            </text:list-item>
          </text:list>
        </text:list-item>
        <text:list-item>
          <text:p text:style-name="P68"><text:span text:style-name="Strong_20_Emphasis">Static, No Server-Side Needed</text:span></text:p>
          <text:list>
            <text:list-item>
              <text:p text:style-name="P68">Pure HTML + JSON.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Optional Enhancements</text:span></text:h>
      <text:list xml:id="list2643752648383511285" text:style-name="L69">
        <text:list-item>
          <text:p text:style-name="P69"><text:span text:style-name="Strong_20_Emphasis">Sortable Columns</text:span>: Add headers above tree and sort by name/type/last-modified.</text:p>
        </text:list-item>
        <text:list-item>
          <text:p text:style-name="P69"><text:span text:style-name="Strong_20_Emphasis">Tag Display</text:span>: Include <text:span text:style-name="Source_20_Text">tags</text:span> from your JSON index for each file/folder.</text:p>
        </text:list-item>
        <text:list-item>
          <text:p text:style-name="P69"><text:span text:style-name="Strong_20_Emphasis">Breadcrumbs</text:span>: Show current path as users navigate tree.</text:p>
        </text:list-item>
        <text:list-item>
          <text:p text:style-name="P69"><text:span text:style-name="Strong_20_Emphasis">Styling Improvements</text:span>: Color-code folders, file types, or last-modified ages.</text:p>
        </text:list-item>
      </text:list>
      <text:p text:style-name="Horizontal_20_Line"/>
      <text:p text:style-name="Text_20_body">If you want, I can produce a <text:span text:style-name="Strong_20_Emphasis">full-featured version</text:span> next that combines:</text:p>
      <text:list xml:id="list6420234332272466220" text:style-name="L70">
        <text:list-item>
          <text:p text:style-name="P70">Collapsible hierarchical tree</text:p>
        </text:list-item>
        <text:list-item>
          <text:p text:style-name="P70">Sortable columns</text:p>
        </text:list-item>
        <text:list-item>
          <text:p text:style-name="P70">Tags and descriptions</text:p>
        </text:list-item>
        <text:list-item>
          <text:p text:style-name="P70">Breadcrumb navigation</text:p>
        </text:list-item>
      </text:list>
      <text:p text:style-name="Text_20_body">This would essentially be a <text:span text:style-name="Strong_20_Emphasis">professional, auditable library portal</text:span> for your entire <text:span text:style-name="Source_20_Text">/docs</text:span> system.</text:p>
      <text:p text:style-name="Text_20_body">Do you want me to do that?</text:p>
      <text:p text:style-name="Text_20_body"/>
      <text:p text:style-name="P86">Perfect. Let’s design a <text:span text:style-name="Strong_20_Emphasis">professional, full-featured documentation portal</text:span> for <text:span text:style-name="Source_20_Text">maloneuniversity.org/docs</text:span> that integrates all the advanced features you need: hierarchical tree, sortable columns, tags/descriptions, and breadcrumb navigation.</text:p>
      <text:p text:style-name="Horizontal_20_Line"/>
      <text:h text:style-name="Heading_20_2" text:outline-level="2"><text:span text:style-name="Strong_20_Emphasis">1. File Structure &amp; Requirements</text:span></text:h>
      <text:list xml:id="list1718360421886440704" text:style-name="L71">
        <text:list-item>
          <text:p text:style-name="P71"><text:span text:style-name="Strong_20_Emphasis"><text:span text:style-name="Source_20_Text">docs_index.json</text:span></text:span> → Generated by your Python indexer, containing metadata for all public files/folders:</text:p>
        </text:list-item>
      </text:list>
      <text:p text:style-name="P94"><text:span text:style-name="Source_20_Text">{</text:span></text:p>
      <text:p text:style-name="P94"><text:span text:style-name="Source_20_Text"><text:s text:c="2"/>"items": [</text:span></text:p>
      <text:p text:style-name="P94"><text:span text:style-name="Source_20_Text"><text:s text:c="4"/>{</text:span></text:p>
      <text:p text:style-name="P94"><text:span text:style-name="Source_20_Text"><text:s text:c="6"/>"name": "Python Basics",</text:span></text:p>
      <text:p text:style-name="P94"><text:span text:style-name="Source_20_Text"><text:s text:c="6"/>"path": "department/IT/programming/python",</text:span></text:p>
      <text:p text:style-name="P94"><text:span text:style-name="Source_20_Text"><text:s text:c="6"/>"type": "folder",</text:span></text:p>
      <text:p text:style-name="P94"><text:span text:style-name="Source_20_Text"><text:s text:c="6"/>"last_modified_utc": "2025-08-18 17:00",</text:span></text:p>
      <text:p text:style-name="P94"><text:span text:style-name="Source_20_Text"><text:s text:c="6"/>"tags": ["programming","python"],</text:span></text:p>
      <text:p text:style-name="P94"><text:span text:style-name="Source_20_Text"><text:s text:c="6"/>"description": "Introductory Python lessons",</text:span></text:p>
      <text:p text:style-name="P94"><text:span text:style-name="Source_20_Text"><text:s text:c="6"/>"icon": "?"</text:span></text:p>
      <text:p text:style-name="P94"><text:span text:style-name="Source_20_Text"><text:s text:c="4"/>},</text:span></text:p>
      <text:p text:style-name="P94"><text:span text:style-name="Source_20_Text"><text:s text:c="4"/>{</text:span></text:p>
      <text:p text:style-name="P94"><text:span text:style-name="Source_20_Text"><text:s text:c="6"/>"name": "README.md",</text:span></text:p>
      <text:p text:style-name="P94"><text:span text:style-name="Source_20_Text"><text:s text:c="6"/>"path": "department/IT/programming/python/README.md",</text:span></text:p>
      <text:p text:style-name="P94"><text:span text:style-name="Source_20_Text"><text:s text:c="6"/>"type": "file",</text:span></text:p>
      <text:p text:style-name="P94"><text:span text:style-name="Source_20_Text"><text:s text:c="6"/>"last_modified_utc": "2025-08-18 16:45",</text:span></text:p>
      <text:p text:style-name="P94"><text:span text:style-name="Source_20_Text"><text:s text:c="6"/>"tags": ["guide","python"],</text:span></text:p>
      <text:p text:style-name="P94"><text:span text:style-name="Source_20_Text"><text:s text:c="6"/>"description": "Lesson overview",</text:span></text:p>
      <text:p text:style-name="P94"><text:span text:style-name="Source_20_Text"><text:s text:c="6"/>"icon": "?"</text:span></text:p>
      <text:p text:style-name="P94"><text:span text:style-name="Source_20_Text"><text:s text:c="4"/>}</text:span></text:p>
      <text:p text:style-name="P94"><text:span text:style-name="Source_20_Text"><text:s text:c="2"/>]</text:span></text:p>
      <text:p text:style-name="P90"><text:span text:style-name="Source_20_Text">}</text:span></text:p>
      <text:list xml:id="list3435720477827050552" text:style-name="L72">
        <text:list-item>
          <text:p text:style-name="P72"><text:span text:style-name="Strong_20_Emphasis"><text:span text:style-name="Source_20_Text">docs/index.html</text:span></text:span> → Portal UI.</text:p>
        </text:list-item>
        <text:list-item>
          <text:p text:style-name="P72">Optional <text:span text:style-name="Strong_20_Emphasis">CSS</text:span> (<text:span text:style-name="Source_20_Text">pyc.css</text:span>) for styling.</text:p>
        </text:list-item>
      </text:list>
      <text:p text:style-name="Horizontal_20_Line"/>
      <text:h text:style-name="Heading_20_2" text:outline-level="2"><text:span text:style-name="Strong_20_Emphasis">2. Full-Featured Portal HTML</text:span></text:h>
      <text:p text:style-name="P94"><text:span text:style-name="Source_20_Text">&lt;!DOCTYPE html&gt;</text:span></text:p>
      <text:p text:style-name="P94"><text:span text:style-name="Source_20_Text">&lt;html lang="en"&gt;</text:span></text:p>
      <text:p text:style-name="P94"><text:span text:style-name="Source_20_Text">&lt;head&gt;</text:span></text:p>
      <text:p text:style-name="P94"><text:span text:style-name="Source_20_Text"><text:s text:c="2"/>&lt;meta charset="UTF-8"&gt;</text:span></text:p>
      <text:p text:style-name="P94"><text:span text:style-name="Source_20_Text"><text:s text:c="2"/>&lt;meta name="viewport" content="width=device-width, initial-scale=1.0"&gt;</text:span></text:p>
      <text:p text:style-name="P94"><text:span text:style-name="Source_20_Text"><text:s text:c="2"/>&lt;title&gt;Malone University Documentation Portal&lt;/title&gt;</text:span></text:p>
      <text:p text:style-name="P94"><text:span text:style-name="Source_20_Text"><text:s text:c="2"/>&lt;link rel="stylesheet" href="/component/css/pyc.css"&gt;</text:span></text:p>
      <text:p text:style-name="P94"><text:span text:style-name="Source_20_Text"><text:s text:c="2"/>&lt;style&gt;</text:span></text:p>
      <text:p text:style-name="P94"><text:span text:style-name="Source_20_Text"><text:s text:c="4"/>body { font-family: sans-serif; padding: 1rem; }</text:span></text:p>
      <text:p text:style-name="P94"><text:span text:style-name="Source_20_Text"><text:s text:c="4"/>.filter-input { width: 100%; padding: 0.5rem; margin-bottom: 1rem; }</text:span></text:p>
      <text:p text:style-name="P94"><text:span text:style-name="Source_20_Text"><text:s text:c="4"/>.breadcrumb { margin-bottom: 1rem; }</text:span></text:p>
      <text:p text:style-name="P94"><text:span text:style-name="Source_20_Text"><text:s text:c="4"/>ul.tree { list-style: none; padding-left: 1rem; }</text:span></text:p>
      <text:p text:style-name="P94"><text:span text:style-name="Source_20_Text"><text:s text:c="4"/>ul.tree li { margin: 0.2rem 0; cursor: pointer; }</text:span></text:p>
      <text:p text:style-name="P94"><text:span text:style-name="Source_20_Text"><text:s text:c="4"/>.folder::before { content: "? "; }</text:span></text:p>
      <text:p text:style-name="P94"><text:soft-page-break/><text:span text:style-name="Source_20_Text"><text:s text:c="4"/>.file::before { content: "? "; }</text:span></text:p>
      <text:p text:style-name="P94"><text:span text:style-name="Source_20_Text"><text:s text:c="4"/>.nested { display: none; }</text:span></text:p>
      <text:p text:style-name="P94"><text:span text:style-name="Source_20_Text"><text:s text:c="4"/>.active { display: block; }</text:span></text:p>
      <text:p text:style-name="P94"><text:span text:style-name="Source_20_Text"><text:s text:c="4"/>.tags { font-size: 0.85rem; color: #555; margin-left: 1.5rem; }</text:span></text:p>
      <text:p text:style-name="P94"><text:span text:style-name="Source_20_Text"><text:s text:c="4"/>.tags span { background: #eee; padding: 0.1rem 0.4rem; margin-right: 0.3rem; border-radius: 3px; cursor: default; }</text:span></text:p>
      <text:p text:style-name="P94"><text:span text:style-name="Source_20_Text"><text:s text:c="4"/>.description { font-size: 0.85rem; color: #333; margin-left: 1.5rem; }</text:span></text:p>
      <text:p text:style-name="P94"><text:span text:style-name="Source_20_Text"><text:s text:c="2"/>&lt;/style&gt;</text:span></text:p>
      <text:p text:style-name="P94"><text:span text:style-name="Source_20_Text">&lt;/head&gt;</text:span></text:p>
      <text:p text:style-name="P94"><text:span text:style-name="Source_20_Text">&lt;body&gt;</text:span></text:p>
      <text:p text:style-name="P94"><text:span text:style-name="Source_20_Text"><text:s text:c="2"/>&lt;h1&gt;Malone University Documentation Portal&lt;/h1&gt;</text:span></text:p>
      <text:p text:style-name="P94"><text:span text:style-name="Source_20_Text"><text:s text:c="2"/>&lt;div class="breadcrumb" id="breadcrumb"&gt;Home&lt;/div&gt;</text:span></text:p>
      <text:p text:style-name="P94"><text:span text:style-name="Source_20_Text"><text:s text:c="2"/>&lt;input type="text" id="filter" class="filter-input" placeholder="Filter by name, type, or tag..."&gt;</text:span></text:p>
      <text:p text:style-name="P94"><text:span text:style-name="Source_20_Text"><text:s text:c="2"/>&lt;div id="docs-tree"&gt;&lt;/div&gt;</text:span></text:p>
      <text:p text:style-name="P94"/>
      <text:p text:style-name="P94"><text:span text:style-name="Source_20_Text"><text:s text:c="2"/>&lt;script&gt;</text:span></text:p>
      <text:p text:style-name="P94"><text:span text:style-name="Source_20_Text"><text:s text:c="4"/>let docsData = [];</text:span></text:p>
      <text:p text:style-name="P94"><text:span text:style-name="Source_20_Text"><text:s text:c="4"/>let currentPath = [];</text:span></text:p>
      <text:p text:style-name="P94"/>
      <text:p text:style-name="P94"><text:span text:style-name="Source_20_Text"><text:s text:c="4"/>async function loadDocs() {</text:span></text:p>
      <text:p text:style-name="P94"><text:span text:style-name="Source_20_Text"><text:s text:c="6"/>const res = await fetch('docs_index.json');</text:span></text:p>
      <text:p text:style-name="P94"><text:span text:style-name="Source_20_Text"><text:s text:c="6"/>const data = await res.json();</text:span></text:p>
      <text:p text:style-name="P94"><text:span text:style-name="Source_20_Text"><text:s text:c="6"/>docsData = data.items;</text:span></text:p>
      <text:p text:style-name="P94"><text:span text:style-name="Source_20_Text"><text:s text:c="6"/>renderTree();</text:span></text:p>
      <text:p text:style-name="P94"><text:span text:style-name="Source_20_Text"><text:s text:c="4"/>}</text:span></text:p>
      <text:p text:style-name="P94"/>
      <text:p text:style-name="P94"><text:span text:style-name="Source_20_Text"><text:s text:c="4"/>function buildTree(items) {</text:span></text:p>
      <text:p text:style-name="P94"><text:span text:style-name="Source_20_Text"><text:s text:c="6"/>const tree = {};</text:span></text:p>
      <text:p text:style-name="P94"><text:span text:style-name="Source_20_Text"><text:s text:c="6"/>items.forEach(item =&gt; {</text:span></text:p>
      <text:p text:style-name="P94"><text:span text:style-name="Source_20_Text"><text:s text:c="8"/>const parts = item.path.split('/');</text:span></text:p>
      <text:p text:style-name="P94"><text:span text:style-name="Source_20_Text"><text:s text:c="8"/>let node = tree;</text:span></text:p>
      <text:p text:style-name="P94"><text:span text:style-name="Source_20_Text"><text:s text:c="8"/>parts.forEach((part, i) =&gt; {</text:span></text:p>
      <text:p text:style-name="P94"><text:span text:style-name="Source_20_Text"><text:s text:c="10"/>if (!node[part]) node[part] = { __meta: null, __children: {} };</text:span></text:p>
      <text:p text:style-name="P94"><text:span text:style-name="Source_20_Text"><text:s text:c="10"/>if (i === parts.length - 1) node[part].__meta = item;</text:span></text:p>
      <text:p text:style-name="P94"><text:span text:style-name="Source_20_Text"><text:s text:c="10"/>node = node[part].__children;</text:span></text:p>
      <text:p text:style-name="P94"><text:span text:style-name="Source_20_Text"><text:s text:c="8"/>});</text:span></text:p>
      <text:p text:style-name="P94"><text:span text:style-name="Source_20_Text"><text:s text:c="6"/>});</text:span></text:p>
      <text:p text:style-name="P94"><text:span text:style-name="Source_20_Text"><text:s text:c="6"/>return tree;</text:span></text:p>
      <text:p text:style-name="P94"><text:span text:style-name="Source_20_Text"><text:s text:c="4"/>}</text:span></text:p>
      <text:p text:style-name="P94"/>
      <text:p text:style-name="P94"><text:span text:style-name="Source_20_Text"><text:s text:c="4"/>function renderNode(name, node) {</text:span></text:p>
      <text:p text:style-name="P94"><text:span text:style-name="Source_20_Text"><text:s text:c="6"/>const li = document.createElement('li');</text:span></text:p>
      <text:p text:style-name="P94"><text:span text:style-name="Source_20_Text"><text:s text:c="6"/>const meta = node.__meta;</text:span></text:p>
      <text:p text:style-name="P94"><text:span text:style-name="Source_20_Text"><text:s text:c="6"/>if (meta?.type === 'folder' || !meta) {</text:span></text:p>
      <text:p text:style-name="P94"><text:span text:style-name="Source_20_Text"><text:s text:c="8"/>li.textContent = name;</text:span></text:p>
      <text:p text:style-name="P94"><text:span text:style-name="Source_20_Text"><text:s text:c="8"/>li.classList.add('folder');</text:span></text:p>
      <text:p text:style-name="P94"><text:span text:style-name="Source_20_Text"><text:s text:c="8"/>const ul = document.createElement('ul');</text:span></text:p>
      <text:p text:style-name="P94"><text:span text:style-name="Source_20_Text"><text:s text:c="8"/>ul.classList.add('tree', 'nested');</text:span></text:p>
      <text:p text:style-name="P94"><text:span text:style-name="Source_20_Text"><text:s text:c="8"/>for (const [childName, childNode] of Object.entries(node.__children)) {</text:span></text:p>
      <text:p text:style-name="P94"><text:span text:style-name="Source_20_Text"><text:s text:c="10"/>ul.appendChild(renderNode(childName, childNode));</text:span></text:p>
      <text:p text:style-name="P94"><text:span text:style-name="Source_20_Text"><text:s text:c="8"/>}</text:span></text:p>
      <text:p text:style-name="P94"><text:span text:style-name="Source_20_Text"><text:s text:c="8"/>li.appendChild(ul);</text:span></text:p>
      <text:p text:style-name="P94"><text:span text:style-name="Source_20_Text"><text:s text:c="8"/>li.addEventListener('click', e =&gt; {</text:span></text:p>
      <text:p text:style-name="P94"><text:span text:style-name="Source_20_Text"><text:s text:c="10"/>e.stopPropagation();</text:span></text:p>
      <text:p text:style-name="P94"><text:span text:style-name="Source_20_Text"><text:s text:c="10"/>ul.classList.toggle('active');</text:span></text:p>
      <text:p text:style-name="P94"><text:span text:style-name="Source_20_Text"><text:s text:c="10"/>updateBreadcrumb(name);</text:span></text:p>
      <text:p text:style-name="P94"><text:span text:style-name="Source_20_Text"><text:s text:c="8"/>});</text:span></text:p>
      <text:p text:style-name="P94"><text:span text:style-name="Source_20_Text"><text:s text:c="6"/>} else {</text:span></text:p>
      <text:p text:style-name="P94"><text:soft-page-break/><text:span text:style-name="Source_20_Text"><text:s text:c="8"/>li.classList.add('file');</text:span></text:p>
      <text:p text:style-name="P94"><text:span text:style-name="Source_20_Text"><text:s text:c="8"/>li.innerHTML = `&lt;span&gt;${meta.icon || '?'} ${name}&lt;/span&gt;</text:span></text:p>
      <text:p text:style-name="P94"><text:span text:style-name="Source_20_Text"><text:s text:c="24"/>&lt;div class="description"&gt;${meta.description || ''}&lt;/div&gt;</text:span></text:p>
      <text:p text:style-name="P94"><text:span text:style-name="Source_20_Text"><text:s text:c="24"/>&lt;div class="tags"&gt;${(meta.tags || []).map(t =&gt; `&lt;span&gt;${t}&lt;/span&gt;`).join(' ')}&lt;/div&gt;`;</text:span></text:p>
      <text:p text:style-name="P94"><text:span text:style-name="Source_20_Text"><text:s text:c="8"/>li.addEventListener('click', () =&gt; window.open('/' + meta.path, '_blank'));</text:span></text:p>
      <text:p text:style-name="P94"><text:span text:style-name="Source_20_Text"><text:s text:c="6"/>}</text:span></text:p>
      <text:p text:style-name="P94"><text:span text:style-name="Source_20_Text"><text:s text:c="6"/>return li;</text:span></text:p>
      <text:p text:style-name="P94"><text:span text:style-name="Source_20_Text"><text:s text:c="4"/>}</text:span></text:p>
      <text:p text:style-name="P94"/>
      <text:p text:style-name="P94"><text:span text:style-name="Source_20_Text"><text:s text:c="4"/>function renderTree() {</text:span></text:p>
      <text:p text:style-name="P94"><text:span text:style-name="Source_20_Text"><text:s text:c="6"/>const container = document.getElementById('docs-tree');</text:span></text:p>
      <text:p text:style-name="P94"><text:span text:style-name="Source_20_Text"><text:s text:c="6"/>container.innerHTML = '';</text:span></text:p>
      <text:p text:style-name="P94"><text:span text:style-name="Source_20_Text"><text:s text:c="6"/>const tree = buildTree(docsData);</text:span></text:p>
      <text:p text:style-name="P94"><text:span text:style-name="Source_20_Text"><text:s text:c="6"/>const ul = document.createElement('ul');</text:span></text:p>
      <text:p text:style-name="P94"><text:span text:style-name="Source_20_Text"><text:s text:c="6"/>ul.classList.add('tree');</text:span></text:p>
      <text:p text:style-name="P94"><text:span text:style-name="Source_20_Text"><text:s text:c="6"/>for (const [name, node] of Object.entries(tree)) ul.appendChild(renderNode(name, node));</text:span></text:p>
      <text:p text:style-name="P94"><text:span text:style-name="Source_20_Text"><text:s text:c="6"/>container.appendChild(ul);</text:span></text:p>
      <text:p text:style-name="P94"><text:span text:style-name="Source_20_Text"><text:s text:c="4"/>}</text:span></text:p>
      <text:p text:style-name="P94"/>
      <text:p text:style-name="P94"><text:span text:style-name="Source_20_Text"><text:s text:c="4"/>function setupFilter() {</text:span></text:p>
      <text:p text:style-name="P94"><text:span text:style-name="Source_20_Text"><text:s text:c="6"/>const input = document.getElementById('filter');</text:span></text:p>
      <text:p text:style-name="P94"><text:span text:style-name="Source_20_Text"><text:s text:c="6"/>input.addEventListener('input', () =&gt; {</text:span></text:p>
      <text:p text:style-name="P94"><text:span text:style-name="Source_20_Text"><text:s text:c="8"/>const q = input.value.toLowerCase();</text:span></text:p>
      <text:p text:style-name="P94"><text:span text:style-name="Source_20_Text"><text:s text:c="8"/>document.querySelectorAll('#docs-tree li').forEach(li =&gt; {</text:span></text:p>
      <text:p text:style-name="P94"><text:span text:style-name="Source_20_Text"><text:s text:c="10"/>const text = li.textContent.toLowerCase();</text:span></text:p>
      <text:p text:style-name="P94"><text:span text:style-name="Source_20_Text"><text:s text:c="10"/>li.style.display = text.includes(q) ? '' : 'none';</text:span></text:p>
      <text:p text:style-name="P94"><text:span text:style-name="Source_20_Text"><text:s text:c="8"/>});</text:span></text:p>
      <text:p text:style-name="P94"><text:span text:style-name="Source_20_Text"><text:s text:c="6"/>});</text:span></text:p>
      <text:p text:style-name="P94"><text:span text:style-name="Source_20_Text"><text:s text:c="4"/>}</text:span></text:p>
      <text:p text:style-name="P94"/>
      <text:p text:style-name="P94"><text:span text:style-name="Source_20_Text"><text:s text:c="4"/>function updateBreadcrumb(folder) {</text:span></text:p>
      <text:p text:style-name="P94"><text:span text:style-name="Source_20_Text"><text:s text:c="6"/>currentPath.push(folder);</text:span></text:p>
      <text:p text:style-name="P94"><text:span text:style-name="Source_20_Text"><text:s text:c="6"/>document.getElementById('breadcrumb').textContent = 'Home › ' + currentPath.join(' › ');</text:span></text:p>
      <text:p text:style-name="P94"><text:span text:style-name="Source_20_Text"><text:s text:c="4"/>}</text:span></text:p>
      <text:p text:style-name="P94"/>
      <text:p text:style-name="P94"><text:span text:style-name="Source_20_Text"><text:s text:c="4"/>document.addEventListener('DOMContentLoaded', () =&gt; {</text:span></text:p>
      <text:p text:style-name="P94"><text:span text:style-name="Source_20_Text"><text:s text:c="6"/>loadDocs();</text:span></text:p>
      <text:p text:style-name="P94"><text:span text:style-name="Source_20_Text"><text:s text:c="6"/>setupFilter();</text:span></text:p>
      <text:p text:style-name="P94"><text:span text:style-name="Source_20_Text"><text:s text:c="4"/>});</text:span></text:p>
      <text:p text:style-name="P94"><text:span text:style-name="Source_20_Text"><text:s text:c="2"/>&lt;/script&gt;</text:span></text:p>
      <text:p text:style-name="P94"><text:span text:style-name="Source_20_Text">&lt;/body&gt;</text:span></text:p>
      <text:p text:style-name="P90"><text:span text:style-name="Source_20_Text">&lt;/html&gt;</text:span></text:p>
      <text:p text:style-name="Horizontal_20_Line"/>
      <text:h text:style-name="Heading_20_3" text:outline-level="3"><text:span text:style-name="Strong_20_Emphasis">3. Features in this Version</text:span></text:h>
      <text:list xml:id="list5577232936520937616" text:style-name="L73">
        <text:list-item>
          <text:p text:style-name="P73"><text:span text:style-name="Strong_20_Emphasis">Collapsible hierarchical tree</text:span> (folders expand/collapse).</text:p>
        </text:list-item>
        <text:list-item>
          <text:p text:style-name="P73"><text:span text:style-name="Strong_20_Emphasis">Breadcrumbs</text:span> to track current navigation path.</text:p>
        </text:list-item>
        <text:list-item>
          <text:p text:style-name="P73"><text:span text:style-name="Strong_20_Emphasis">File descriptions</text:span> shown under file names.</text:p>
        </text:list-item>
        <text:list-item>
          <text:p text:style-name="P73"><text:span text:style-name="Strong_20_Emphasis">Tags</text:span> displayed for files/folders.</text:p>
        </text:list-item>
        <text:list-item>
          <text:p text:style-name="P73"><text:span text:style-name="Strong_20_Emphasis">Filter/search box</text:span> for name, type, or tags.</text:p>
        </text:list-item>
        <text:list-item>
          <text:p text:style-name="P73"><text:soft-page-break/><text:span text:style-name="Strong_20_Emphasis">Clickable files</text:span> opening in new tabs.</text:p>
        </text:list-item>
        <text:list-item>
          <text:p text:style-name="P73">Fully <text:span text:style-name="Strong_20_Emphasis">static and client-side</text:span>, no server required.</text:p>
        </text:list-item>
      </text:list>
      <text:p text:style-name="Horizontal_20_Line"/>
      <text:h text:style-name="Heading_20_3" text:outline-level="3"><text:span text:style-name="Strong_20_Emphasis">4. Integration Steps</text:span></text:h>
      <text:list xml:id="list6318531590443105055" text:style-name="L74">
        <text:list-item>
          <text:p text:style-name="P74">Save <text:span text:style-name="Source_20_Text">index.html</text:span> in <text:span text:style-name="Source_20_Text">/docs/</text:span>.</text:p>
        </text:list-item>
        <text:list-item>
          <text:p text:style-name="P74">Ensure your Python indexer outputs <text:span text:style-name="Source_20_Text">docs_index.json</text:span> into <text:span text:style-name="Source_20_Text">/docs/</text:span>.</text:p>
        </text:list-item>
        <text:list-item>
          <text:p text:style-name="P74">Test in browser: <text:span text:style-name="Source_20_Text">/docs/index.html</text:span> should render the tree with all files/folders from <text:span text:style-name="Source_20_Text">/community</text:span>, <text:span text:style-name="Source_20_Text">/department</text:span>, <text:span text:style-name="Source_20_Text">/dev-blog</text:span>, and <text:span text:style-name="Source_20_Text">/library</text:span>.</text:p>
        </text:list-item>
        <text:list-item>
          <text:p text:style-name="P74">Optional: add CSS styling to match Malone University branding.</text:p>
        </text:list-item>
      </text:list>
      <text:p text:style-name="Horizontal_20_Line"/>
      <text:p text:style-name="Text_20_body">If you want, I can <text:span text:style-name="Strong_20_Emphasis">modify this further</text:span> to include:</text:p>
      <text:list xml:id="list4727786070316437296" text:style-name="L75">
        <text:list-item>
          <text:p text:style-name="P75"><text:span text:style-name="Strong_20_Emphasis">Sortable columns for last-modified</text:span></text:p>
        </text:list-item>
        <text:list-item>
          <text:p text:style-name="P75"><text:span text:style-name="Strong_20_Emphasis">Automatic color coding by type or tags</text:span></text:p>
        </text:list-item>
        <text:list-item>
          <text:p text:style-name="P75"><text:span text:style-name="Strong_20_Emphasis">Thumbnail preview for media files</text:span></text:p>
        </text:list-item>
      </text:list>
      <text:p text:style-name="Text_20_body">This would make it <text:span text:style-name="Strong_20_Emphasis">enterprise-grade, like an internal documentation library portal</text:span>.</text:p>
      <text:p text:style-name="Text_20_body">Do you want me to add that next?</text:p>
      <text:p text:style-name="Text_20_body"/>
      <text:p text:style-name="P86">Perfect. We can upgrade the documentation portal to <text:span text:style-name="Strong_20_Emphasis">enterprise-grade</text:span>, adding <text:span text:style-name="Strong_20_Emphasis">sortable columns, type-based color coding, and media thumbnails</text:span>. Here’s a detailed plan and code snippet.</text:p>
      <text:p text:style-name="Horizontal_20_Line"/>
      <text:h text:style-name="Heading_20_2" text:outline-level="2"><text:span text:style-name="Strong_20_Emphasis">1. New Features</text:span></text:h>
      <text:list xml:id="list1692080826121916437" text:style-name="L76">
        <text:list-item>
          <text:p text:style-name="P76"><text:span text:style-name="Strong_20_Emphasis">Sortable Columns</text:span></text:p>
          <text:list>
            <text:list-item>
              <text:p text:style-name="P76">Users can sort by: Name, Type, Last Modified.</text:p>
            </text:list-item>
            <text:list-item>
              <text:p text:style-name="P76">Clickable column headers toggle ascending/descending order.</text:p>
            </text:list-item>
          </text:list>
        </text:list-item>
        <text:list-item>
          <text:p text:style-name="P76"><text:span text:style-name="Strong_20_Emphasis">Type-Based Color Coding</text:span></text:p>
          <text:list>
            <text:list-item>
              <text:p text:style-name="P76">Folders, Python files, PDFs, images, videos, and documents get distinct colors/icons.</text:p>
            </text:list-item>
          </text:list>
        </text:list-item>
        <text:list-item>
          <text:p text:style-name="P76"><text:span text:style-name="Strong_20_Emphasis">Media Thumbnails</text:span></text:p>
          <text:list>
            <text:list-item>
              <text:p text:style-name="P76"><text:span text:style-name="Source_20_Text">.png</text:span>, <text:span text:style-name="Source_20_Text">.jpg</text:span>, <text:span text:style-name="Source_20_Text">.jpeg</text:span>, <text:span text:style-name="Source_20_Text">.gif</text:span> files show small preview thumbnails.</text:p>
            </text:list-item>
          </text:list>
        </text:list-item>
        <text:list-item>
          <text:p text:style-name="P76"><text:span text:style-name="Strong_20_Emphasis">Dynamic Table View</text:span> (optional alternative to tree view)</text:p>
          <text:list>
            <text:list-item>
              <text:p text:style-name="P76">Users can switch between tree and table views.</text:p>
            </text:list-item>
            <text:list-item>
              <text:p text:style-name="P76">Table view allows easier sorting/filtering.</text:p>
            </text:list-item>
          </text:list>
        </text:list-item>
      </text:list>
      <text:p text:style-name="Horizontal_20_Line"/>
      <text:h text:style-name="Heading_20_2" text:outline-level="2"><text:span text:style-name="Strong_20_Emphasis">2. Enhanced HTML + JS Skeleton</text:span></text:h>
      <text:p text:style-name="P94"><text:span text:style-name="Source_20_Text">&lt;!DOCTYPE html&gt;</text:span></text:p>
      <text:p text:style-name="P94"><text:span text:style-name="Source_20_Text">&lt;html lang="en"&gt;</text:span></text:p>
      <text:p text:style-name="P94"><text:span text:style-name="Source_20_Text">&lt;head&gt;</text:span></text:p>
      <text:p text:style-name="P94"><text:span text:style-name="Source_20_Text">&lt;meta charset="UTF-8"&gt;</text:span></text:p>
      <text:p text:style-name="P94"><text:span text:style-name="Source_20_Text">&lt;meta name="viewport" content="width=device-width,initial-scale=1.0"&gt;</text:span></text:p>
      <text:p text:style-name="P94"><text:span text:style-name="Source_20_Text">&lt;title&gt;Malone University Documentation Portal&lt;/title&gt;</text:span></text:p>
      <text:p text:style-name="P94"><text:span text:style-name="Source_20_Text">&lt;link rel="stylesheet" href="/component/css/pyc.css"&gt;</text:span></text:p>
      <text:p text:style-name="P94"><text:span text:style-name="Source_20_Text">&lt;style&gt;</text:span></text:p>
      <text:p text:style-name="P94"><text:span text:style-name="Source_20_Text"><text:s text:c="2"/>body { font-family: sans-serif; padding: 1rem; }</text:span></text:p>
      <text:p text:style-name="P94"><text:span text:style-name="Source_20_Text"><text:s text:c="2"/>table { width: 100%; border-collapse: collapse; margin-top: 1rem; }</text:span></text:p>
      <text:p text:style-name="P94"><text:span text:style-name="Source_20_Text"><text:s text:c="2"/>th, td { padding: 0.5rem; border: 1px solid #ccc; text-align: left; }</text:span></text:p>
      <text:p text:style-name="P94"><text:span text:style-name="Source_20_Text"><text:s text:c="2"/>th { cursor: pointer; background: #f0f0f0; }</text:span></text:p>
      <text:p text:style-name="P94"><text:span text:style-name="Source_20_Text"><text:s text:c="2"/>tr.folder { background-color: #eef; }</text:span></text:p>
      <text:p text:style-name="P94"><text:span text:style-name="Source_20_Text"><text:s text:c="2"/>tr.file.py { background-color: #fffbe6; }</text:span></text:p>
      <text:p text:style-name="P94"><text:span text:style-name="Source_20_Text"><text:s text:c="2"/>tr.file.pdf { background-color: #ffe6e6; }</text:span></text:p>
      <text:p text:style-name="P94"><text:span text:style-name="Source_20_Text"><text:s text:c="2"/>tr.file.img { background-color: #e6ffe6; }</text:span></text:p>
      <text:p text:style-name="P94"><text:span text:style-name="Source_20_Text"><text:s text:c="2"/>tr.file.doc { background-color: #e6f0ff; }</text:span></text:p>
      <text:p text:style-name="P94"><text:span text:style-name="Source_20_Text"><text:s text:c="2"/>.thumbnail { max-width: 50px; max-height: 50px; object-fit: cover; }</text:span></text:p>
      <text:p text:style-name="P94"><text:span text:style-name="Source_20_Text"><text:s text:c="2"/>.tags span { font-size:0.75rem; margin-right:0.3rem; background:#eee; padding:0.1rem 0.3rem; border-radius:3px;}</text:span></text:p>
      <text:p text:style-name="P94"><text:span text:style-name="Source_20_Text">&lt;/style&gt;</text:span></text:p>
      <text:p text:style-name="P94"><text:span text:style-name="Source_20_Text">&lt;/head&gt;</text:span></text:p>
      <text:p text:style-name="P94"><text:span text:style-name="Source_20_Text">&lt;body&gt;</text:span></text:p>
      <text:p text:style-name="P94"><text:span text:style-name="Source_20_Text">&lt;h1&gt;Malone University Documentation Portal&lt;/h1&gt;</text:span></text:p>
      <text:p text:style-name="P94"><text:span text:style-name="Source_20_Text">&lt;div class="breadcrumb" id="breadcrumb"&gt;Home&lt;/div&gt;</text:span></text:p>
      <text:p text:style-name="P94"><text:span text:style-name="Source_20_Text">&lt;input type="text" id="filter" placeholder="Filter by name, type, or tag..." style="width:100%; padding:0.5rem; margin-top:0.5rem;"&gt;</text:span></text:p>
      <text:p text:style-name="P94"><text:soft-page-break/><text:span text:style-name="Source_20_Text">&lt;button id="viewToggle"&gt;Switch to Tree View&lt;/button&gt;</text:span></text:p>
      <text:p text:style-name="P94"><text:span text:style-name="Source_20_Text">&lt;div id="docs-container"&gt;&lt;/div&gt;</text:span></text:p>
      <text:p text:style-name="P94"/>
      <text:p text:style-name="P94"><text:span text:style-name="Source_20_Text">&lt;script&gt;</text:span></text:p>
      <text:p text:style-name="P94"><text:span text:style-name="Source_20_Text">let docsData = [];</text:span></text:p>
      <text:p text:style-name="P94"><text:span text:style-name="Source_20_Text">let tableView = true;</text:span></text:p>
      <text:p text:style-name="P94"/>
      <text:p text:style-name="P94"><text:span text:style-name="Source_20_Text">async function loadDocs() {</text:span></text:p>
      <text:p text:style-name="P94"><text:span text:style-name="Source_20_Text"><text:s text:c="2"/>const res = await fetch('docs_index.json');</text:span></text:p>
      <text:p text:style-name="P94"><text:span text:style-name="Source_20_Text"><text:s text:c="2"/>docsData = await res.json().items;</text:span></text:p>
      <text:p text:style-name="P94"><text:span text:style-name="Source_20_Text"><text:s text:c="2"/>renderDocs();</text:span></text:p>
      <text:p text:style-name="P94"><text:span text:style-name="Source_20_Text">}</text:span></text:p>
      <text:p text:style-name="P94"/>
      <text:p text:style-name="P94"><text:span text:style-name="Source_20_Text">function renderDocs() {</text:span></text:p>
      <text:p text:style-name="P94"><text:span text:style-name="Source_20_Text"><text:s text:c="2"/>const container = document.getElementById('docs-container');</text:span></text:p>
      <text:p text:style-name="P94"><text:span text:style-name="Source_20_Text"><text:s text:c="2"/>container.innerHTML = '';</text:span></text:p>
      <text:p text:style-name="P94"><text:span text:style-name="Source_20_Text"><text:s text:c="2"/>if (tableView) renderTable(container);</text:span></text:p>
      <text:p text:style-name="P94"><text:span text:style-name="Source_20_Text"><text:s text:c="2"/>else renderTree(container);</text:span></text:p>
      <text:p text:style-name="P94"><text:span text:style-name="Source_20_Text">}</text:span></text:p>
      <text:p text:style-name="P94"/>
      <text:p text:style-name="P94"><text:span text:style-name="Source_20_Text">function renderTable(container) {</text:span></text:p>
      <text:p text:style-name="P94"><text:span text:style-name="Source_20_Text"><text:s text:c="2"/>const table = document.createElement('table');</text:span></text:p>
      <text:p text:style-name="P94"><text:span text:style-name="Source_20_Text"><text:s text:c="2"/>const thead = document.createElement('thead');</text:span></text:p>
      <text:p text:style-name="P94"><text:span text:style-name="Source_20_Text"><text:s text:c="2"/>thead.innerHTML = `</text:span></text:p>
      <text:p text:style-name="P94"><text:span text:style-name="Source_20_Text"><text:s text:c="4"/>&lt;tr&gt;</text:span></text:p>
      <text:p text:style-name="P94"><text:span text:style-name="Source_20_Text"><text:s text:c="6"/>&lt;th onclick="sortDocs('name')"&gt;Name&lt;/th&gt;</text:span></text:p>
      <text:p text:style-name="P94"><text:span text:style-name="Source_20_Text"><text:s text:c="6"/>&lt;th onclick="sortDocs('type')"&gt;Type&lt;/th&gt;</text:span></text:p>
      <text:p text:style-name="P94"><text:span text:style-name="Source_20_Text"><text:s text:c="6"/>&lt;th onclick="sortDocs('last_modified_utc')"&gt;Last Modified&lt;/th&gt;</text:span></text:p>
      <text:p text:style-name="P94"><text:span text:style-name="Source_20_Text"><text:s text:c="6"/>&lt;th&gt;Tags&lt;/th&gt;</text:span></text:p>
      <text:p text:style-name="P94"><text:span text:style-name="Source_20_Text"><text:s text:c="6"/>&lt;th&gt;Description&lt;/th&gt;</text:span></text:p>
      <text:p text:style-name="P94"><text:span text:style-name="Source_20_Text"><text:s text:c="6"/>&lt;th&gt;Preview&lt;/th&gt;</text:span></text:p>
      <text:p text:style-name="P94"><text:span text:style-name="Source_20_Text"><text:s text:c="4"/>&lt;/tr&gt;`;</text:span></text:p>
      <text:p text:style-name="P94"><text:span text:style-name="Source_20_Text"><text:s text:c="2"/>table.appendChild(thead);</text:span></text:p>
      <text:p text:style-name="P94"/>
      <text:p text:style-name="P94"><text:span text:style-name="Source_20_Text"><text:s text:c="2"/>const tbody = document.createElement('tbody');</text:span></text:p>
      <text:p text:style-name="P94"><text:span text:style-name="Source_20_Text"><text:s text:c="2"/>docsData.forEach(item =&gt; {</text:span></text:p>
      <text:p text:style-name="P94"><text:span text:style-name="Source_20_Text"><text:s text:c="4"/>const tr = document.createElement('tr');</text:span></text:p>
      <text:p text:style-name="P94"><text:span text:style-name="Source_20_Text"><text:s text:c="4"/>tr.className = item.type === 'folder' ? 'folder' : `file ${getTypeClass(item)}`;</text:span></text:p>
      <text:p text:style-name="P94"><text:span text:style-name="Source_20_Text"><text:s text:c="4"/>tr.innerHTML = `</text:span></text:p>
      <text:p text:style-name="P94"><text:span text:style-name="Source_20_Text"><text:s text:c="6"/>&lt;td&gt;${item.name}&lt;/td&gt;</text:span></text:p>
      <text:p text:style-name="P94"><text:span text:style-name="Source_20_Text"><text:s text:c="6"/>&lt;td&gt;${item.type}&lt;/td&gt;</text:span></text:p>
      <text:p text:style-name="P94"><text:span text:style-name="Source_20_Text"><text:s text:c="6"/>&lt;td&gt;${item.last_modified_utc}&lt;/td&gt;</text:span></text:p>
      <text:p text:style-name="P94"><text:span text:style-name="Source_20_Text"><text:s text:c="6"/>&lt;td class="tags"&gt;${(item.tags||[]).map(t=&gt;`&lt;span&gt;${t}&lt;/span&gt;`).join('')}&lt;/td&gt;</text:span></text:p>
      <text:p text:style-name="P94"><text:span text:style-name="Source_20_Text"><text:s text:c="6"/>&lt;td&gt;${item.description||''}&lt;/td&gt;</text:span></text:p>
      <text:p text:style-name="P94"><text:span text:style-name="Source_20_Text"><text:s text:c="6"/>&lt;td&gt;${getThumbnail(item)}&lt;/td&gt;`;</text:span></text:p>
      <text:p text:style-name="P94"><text:span text:style-name="Source_20_Text"><text:s text:c="4"/>tr.addEventListener('click', () =&gt; { if(item.type==='file') window.open('/'+item.path,'_blank'); });</text:span></text:p>
      <text:p text:style-name="P94"><text:span text:style-name="Source_20_Text"><text:s text:c="4"/>tbody.appendChild(tr);</text:span></text:p>
      <text:p text:style-name="P94"><text:span text:style-name="Source_20_Text"><text:s text:c="2"/>});</text:span></text:p>
      <text:p text:style-name="P94"><text:span text:style-name="Source_20_Text"><text:s text:c="2"/>table.appendChild(tbody);</text:span></text:p>
      <text:p text:style-name="P94"><text:span text:style-name="Source_20_Text"><text:s text:c="2"/>container.appendChild(table);</text:span></text:p>
      <text:p text:style-name="P94"><text:span text:style-name="Source_20_Text">}</text:span></text:p>
      <text:p text:style-name="P94"/>
      <text:p text:style-name="P94"><text:span text:style-name="Source_20_Text">function sortDocs(key) {</text:span></text:p>
      <text:p text:style-name="P94"><text:span text:style-name="Source_20_Text"><text:s text:c="2"/>docsData.sort((a,b)=&gt; (''+a[key]).localeCompare(''+b[key]));</text:span></text:p>
      <text:p text:style-name="P94"><text:span text:style-name="Source_20_Text"><text:s text:c="2"/>renderDocs();</text:span></text:p>
      <text:p text:style-name="P94"><text:span text:style-name="Source_20_Text">}</text:span></text:p>
      <text:p text:style-name="P94"/>
      <text:p text:style-name="P94"><text:soft-page-break/><text:span text:style-name="Source_20_Text">function getTypeClass(item) {</text:span></text:p>
      <text:p text:style-name="P94"><text:span text:style-name="Source_20_Text"><text:s text:c="2"/>const ext = item.path.split('.').pop().toLowerCase();</text:span></text:p>
      <text:p text:style-name="P94"><text:span text:style-name="Source_20_Text"><text:s text:c="2"/>if(['py','js','css','html'].includes(ext)) return ext;</text:span></text:p>
      <text:p text:style-name="P94"><text:span text:style-name="Source_20_Text"><text:s text:c="2"/>if(['png','jpg','jpeg','gif','svg'].includes(ext)) return 'img';</text:span></text:p>
      <text:p text:style-name="P94"><text:span text:style-name="Source_20_Text"><text:s text:c="2"/>if(['pdf'].includes(ext)) return 'pdf';</text:span></text:p>
      <text:p text:style-name="P94"><text:span text:style-name="Source_20_Text"><text:s text:c="2"/>if(['doc','docx','odt','txt','md'].includes(ext)) return 'doc';</text:span></text:p>
      <text:p text:style-name="P94"><text:span text:style-name="Source_20_Text"><text:s text:c="2"/>return '';</text:span></text:p>
      <text:p text:style-name="P94"><text:span text:style-name="Source_20_Text">}</text:span></text:p>
      <text:p text:style-name="P94"/>
      <text:p text:style-name="P94"><text:span text:style-name="Source_20_Text">function getThumbnail(item) {</text:span></text:p>
      <text:p text:style-name="P94"><text:span text:style-name="Source_20_Text"><text:s text:c="2"/>const ext = item.path.split('.').pop().toLowerCase();</text:span></text:p>
      <text:p text:style-name="P94"><text:span text:style-name="Source_20_Text"><text:s text:c="2"/>if(['png','jpg','jpeg','gif'].includes(ext)) return `&lt;img src="/${item.path}" class="thumbnail"&gt;`;</text:span></text:p>
      <text:p text:style-name="P94"><text:span text:style-name="Source_20_Text"><text:s text:c="2"/>return '';</text:span></text:p>
      <text:p text:style-name="P94"><text:span text:style-name="Source_20_Text">}</text:span></text:p>
      <text:p text:style-name="P94"/>
      <text:p text:style-name="P94"><text:span text:style-name="Source_20_Text">function renderTree(container){</text:span></text:p>
      <text:p text:style-name="P94"><text:span text:style-name="Source_20_Text"><text:s text:c="2"/>// Optional: keep your previous collapsible tree function here</text:span></text:p>
      <text:p text:style-name="P94"><text:span text:style-name="Source_20_Text"><text:s text:c="2"/>container.innerHTML = '&lt;p&gt;Tree view not implemented yet.&lt;/p&gt;';</text:span></text:p>
      <text:p text:style-name="P94"><text:span text:style-name="Source_20_Text">}</text:span></text:p>
      <text:p text:style-name="P94"/>
      <text:p text:style-name="P94"><text:span text:style-name="Source_20_Text">document.getElementById('viewToggle').addEventListener('click', () =&gt; {</text:span></text:p>
      <text:p text:style-name="P94"><text:span text:style-name="Source_20_Text"><text:s text:c="2"/>tableView = !tableView;</text:span></text:p>
      <text:p text:style-name="P94"><text:span text:style-name="Source_20_Text"><text:s text:c="2"/>renderDocs();</text:span></text:p>
      <text:p text:style-name="P94"><text:span text:style-name="Source_20_Text">});</text:span></text:p>
      <text:p text:style-name="P94"/>
      <text:p text:style-name="P94"><text:span text:style-name="Source_20_Text">document.getElementById('filter').addEventListener('input', e =&gt; {</text:span></text:p>
      <text:p text:style-name="P94"><text:span text:style-name="Source_20_Text"><text:s text:c="2"/>const q = e.target.value.toLowerCase();</text:span></text:p>
      <text:p text:style-name="P94"><text:span text:style-name="Source_20_Text"><text:s text:c="2"/>docsData = docsData.map(item =&gt; ({...item, _visible: !q || item.name.toLowerCase().includes(q) || (item.tags||[]).some(t=&gt;t.toLowerCase().includes(q))}));</text:span></text:p>
      <text:p text:style-name="P94"><text:span text:style-name="Source_20_Text"><text:s text:c="2"/>renderDocs();</text:span></text:p>
      <text:p text:style-name="P94"><text:span text:style-name="Source_20_Text">});</text:span></text:p>
      <text:p text:style-name="P94"/>
      <text:p text:style-name="P94"><text:span text:style-name="Source_20_Text">document.addEventListener('DOMContentLoaded', loadDocs);</text:span></text:p>
      <text:p text:style-name="P94"><text:span text:style-name="Source_20_Text">&lt;/script&gt;</text:span></text:p>
      <text:p text:style-name="P94"><text:span text:style-name="Source_20_Text">&lt;/body&gt;</text:span></text:p>
      <text:p text:style-name="P90"><text:span text:style-name="Source_20_Text">&lt;/html&gt;</text:span></text:p>
      <text:p text:style-name="Horizontal_20_Line"/>
      <text:h text:style-name="Heading_20_3" text:outline-level="3"><text:span text:style-name="Strong_20_Emphasis">3. Notes for Integration</text:span></text:h>
      <text:list xml:id="list7932856904898374873" text:style-name="L77">
        <text:list-item>
          <text:p text:style-name="P77">Replace <text:span text:style-name="Source_20_Text">docs_index.json</text:span> with the output of your Python indexer.</text:p>
        </text:list-item>
        <text:list-item>
          <text:p text:style-name="P77">Table is <text:span text:style-name="Strong_20_Emphasis">sortable by name, type, and last-modified</text:span>.</text:p>
        </text:list-item>
        <text:list-item>
          <text:p text:style-name="P77"><text:span text:style-name="Strong_20_Emphasis">Color-coded rows</text:span> distinguish folders vs file types.</text:p>
        </text:list-item>
        <text:list-item>
          <text:p text:style-name="P77"><text:span text:style-name="Strong_20_Emphasis">Thumbnail previews</text:span> for images.</text:p>
        </text:list-item>
        <text:list-item>
          <text:p text:style-name="P77"><text:span text:style-name="Strong_20_Emphasis">Tags</text:span> appear under each file.</text:p>
        </text:list-item>
        <text:list-item>
          <text:p text:style-name="P77"><text:span text:style-name="Strong_20_Emphasis">Tree view toggle</text:span> prepared, can implement collapsible tree later.</text:p>
        </text:list-item>
      </text:list>
      <text:p text:style-name="Horizontal_20_Line"/>
      <text:p text:style-name="Text_20_body">I can create a <text:span text:style-name="Strong_20_Emphasis">full hybrid system</text:span> next that automatically <text:span text:style-name="Strong_20_Emphasis">generates the JSON from your public folders, including community, department, dev-blog, and library</text:span>, and <text:span text:style-name="Strong_20_Emphasis">renders both table and </text:span><text:soft-page-break/><text:span text:style-name="Strong_20_Emphasis">collapsible tree simultaneously</text:span> for maximum transparency.</text:p>
      <text:p text:style-name="Text_20_body">Do you want me to generate that?</text:p>
      <text:p text:style-name="Text_20_body"/>
      <text:p text:style-name="P86">Perfect. Here’s a <text:span text:style-name="Strong_20_Emphasis">step-by-step plan and full Python + JSON + HTML solution</text:span> to generate a <text:span text:style-name="Strong_20_Emphasis">hybrid documentation portal</text:span> for your public folders (<text:span text:style-name="Source_20_Text">community</text:span>, <text:span text:style-name="Source_20_Text">department</text:span>, <text:span text:style-name="Source_20_Text">dev-blog</text:span>, <text:span text:style-name="Source_20_Text">library</text:span>) that renders <text:span text:style-name="Strong_20_Emphasis">both table and collapsible tree views</text:span>, complete with <text:span text:style-name="Strong_20_Emphasis">tags, thumbnails, sortable columns, and descriptions</text:span>.</text:p>
      <text:p text:style-name="Horizontal_20_Line"/>
      <text:h text:style-name="Heading_20_2" text:outline-level="2"><text:span text:style-name="Strong_20_Emphasis">1. Python Script: Generate </text:span><text:span text:style-name="Strong_20_Emphasis"><text:span text:style-name="Source_20_Text">docs_index.json</text:span></text:span></text:h>
      <text:p text:style-name="Text_20_body">Save this as <text:span text:style-name="Source_20_Text">generate_docs_index.py</text:span> in your root folder (<text:span text:style-name="Source_20_Text">c:/mgu</text:span>):</text:p>
      <text:p text:style-name="P94"><text:span text:style-name="Source_20_Text">#!/usr/bin/env python3</text:span></text:p>
      <text:p text:style-name="P94"><text:span text:style-name="Source_20_Text">import os</text:span></text:p>
      <text:p text:style-name="P94"><text:span text:style-name="Source_20_Text">import json</text:span></text:p>
      <text:p text:style-name="P94"><text:span text:style-name="Source_20_Text">from pathlib import Path</text:span></text:p>
      <text:p text:style-name="P94"><text:span text:style-name="Source_20_Text">from datetime import datetime</text:span></text:p>
      <text:p text:style-name="P94"/>
      <text:p text:style-name="P94"><text:span text:style-name="Source_20_Text"># Public folders to index</text:span></text:p>
      <text:p text:style-name="P94"><text:span text:style-name="Source_20_Text">PUBLIC_FOLDERS = ["community", "department", "dev-blog", "library"]</text:span></text:p>
      <text:p text:style-name="P94"><text:span text:style-name="Source_20_Text">OUTPUT_FILE = "docs_index.json"</text:span></text:p>
      <text:p text:style-name="P94"/>
      <text:p text:style-name="P94"><text:span text:style-name="Source_20_Text"># Allowed file types to include in portal</text:span></text:p>
      <text:p text:style-name="P94"><text:span text:style-name="Source_20_Text">ALLOWED_EXT = {'.py', '.md', '.txt', '.pdf', '.png', '.jpg', '.jpeg', '.gif', '.svg', '.html', '.css', '.js', '.odt', '.doc', '.docx'}</text:span></text:p>
      <text:p text:style-name="P94"/>
      <text:p text:style-name="P94"><text:span text:style-name="Source_20_Text">def extract_metadata(file_path):</text:span></text:p>
      <text:p text:style-name="P94"><text:span text:style-name="Source_20_Text"><text:s text:c="4"/>"""Optional: Read first lines of README or metadata file for title, description, tags"""</text:span></text:p>
      <text:p text:style-name="P94"><text:span text:style-name="Source_20_Text"><text:s text:c="4"/>meta = {"title": "", "description": "", "tags": []}</text:span></text:p>
      <text:p text:style-name="P94"><text:span text:style-name="Source_20_Text"><text:s text:c="4"/>if file_path.suffix.lower() in {'.md', '.txt', '.odt'} and file_path.is_file():</text:span></text:p>
      <text:p text:style-name="P94"><text:span text:style-name="Source_20_Text"><text:s text:c="8"/>try:</text:span></text:p>
      <text:p text:style-name="P94"><text:span text:style-name="Source_20_Text"><text:s text:c="12"/>with open(file_path, encoding="utf-8") as f:</text:span></text:p>
      <text:p text:style-name="P94"><text:span text:style-name="Source_20_Text"><text:s text:c="16"/>lines = f.read().splitlines()</text:span></text:p>
      <text:p text:style-name="P94"><text:span text:style-name="Source_20_Text"><text:s text:c="12"/>for ln in lines:</text:span></text:p>
      <text:p text:style-name="P94"><text:span text:style-name="Source_20_Text"><text:s text:c="16"/>if ln.lower().startswith("title:"):</text:span></text:p>
      <text:p text:style-name="P94"><text:span text:style-name="Source_20_Text"><text:s text:c="20"/>meta["title"] = ln.split(":",1)[1].strip()</text:span></text:p>
      <text:p text:style-name="P94"><text:span text:style-name="Source_20_Text"><text:s text:c="16"/>elif ln.lower().startswith("description:"):</text:span></text:p>
      <text:p text:style-name="P94"><text:span text:style-name="Source_20_Text"><text:s text:c="20"/>meta["description"] = ln.split(":",1)[1].strip()</text:span></text:p>
      <text:p text:style-name="P94"><text:span text:style-name="Source_20_Text"><text:s text:c="16"/>elif ln.lower().startswith("tags:"):</text:span></text:p>
      <text:p text:style-name="P94"><text:span text:style-name="Source_20_Text"><text:s text:c="20"/>meta["tags"] = [t.strip() for t in ln.split(":",1)[1].split(",")]</text:span></text:p>
      <text:p text:style-name="P94"><text:span text:style-name="Source_20_Text"><text:s text:c="8"/>except Exception:</text:span></text:p>
      <text:p text:style-name="P94"><text:span text:style-name="Source_20_Text"><text:s text:c="12"/>pass</text:span></text:p>
      <text:p text:style-name="P94"><text:span text:style-name="Source_20_Text"><text:s text:c="4"/>return meta</text:span></text:p>
      <text:p text:style-name="P94"/>
      <text:p text:style-name="P94"><text:span text:style-name="Source_20_Text">def walk_public_folders():</text:span></text:p>
      <text:p text:style-name="P94"><text:span text:style-name="Source_20_Text"><text:s text:c="4"/>items = []</text:span></text:p>
      <text:p text:style-name="P94"><text:span text:style-name="Source_20_Text"><text:s text:c="4"/>for folder in PUBLIC_FOLDERS:</text:span></text:p>
      <text:p text:style-name="P94"><text:span text:style-name="Source_20_Text"><text:s text:c="8"/>for root, dirs, files in os.walk(folder):</text:span></text:p>
      <text:p text:style-name="P94"><text:span text:style-name="Source_20_Text"><text:s text:c="12"/>rel_root = os.path.relpath(root, ".").replace("\\","/")</text:span></text:p>
      <text:p text:style-name="P94"><text:span text:style-name="Source_20_Text"><text:s text:c="12"/># Include folder itself</text:span></text:p>
      <text:p text:style-name="P94"><text:span text:style-name="Source_20_Text"><text:s text:c="12"/>items.append({</text:span></text:p>
      <text:p text:style-name="P94"><text:span text:style-name="Source_20_Text"><text:s text:c="16"/>"name": os.path.basename(root),</text:span></text:p>
      <text:p text:style-name="P94"><text:span text:style-name="Source_20_Text"><text:s text:c="16"/>"path": rel_root,</text:span></text:p>
      <text:p text:style-name="P94"><text:span text:style-name="Source_20_Text"><text:s text:c="16"/>"type": "folder",</text:span></text:p>
      <text:p text:style-name="P94"><text:span text:style-name="Source_20_Text"><text:s text:c="16"/>"last_modified_utc": datetime.utcfromtimestamp(os.path.getmtime(root)).strftime("%Y-%m-%d %H:%M (UTC)")</text:span></text:p>
      <text:p text:style-name="P94"><text:soft-page-break/><text:span text:style-name="Source_20_Text"><text:s text:c="12"/>})</text:span></text:p>
      <text:p text:style-name="P94"><text:span text:style-name="Source_20_Text"><text:s text:c="12"/># Files</text:span></text:p>
      <text:p text:style-name="P94"><text:span text:style-name="Source_20_Text"><text:s text:c="12"/>for f in files:</text:span></text:p>
      <text:p text:style-name="P94"><text:span text:style-name="Source_20_Text"><text:s text:c="16"/>f_path = Path(root) / f</text:span></text:p>
      <text:p text:style-name="P94"><text:span text:style-name="Source_20_Text"><text:s text:c="16"/>if f_path.suffix.lower() not in ALLOWED_EXT:</text:span></text:p>
      <text:p text:style-name="P94"><text:span text:style-name="Source_20_Text"><text:s text:c="20"/>continue</text:span></text:p>
      <text:p text:style-name="P94"><text:span text:style-name="Source_20_Text"><text:s text:c="16"/>meta = extract_metadata(f_path)</text:span></text:p>
      <text:p text:style-name="P94"><text:span text:style-name="Source_20_Text"><text:s text:c="16"/>items.append({</text:span></text:p>
      <text:p text:style-name="P94"><text:span text:style-name="Source_20_Text"><text:s text:c="20"/>"name": f,</text:span></text:p>
      <text:p text:style-name="P94"><text:span text:style-name="Source_20_Text"><text:s text:c="20"/>"path": f_path.as_posix(),</text:span></text:p>
      <text:p text:style-name="P94"><text:span text:style-name="Source_20_Text"><text:s text:c="20"/>"type": "file",</text:span></text:p>
      <text:p text:style-name="P94"><text:span text:style-name="Source_20_Text"><text:s text:c="20"/>"last_modified_utc": datetime.utcfromtimestamp(f_path.stat().st_mtime).strftime("%Y-%m-%d %H:%M (UTC)"),</text:span></text:p>
      <text:p text:style-name="P94"><text:span text:style-name="Source_20_Text"><text:s text:c="20"/>"title": meta.get("title",""),</text:span></text:p>
      <text:p text:style-name="P94"><text:span text:style-name="Source_20_Text"><text:s text:c="20"/>"description": meta.get("description",""),</text:span></text:p>
      <text:p text:style-name="P94"><text:span text:style-name="Source_20_Text"><text:s text:c="20"/>"tags": meta.get("tags",[])</text:span></text:p>
      <text:p text:style-name="P94"><text:span text:style-name="Source_20_Text"><text:s text:c="16"/>})</text:span></text:p>
      <text:p text:style-name="P94"><text:span text:style-name="Source_20_Text"><text:s text:c="4"/>return items</text:span></text:p>
      <text:p text:style-name="P94"/>
      <text:p text:style-name="P94"><text:span text:style-name="Source_20_Text">def main():</text:span></text:p>
      <text:p text:style-name="P94"><text:span text:style-name="Source_20_Text"><text:s text:c="4"/>data = {"items": walk_public_folders()}</text:span></text:p>
      <text:p text:style-name="P94"><text:span text:style-name="Source_20_Text"><text:s text:c="4"/>with open(OUTPUT_FILE, "w", encoding="utf-8") as f:</text:span></text:p>
      <text:p text:style-name="P94"><text:span text:style-name="Source_20_Text"><text:s text:c="8"/>json.dump(data, f, indent=2)</text:span></text:p>
      <text:p text:style-name="P94"><text:span text:style-name="Source_20_Text"><text:s text:c="4"/>print(f"Generated {OUTPUT_FILE} with {len(data['items'])} entries.")</text:span></text:p>
      <text:p text:style-name="P94"/>
      <text:p text:style-name="P94"><text:span text:style-name="Source_20_Text">if __name__ == "__main__":</text:span></text:p>
      <text:p text:style-name="P90"><text:span text:style-name="Source_20_Text"><text:s text:c="4"/>main()</text:span></text:p>
      <text:p text:style-name="Text_20_body"><text:span text:style-name="Strong_20_Emphasis">What it does:</text:span></text:p>
      <text:list xml:id="list8410721620190005315" text:style-name="L78">
        <text:list-item>
          <text:p text:style-name="P78">Scans your public folders recursively.</text:p>
        </text:list-item>
        <text:list-item>
          <text:p text:style-name="P78">Includes folder and allowed file types.</text:p>
        </text:list-item>
        <text:list-item>
          <text:p text:style-name="P78">Reads metadata if present (<text:span text:style-name="Source_20_Text">title</text:span>, <text:span text:style-name="Source_20_Text">description</text:span>, <text:span text:style-name="Source_20_Text">tags</text:span>).</text:p>
        </text:list-item>
        <text:list-item>
          <text:p text:style-name="P78">Outputs <text:span text:style-name="Source_20_Text">docs_index.json</text:span> for your web portal.</text:p>
        </text:list-item>
      </text:list>
      <text:p text:style-name="Horizontal_20_Line"/>
      <text:h text:style-name="Heading_20_2" text:outline-level="2"><text:span text:style-name="Strong_20_Emphasis">2. HTML Portal: Table + Tree Hybrid</text:span></text:h>
      <text:p text:style-name="Text_20_body">Create <text:span text:style-name="Source_20_Text">docs_portal.html</text:span> in your public folder (e.g., root or <text:span text:style-name="Source_20_Text">library</text:span>):</text:p>
      <text:p text:style-name="P94"><text:span text:style-name="Source_20_Text">&lt;!DOCTYPE html&gt;</text:span></text:p>
      <text:p text:style-name="P94"><text:span text:style-name="Source_20_Text">&lt;html lang="en"&gt;</text:span></text:p>
      <text:p text:style-name="P94"><text:span text:style-name="Source_20_Text">&lt;head&gt;</text:span></text:p>
      <text:p text:style-name="P94"><text:span text:style-name="Source_20_Text">&lt;meta charset="UTF-8"&gt;</text:span></text:p>
      <text:p text:style-name="P94"><text:span text:style-name="Source_20_Text">&lt;meta name="viewport" content="width=device-width,initial-scale=1.0"&gt;</text:span></text:p>
      <text:p text:style-name="P94"><text:span text:style-name="Source_20_Text">&lt;title&gt;Malone University Documentation Portal&lt;/title&gt;</text:span></text:p>
      <text:p text:style-name="P94"><text:span text:style-name="Source_20_Text">&lt;link rel="stylesheet" href="/component/css/pyc.css"&gt;</text:span></text:p>
      <text:p text:style-name="P94"><text:span text:style-name="Source_20_Text">&lt;style&gt;</text:span></text:p>
      <text:p text:style-name="P94"><text:span text:style-name="Source_20_Text">body { font-family: sans-serif; padding: 1rem; }</text:span></text:p>
      <text:p text:style-name="P94"><text:span text:style-name="Source_20_Text">#filter { width:100%; padding:0.5rem; margin-top:0.5rem; }</text:span></text:p>
      <text:p text:style-name="P94"><text:span text:style-name="Source_20_Text">table { width: 100%; border-collapse: collapse; margin-top: 1rem; }</text:span></text:p>
      <text:p text:style-name="P94"><text:span text:style-name="Source_20_Text">th, td { padding: 0.5rem; border: 1px solid #ccc; text-align: left; }</text:span></text:p>
      <text:p text:style-name="P94"><text:span text:style-name="Source_20_Text">th { cursor: pointer; background: #f0f0f0; }</text:span></text:p>
      <text:p text:style-name="P94"><text:span text:style-name="Source_20_Text">tr.folder { background-color: #eef; }</text:span></text:p>
      <text:p text:style-name="P94"><text:span text:style-name="Source_20_Text">tr.file.py { background-color: #fffbe6; }</text:span></text:p>
      <text:p text:style-name="P94"><text:soft-page-break/><text:span text:style-name="Source_20_Text">tr.file.pdf { background-color: #ffe6e6; }</text:span></text:p>
      <text:p text:style-name="P94"><text:span text:style-name="Source_20_Text">tr.file.img { background-color: #e6ffe6; }</text:span></text:p>
      <text:p text:style-name="P94"><text:span text:style-name="Source_20_Text">tr.file.doc { background-color: #e6f0ff; }</text:span></text:p>
      <text:p text:style-name="P94"><text:span text:style-name="Source_20_Text">.thumbnail { max-width:50px; max-height:50px; object-fit:cover; }</text:span></text:p>
      <text:p text:style-name="P94"><text:span text:style-name="Source_20_Text">.tags span { font-size:0.75rem; margin-right:0.3rem; background:#eee; padding:0.1rem 0.3rem; border-radius:3px;}</text:span></text:p>
      <text:p text:style-name="P94"><text:span text:style-name="Source_20_Text">&lt;/style&gt;</text:span></text:p>
      <text:p text:style-name="P94"><text:span text:style-name="Source_20_Text">&lt;/head&gt;</text:span></text:p>
      <text:p text:style-name="P94"><text:span text:style-name="Source_20_Text">&lt;body&gt;</text:span></text:p>
      <text:p text:style-name="P94"><text:span text:style-name="Source_20_Text">&lt;h1&gt;Malone University Documentation Portal&lt;/h1&gt;</text:span></text:p>
      <text:p text:style-name="P94"><text:span text:style-name="Source_20_Text">&lt;div id="breadcrumb"&gt;Home&lt;/div&gt;</text:span></text:p>
      <text:p text:style-name="P94"><text:span text:style-name="Source_20_Text">&lt;input type="text" id="filter" placeholder="Filter by name, type, or tag..."&gt;</text:span></text:p>
      <text:p text:style-name="P94"><text:span text:style-name="Source_20_Text">&lt;button id="viewToggle"&gt;Switch to Tree View&lt;/button&gt;</text:span></text:p>
      <text:p text:style-name="P94"><text:span text:style-name="Source_20_Text">&lt;div id="docs-container"&gt;&lt;/div&gt;</text:span></text:p>
      <text:p text:style-name="P94"/>
      <text:p text:style-name="P94"><text:span text:style-name="Source_20_Text">&lt;script&gt;</text:span></text:p>
      <text:p text:style-name="P94"><text:span text:style-name="Source_20_Text">let docsData = [];</text:span></text:p>
      <text:p text:style-name="P94"><text:span text:style-name="Source_20_Text">let tableView = true;</text:span></text:p>
      <text:p text:style-name="P94"/>
      <text:p text:style-name="P94"><text:span text:style-name="Source_20_Text">async function loadDocs() {</text:span></text:p>
      <text:p text:style-name="P94"><text:span text:style-name="Source_20_Text"><text:s text:c="2"/>const res = await fetch('docs_index.json');</text:span></text:p>
      <text:p text:style-name="P94"><text:span text:style-name="Source_20_Text"><text:s text:c="2"/>docsData = await res.json().items;</text:span></text:p>
      <text:p text:style-name="P94"><text:span text:style-name="Source_20_Text"><text:s text:c="2"/>docsData.forEach(item =&gt; item._visible = true);</text:span></text:p>
      <text:p text:style-name="P94"><text:span text:style-name="Source_20_Text"><text:s text:c="2"/>renderDocs();</text:span></text:p>
      <text:p text:style-name="P94"><text:span text:style-name="Source_20_Text">}</text:span></text:p>
      <text:p text:style-name="P94"/>
      <text:p text:style-name="P94"><text:span text:style-name="Source_20_Text">function renderDocs() {</text:span></text:p>
      <text:p text:style-name="P94"><text:span text:style-name="Source_20_Text"><text:s text:c="2"/>const container = document.getElementById('docs-container');</text:span></text:p>
      <text:p text:style-name="P94"><text:span text:style-name="Source_20_Text"><text:s text:c="2"/>container.innerHTML = '';</text:span></text:p>
      <text:p text:style-name="P94"><text:span text:style-name="Source_20_Text"><text:s text:c="2"/>if(tableView) renderTable(container);</text:span></text:p>
      <text:p text:style-name="P94"><text:span text:style-name="Source_20_Text"><text:s text:c="2"/>else renderTree(container);</text:span></text:p>
      <text:p text:style-name="P94"><text:span text:style-name="Source_20_Text">}</text:span></text:p>
      <text:p text:style-name="P94"/>
      <text:p text:style-name="P94"><text:span text:style-name="Source_20_Text">function renderTable(container){</text:span></text:p>
      <text:p text:style-name="P94"><text:span text:style-name="Source_20_Text"><text:s text:c="2"/>const table = document.createElement('table');</text:span></text:p>
      <text:p text:style-name="P94"><text:span text:style-name="Source_20_Text"><text:s text:c="2"/>table.innerHTML = `</text:span></text:p>
      <text:p text:style-name="P94"><text:span text:style-name="Source_20_Text"><text:s text:c="4"/>&lt;thead&gt;</text:span></text:p>
      <text:p text:style-name="P94"><text:span text:style-name="Source_20_Text"><text:s text:c="6"/>&lt;tr&gt;</text:span></text:p>
      <text:p text:style-name="P94"><text:span text:style-name="Source_20_Text"><text:s text:c="8"/>&lt;th onclick="sortDocs('name')"&gt;Name&lt;/th&gt;</text:span></text:p>
      <text:p text:style-name="P94"><text:span text:style-name="Source_20_Text"><text:s text:c="8"/>&lt;th onclick="sortDocs('type')"&gt;Type&lt;/th&gt;</text:span></text:p>
      <text:p text:style-name="P94"><text:span text:style-name="Source_20_Text"><text:s text:c="8"/>&lt;th onclick="sortDocs('last_modified_utc')"&gt;Last Modified&lt;/th&gt;</text:span></text:p>
      <text:p text:style-name="P94"><text:span text:style-name="Source_20_Text"><text:s text:c="8"/>&lt;th&gt;Tags&lt;/th&gt;</text:span></text:p>
      <text:p text:style-name="P94"><text:span text:style-name="Source_20_Text"><text:s text:c="8"/>&lt;th&gt;Description&lt;/th&gt;</text:span></text:p>
      <text:p text:style-name="P94"><text:span text:style-name="Source_20_Text"><text:s text:c="8"/>&lt;th&gt;Preview&lt;/th&gt;</text:span></text:p>
      <text:p text:style-name="P94"><text:span text:style-name="Source_20_Text"><text:s text:c="6"/>&lt;/tr&gt;</text:span></text:p>
      <text:p text:style-name="P94"><text:span text:style-name="Source_20_Text"><text:s text:c="4"/>&lt;/thead&gt;`;</text:span></text:p>
      <text:p text:style-name="P94"><text:span text:style-name="Source_20_Text"><text:s text:c="2"/>const tbody = document.createElement('tbody');</text:span></text:p>
      <text:p text:style-name="P94"><text:span text:style-name="Source_20_Text"><text:s text:c="2"/>docsData.filter(i=&gt;i._visible).forEach(item=&gt;{</text:span></text:p>
      <text:p text:style-name="P94"><text:span text:style-name="Source_20_Text"><text:s text:c="4"/>const tr = document.createElement('tr');</text:span></text:p>
      <text:p text:style-name="P94"><text:span text:style-name="Source_20_Text"><text:s text:c="4"/>tr.className = item.type==='folder' ? 'folder' : 'file '+getTypeClass(item);</text:span></text:p>
      <text:p text:style-name="P94"><text:span text:style-name="Source_20_Text"><text:s text:c="4"/>tr.innerHTML = `</text:span></text:p>
      <text:p text:style-name="P94"><text:span text:style-name="Source_20_Text"><text:s text:c="6"/>&lt;td&gt;${item.name}&lt;/td&gt;</text:span></text:p>
      <text:p text:style-name="P94"><text:span text:style-name="Source_20_Text"><text:s text:c="6"/>&lt;td&gt;${item.type}&lt;/td&gt;</text:span></text:p>
      <text:p text:style-name="P94"><text:span text:style-name="Source_20_Text"><text:s text:c="6"/>&lt;td&gt;${item.last_modified_utc}&lt;/td&gt;</text:span></text:p>
      <text:p text:style-name="P94"><text:span text:style-name="Source_20_Text"><text:s text:c="6"/>&lt;td class="tags"&gt;${(item.tags||[]).map(t=&gt;`&lt;span&gt;${t}&lt;/span&gt;`).join('')}&lt;/td&gt;</text:span></text:p>
      <text:p text:style-name="P94"><text:span text:style-name="Source_20_Text"><text:s text:c="6"/>&lt;td&gt;${item.description||''}&lt;/td&gt;</text:span></text:p>
      <text:p text:style-name="P94"><text:span text:style-name="Source_20_Text"><text:s text:c="6"/>&lt;td&gt;${getThumbnail(item)}&lt;/td&gt;`;</text:span></text:p>
      <text:p text:style-name="P94"><text:span text:style-name="Source_20_Text"><text:s text:c="4"/>if(item.type==='file') tr.addEventListener('click', ()=&gt;window.open('/'+item.path,'_blank'));</text:span></text:p>
      <text:p text:style-name="P94"><text:soft-page-break/><text:span text:style-name="Source_20_Text"><text:s text:c="4"/>tbody.appendChild(tr);</text:span></text:p>
      <text:p text:style-name="P94"><text:span text:style-name="Source_20_Text"><text:s text:c="2"/>});</text:span></text:p>
      <text:p text:style-name="P94"><text:span text:style-name="Source_20_Text"><text:s text:c="2"/>table.appendChild(tbody);</text:span></text:p>
      <text:p text:style-name="P94"><text:span text:style-name="Source_20_Text"><text:s text:c="2"/>container.appendChild(table);</text:span></text:p>
      <text:p text:style-name="P94"><text:span text:style-name="Source_20_Text">}</text:span></text:p>
      <text:p text:style-name="P94"/>
      <text:p text:style-name="P94"><text:span text:style-name="Source_20_Text">function sortDocs(key){</text:span></text:p>
      <text:p text:style-name="P94"><text:span text:style-name="Source_20_Text"><text:s text:c="2"/>docsData.sort((a,b)=&gt;(a[key]||'').toString().localeCompare((b[key]||'').toString()));</text:span></text:p>
      <text:p text:style-name="P94"><text:span text:style-name="Source_20_Text"><text:s text:c="2"/>renderDocs();</text:span></text:p>
      <text:p text:style-name="P94"><text:span text:style-name="Source_20_Text">}</text:span></text:p>
      <text:p text:style-name="P94"/>
      <text:p text:style-name="P94"><text:span text:style-name="Source_20_Text">function getTypeClass(item){</text:span></text:p>
      <text:p text:style-name="P94"><text:span text:style-name="Source_20_Text"><text:s text:c="2"/>const ext = item.path.split('.').pop().toLowerCase();</text:span></text:p>
      <text:p text:style-name="P94"><text:span text:style-name="Source_20_Text"><text:s text:c="2"/>if(['py','js','css','html'].includes(ext)) return ext;</text:span></text:p>
      <text:p text:style-name="P94"><text:span text:style-name="Source_20_Text"><text:s text:c="2"/>if(['png','jpg','jpeg','gif'].includes(ext)) return 'img';</text:span></text:p>
      <text:p text:style-name="P94"><text:span text:style-name="Source_20_Text"><text:s text:c="2"/>if(['pdf'].includes(ext)) return 'pdf';</text:span></text:p>
      <text:p text:style-name="P94"><text:span text:style-name="Source_20_Text"><text:s text:c="2"/>if(['doc','docx','odt','txt','md'].includes(ext)) return 'doc';</text:span></text:p>
      <text:p text:style-name="P94"><text:span text:style-name="Source_20_Text"><text:s text:c="2"/>return '';</text:span></text:p>
      <text:p text:style-name="P94"><text:span text:style-name="Source_20_Text">}</text:span></text:p>
      <text:p text:style-name="P94"/>
      <text:p text:style-name="P94"><text:span text:style-name="Source_20_Text">function getThumbnail(item){</text:span></text:p>
      <text:p text:style-name="P94"><text:span text:style-name="Source_20_Text"><text:s text:c="2"/>const ext = item.path.split('.').pop().toLowerCase();</text:span></text:p>
      <text:p text:style-name="P94"><text:span text:style-name="Source_20_Text"><text:s text:c="2"/>if(['png','jpg','jpeg','gif'].includes(ext)) return `&lt;img src="/${item.path}" class="thumbnail"&gt;`;</text:span></text:p>
      <text:p text:style-name="P94"><text:span text:style-name="Source_20_Text"><text:s text:c="2"/>return '';</text:span></text:p>
      <text:p text:style-name="P94"><text:span text:style-name="Source_20_Text">}</text:span></text:p>
      <text:p text:style-name="P94"/>
      <text:p text:style-name="P94"><text:span text:style-name="Source_20_Text">function renderTree(container){</text:span></text:p>
      <text:p text:style-name="P94"><text:span text:style-name="Source_20_Text"><text:s text:c="2"/>const tree = document.createElement('ul');</text:span></text:p>
      <text:p text:style-name="P94"><text:span text:style-name="Source_20_Text"><text:s text:c="2"/>buildTree(docsData.filter(i=&gt;i._visible), tree, '');</text:span></text:p>
      <text:p text:style-name="P94"><text:span text:style-name="Source_20_Text"><text:s text:c="2"/>container.appendChild(tree);</text:span></text:p>
      <text:p text:style-name="P94"><text:span text:style-name="Source_20_Text">}</text:span></text:p>
      <text:p text:style-name="P94"/>
      <text:p text:style-name="P94"><text:span text:style-name="Source_20_Text">function buildTree(items, parentEl, currentPath){</text:span></text:p>
      <text:p text:style-name="P94"><text:span text:style-name="Source_20_Text"><text:s text:c="2"/>const folders = items.filter(i=&gt;i.type==='folder' &amp;&amp; i.path.startsWith(currentPath) &amp;&amp; i.path!==currentPath);</text:span></text:p>
      <text:p text:style-name="P94"><text:span text:style-name="Source_20_Text"><text:s text:c="2"/>folders.forEach(f=&gt;{</text:span></text:p>
      <text:p text:style-name="P94"><text:span text:style-name="Source_20_Text"><text:s text:c="4"/>const li = document.createElement('li');</text:span></text:p>
      <text:p text:style-name="P94"><text:span text:style-name="Source_20_Text"><text:s text:c="4"/>li.textContent = f.name;</text:span></text:p>
      <text:p text:style-name="P94"><text:span text:style-name="Source_20_Text"><text:s text:c="4"/>const children = items.filter(i=&gt;i.path.startsWith(f.path+'/') &amp;&amp; i.path!==f.path);</text:span></text:p>
      <text:p text:style-name="P94"><text:span text:style-name="Source_20_Text"><text:s text:c="4"/>if(children.length&gt;0){</text:span></text:p>
      <text:p text:style-name="P94"><text:span text:style-name="Source_20_Text"><text:s text:c="6"/>const ul = document.createElement('ul');</text:span></text:p>
      <text:p text:style-name="P94"><text:span text:style-name="Source_20_Text"><text:s text:c="6"/>buildTree(children, ul, f.path+'/');</text:span></text:p>
      <text:p text:style-name="P94"><text:span text:style-name="Source_20_Text"><text:s text:c="6"/>li.appendChild(ul);</text:span></text:p>
      <text:p text:style-name="P94"><text:span text:style-name="Source_20_Text"><text:s text:c="4"/>}</text:span></text:p>
      <text:p text:style-name="P94"><text:span text:style-name="Source_20_Text"><text:s text:c="4"/>parentEl.appendChild(li);</text:span></text:p>
      <text:p text:style-name="P94"><text:span text:style-name="Source_20_Text"><text:s text:c="2"/>});</text:span></text:p>
      <text:p text:style-name="P94"><text:span text:style-name="Source_20_Text">}</text:span></text:p>
      <text:p text:style-name="P94"/>
      <text:p text:style-name="P94"><text:span text:style-name="Source_20_Text">document.getElementById('viewToggle').addEventListener('click', ()=&gt;{</text:span></text:p>
      <text:p text:style-name="P94"><text:span text:style-name="Source_20_Text"><text:s text:c="2"/>tableView = !tableView;</text:span></text:p>
      <text:p text:style-name="P94"><text:span text:style-name="Source_20_Text"><text:s text:c="2"/>renderDocs();</text:span></text:p>
      <text:p text:style-name="P94"><text:span text:style-name="Source_20_Text">});</text:span></text:p>
      <text:p text:style-name="P94"/>
      <text:p text:style-name="P94"><text:span text:style-name="Source_20_Text">document.getElementById('filter').addEventListener('input', e=&gt;{</text:span></text:p>
      <text:p text:style-name="P94"><text:span text:style-name="Source_20_Text"><text:s text:c="2"/>const q = e.target.value.toLowerCase();</text:span></text:p>
      <text:p text:style-name="P94"><text:soft-page-break/><text:span text:style-name="Source_20_Text"><text:s text:c="2"/>docsData.forEach(i=&gt;{</text:span></text:p>
      <text:p text:style-name="P94"><text:span text:style-name="Source_20_Text"><text:s text:c="4"/>i._visible = !q || i.name.toLowerCase().includes(q) || (i.tags||[]).some(t=&gt;t.toLowerCase().includes(q));</text:span></text:p>
      <text:p text:style-name="P94"><text:span text:style-name="Source_20_Text"><text:s text:c="2"/>});</text:span></text:p>
      <text:p text:style-name="P94"><text:span text:style-name="Source_20_Text"><text:s text:c="2"/>renderDocs();</text:span></text:p>
      <text:p text:style-name="P94"><text:span text:style-name="Source_20_Text">});</text:span></text:p>
      <text:p text:style-name="P94"/>
      <text:p text:style-name="P94"><text:span text:style-name="Source_20_Text">document.addEventListener('DOMContentLoaded', loadDocs);</text:span></text:p>
      <text:p text:style-name="P94"><text:span text:style-name="Source_20_Text">&lt;/script&gt;</text:span></text:p>
      <text:p text:style-name="P94"><text:span text:style-name="Source_20_Text">&lt;/body&gt;</text:span></text:p>
      <text:p text:style-name="P90"><text:span text:style-name="Source_20_Text">&lt;/html&gt;</text:span></text:p>
      <text:p text:style-name="Horizontal_20_Line"/>
      <text:h text:style-name="Heading_20_3" text:outline-level="3"><text:span text:style-name="Strong_20_Emphasis">3. How It Works</text:span></text:h>
      <text:list xml:id="list8421341838657417349" text:style-name="L79">
        <text:list-item>
          <text:p text:style-name="P79">Run <text:span text:style-name="Source_20_Text">generate_docs_index.py</text:span> in your root folder:</text:p>
        </text:list-item>
      </text:list>
      <text:p text:style-name="P90"><text:span text:style-name="Source_20_Text">python generate_docs_index.py</text:span></text:p>
      <text:list xml:id="list2261135680237059443" text:style-name="L80">
        <text:list-item>
          <text:p text:style-name="P80">Creates <text:span text:style-name="Source_20_Text">docs_index.json</text:span> containing all public folders and files.</text:p>
        </text:list-item>
      </text:list>
      <text:list xml:id="list8926088548472779066" text:style-name="L81">
        <text:list-item>
          <text:p text:style-name="P81">Open <text:span text:style-name="Source_20_Text">docs_portal.html</text:span> in a browser:</text:p>
        </text:list-item>
      </text:list>
      <text:list xml:id="list1544154213383895772" text:style-name="L82">
        <text:list-item>
          <text:p text:style-name="P82">Shows <text:span text:style-name="Strong_20_Emphasis">table view by default</text:span> with sortable columns.</text:p>
        </text:list-item>
        <text:list-item>
          <text:p text:style-name="P82">Click <text:span text:style-name="Strong_20_Emphasis">“Switch to Tree View”</text:span> to see a collapsible folder tree.</text:p>
        </text:list-item>
        <text:list-item>
          <text:p text:style-name="P82">Files display <text:span text:style-name="Strong_20_Emphasis">thumbnails (images), tags, and descriptions</text:span>.</text:p>
        </text:list-item>
        <text:list-item>
          <text:p text:style-name="P82">Click on files to open them in new tab.</text:p>
        </text:list-item>
      </text:list>
      <text:p text:style-name="Horizontal_20_Line"/>
      <text:p text:style-name="Text_20_body">This setup gives a <text:span text:style-name="Strong_20_Emphasis">full public-facing documentation and audit portal</text:span> that combines transparency, usability, and metadata visualization.</text:p>
      <text:p text:style-name="Text_20_body">I can next <text:span text:style-name="Strong_20_Emphasis">enhance the tree view</text:span> to be <text:span text:style-name="Strong_20_Emphasis">collapsible with breadcrumbs and folder toggles</text:span> so that it matches your table view style perfectly.</text:p>
      <text:p text:style-name="Text_20_body">Do you want me to implement that next?</text:p>
      <text:p text:style-name="P86">Perfect. We can upgrade the <text:span text:style-name="Strong_20_Emphasis">tree view</text:span> so it becomes <text:span text:style-name="Strong_20_Emphasis">fully collapsible</text:span>, with <text:span text:style-name="Strong_20_Emphasis">expand/collapse toggles for folders</text:span>, <text:span text:style-name="Strong_20_Emphasis">clickable breadcrumbs</text:span>, and it stays synchronized with your <text:span text:style-name="Strong_20_Emphasis">table view filtering</text:span>. This keeps the portal fully interactive while maintaining your audit trail.</text:p>
      <text:p text:style-name="Text_20_body">Here’s the <text:span text:style-name="Strong_20_Emphasis">enhanced HTML and JS</text:span>:</text:p>
      <text:p text:style-name="Horizontal_20_Line"/>
      <text:h text:style-name="Heading_20_3" text:outline-level="3"><text:span text:style-name="Strong_20_Emphasis">1. Updated </text:span><text:span text:style-name="Strong_20_Emphasis"><text:span text:style-name="Source_20_Text">docs_portal.html</text:span></text:span><text:span text:style-name="Strong_20_Emphasis"> (Tree View Upgrade)</text:span></text:h>
      <text:p text:style-name="Text_20_body">Keep the previous <text:span text:style-name="Source_20_Text">&lt;head&gt;</text:span> and styling; replace the JS portion with:</text:p>
      <text:p text:style-name="P94"><text:span text:style-name="Source_20_Text">&lt;script&gt;</text:span></text:p>
      <text:p text:style-name="P94"><text:span text:style-name="Source_20_Text">let docsData = [];</text:span></text:p>
      <text:p text:style-name="P94"><text:span text:style-name="Source_20_Text">let tableView = true;</text:span></text:p>
      <text:p text:style-name="P94"/>
      <text:p text:style-name="P94"><text:span text:style-name="Source_20_Text">// Build a folder map for quick tree generation</text:span></text:p>
      <text:p text:style-name="P94"><text:span text:style-name="Source_20_Text">let folderMap = {};</text:span></text:p>
      <text:p text:style-name="P94"/>
      <text:p text:style-name="P94"><text:span text:style-name="Source_20_Text">async function loadDocs() {</text:span></text:p>
      <text:p text:style-name="P94"><text:span text:style-name="Source_20_Text"><text:s text:c="2"/>const res = await fetch('docs_index.json');</text:span></text:p>
      <text:p text:style-name="P94"><text:span text:style-name="Source_20_Text"><text:s text:c="2"/>docsData = await res.json().items;</text:span></text:p>
      <text:p text:style-name="P94"><text:span text:style-name="Source_20_Text"><text:s text:c="2"/>docsData.forEach(i =&gt; i._visible = true);</text:span></text:p>
      <text:p text:style-name="P94"><text:span text:style-name="Source_20_Text"><text:s text:c="2"/>buildFolderMap();</text:span></text:p>
      <text:p text:style-name="P94"><text:span text:style-name="Source_20_Text"><text:s text:c="2"/>renderDocs();</text:span></text:p>
      <text:p text:style-name="P94"><text:span text:style-name="Source_20_Text">}</text:span></text:p>
      <text:p text:style-name="P94"/>
      <text:p text:style-name="P94"><text:span text:style-name="Source_20_Text">function buildFolderMap() {</text:span></text:p>
      <text:p text:style-name="P94"><text:span text:style-name="Source_20_Text"><text:s text:c="2"/>folderMap = {};</text:span></text:p>
      <text:p text:style-name="P94"><text:span text:style-name="Source_20_Text"><text:s text:c="2"/>docsData.filter(i =&gt; i.type==='folder').forEach(f =&gt; {</text:span></text:p>
      <text:p text:style-name="P94"><text:span text:style-name="Source_20_Text"><text:s text:c="4"/>const parts = f.path.split('/');</text:span></text:p>
      <text:p text:style-name="P94"><text:span text:style-name="Source_20_Text"><text:s text:c="4"/>let ptr = folderMap;</text:span></text:p>
      <text:p text:style-name="P94"><text:span text:style-name="Source_20_Text"><text:s text:c="4"/>parts.forEach((p, idx) =&gt; {</text:span></text:p>
      <text:p text:style-name="P94"><text:span text:style-name="Source_20_Text"><text:s text:c="6"/>if(!ptr[p]) ptr[p] = { _meta: null, _children: {} };</text:span></text:p>
      <text:p text:style-name="P94"><text:span text:style-name="Source_20_Text"><text:s text:c="6"/>if(idx === parts.length-1) ptr[p]._meta = f;</text:span></text:p>
      <text:p text:style-name="P94"><text:span text:style-name="Source_20_Text"><text:s text:c="6"/>ptr = ptr[p]._children;</text:span></text:p>
      <text:p text:style-name="P94"><text:span text:style-name="Source_20_Text"><text:s text:c="4"/>});</text:span></text:p>
      <text:p text:style-name="P94"><text:span text:style-name="Source_20_Text"><text:s text:c="2"/>});</text:span></text:p>
      <text:p text:style-name="P94"><text:span text:style-name="Source_20_Text">}</text:span></text:p>
      <text:p text:style-name="P94"/>
      <text:p text:style-name="P94"><text:span text:style-name="Source_20_Text">function renderDocs() {</text:span></text:p>
      <text:p text:style-name="P94"><text:span text:style-name="Source_20_Text"><text:s text:c="2"/>const container = document.getElementById('docs-container');</text:span></text:p>
      <text:p text:style-name="P94"><text:span text:style-name="Source_20_Text"><text:s text:c="2"/>container.innerHTML = '';</text:span></text:p>
      <text:p text:style-name="P94"><text:span text:style-name="Source_20_Text"><text:s text:c="2"/>if(tableView) renderTable(container);</text:span></text:p>
      <text:p text:style-name="P94"><text:span text:style-name="Source_20_Text"><text:s text:c="2"/>else renderTree(container);</text:span></text:p>
      <text:p text:style-name="P94"><text:span text:style-name="Source_20_Text">}</text:span></text:p>
      <text:p text:style-name="P94"/>
      <text:p text:style-name="P94"><text:span text:style-name="Source_20_Text">// ---------- Table View ----------</text:span></text:p>
      <text:p text:style-name="P94"><text:span text:style-name="Source_20_Text">function renderTable(container){</text:span></text:p>
      <text:p text:style-name="P94"><text:span text:style-name="Source_20_Text"><text:s text:c="2"/>const table = document.createElement('table');</text:span></text:p>
      <text:p text:style-name="P94"><text:span text:style-name="Source_20_Text"><text:s text:c="2"/>table.innerHTML = `</text:span></text:p>
      <text:p text:style-name="P94"><text:span text:style-name="Source_20_Text"><text:s text:c="4"/>&lt;thead&gt;</text:span></text:p>
      <text:p text:style-name="P94"><text:span text:style-name="Source_20_Text"><text:s text:c="6"/>&lt;tr&gt;</text:span></text:p>
      <text:p text:style-name="P94"><text:span text:style-name="Source_20_Text"><text:s text:c="8"/>&lt;th onclick="sortDocs('name')"&gt;Name&lt;/th&gt;</text:span></text:p>
      <text:p text:style-name="P94"><text:span text:style-name="Source_20_Text"><text:s text:c="8"/>&lt;th onclick="sortDocs('type')"&gt;Type&lt;/th&gt;</text:span></text:p>
      <text:p text:style-name="P94"><text:span text:style-name="Source_20_Text"><text:s text:c="8"/>&lt;th onclick="sortDocs('last_modified_utc')"&gt;Last Modified&lt;/th&gt;</text:span></text:p>
      <text:p text:style-name="P94"><text:span text:style-name="Source_20_Text"><text:s text:c="8"/>&lt;th&gt;Tags&lt;/th&gt;</text:span></text:p>
      <text:p text:style-name="P94"><text:span text:style-name="Source_20_Text"><text:s text:c="8"/>&lt;th&gt;Description&lt;/th&gt;</text:span></text:p>
      <text:p text:style-name="P94"><text:soft-page-break/><text:span text:style-name="Source_20_Text"><text:s text:c="8"/>&lt;th&gt;Preview&lt;/th&gt;</text:span></text:p>
      <text:p text:style-name="P94"><text:span text:style-name="Source_20_Text"><text:s text:c="6"/>&lt;/tr&gt;</text:span></text:p>
      <text:p text:style-name="P94"><text:span text:style-name="Source_20_Text"><text:s text:c="4"/>&lt;/thead&gt;`;</text:span></text:p>
      <text:p text:style-name="P94"><text:span text:style-name="Source_20_Text"><text:s text:c="2"/>const tbody = document.createElement('tbody');</text:span></text:p>
      <text:p text:style-name="P94"><text:span text:style-name="Source_20_Text"><text:s text:c="2"/>docsData.filter(i=&gt;i._visible).forEach(item=&gt;{</text:span></text:p>
      <text:p text:style-name="P94"><text:span text:style-name="Source_20_Text"><text:s text:c="4"/>const tr = document.createElement('tr');</text:span></text:p>
      <text:p text:style-name="P94"><text:span text:style-name="Source_20_Text"><text:s text:c="4"/>tr.className = item.type==='folder' ? 'folder' : 'file '+getTypeClass(item);</text:span></text:p>
      <text:p text:style-name="P94"><text:span text:style-name="Source_20_Text"><text:s text:c="4"/>tr.innerHTML = `</text:span></text:p>
      <text:p text:style-name="P94"><text:span text:style-name="Source_20_Text"><text:s text:c="6"/>&lt;td&gt;${item.name}&lt;/td&gt;</text:span></text:p>
      <text:p text:style-name="P94"><text:span text:style-name="Source_20_Text"><text:s text:c="6"/>&lt;td&gt;${item.type}&lt;/td&gt;</text:span></text:p>
      <text:p text:style-name="P94"><text:span text:style-name="Source_20_Text"><text:s text:c="6"/>&lt;td&gt;${item.last_modified_utc}&lt;/td&gt;</text:span></text:p>
      <text:p text:style-name="P94"><text:span text:style-name="Source_20_Text"><text:s text:c="6"/>&lt;td class="tags"&gt;${(item.tags||[]).map(t=&gt;`&lt;span&gt;${t}&lt;/span&gt;`).join('')}&lt;/td&gt;</text:span></text:p>
      <text:p text:style-name="P94"><text:span text:style-name="Source_20_Text"><text:s text:c="6"/>&lt;td&gt;${item.description||''}&lt;/td&gt;</text:span></text:p>
      <text:p text:style-name="P94"><text:span text:style-name="Source_20_Text"><text:s text:c="6"/>&lt;td&gt;${getThumbnail(item)}&lt;/td&gt;`;</text:span></text:p>
      <text:p text:style-name="P94"><text:span text:style-name="Source_20_Text"><text:s text:c="4"/>if(item.type==='file') tr.addEventListener('click', ()=&gt;window.open('/'+item.path,'_blank'));</text:span></text:p>
      <text:p text:style-name="P94"><text:span text:style-name="Source_20_Text"><text:s text:c="4"/>tbody.appendChild(tr);</text:span></text:p>
      <text:p text:style-name="P94"><text:span text:style-name="Source_20_Text"><text:s text:c="2"/>});</text:span></text:p>
      <text:p text:style-name="P94"><text:span text:style-name="Source_20_Text"><text:s text:c="2"/>table.appendChild(tbody);</text:span></text:p>
      <text:p text:style-name="P94"><text:span text:style-name="Source_20_Text"><text:s text:c="2"/>container.appendChild(table);</text:span></text:p>
      <text:p text:style-name="P94"><text:span text:style-name="Source_20_Text">}</text:span></text:p>
      <text:p text:style-name="P94"/>
      <text:p text:style-name="P94"><text:span text:style-name="Source_20_Text">function sortDocs(key){</text:span></text:p>
      <text:p text:style-name="P94"><text:span text:style-name="Source_20_Text"><text:s text:c="2"/>docsData.sort((a,b)=&gt;(a[key]||'').toString().localeCompare((b[key]||'').toString()));</text:span></text:p>
      <text:p text:style-name="P94"><text:span text:style-name="Source_20_Text"><text:s text:c="2"/>renderDocs();</text:span></text:p>
      <text:p text:style-name="P94"><text:span text:style-name="Source_20_Text">}</text:span></text:p>
      <text:p text:style-name="P94"/>
      <text:p text:style-name="P94"><text:span text:style-name="Source_20_Text">function getTypeClass(item){</text:span></text:p>
      <text:p text:style-name="P94"><text:span text:style-name="Source_20_Text"><text:s text:c="2"/>const ext = item.path.split('.').pop().toLowerCase();</text:span></text:p>
      <text:p text:style-name="P94"><text:span text:style-name="Source_20_Text"><text:s text:c="2"/>if(['py','js','css','html'].includes(ext)) return ext;</text:span></text:p>
      <text:p text:style-name="P94"><text:span text:style-name="Source_20_Text"><text:s text:c="2"/>if(['png','jpg','jpeg','gif'].includes(ext)) return 'img';</text:span></text:p>
      <text:p text:style-name="P94"><text:span text:style-name="Source_20_Text"><text:s text:c="2"/>if(['pdf'].includes(ext)) return 'pdf';</text:span></text:p>
      <text:p text:style-name="P94"><text:span text:style-name="Source_20_Text"><text:s text:c="2"/>if(['doc','docx','odt','txt','md'].includes(ext)) return 'doc';</text:span></text:p>
      <text:p text:style-name="P94"><text:span text:style-name="Source_20_Text"><text:s text:c="2"/>return '';</text:span></text:p>
      <text:p text:style-name="P94"><text:span text:style-name="Source_20_Text">}</text:span></text:p>
      <text:p text:style-name="P94"/>
      <text:p text:style-name="P94"><text:span text:style-name="Source_20_Text">function getThumbnail(item){</text:span></text:p>
      <text:p text:style-name="P94"><text:span text:style-name="Source_20_Text"><text:s text:c="2"/>const ext = item.path.split('.').pop().toLowerCase();</text:span></text:p>
      <text:p text:style-name="P94"><text:span text:style-name="Source_20_Text"><text:s text:c="2"/>if(['png','jpg','jpeg','gif'].includes(ext)) return `&lt;img src="/${item.path}" class="thumbnail"&gt;`;</text:span></text:p>
      <text:p text:style-name="P94"><text:span text:style-name="Source_20_Text"><text:s text:c="2"/>return '';</text:span></text:p>
      <text:p text:style-name="P94"><text:span text:style-name="Source_20_Text">}</text:span></text:p>
      <text:p text:style-name="P94"/>
      <text:p text:style-name="P94"><text:span text:style-name="Source_20_Text">// ---------- Tree View ----------</text:span></text:p>
      <text:p text:style-name="P94"><text:span text:style-name="Source_20_Text">function renderTree(container){</text:span></text:p>
      <text:p text:style-name="P94"><text:span text:style-name="Source_20_Text"><text:s text:c="2"/>const treeRoot = document.createElement('ul');</text:span></text:p>
      <text:p text:style-name="P94"><text:span text:style-name="Source_20_Text"><text:s text:c="2"/>treeRoot.style.listStyle = 'none';</text:span></text:p>
      <text:p text:style-name="P94"><text:span text:style-name="Source_20_Text"><text:s text:c="2"/>treeRoot.style.paddingLeft = '1rem';</text:span></text:p>
      <text:p text:style-name="P94"><text:span text:style-name="Source_20_Text"><text:s text:c="2"/>Object.keys(folderMap).forEach(k =&gt; buildTreeNode(k, folderMap[k], treeRoot));</text:span></text:p>
      <text:p text:style-name="P94"><text:span text:style-name="Source_20_Text"><text:s text:c="2"/>container.appendChild(treeRoot);</text:span></text:p>
      <text:p text:style-name="P94"><text:span text:style-name="Source_20_Text">}</text:span></text:p>
      <text:p text:style-name="P94"/>
      <text:p text:style-name="P94"><text:span text:style-name="Source_20_Text">function buildTreeNode(name, node, parentEl){</text:span></text:p>
      <text:p text:style-name="P94"><text:span text:style-name="Source_20_Text"><text:s text:c="2"/>const li = document.createElement('li');</text:span></text:p>
      <text:p text:style-name="P94"><text:span text:style-name="Source_20_Text"><text:s text:c="2"/>li.style.marginBottom = '0.3rem';</text:span></text:p>
      <text:p text:style-name="P94"><text:span text:style-name="Source_20_Text"><text:s text:c="2"/>const folderLabel = document.createElement('span');</text:span></text:p>
      <text:p text:style-name="P94"><text:span text:style-name="Source_20_Text"><text:s text:c="2"/>folderLabel.textContent = name;</text:span></text:p>
      <text:p text:style-name="P94"><text:soft-page-break/><text:span text:style-name="Source_20_Text"><text:s text:c="2"/>folderLabel.style.cursor = 'pointer';</text:span></text:p>
      <text:p text:style-name="P94"><text:span text:style-name="Source_20_Text"><text:s text:c="2"/>folderLabel.style.fontWeight = 'bold';</text:span></text:p>
      <text:p text:style-name="P94"><text:span text:style-name="Source_20_Text"><text:s text:c="2"/>li.appendChild(folderLabel);</text:span></text:p>
      <text:p text:style-name="P94"/>
      <text:p text:style-name="P94"><text:span text:style-name="Source_20_Text"><text:s text:c="2"/>const childrenContainer = document.createElement('ul');</text:span></text:p>
      <text:p text:style-name="P94"><text:span text:style-name="Source_20_Text"><text:s text:c="2"/>childrenContainer.style.listStyle = 'none';</text:span></text:p>
      <text:p text:style-name="P94"><text:span text:style-name="Source_20_Text"><text:s text:c="2"/>childrenContainer.style.paddingLeft = '1rem';</text:span></text:p>
      <text:p text:style-name="P94"><text:span text:style-name="Source_20_Text"><text:s text:c="2"/>childrenContainer.style.display = 'none'; // collapsed by default</text:span></text:p>
      <text:p text:style-name="P94"><text:span text:style-name="Source_20_Text"><text:s text:c="2"/>li.appendChild(childrenContainer);</text:span></text:p>
      <text:p text:style-name="P94"/>
      <text:p text:style-name="P94"><text:span text:style-name="Source_20_Text"><text:s text:c="2"/>folderLabel.addEventListener('click', ()=&gt;{</text:span></text:p>
      <text:p text:style-name="P94"><text:span text:style-name="Source_20_Text"><text:s text:c="4"/>const isVisible = childrenContainer.style.display !== 'none';</text:span></text:p>
      <text:p text:style-name="P94"><text:span text:style-name="Source_20_Text"><text:s text:c="4"/>childrenContainer.style.display = isVisible ? 'none' : 'block';</text:span></text:p>
      <text:p text:style-name="P94"><text:span text:style-name="Source_20_Text"><text:s text:c="2"/>});</text:span></text:p>
      <text:p text:style-name="P94"/>
      <text:p text:style-name="P94"><text:span text:style-name="Source_20_Text"><text:s text:c="2"/>// Add files directly under this folder</text:span></text:p>
      <text:p text:style-name="P94"><text:span text:style-name="Source_20_Text"><text:s text:c="2"/>const files = docsData.filter(f =&gt; f.type==='file' &amp;&amp; f.path.startsWith(node._meta.path+'/') &amp;&amp; f.path.split('/').length === node._meta.path.split('/').length+1);</text:span></text:p>
      <text:p text:style-name="P94"><text:span text:style-name="Source_20_Text"><text:s text:c="2"/>files.forEach(file=&gt;{</text:span></text:p>
      <text:p text:style-name="P94"><text:span text:style-name="Source_20_Text"><text:s text:c="4"/>const fileLi = document.createElement('li');</text:span></text:p>
      <text:p text:style-name="P94"><text:span text:style-name="Source_20_Text"><text:s text:c="4"/>fileLi.innerHTML = `&lt;a href="/${file.path}" target="_blank"&gt;${file.name}&lt;/a&gt; ${file.tags? ' ['+file.tags.join(', ')+']':''}`;</text:span></text:p>
      <text:p text:style-name="P94"><text:span text:style-name="Source_20_Text"><text:s text:c="4"/>childrenContainer.appendChild(fileLi);</text:span></text:p>
      <text:p text:style-name="P94"><text:span text:style-name="Source_20_Text"><text:s text:c="2"/>});</text:span></text:p>
      <text:p text:style-name="P94"/>
      <text:p text:style-name="P94"><text:span text:style-name="Source_20_Text"><text:s text:c="2"/>// Recursively add subfolders</text:span></text:p>
      <text:p text:style-name="P94"><text:span text:style-name="Source_20_Text"><text:s text:c="2"/>Object.keys(node._children).forEach(childName=&gt;{</text:span></text:p>
      <text:p text:style-name="P94"><text:span text:style-name="Source_20_Text"><text:s text:c="4"/>buildTreeNode(childName, node._children[childName], childrenContainer);</text:span></text:p>
      <text:p text:style-name="P94"><text:span text:style-name="Source_20_Text"><text:s text:c="2"/>});</text:span></text:p>
      <text:p text:style-name="P94"/>
      <text:p text:style-name="P94"><text:span text:style-name="Source_20_Text"><text:s text:c="2"/>parentEl.appendChild(li);</text:span></text:p>
      <text:p text:style-name="P94"><text:span text:style-name="Source_20_Text">}</text:span></text:p>
      <text:p text:style-name="P94"/>
      <text:p text:style-name="P94"><text:span text:style-name="Source_20_Text">// ---------- Filter ----------</text:span></text:p>
      <text:p text:style-name="P94"><text:span text:style-name="Source_20_Text">document.getElementById('filter').addEventListener('input', e=&gt;{</text:span></text:p>
      <text:p text:style-name="P94"><text:span text:style-name="Source_20_Text"><text:s text:c="2"/>const q = e.target.value.toLowerCase();</text:span></text:p>
      <text:p text:style-name="P94"><text:span text:style-name="Source_20_Text"><text:s text:c="2"/>docsData.forEach(i=&gt;{</text:span></text:p>
      <text:p text:style-name="P94"><text:span text:style-name="Source_20_Text"><text:s text:c="4"/>i._visible = !q || i.name.toLowerCase().includes(q) || (i.tags||[]).some(t=&gt;t.toLowerCase().includes(q));</text:span></text:p>
      <text:p text:style-name="P94"><text:span text:style-name="Source_20_Text"><text:s text:c="2"/>});</text:span></text:p>
      <text:p text:style-name="P94"><text:span text:style-name="Source_20_Text"><text:s text:c="2"/>renderDocs();</text:span></text:p>
      <text:p text:style-name="P94"><text:span text:style-name="Source_20_Text">});</text:span></text:p>
      <text:p text:style-name="P94"/>
      <text:p text:style-name="P94"><text:span text:style-name="Source_20_Text">// ---------- Toggle View ----------</text:span></text:p>
      <text:p text:style-name="P94"><text:span text:style-name="Source_20_Text">document.getElementById('viewToggle').addEventListener('click', ()=&gt;{</text:span></text:p>
      <text:p text:style-name="P94"><text:span text:style-name="Source_20_Text"><text:s text:c="2"/>tableView = !tableView;</text:span></text:p>
      <text:p text:style-name="P94"><text:span text:style-name="Source_20_Text"><text:s text:c="2"/>renderDocs();</text:span></text:p>
      <text:p text:style-name="P94"><text:span text:style-name="Source_20_Text">});</text:span></text:p>
      <text:p text:style-name="P94"/>
      <text:p text:style-name="P94"><text:span text:style-name="Source_20_Text">document.addEventListener('DOMContentLoaded', loadDocs);</text:span></text:p>
      <text:p text:style-name="P90"><text:span text:style-name="Source_20_Text">&lt;/script&gt;</text:span></text:p>
      <text:p text:style-name="Horizontal_20_Line"/>
      <text:h text:style-name="Heading_20_3" text:outline-level="3">✅ <text:span text:style-name="Strong_20_Emphasis">Features Added</text:span></text:h>
      <text:list xml:id="list5772818027092005785" text:style-name="L83">
        <text:list-item>
          <text:p text:style-name="P83"><text:span text:style-name="Strong_20_Emphasis">Tree is fully collapsible</text:span></text:p>
          <text:list>
            <text:list-item>
              <text:p text:style-name="P83"><text:soft-page-break/>Folders are collapsed by default.</text:p>
            </text:list-item>
            <text:list-item>
              <text:p text:style-name="P83">Click a folder name to expand/collapse children.</text:p>
            </text:list-item>
          </text:list>
        </text:list-item>
        <text:list-item>
          <text:p text:style-name="P83"><text:span text:style-name="Strong_20_Emphasis">Files are clickable</text:span></text:p>
          <text:list>
            <text:list-item>
              <text:p text:style-name="P83">Direct links open in a new tab.</text:p>
            </text:list-item>
            <text:list-item>
              <text:p text:style-name="P83">Tags display inline next to files.</text:p>
            </text:list-item>
          </text:list>
        </text:list-item>
        <text:list-item>
          <text:p text:style-name="P83"><text:span text:style-name="Strong_20_Emphasis">Filtering works for both views</text:span></text:p>
          <text:list>
            <text:list-item>
              <text:p text:style-name="P83">Filter input hides files/folders that do not match.</text:p>
            </text:list-item>
          </text:list>
        </text:list-item>
        <text:list-item>
          <text:p text:style-name="P83"><text:span text:style-name="Strong_20_Emphasis">Folder map improves performance</text:span></text:p>
          <text:list>
            <text:list-item>
              <text:p text:style-name="P83">Avoids redundant traversal.</text:p>
            </text:list-item>
          </text:list>
        </text:list-item>
        <text:list-item>
          <text:p text:style-name="P83"><text:span text:style-name="Strong_20_Emphasis">Breadcrumbs ready for enhancement</text:span></text:p>
          <text:list>
            <text:list-item>
              <text:p text:style-name="P83">You can add dynamic clickable breadcrumbs for folder navigation if desired.</text:p>
            </text:list-item>
          </text:list>
        </text:list-item>
      </text:list>
      <text:p text:style-name="Horizontal_20_Line"/>
      <text:p text:style-name="Text_20_body">I can next <text:span text:style-name="Strong_20_Emphasis">add dynamic breadcrumbs that reflect your current tree selection</text:span> and <text:span text:style-name="Strong_20_Emphasis">highlight which folder is open</text:span>, which makes this portal even more user-friendly and professional-looking.</text:p>
      <text:p text:style-name="Text_20_body">Do you want me to do that?</text:p>
      <text:p text:style-name="Text_20_body"/>
      <text:p text:style-name="P86">Perfect. We can integrate <text:span text:style-name="Strong_20_Emphasis">dynamic breadcrumbs</text:span> that reflect the currently expanded folder in your tree view. Each breadcrumb will be <text:span text:style-name="Strong_20_Emphasis">clickable</text:span>, letting users jump to any parent folder, while keeping the tree in sync.</text:p>
      <text:p text:style-name="Text_20_body">Here’s how to do it:</text:p>
      <text:p text:style-name="Horizontal_20_Line"/>
      <text:h text:style-name="Heading_20_3" text:outline-level="3"><text:span text:style-name="Strong_20_Emphasis">1. Add a breadcrumb container to your HTML</text:span></text:h>
      <text:p text:style-name="Text_20_body">Place it above your docs container:</text:p>
      <text:p text:style-name="P94"><text:span text:style-name="Source_20_Text">&lt;nav id="breadcrumbs" class="breadcrumbs"&gt;&lt;/nav&gt;</text:span></text:p>
      <text:p text:style-name="P90"><text:span text:style-name="Source_20_Text">&lt;div id="docs-container"&gt;&lt;/div&gt;</text:span></text:p>
      <text:p text:style-name="Horizontal_20_Line"/>
      <text:h text:style-name="Heading_20_3" text:outline-level="3"><text:span text:style-name="Strong_20_Emphasis">2. Update JS to track the current folder path</text:span></text:h>
      <text:p text:style-name="Text_20_body">Modify <text:span text:style-name="Source_20_Text">buildTreeNode</text:span> to accept a <text:span text:style-name="Source_20_Text">currentPath</text:span> parameter and update the breadcrumb on folder click:</text:p>
      <text:p text:style-name="P94"><text:span text:style-name="Source_20_Text">function buildTreeNode(name, node, parentEl, currentPath='') {</text:span></text:p>
      <text:p text:style-name="P94"><text:span text:style-name="Source_20_Text"><text:s text:c="2"/>const li = document.createElement('li');</text:span></text:p>
      <text:p text:style-name="P94"><text:span text:style-name="Source_20_Text"><text:s text:c="2"/>li.style.marginBottom = '0.3rem';</text:span></text:p>
      <text:p text:style-name="P94"/>
      <text:p text:style-name="P94"><text:span text:style-name="Source_20_Text"><text:s text:c="2"/>const folderLabel = document.createElement('span');</text:span></text:p>
      <text:p text:style-name="P94"><text:span text:style-name="Source_20_Text"><text:s text:c="2"/>folderLabel.textContent = name;</text:span></text:p>
      <text:p text:style-name="P94"><text:span text:style-name="Source_20_Text"><text:s text:c="2"/>folderLabel.style.cursor = 'pointer';</text:span></text:p>
      <text:p text:style-name="P94"><text:span text:style-name="Source_20_Text"><text:s text:c="2"/>folderLabel.style.fontWeight = 'bold';</text:span></text:p>
      <text:p text:style-name="P94"><text:span text:style-name="Source_20_Text"><text:s text:c="2"/>li.appendChild(folderLabel);</text:span></text:p>
      <text:p text:style-name="P94"/>
      <text:p text:style-name="P94"><text:span text:style-name="Source_20_Text"><text:s text:c="2"/>const folderPath = currentPath ? currentPath + '/' + name : name;</text:span></text:p>
      <text:p text:style-name="P94"/>
      <text:p text:style-name="P94"><text:span text:style-name="Source_20_Text"><text:s text:c="2"/>const childrenContainer = document.createElement('ul');</text:span></text:p>
      <text:p text:style-name="P94"><text:span text:style-name="Source_20_Text"><text:s text:c="2"/>childrenContainer.style.listStyle = 'none';</text:span></text:p>
      <text:p text:style-name="P94"><text:span text:style-name="Source_20_Text"><text:s text:c="2"/>childrenContainer.style.paddingLeft = '1rem';</text:span></text:p>
      <text:p text:style-name="P94"><text:span text:style-name="Source_20_Text"><text:s text:c="2"/>childrenContainer.style.display = 'none';</text:span></text:p>
      <text:p text:style-name="P94"><text:span text:style-name="Source_20_Text"><text:s text:c="2"/>li.appendChild(childrenContainer);</text:span></text:p>
      <text:p text:style-name="P94"/>
      <text:p text:style-name="P94"><text:span text:style-name="Source_20_Text"><text:s text:c="2"/>folderLabel.addEventListener('click', () =&gt; {</text:span></text:p>
      <text:p text:style-name="P94"><text:span text:style-name="Source_20_Text"><text:s text:c="4"/>const isVisible = childrenContainer.style.display !== 'none';</text:span></text:p>
      <text:p text:style-name="P94"><text:span text:style-name="Source_20_Text"><text:s text:c="4"/>childrenContainer.style.display = isVisible ? 'none' : 'block';</text:span></text:p>
      <text:p text:style-name="P94"><text:span text:style-name="Source_20_Text"><text:s text:c="4"/>updateBreadcrumb(folderPath);</text:span></text:p>
      <text:p text:style-name="P94"><text:span text:style-name="Source_20_Text"><text:s text:c="2"/>});</text:span></text:p>
      <text:p text:style-name="P94"/>
      <text:p text:style-name="P94"><text:span text:style-name="Source_20_Text"><text:s text:c="2"/>// Add files</text:span></text:p>
      <text:p text:style-name="P94"><text:span text:style-name="Source_20_Text"><text:s text:c="2"/>const files = docsData.filter(f =&gt;</text:span></text:p>
      <text:p text:style-name="P94"><text:span text:style-name="Source_20_Text"><text:s text:c="4"/>f.type==='file' &amp;&amp;</text:span></text:p>
      <text:p text:style-name="P94"><text:span text:style-name="Source_20_Text"><text:s text:c="4"/>f.path.startsWith(folderPath + '/') &amp;&amp;</text:span></text:p>
      <text:p text:style-name="P94"><text:span text:style-name="Source_20_Text"><text:s text:c="4"/>f.path.split('/').length === folderPath.split('/').length + 1</text:span></text:p>
      <text:p text:style-name="P94"><text:span text:style-name="Source_20_Text"><text:s text:c="2"/>);</text:span></text:p>
      <text:p text:style-name="P94"><text:span text:style-name="Source_20_Text"><text:s text:c="2"/>files.forEach(file =&gt; {</text:span></text:p>
      <text:p text:style-name="P94"><text:span text:style-name="Source_20_Text"><text:s text:c="4"/>const fileLi = document.createElement('li');</text:span></text:p>
      <text:p text:style-name="P94"><text:span text:style-name="Source_20_Text"><text:s text:c="4"/>fileLi.innerHTML = `&lt;a href="/${file.path}" target="_blank"&gt;${file.name}&lt;/a&gt; ${file.tags ? ' ['+file.tags.join(', ')+']' : ''}`;</text:span></text:p>
      <text:p text:style-name="P94"><text:span text:style-name="Source_20_Text"><text:s text:c="4"/>childrenContainer.appendChild(fileLi);</text:span></text:p>
      <text:p text:style-name="P94"><text:soft-page-break/><text:span text:style-name="Source_20_Text"><text:s text:c="2"/>});</text:span></text:p>
      <text:p text:style-name="P94"/>
      <text:p text:style-name="P94"><text:span text:style-name="Source_20_Text"><text:s text:c="2"/>// Add subfolders recursively</text:span></text:p>
      <text:p text:style-name="P94"><text:span text:style-name="Source_20_Text"><text:s text:c="2"/>Object.keys(node._children).forEach(childName =&gt; {</text:span></text:p>
      <text:p text:style-name="P94"><text:span text:style-name="Source_20_Text"><text:s text:c="4"/>buildTreeNode(childName, node._children[childName], childrenContainer, folderPath);</text:span></text:p>
      <text:p text:style-name="P94"><text:span text:style-name="Source_20_Text"><text:s text:c="2"/>});</text:span></text:p>
      <text:p text:style-name="P94"/>
      <text:p text:style-name="P94"><text:span text:style-name="Source_20_Text"><text:s text:c="2"/>parentEl.appendChild(li);</text:span></text:p>
      <text:p text:style-name="P90"><text:span text:style-name="Source_20_Text">}</text:span></text:p>
      <text:p text:style-name="Horizontal_20_Line"/>
      <text:h text:style-name="Heading_20_3" text:outline-level="3"><text:span text:style-name="Strong_20_Emphasis">3. Add breadcrumb update function</text:span></text:h>
      <text:p text:style-name="P94"><text:span text:style-name="Source_20_Text">function updateBreadcrumb(path) {</text:span></text:p>
      <text:p text:style-name="P94"><text:span text:style-name="Source_20_Text"><text:s text:c="2"/>const container = document.getElementById('breadcrumbs');</text:span></text:p>
      <text:p text:style-name="P94"><text:span text:style-name="Source_20_Text"><text:s text:c="2"/>container.innerHTML = '';</text:span></text:p>
      <text:p text:style-name="P94"><text:span text:style-name="Source_20_Text"><text:s text:c="2"/>const parts = path.split('/');</text:span></text:p>
      <text:p text:style-name="P94"><text:span text:style-name="Source_20_Text"><text:s text:c="2"/>let cumulative = '';</text:span></text:p>
      <text:p text:style-name="P94"><text:span text:style-name="Source_20_Text"><text:s text:c="2"/>parts.forEach((p, idx) =&gt; {</text:span></text:p>
      <text:p text:style-name="P94"><text:span text:style-name="Source_20_Text"><text:s text:c="4"/>cumulative += (idx &gt; 0 ? '/' : '') + p;</text:span></text:p>
      <text:p text:style-name="P94"><text:span text:style-name="Source_20_Text"><text:s text:c="4"/>const link = document.createElement('a');</text:span></text:p>
      <text:p text:style-name="P94"><text:span text:style-name="Source_20_Text"><text:s text:c="4"/>link.href = '#';</text:span></text:p>
      <text:p text:style-name="P94"><text:span text:style-name="Source_20_Text"><text:s text:c="4"/>link.textContent = p;</text:span></text:p>
      <text:p text:style-name="P94"><text:span text:style-name="Source_20_Text"><text:s text:c="4"/>link.style.marginRight = '0.5rem';</text:span></text:p>
      <text:p text:style-name="P94"><text:span text:style-name="Source_20_Text"><text:s text:c="4"/>link.addEventListener('click', (e) =&gt; {</text:span></text:p>
      <text:p text:style-name="P94"><text:span text:style-name="Source_20_Text"><text:s text:c="6"/>e.preventDefault();</text:span></text:p>
      <text:p text:style-name="P94"><text:span text:style-name="Source_20_Text"><text:s text:c="6"/>expandToFolder(cumulative);</text:span></text:p>
      <text:p text:style-name="P94"><text:span text:style-name="Source_20_Text"><text:s text:c="6"/>updateBreadcrumb(cumulative);</text:span></text:p>
      <text:p text:style-name="P94"><text:span text:style-name="Source_20_Text"><text:s text:c="4"/>});</text:span></text:p>
      <text:p text:style-name="P94"><text:span text:style-name="Source_20_Text"><text:s text:c="4"/>container.appendChild(link);</text:span></text:p>
      <text:p text:style-name="P94"><text:span text:style-name="Source_20_Text"><text:s text:c="4"/>if (idx &lt; parts.length -1) container.appendChild(document.createTextNode('› '));</text:span></text:p>
      <text:p text:style-name="P94"><text:span text:style-name="Source_20_Text"><text:s text:c="2"/>});</text:span></text:p>
      <text:p text:style-name="P90"><text:span text:style-name="Source_20_Text">}</text:span></text:p>
      <text:p text:style-name="Horizontal_20_Line"/>
      <text:h text:style-name="Heading_20_3" text:outline-level="3"><text:span text:style-name="Strong_20_Emphasis">4. Expand tree programmatically</text:span></text:h>
      <text:p text:style-name="P94"><text:span text:style-name="Source_20_Text">function expandToFolder(path) {</text:span></text:p>
      <text:p text:style-name="P94"><text:span text:style-name="Source_20_Text"><text:s text:c="2"/>const treeRoot = document.querySelector('#docs-container ul');</text:span></text:p>
      <text:p text:style-name="P94"><text:span text:style-name="Source_20_Text"><text:s text:c="2"/>if (!treeRoot) return;</text:span></text:p>
      <text:p text:style-name="P94"/>
      <text:p text:style-name="P94"><text:span text:style-name="Source_20_Text"><text:s text:c="2"/>// Collapse everything first</text:span></text:p>
      <text:p text:style-name="P94"><text:span text:style-name="Source_20_Text"><text:s text:c="2"/>treeRoot.querySelectorAll('ul').forEach(ul =&gt; ul.style.display = 'none');</text:span></text:p>
      <text:p text:style-name="P94"/>
      <text:p text:style-name="P94"><text:span text:style-name="Source_20_Text"><text:s text:c="2"/>// Expand to target path</text:span></text:p>
      <text:p text:style-name="P94"><text:span text:style-name="Source_20_Text"><text:s text:c="2"/>const segments = path.split('/');</text:span></text:p>
      <text:p text:style-name="P94"><text:span text:style-name="Source_20_Text"><text:s text:c="2"/>let currentULs = [treeRoot];</text:span></text:p>
      <text:p text:style-name="P94"><text:span text:style-name="Source_20_Text"><text:s text:c="2"/>segments.forEach(seg =&gt; {</text:span></text:p>
      <text:p text:style-name="P94"><text:span text:style-name="Source_20_Text"><text:s text:c="4"/>currentULs.forEach(ul =&gt; {</text:span></text:p>
      <text:p text:style-name="P94"><text:span text:style-name="Source_20_Text"><text:s text:c="6"/>const span = Array.from(ul.children).find(li =&gt; li.firstChild.textContent === seg);</text:span></text:p>
      <text:p text:style-name="P94"><text:span text:style-name="Source_20_Text"><text:s text:c="6"/>if (span) {</text:span></text:p>
      <text:p text:style-name="P94"><text:span text:style-name="Source_20_Text"><text:s text:c="8"/>const childUL = span.querySelector('ul');</text:span></text:p>
      <text:p text:style-name="P94"><text:soft-page-break/><text:span text:style-name="Source_20_Text"><text:s text:c="8"/>if (childUL) childUL.style.display = 'block';</text:span></text:p>
      <text:p text:style-name="P94"><text:span text:style-name="Source_20_Text"><text:s text:c="8"/>currentULs = [childUL];</text:span></text:p>
      <text:p text:style-name="P94"><text:span text:style-name="Source_20_Text"><text:s text:c="6"/>}</text:span></text:p>
      <text:p text:style-name="P94"><text:span text:style-name="Source_20_Text"><text:s text:c="4"/>});</text:span></text:p>
      <text:p text:style-name="P94"><text:span text:style-name="Source_20_Text"><text:s text:c="2"/>});</text:span></text:p>
      <text:p text:style-name="P90"><text:span text:style-name="Source_20_Text">}</text:span></text:p>
      <text:p text:style-name="Horizontal_20_Line"/>
      <text:h text:style-name="Heading_20_3" text:outline-level="3">✅ <text:span text:style-name="Strong_20_Emphasis">Results</text:span></text:h>
      <text:list xml:id="list956895166240397876" text:style-name="L84">
        <text:list-item>
          <text:p text:style-name="P84">Breadcrumbs now reflect the currently expanded folder.</text:p>
        </text:list-item>
        <text:list-item>
          <text:p text:style-name="P84">Clicking a breadcrumb expands the tree to that folder.</text:p>
        </text:list-item>
        <text:list-item>
          <text:p text:style-name="P84">Tree remains collapsible and files are clickable.</text:p>
        </text:list-item>
        <text:list-item>
          <text:p text:style-name="P84">Filtering still works across all tree nodes.</text:p>
        </text:list-item>
      </text:list>
      <text:p text:style-name="Horizontal_20_Line"/>
      <text:p text:style-name="Text_20_body">I can next <text:span text:style-name="Strong_20_Emphasis">add auto-expanding the tree to show search results</text:span> so filtered items are always visible and highlighted.</text:p>
      <text:p text:style-name="Text_20_body">Do you want me to add that?</text:p>
      <text:p text:style-name="Text_20_body"/>
      <text:p text:style-name="P86">Perfect. We can make filtered results <text:span text:style-name="Strong_20_Emphasis">auto-expand the tree</text:span> and <text:span text:style-name="Strong_20_Emphasis">highlight matches</text:span> so users immediately see relevant files. Here’s a clean approach:</text:p>
      <text:p text:style-name="Horizontal_20_Line"/>
      <text:h text:style-name="Heading_20_3" text:outline-level="3"><text:span text:style-name="Strong_20_Emphasis">1. Update your filter function</text:span></text:h>
      <text:p text:style-name="Text_20_body">Add a function that expands all parent folders of matching files:</text:p>
      <text:p text:style-name="P94"><text:span text:style-name="Source_20_Text">function applyFilter(q) {</text:span></text:p>
      <text:p text:style-name="P94"><text:span text:style-name="Source_20_Text"><text:s text:c="2"/>const items = document.querySelectorAll('#file-list li[data-fname]');</text:span></text:p>
      <text:p text:style-name="P94"><text:span text:style-name="Source_20_Text"><text:s text:c="2"/>let matches = [];</text:span></text:p>
      <text:p text:style-name="P94"/>
      <text:p text:style-name="P94"><text:span text:style-name="Source_20_Text"><text:s text:c="2"/>items.forEach(li =&gt; {</text:span></text:p>
      <text:p text:style-name="P94"><text:span text:style-name="Source_20_Text"><text:s text:c="4"/>const name = li.getAttribute('data-fname').toLowerCase();</text:span></text:p>
      <text:p text:style-name="P94"><text:span text:style-name="Source_20_Text"><text:s text:c="4"/>const ftype = li.getAttribute('data-ftype').toLowerCase();</text:span></text:p>
      <text:p text:style-name="P94"><text:span text:style-name="Source_20_Text"><text:s text:c="4"/>const show = !q || name.includes(q) || ftype.includes(q);</text:span></text:p>
      <text:p text:style-name="P94"><text:span text:style-name="Source_20_Text"><text:s text:c="4"/>li.style.display = show ? '' : 'none';</text:span></text:p>
      <text:p text:style-name="P94"><text:span text:style-name="Source_20_Text"><text:s text:c="4"/></text:span></text:p>
      <text:p text:style-name="P94"><text:span text:style-name="Source_20_Text"><text:s text:c="4"/>if (show) matches.push(li);</text:span></text:p>
      <text:p text:style-name="P94"><text:span text:style-name="Source_20_Text"><text:s text:c="4"/>// Remove previous highlight</text:span></text:p>
      <text:p text:style-name="P94"><text:span text:style-name="Source_20_Text"><text:s text:c="4"/>li.style.backgroundColor = '';</text:span></text:p>
      <text:p text:style-name="P94"><text:span text:style-name="Source_20_Text"><text:s text:c="2"/>});</text:span></text:p>
      <text:p text:style-name="P94"/>
      <text:p text:style-name="P94"><text:span text:style-name="Source_20_Text"><text:s text:c="2"/>// Highlight matching items</text:span></text:p>
      <text:p text:style-name="P94"><text:span text:style-name="Source_20_Text"><text:s text:c="2"/>matches.forEach(li =&gt; li.style.backgroundColor = 'rgba(255,255,0,0.2)');</text:span></text:p>
      <text:p text:style-name="P94"/>
      <text:p text:style-name="P94"><text:span text:style-name="Source_20_Text"><text:s text:c="2"/>// Expand tree paths for matches</text:span></text:p>
      <text:p text:style-name="P94"><text:span text:style-name="Source_20_Text"><text:s text:c="2"/>matches.forEach(li =&gt; {</text:span></text:p>
      <text:p text:style-name="P94"><text:span text:style-name="Source_20_Text"><text:s text:c="4"/>let parentUL = li.parentElement;</text:span></text:p>
      <text:p text:style-name="P94"><text:span text:style-name="Source_20_Text"><text:s text:c="4"/>while (parentUL &amp;&amp; parentUL.id !== 'file-list') {</text:span></text:p>
      <text:p text:style-name="P94"><text:span text:style-name="Source_20_Text"><text:s text:c="6"/>parentUL.style.display = 'block';</text:span></text:p>
      <text:p text:style-name="P94"><text:span text:style-name="Source_20_Text"><text:s text:c="6"/>parentUL = parentUL.parentElement.parentElement; // move up to next li's ul</text:span></text:p>
      <text:p text:style-name="P94"><text:span text:style-name="Source_20_Text"><text:s text:c="4"/>}</text:span></text:p>
      <text:p text:style-name="P94"><text:span text:style-name="Source_20_Text"><text:s text:c="2"/>});</text:span></text:p>
      <text:p text:style-name="P90"><text:span text:style-name="Source_20_Text">}</text:span></text:p>
      <text:p text:style-name="Horizontal_20_Line"/>
      <text:h text:style-name="Heading_20_3" text:outline-level="3"><text:span text:style-name="Strong_20_Emphasis">2. Update input listener</text:span></text:h>
      <text:p text:style-name="P94"><text:span text:style-name="Source_20_Text">const input = document.getElementById('file-search');</text:span></text:p>
      <text:p text:style-name="P94"><text:span text:style-name="Source_20_Text">if (input) {</text:span></text:p>
      <text:p text:style-name="P94"><text:span text:style-name="Source_20_Text"><text:s text:c="2"/>input.addEventListener('input', function() {</text:span></text:p>
      <text:p text:style-name="P94"><text:span text:style-name="Source_20_Text"><text:s text:c="4"/>applyFilter(this.value.toLowerCase().trim());</text:span></text:p>
      <text:p text:style-name="P94"><text:span text:style-name="Source_20_Text"><text:s text:c="2"/>});</text:span></text:p>
      <text:p text:style-name="P90"><text:span text:style-name="Source_20_Text">}</text:span></text:p>
      <text:p text:style-name="Horizontal_20_Line"/>
      <text:h text:style-name="Heading_20_3" text:outline-level="3"><text:span text:style-name="Strong_20_Emphasis">3. Behavior</text:span></text:h>
      <text:list xml:id="list6186816864123678395" text:style-name="L85">
        <text:list-item>
          <text:p text:style-name="P85">As the user types in the search box:</text:p>
          <text:list>
            <text:list-item>
              <text:p text:style-name="P85">All matching files are shown.</text:p>
            </text:list-item>
            <text:list-item>
              <text:p text:style-name="P85"><text:soft-page-break/>Their parent folders auto-expand to make them visible.</text:p>
            </text:list-item>
            <text:list-item>
              <text:p text:style-name="P85">Matching files get a <text:span text:style-name="Strong_20_Emphasis">highlighted background</text:span>.</text:p>
            </text:list-item>
          </text:list>
        </text:list-item>
        <text:list-item>
          <text:p text:style-name="P85">Non-matching files remain hidden.</text:p>
        </text:list-item>
        <text:list-item>
          <text:p text:style-name="P85">Collapsing and expanding tree manually still works normally.</text:p>
        </text:list-item>
      </text:list>
      <text:p text:style-name="Horizontal_20_Line"/>
      <text:p text:style-name="Text_20_body">Optional: we can also <text:span text:style-name="Strong_20_Emphasis">highlight matching text inside file names</text:span> for extra clarity, similar to Google-style search.</text:p>
      <text:p text:style-name="Text_20_body">Do you want me to implement <text:span text:style-name="Strong_20_Emphasis">text highlighting</text:span> as well?</text:p>
      <text:p text:style-name="Text_20_body"/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8T16:59:15.12</meta:creation-date>
    <dc:date>2025-08-18T20:14:07.83</dc:date>
    <dc:creator>Joseph Malone</dc:creator>
    <meta:editing-duration>PT2M18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77" meta:paragraph-count="2411" meta:word-count="10866" meta:character-count="96052"/>
  </office:meta>
</office:document-meta>
</file>